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16.96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22.005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8.991cm"/>
    </style:style>
    <style:style style:name="co23" style:family="table-column">
      <style:table-column-properties fo:break-before="auto" style:column-width="11.266cm"/>
    </style:style>
    <style:style style:name="ro2" style:family="table-row">
      <style:table-row-properties style:row-height="2.106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ff66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rkusz1" table:style-name="ta1" table:print="false"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login, pass, imie, nazwisko, plec, poziom, pozycja, menu, rozmiar) values ('</text:p>
          </table:table-cell>
          <table:table-cell table:style-name="ce1" office:value-type="string">
            <text:p>login</text:p>
          </table:table-cell>
          <table:table-cell table:style-name="ce1" office:value-type="string">
            <text:p>hasło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10" office:value-type="string">
            <text:p>Do wyszukania</text:p>
          </table:table-cell>
          <table:table-cell table:style-name="ce10" office:value-type="string">
            <text:p>Rozmiary</text:p>
          </table:table-cell>
        </table:table-row>
        <table:table-row table:style-name="ro1">
          <table:table-cell table:formula="of:=COUNTIF([.$B$2:.$B$300];[.B2])" office:value-type="float" office:value="1">
            <text:p>1</text:p>
          </table:table-cell>
          <table:table-cell table:formula="of:=SUBSTITUTE(SUBSTITUTE(SUBSTITUTE(SUBSTITUTE(SUBSTITUTE(LOWER(LEFT([.D2];1))&amp;LOWER([.E2]);&quot;ł&quot;;&quot;l&quot;);&quot;ą&quot;;&quot;a&quot;);&quot;ó&quot;;&quot;o&quot;);&quot;ń&quot;;&quot;n&quot;);&quot;ś&quot;;&quot;s&quot;)" office:value-type="string" office:string-value="bbaranowska">
            <text:p>bbaranowska</text:p>
          </table:table-cell>
          <table:table-cell table:formula="of:=LOWER(LEFT([.D2];1))&amp;ROUND(RAND()*60;0)&amp;RIGHT([.E2];3)&amp;ROUND(RAND()*11;0)" office:value-type="string" office:string-value="b33ska2">
            <text:p>b33ska2</text:p>
          </table:table-cell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]&amp;&quot;','&quot;&amp;[.C2]&amp;&quot;','&quot;&amp;[.D2]&amp;&quot;','&quot;&amp;[.E2]&amp;&quot;','&quot;&amp;[.F2]&amp;&quot;',&quot;&amp;[.G2]&amp;&quot;,'&quot;&amp;[.H2]&amp;&quot;','&quot;&amp;[.I2]&amp;&quot;','&quot;&amp;[.J2]&amp;&quot;');&quot;" office:value-type="string" office:string-value="insert into zawodnicy(login, pass, imie, nazwisko, plec, poziom, pozycja, menu, rozmiar) values ('bbaranowska','b33ska2','Beata','Baranowska','K',8,'handler','mięso','M');">
            <text:p>insert into zawodnicy(login, pass, imie, nazwisko, plec, poziom, pozycja, menu, rozmiar) values ('bbaranowska','b33ska2','Beata','Baranowska','K',8,'handler','mięso','M');</text:p>
          </table:table-cell>
          <table:table-cell/>
          <table:table-cell table:style-name="ce11" office:value-type="float" office:value="1">
            <text:p>1</text:p>
          </table:table-cell>
          <table:table-cell table:style-name="ce11" office:value-type="string">
            <text:p>XS</text:p>
          </table:table-cell>
        </table:table-row>
        <table:table-row table:style-name="ro1">
          <table:table-cell table:formula="of:=COUNTIF([.$B$2:.$B$300];[.B3])" office:value-type="float" office:value="1">
            <text:p>1</text:p>
          </table:table-cell>
          <table:table-cell table:formula="of:=SUBSTITUTE(SUBSTITUTE(SUBSTITUTE(SUBSTITUTE(SUBSTITUTE(LOWER(LEFT([.D3];1))&amp;LOWER([.E3]);&quot;ł&quot;;&quot;l&quot;);&quot;ą&quot;;&quot;a&quot;);&quot;ó&quot;;&quot;o&quot;);&quot;ń&quot;;&quot;n&quot;);&quot;ś&quot;;&quot;s&quot;)" office:value-type="string" office:string-value="anowak">
            <text:p>anowak</text:p>
          </table:table-cell>
          <table:table-cell table:formula="of:=LOWER(LEFT([.D3];1))&amp;ROUND(RAND()*60;0)&amp;RIGHT([.E3];3)&amp;ROUND(RAND()*11;0)" office:value-type="string" office:string-value="a48wak1">
            <text:p>a48wak1</text:p>
          </table:table-cell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3]&amp;&quot;','&quot;&amp;[.C3]&amp;&quot;','&quot;&amp;[.D3]&amp;&quot;','&quot;&amp;[.E3]&amp;&quot;','&quot;&amp;[.F3]&amp;&quot;',&quot;&amp;[.G3]&amp;&quot;,'&quot;&amp;[.H3]&amp;&quot;','&quot;&amp;[.I3]&amp;&quot;','&quot;&amp;[.J3]&amp;&quot;');&quot;" office:value-type="string" office:string-value="insert into zawodnicy(login, pass, imie, nazwisko, plec, poziom, pozycja, menu, rozmiar) values ('anowak','a48wak1','Anna','Nowak','K',6,'cutter','mięso','L');">
            <text:p>insert into zawodnicy(login, pass, imie, nazwisko, plec, poziom, pozycja, menu, rozmiar) values ('anowak','a48wak1','Anna','Nowak','K',6,'cutter','mięso','L');</text:p>
          </table:table-cell>
          <table:table-cell/>
          <table:table-cell table:style-name="ce11" office:value-type="float" office:value="2">
            <text:p>2</text:p>
          </table:table-cell>
          <table:table-cell table:style-name="ce11" office:value-type="string">
            <text:p>S</text:p>
          </table:table-cell>
        </table:table-row>
        <table:table-row table:style-name="ro1">
          <table:table-cell table:formula="of:=COUNTIF([.$B$2:.$B$300];[.B4])" office:value-type="float" office:value="1">
            <text:p>1</text:p>
          </table:table-cell>
          <table:table-cell table:formula="of:=SUBSTITUTE(SUBSTITUTE(SUBSTITUTE(SUBSTITUTE(SUBSTITUTE(LOWER(LEFT([.D4];1))&amp;LOWER([.E4]);&quot;ł&quot;;&quot;l&quot;);&quot;ą&quot;;&quot;a&quot;);&quot;ó&quot;;&quot;o&quot;);&quot;ń&quot;;&quot;n&quot;);&quot;ś&quot;;&quot;s&quot;)" office:value-type="string" office:string-value="swilk">
            <text:p>swilk</text:p>
          </table:table-cell>
          <table:table-cell table:formula="of:=LOWER(LEFT([.D4];1))&amp;ROUND(RAND()*60;0)&amp;RIGHT([.E4];3)&amp;ROUND(RAND()*11;0)" office:value-type="string" office:string-value="s14ilk3">
            <text:p>s14ilk3</text:p>
          </table:table-cell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]&amp;&quot;','&quot;&amp;[.C4]&amp;&quot;','&quot;&amp;[.D4]&amp;&quot;','&quot;&amp;[.E4]&amp;&quot;','&quot;&amp;[.F4]&amp;&quot;',&quot;&amp;[.G4]&amp;&quot;,'&quot;&amp;[.H4]&amp;&quot;','&quot;&amp;[.I4]&amp;&quot;','&quot;&amp;[.J4]&amp;&quot;');&quot;" office:value-type="string" office:string-value="insert into zawodnicy(login, pass, imie, nazwisko, plec, poziom, pozycja, menu, rozmiar) values ('swilk','s14ilk3','Stanisława','Wilk','K',4,'handler','mięso','S');">
            <text:p>insert into zawodnicy(login, pass, imie, nazwisko, plec, poziom, pozycja, menu, rozmiar) values ('swilk','s14ilk3','Stanisława','Wilk','K',4,'handler','mięso','S');</text:p>
          </table:table-cell>
          <table:table-cell/>
          <table:table-cell table:style-name="ce11" office:value-type="float" office:value="3">
            <text:p>3</text:p>
          </table:table-cell>
          <table:table-cell table:style-name="ce11" office:value-type="string">
            <text:p>M</text:p>
          </table:table-cell>
        </table:table-row>
        <table:table-row table:style-name="ro1">
          <table:table-cell table:formula="of:=COUNTIF([.$B$2:.$B$300];[.B5])" office:value-type="float" office:value="1">
            <text:p>1</text:p>
          </table:table-cell>
          <table:table-cell table:formula="of:=SUBSTITUTE(SUBSTITUTE(SUBSTITUTE(SUBSTITUTE(SUBSTITUTE(LOWER(LEFT([.D5];1))&amp;LOWER([.E5]);&quot;ł&quot;;&quot;l&quot;);&quot;ą&quot;;&quot;a&quot;);&quot;ó&quot;;&quot;o&quot;);&quot;ń&quot;;&quot;n&quot;);&quot;ś&quot;;&quot;s&quot;)" office:value-type="string" office:string-value="kandrzejewska">
            <text:p>kandrzejewska</text:p>
          </table:table-cell>
          <table:table-cell table:formula="of:=LOWER(LEFT([.D5];1))&amp;ROUND(RAND()*60;0)&amp;RIGHT([.E5];3)&amp;ROUND(RAND()*11;0)" office:value-type="string" office:string-value="k30ska0">
            <text:p>k30ska0</text:p>
          </table:table-cell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]&amp;&quot;','&quot;&amp;[.C5]&amp;&quot;','&quot;&amp;[.D5]&amp;&quot;','&quot;&amp;[.E5]&amp;&quot;','&quot;&amp;[.F5]&amp;&quot;',&quot;&amp;[.G5]&amp;&quot;,'&quot;&amp;[.H5]&amp;&quot;','&quot;&amp;[.I5]&amp;&quot;','&quot;&amp;[.J5]&amp;&quot;');&quot;" office:value-type="string" office:string-value="insert into zawodnicy(login, pass, imie, nazwisko, plec, poziom, pozycja, menu, rozmiar) values ('kandrzejewska','k30ska0','Karolina','Andrzejewska','K',5,'cutter','mięso','XS');">
            <text:p>insert into zawodnicy(login, pass, imie, nazwisko, plec, poziom, pozycja, menu, rozmiar) values ('kandrzejewska','k30ska0','Karolina','Andrzejewska','K',5,'cutter','mięso','XS');</text:p>
          </table:table-cell>
          <table:table-cell/>
          <table:table-cell table:style-name="ce11" office:value-type="float" office:value="4">
            <text:p>4</text:p>
          </table:table-cell>
          <table:table-cell table:style-name="ce11" office:value-type="string">
            <text:p>L</text:p>
          </table:table-cell>
        </table:table-row>
        <table:table-row table:style-name="ro1">
          <table:table-cell table:formula="of:=COUNTIF([.$B$2:.$B$300];[.B6])" office:value-type="float" office:value="1">
            <text:p>1</text:p>
          </table:table-cell>
          <table:table-cell table:formula="of:=SUBSTITUTE(SUBSTITUTE(SUBSTITUTE(SUBSTITUTE(SUBSTITUTE(LOWER(LEFT([.D6];1))&amp;LOWER([.E6]);&quot;ł&quot;;&quot;l&quot;);&quot;ą&quot;;&quot;a&quot;);&quot;ó&quot;;&quot;o&quot;);&quot;ń&quot;;&quot;n&quot;);&quot;ś&quot;;&quot;s&quot;)" office:value-type="string" office:string-value="kkowalska">
            <text:p>kkowalska</text:p>
          </table:table-cell>
          <table:table-cell table:formula="of:=LOWER(LEFT([.D6];1))&amp;ROUND(RAND()*60;0)&amp;RIGHT([.E6];3)&amp;ROUND(RAND()*11;0)" office:value-type="string" office:string-value="k42ska7">
            <text:p>k42ska7</text:p>
          </table:table-cell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]&amp;&quot;','&quot;&amp;[.C6]&amp;&quot;','&quot;&amp;[.D6]&amp;&quot;','&quot;&amp;[.E6]&amp;&quot;','&quot;&amp;[.F6]&amp;&quot;',&quot;&amp;[.G6]&amp;&quot;,'&quot;&amp;[.H6]&amp;&quot;','&quot;&amp;[.I6]&amp;&quot;','&quot;&amp;[.J6]&amp;&quot;');&quot;" office:value-type="string" office:string-value="insert into zawodnicy(login, pass, imie, nazwisko, plec, poziom, pozycja, menu, rozmiar) values ('kkowalska','k42ska7','Krystyna','Kowalska','K',5,'cutter','mięso','XS');">
            <text:p>insert into zawodnicy(login, pass, imie, nazwisko, plec, poziom, pozycja, menu, rozmiar) values ('kkowalska','k42ska7','Krystyna','Kowalska','K',5,'cutter','mięso','XS');</text:p>
          </table:table-cell>
          <table:table-cell/>
          <table:table-cell table:style-name="ce11" office:value-type="float" office:value="5">
            <text:p>5</text:p>
          </table:table-cell>
          <table:table-cell table:style-name="ce11" office:value-type="string">
            <text:p>XL</text:p>
          </table:table-cell>
        </table:table-row>
        <table:table-row table:style-name="ro1">
          <table:table-cell table:formula="of:=COUNTIF([.$B$2:.$B$300];[.B7])" office:value-type="float" office:value="1">
            <text:p>1</text:p>
          </table:table-cell>
          <table:table-cell table:formula="of:=SUBSTITUTE(SUBSTITUTE(SUBSTITUTE(SUBSTITUTE(SUBSTITUTE(LOWER(LEFT([.D7];1))&amp;LOWER([.E7]);&quot;ł&quot;;&quot;l&quot;);&quot;ą&quot;;&quot;a&quot;);&quot;ó&quot;;&quot;o&quot;);&quot;ń&quot;;&quot;n&quot;);&quot;ś&quot;;&quot;s&quot;)" office:value-type="string" office:string-value="sadamska">
            <text:p>sadamska</text:p>
          </table:table-cell>
          <table:table-cell table:formula="of:=LOWER(LEFT([.D7];1))&amp;ROUND(RAND()*60;0)&amp;RIGHT([.E7];3)&amp;ROUND(RAND()*11;0)" office:value-type="string" office:string-value="s13ska5">
            <text:p>s13ska5</text:p>
          </table:table-cell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7]&amp;&quot;','&quot;&amp;[.C7]&amp;&quot;','&quot;&amp;[.D7]&amp;&quot;','&quot;&amp;[.E7]&amp;&quot;','&quot;&amp;[.F7]&amp;&quot;',&quot;&amp;[.G7]&amp;&quot;,'&quot;&amp;[.H7]&amp;&quot;','&quot;&amp;[.I7]&amp;&quot;','&quot;&amp;[.J7]&amp;&quot;');&quot;" office:value-type="string" office:string-value="insert into zawodnicy(login, pass, imie, nazwisko, plec, poziom, pozycja, menu, rozmiar) values ('sadamska','s13ska5','Stefania','Adamska','K',6,'cutter','mięso','XS');">
            <text:p>insert into zawodnicy(login, pass, imie, nazwisko, plec, poziom, pozycja, menu, rozmiar) values ('sadamska','s13ska5','Stefania','Adamska','K',6,'cutter','mięso','XS');</text:p>
          </table:table-cell>
          <table:table-cell table:number-columns-repeated="3"/>
        </table:table-row>
        <table:table-row table:style-name="ro1">
          <table:table-cell table:formula="of:=COUNTIF([.$B$2:.$B$300];[.B8])" office:value-type="float" office:value="1">
            <text:p>1</text:p>
          </table:table-cell>
          <table:table-cell table:formula="of:=SUBSTITUTE(SUBSTITUTE(SUBSTITUTE(SUBSTITUTE(SUBSTITUTE(LOWER(LEFT([.D8];1))&amp;LOWER([.E8]);&quot;ł&quot;;&quot;l&quot;);&quot;ą&quot;;&quot;a&quot;);&quot;ó&quot;;&quot;o&quot;);&quot;ń&quot;;&quot;n&quot;);&quot;ś&quot;;&quot;s&quot;)" office:value-type="string" office:string-value="kwysocka">
            <text:p>kwysocka</text:p>
          </table:table-cell>
          <table:table-cell table:formula="of:=LOWER(LEFT([.D8];1))&amp;ROUND(RAND()*60;0)&amp;RIGHT([.E8];3)&amp;ROUND(RAND()*11;0)" office:value-type="string" office:string-value="k23cka6">
            <text:p>k23cka6</text:p>
          </table:table-cell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8]&amp;&quot;','&quot;&amp;[.C8]&amp;&quot;','&quot;&amp;[.D8]&amp;&quot;','&quot;&amp;[.E8]&amp;&quot;','&quot;&amp;[.F8]&amp;&quot;',&quot;&amp;[.G8]&amp;&quot;,'&quot;&amp;[.H8]&amp;&quot;','&quot;&amp;[.I8]&amp;&quot;','&quot;&amp;[.J8]&amp;&quot;');&quot;" office:value-type="string" office:string-value="insert into zawodnicy(login, pass, imie, nazwisko, plec, poziom, pozycja, menu, rozmiar) values ('kwysocka','k23cka6','Kazimiera','Wysocka','K',6,'cutter','mięso','XS');">
            <text:p>insert into zawodnicy(login, pass, imie, nazwisko, plec, poziom, pozycja, menu, rozmiar) values ('kwysocka','k23cka6','Kazimiera','Wysocka','K',6,'cutter','mięso','XS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4">
          <table:table-cell table:formula="of:=COUNTIF([.$B$2:.$B$300];[.B9])" office:value-type="float" office:value="1">
            <text:p>1</text:p>
          </table:table-cell>
          <table:table-cell table:formula="of:=SUBSTITUTE(SUBSTITUTE(SUBSTITUTE(SUBSTITUTE(SUBSTITUTE(LOWER(LEFT([.D9];1))&amp;LOWER([.E9]);&quot;ł&quot;;&quot;l&quot;);&quot;ą&quot;;&quot;a&quot;);&quot;ó&quot;;&quot;o&quot;);&quot;ń&quot;;&quot;n&quot;);&quot;ś&quot;;&quot;s&quot;)" office:value-type="string" office:string-value="gmarciniak">
            <text:p>gmarciniak</text:p>
          </table:table-cell>
          <table:table-cell table:formula="of:=LOWER(LEFT([.D9];1))&amp;ROUND(RAND()*60;0)&amp;RIGHT([.E9];3)&amp;ROUND(RAND()*11;0)" office:value-type="string" office:string-value="g44iak2">
            <text:p>g44iak2</text:p>
          </table:table-cell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9]&amp;&quot;','&quot;&amp;[.C9]&amp;&quot;','&quot;&amp;[.D9]&amp;&quot;','&quot;&amp;[.E9]&amp;&quot;','&quot;&amp;[.F9]&amp;&quot;',&quot;&amp;[.G9]&amp;&quot;,'&quot;&amp;[.H9]&amp;&quot;','&quot;&amp;[.I9]&amp;&quot;','&quot;&amp;[.J9]&amp;&quot;');&quot;" office:value-type="string" office:string-value="insert into zawodnicy(login, pass, imie, nazwisko, plec, poziom, pozycja, menu, rozmiar) values ('gmarciniak','g44iak2','Grażyna','Marciniak','K',9,'cutter','mięso','XS');">
            <text:p>insert into zawodnicy(login, pass, imie, nazwisko, plec, poziom, pozycja, menu, rozmiar) values ('gmarciniak','g44iak2','Grażyna','Marciniak','K',9,'cutter','mięso','XS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 table:formula="of:=COUNTIF([.$B$2:.$B$300];[.B10])" office:value-type="float" office:value="1">
            <text:p>1</text:p>
          </table:table-cell>
          <table:table-cell table:formula="of:=SUBSTITUTE(SUBSTITUTE(SUBSTITUTE(SUBSTITUTE(SUBSTITUTE(LOWER(LEFT([.D10];1))&amp;LOWER([.E10]);&quot;ł&quot;;&quot;l&quot;);&quot;ą&quot;;&quot;a&quot;);&quot;ó&quot;;&quot;o&quot;);&quot;ń&quot;;&quot;n&quot;);&quot;ś&quot;;&quot;s&quot;)" office:value-type="string" office:string-value="imazurek">
            <text:p>imazurek</text:p>
          </table:table-cell>
          <table:table-cell table:formula="of:=LOWER(LEFT([.D10];1))&amp;ROUND(RAND()*60;0)&amp;RIGHT([.E10];3)&amp;ROUND(RAND()*11;0)" office:value-type="string" office:string-value="i42rek2">
            <text:p>i42rek2</text:p>
          </table:table-cell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0]&amp;&quot;','&quot;&amp;[.C10]&amp;&quot;','&quot;&amp;[.D10]&amp;&quot;','&quot;&amp;[.E10]&amp;&quot;','&quot;&amp;[.F10]&amp;&quot;',&quot;&amp;[.G10]&amp;&quot;,'&quot;&amp;[.H10]&amp;&quot;','&quot;&amp;[.I10]&amp;&quot;','&quot;&amp;[.J10]&amp;&quot;');&quot;" office:value-type="string" office:string-value="insert into zawodnicy(login, pass, imie, nazwisko, plec, poziom, pozycja, menu, rozmiar) values ('imazurek','i42rek2','Izabela','Mazurek','K',5,'handler','mięso','S');">
            <text:p>insert into zawodnicy(login, pass, imie, nazwisko, plec, poziom, pozycja, menu, rozmiar) values ('imazurek','i42rek2','Izabela','Mazurek','K',5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1])" office:value-type="float" office:value="1">
            <text:p>1</text:p>
          </table:table-cell>
          <table:table-cell table:formula="of:=SUBSTITUTE(SUBSTITUTE(SUBSTITUTE(SUBSTITUTE(SUBSTITUTE(LOWER(LEFT([.D11];1))&amp;LOWER([.E11]);&quot;ł&quot;;&quot;l&quot;);&quot;ą&quot;;&quot;a&quot;);&quot;ó&quot;;&quot;o&quot;);&quot;ń&quot;;&quot;n&quot;);&quot;ś&quot;;&quot;s&quot;)" office:value-type="string" office:string-value="kduda">
            <text:p>kduda</text:p>
          </table:table-cell>
          <table:table-cell table:formula="of:=LOWER(LEFT([.D11];1))&amp;ROUND(RAND()*60;0)&amp;RIGHT([.E11];3)&amp;ROUND(RAND()*11;0)" office:value-type="string" office:string-value="k22uda6">
            <text:p>k22uda6</text:p>
          </table:table-cell>
          <table:table-cell office:value-type="string">
            <text:p>Karolin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]&amp;&quot;','&quot;&amp;[.C11]&amp;&quot;','&quot;&amp;[.D11]&amp;&quot;','&quot;&amp;[.E11]&amp;&quot;','&quot;&amp;[.F11]&amp;&quot;',&quot;&amp;[.G11]&amp;&quot;,'&quot;&amp;[.H11]&amp;&quot;','&quot;&amp;[.I11]&amp;&quot;','&quot;&amp;[.J11]&amp;&quot;');&quot;" office:value-type="string" office:string-value="insert into zawodnicy(login, pass, imie, nazwisko, plec, poziom, pozycja, menu, rozmiar) values ('kduda','k22uda6','Karolina','Duda','K',6,'cutter','mięso','XS');">
            <text:p>insert into zawodnicy(login, pass, imie, nazwisko, plec, poziom, pozycja, menu, rozmiar) values ('kduda','k22uda6','Karolina','Duda','K',6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2])" office:value-type="float" office:value="1">
            <text:p>1</text:p>
          </table:table-cell>
          <table:table-cell table:formula="of:=SUBSTITUTE(SUBSTITUTE(SUBSTITUTE(SUBSTITUTE(SUBSTITUTE(LOWER(LEFT([.D12];1))&amp;LOWER([.E12]);&quot;ł&quot;;&quot;l&quot;);&quot;ą&quot;;&quot;a&quot;);&quot;ó&quot;;&quot;o&quot;);&quot;ń&quot;;&quot;n&quot;);&quot;ś&quot;;&quot;s&quot;)" office:value-type="string" office:string-value="awalczak">
            <text:p>awalczak</text:p>
          </table:table-cell>
          <table:table-cell table:formula="of:=LOWER(LEFT([.D12];1))&amp;ROUND(RAND()*60;0)&amp;RIGHT([.E12];3)&amp;ROUND(RAND()*11;0)" office:value-type="string" office:string-value="a16zak4">
            <text:p>a16zak4</text:p>
          </table:table-cell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]&amp;&quot;','&quot;&amp;[.C12]&amp;&quot;','&quot;&amp;[.D12]&amp;&quot;','&quot;&amp;[.E12]&amp;&quot;','&quot;&amp;[.F12]&amp;&quot;',&quot;&amp;[.G12]&amp;&quot;,'&quot;&amp;[.H12]&amp;&quot;','&quot;&amp;[.I12]&amp;&quot;','&quot;&amp;[.J12]&amp;&quot;');&quot;" office:value-type="string" office:string-value="insert into zawodnicy(login, pass, imie, nazwisko, plec, poziom, pozycja, menu, rozmiar) values ('awalczak','a16zak4','Aleksandra','Walczak','K',5,'cutter','mięso','S');">
            <text:p>insert into zawodnicy(login, pass, imie, nazwisko, plec, poziom, pozycja, menu, rozmiar) values ('awalczak','a16zak4','Aleksandra','Walczak','K',5,'cutter','mięso','S');</text:p>
          </table:table-cell>
          <table:table-cell table:number-columns-repeated="3"/>
        </table:table-row>
        <table:table-row table:style-name="ro1">
          <table:table-cell table:formula="of:=COUNTIF([.$B$2:.$B$300];[.B13])" office:value-type="float" office:value="1">
            <text:p>1</text:p>
          </table:table-cell>
          <table:table-cell table:formula="of:=SUBSTITUTE(SUBSTITUTE(SUBSTITUTE(SUBSTITUTE(SUBSTITUTE(LOWER(LEFT([.D13];1))&amp;LOWER([.E13]);&quot;ł&quot;;&quot;l&quot;);&quot;ą&quot;;&quot;a&quot;);&quot;ó&quot;;&quot;o&quot;);&quot;ń&quot;;&quot;n&quot;);&quot;ś&quot;;&quot;s&quot;)" office:value-type="string" office:string-value="msikorska">
            <text:p>msikorska</text:p>
          </table:table-cell>
          <table:table-cell table:formula="of:=LOWER(LEFT([.D13];1))&amp;ROUND(RAND()*60;0)&amp;RIGHT([.E13];3)&amp;ROUND(RAND()*11;0)" office:value-type="string" office:string-value="m26ska7">
            <text:p>m26ska7</text:p>
          </table:table-cell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3]&amp;&quot;','&quot;&amp;[.C13]&amp;&quot;','&quot;&amp;[.D13]&amp;&quot;','&quot;&amp;[.E13]&amp;&quot;','&quot;&amp;[.F13]&amp;&quot;',&quot;&amp;[.G13]&amp;&quot;,'&quot;&amp;[.H13]&amp;&quot;','&quot;&amp;[.I13]&amp;&quot;','&quot;&amp;[.J13]&amp;&quot;');&quot;" office:value-type="string" office:string-value="insert into zawodnicy(login, pass, imie, nazwisko, plec, poziom, pozycja, menu, rozmiar) values ('msikorska','m26ska7','Magdalena','Sikorska','K',2,'cutter','mięso','XL');">
            <text:p>insert into zawodnicy(login, pass, imie, nazwisko, plec, poziom, pozycja, menu, rozmiar) values ('msikorska','m26ska7','Magdalena','Sikorska','K',2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4])" office:value-type="float" office:value="1">
            <text:p>1</text:p>
          </table:table-cell>
          <table:table-cell table:formula="of:=SUBSTITUTE(SUBSTITUTE(SUBSTITUTE(SUBSTITUTE(SUBSTITUTE(LOWER(LEFT([.D14];1))&amp;LOWER([.E14]);&quot;ł&quot;;&quot;l&quot;);&quot;ą&quot;;&quot;a&quot;);&quot;ó&quot;;&quot;o&quot;);&quot;ń&quot;;&quot;n&quot;);&quot;ś&quot;;&quot;s&quot;)" office:value-type="string" office:string-value="dtomaszewska">
            <text:p>dtomaszewska</text:p>
          </table:table-cell>
          <table:table-cell table:formula="of:=LOWER(LEFT([.D14];1))&amp;ROUND(RAND()*60;0)&amp;RIGHT([.E14];3)&amp;ROUND(RAND()*11;0)" office:value-type="string" office:string-value="d18ska2">
            <text:p>d18ska2</text:p>
          </table:table-cell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4]&amp;&quot;','&quot;&amp;[.C14]&amp;&quot;','&quot;&amp;[.D14]&amp;&quot;','&quot;&amp;[.E14]&amp;&quot;','&quot;&amp;[.F14]&amp;&quot;',&quot;&amp;[.G14]&amp;&quot;,'&quot;&amp;[.H14]&amp;&quot;','&quot;&amp;[.I14]&amp;&quot;','&quot;&amp;[.J14]&amp;&quot;');&quot;" office:value-type="string" office:string-value="insert into zawodnicy(login, pass, imie, nazwisko, plec, poziom, pozycja, menu, rozmiar) values ('dtomaszewska','d18ska2','Dorota','Tomaszewska','K',8,'cutter','mięso','XS');">
            <text:p>insert into zawodnicy(login, pass, imie, nazwisko, plec, poziom, pozycja, menu, rozmiar) values ('dtomaszewska','d18ska2','Dorota','Tomaszewska','K',8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5])" office:value-type="float" office:value="1">
            <text:p>1</text:p>
          </table:table-cell>
          <table:table-cell table:formula="of:=SUBSTITUTE(SUBSTITUTE(SUBSTITUTE(SUBSTITUTE(SUBSTITUTE(LOWER(LEFT([.D15];1))&amp;LOWER([.E15]);&quot;ł&quot;;&quot;l&quot;);&quot;ą&quot;;&quot;a&quot;);&quot;ó&quot;;&quot;o&quot;);&quot;ń&quot;;&quot;n&quot;);&quot;ś&quot;;&quot;s&quot;)" office:value-type="string" office:string-value="bmajewska">
            <text:p>bmajewska</text:p>
          </table:table-cell>
          <table:table-cell table:formula="of:=LOWER(LEFT([.D15];1))&amp;ROUND(RAND()*60;0)&amp;RIGHT([.E15];3)&amp;ROUND(RAND()*11;0)" office:value-type="string" office:string-value="b33ska3">
            <text:p>b33ska3</text:p>
          </table:table-cell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5]&amp;&quot;','&quot;&amp;[.C15]&amp;&quot;','&quot;&amp;[.D15]&amp;&quot;','&quot;&amp;[.E15]&amp;&quot;','&quot;&amp;[.F15]&amp;&quot;',&quot;&amp;[.G15]&amp;&quot;,'&quot;&amp;[.H15]&amp;&quot;','&quot;&amp;[.I15]&amp;&quot;','&quot;&amp;[.J15]&amp;&quot;');&quot;" office:value-type="string" office:string-value="insert into zawodnicy(login, pass, imie, nazwisko, plec, poziom, pozycja, menu, rozmiar) values ('bmajewska','b33ska3','Barbara','Majewska','K',5,'cutter','mięso','XS');">
            <text:p>insert into zawodnicy(login, pass, imie, nazwisko, plec, poziom, pozycja, menu, rozmiar) values ('bmajewska','b33ska3','Barbara','Majewska','K',5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6])" office:value-type="float" office:value="1">
            <text:p>1</text:p>
          </table:table-cell>
          <table:table-cell table:formula="of:=SUBSTITUTE(SUBSTITUTE(SUBSTITUTE(SUBSTITUTE(SUBSTITUTE(LOWER(LEFT([.D16];1))&amp;LOWER([.E16]);&quot;ł&quot;;&quot;l&quot;);&quot;ą&quot;;&quot;a&quot;);&quot;ó&quot;;&quot;o&quot;);&quot;ń&quot;;&quot;n&quot;);&quot;ś&quot;;&quot;s&quot;)" office:value-type="string" office:string-value="nczarnecka">
            <text:p>nczarnecka</text:p>
          </table:table-cell>
          <table:table-cell table:formula="of:=LOWER(LEFT([.D16];1))&amp;ROUND(RAND()*60;0)&amp;RIGHT([.E16];3)&amp;ROUND(RAND()*11;0)" office:value-type="string" office:string-value="n3cka1">
            <text:p>n3cka1</text:p>
          </table:table-cell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6]&amp;&quot;','&quot;&amp;[.C16]&amp;&quot;','&quot;&amp;[.D16]&amp;&quot;','&quot;&amp;[.E16]&amp;&quot;','&quot;&amp;[.F16]&amp;&quot;',&quot;&amp;[.G16]&amp;&quot;,'&quot;&amp;[.H16]&amp;&quot;','&quot;&amp;[.I16]&amp;&quot;','&quot;&amp;[.J16]&amp;&quot;');&quot;" office:value-type="string" office:string-value="insert into zawodnicy(login, pass, imie, nazwisko, plec, poziom, pozycja, menu, rozmiar) values ('nczarnecka','n3cka1','Natalia','Czarnecka','K',7,'cutter','mięso','XL');">
            <text:p>insert into zawodnicy(login, pass, imie, nazwisko, plec, poziom, pozycja, menu, rozmiar) values ('nczarnecka','n3cka1','Natalia','Czarnecka','K',7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7])" office:value-type="float" office:value="1">
            <text:p>1</text:p>
          </table:table-cell>
          <table:table-cell table:formula="of:=SUBSTITUTE(SUBSTITUTE(SUBSTITUTE(SUBSTITUTE(SUBSTITUTE(LOWER(LEFT([.D17];1))&amp;LOWER([.E17]);&quot;ł&quot;;&quot;l&quot;);&quot;ą&quot;;&quot;a&quot;);&quot;ó&quot;;&quot;o&quot;);&quot;ń&quot;;&quot;n&quot;);&quot;ś&quot;;&quot;s&quot;)" office:value-type="string" office:string-value="uandrzejewska">
            <text:p>uandrzejewska</text:p>
          </table:table-cell>
          <table:table-cell table:formula="of:=LOWER(LEFT([.D17];1))&amp;ROUND(RAND()*60;0)&amp;RIGHT([.E17];3)&amp;ROUND(RAND()*11;0)" office:value-type="string" office:string-value="u48ska5">
            <text:p>u48ska5</text:p>
          </table:table-cell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7]&amp;&quot;','&quot;&amp;[.C17]&amp;&quot;','&quot;&amp;[.D17]&amp;&quot;','&quot;&amp;[.E17]&amp;&quot;','&quot;&amp;[.F17]&amp;&quot;',&quot;&amp;[.G17]&amp;&quot;,'&quot;&amp;[.H17]&amp;&quot;','&quot;&amp;[.I17]&amp;&quot;','&quot;&amp;[.J17]&amp;&quot;');&quot;" office:value-type="string" office:string-value="insert into zawodnicy(login, pass, imie, nazwisko, plec, poziom, pozycja, menu, rozmiar) values ('uandrzejewska','u48ska5','Urszula','Andrzejewska','K',7,'cutter','mięso','XS');">
            <text:p>insert into zawodnicy(login, pass, imie, nazwisko, plec, poziom, pozycja, menu, rozmiar) values ('uandrzejewska','u48ska5','Urszula','Andrzejewska','K',7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8])" office:value-type="float" office:value="1">
            <text:p>1</text:p>
          </table:table-cell>
          <table:table-cell table:formula="of:=SUBSTITUTE(SUBSTITUTE(SUBSTITUTE(SUBSTITUTE(SUBSTITUTE(LOWER(LEFT([.D18];1))&amp;LOWER([.E18]);&quot;ł&quot;;&quot;l&quot;);&quot;ą&quot;;&quot;a&quot;);&quot;ó&quot;;&quot;o&quot;);&quot;ń&quot;;&quot;n&quot;);&quot;ś&quot;;&quot;s&quot;)" office:value-type="string" office:string-value="jgorska">
            <text:p>jgorska</text:p>
          </table:table-cell>
          <table:table-cell table:formula="of:=LOWER(LEFT([.D18];1))&amp;ROUND(RAND()*60;0)&amp;RIGHT([.E18];3)&amp;ROUND(RAND()*11;0)" office:value-type="string" office:string-value="j19ska3">
            <text:p>j19ska3</text:p>
          </table:table-cell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8]&amp;&quot;','&quot;&amp;[.C18]&amp;&quot;','&quot;&amp;[.D18]&amp;&quot;','&quot;&amp;[.E18]&amp;&quot;','&quot;&amp;[.F18]&amp;&quot;',&quot;&amp;[.G18]&amp;&quot;,'&quot;&amp;[.H18]&amp;&quot;','&quot;&amp;[.I18]&amp;&quot;','&quot;&amp;[.J18]&amp;&quot;');&quot;" office:value-type="string" office:string-value="insert into zawodnicy(login, pass, imie, nazwisko, plec, poziom, pozycja, menu, rozmiar) values ('jgorska','j19ska3','Joanna','Górska','K',7,'cutter','mięso','L');">
            <text:p>insert into zawodnicy(login, pass, imie, nazwisko, plec, poziom, pozycja, menu, rozmiar) values ('jgorska','j19ska3','Joanna','Górska','K',7,'cutter','mięso','L');</text:p>
          </table:table-cell>
          <table:table-cell table:number-columns-repeated="3"/>
        </table:table-row>
        <table:table-row table:style-name="ro1">
          <table:table-cell table:formula="of:=COUNTIF([.$B$2:.$B$300];[.B19])" office:value-type="float" office:value="1">
            <text:p>1</text:p>
          </table:table-cell>
          <table:table-cell table:formula="of:=SUBSTITUTE(SUBSTITUTE(SUBSTITUTE(SUBSTITUTE(SUBSTITUTE(LOWER(LEFT([.D19];1))&amp;LOWER([.E19]);&quot;ł&quot;;&quot;l&quot;);&quot;ą&quot;;&quot;a&quot;);&quot;ó&quot;;&quot;o&quot;);&quot;ń&quot;;&quot;n&quot;);&quot;ś&quot;;&quot;s&quot;)" office:value-type="string" office:string-value="asikorska">
            <text:p>asikorska</text:p>
          </table:table-cell>
          <table:table-cell table:formula="of:=LOWER(LEFT([.D19];1))&amp;ROUND(RAND()*60;0)&amp;RIGHT([.E19];3)&amp;ROUND(RAND()*11;0)" office:value-type="string" office:string-value="a39ska1">
            <text:p>a39ska1</text:p>
          </table:table-cell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9]&amp;&quot;','&quot;&amp;[.C19]&amp;&quot;','&quot;&amp;[.D19]&amp;&quot;','&quot;&amp;[.E19]&amp;&quot;','&quot;&amp;[.F19]&amp;&quot;',&quot;&amp;[.G19]&amp;&quot;,'&quot;&amp;[.H19]&amp;&quot;','&quot;&amp;[.I19]&amp;&quot;','&quot;&amp;[.J19]&amp;&quot;');&quot;" office:value-type="string" office:string-value="insert into zawodnicy(login, pass, imie, nazwisko, plec, poziom, pozycja, menu, rozmiar) values ('asikorska','a39ska1','Alicja','Sikorska','K',10,'handler','mięso','L');">
            <text:p>insert into zawodnicy(login, pass, imie, nazwisko, plec, poziom, pozycja, menu, rozmiar) values ('asikorska','a39ska1','Alicja','Sikorska','K',10,'handler','mięso','L');</text:p>
          </table:table-cell>
          <table:table-cell table:number-columns-repeated="3"/>
        </table:table-row>
        <table:table-row table:style-name="ro1">
          <table:table-cell table:formula="of:=COUNTIF([.$B$2:.$B$300];[.B20])" office:value-type="float" office:value="1">
            <text:p>1</text:p>
          </table:table-cell>
          <table:table-cell table:formula="of:=SUBSTITUTE(SUBSTITUTE(SUBSTITUTE(SUBSTITUTE(SUBSTITUTE(LOWER(LEFT([.D20];1))&amp;LOWER([.E20]);&quot;ł&quot;;&quot;l&quot;);&quot;ą&quot;;&quot;a&quot;);&quot;ó&quot;;&quot;o&quot;);&quot;ń&quot;;&quot;n&quot;);&quot;ś&quot;;&quot;s&quot;)" office:value-type="string" office:string-value="ncieslak">
            <text:p>ncieslak</text:p>
          </table:table-cell>
          <table:table-cell table:formula="of:=LOWER(LEFT([.D20];1))&amp;ROUND(RAND()*60;0)&amp;RIGHT([.E20];3)&amp;ROUND(RAND()*11;0)" office:value-type="string" office:string-value="n35lak10">
            <text:p>n35lak10</text:p>
          </table:table-cell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0]&amp;&quot;','&quot;&amp;[.C20]&amp;&quot;','&quot;&amp;[.D20]&amp;&quot;','&quot;&amp;[.E20]&amp;&quot;','&quot;&amp;[.F20]&amp;&quot;',&quot;&amp;[.G20]&amp;&quot;,'&quot;&amp;[.H20]&amp;&quot;','&quot;&amp;[.I20]&amp;&quot;','&quot;&amp;[.J20]&amp;&quot;');&quot;" office:value-type="string" office:string-value="insert into zawodnicy(login, pass, imie, nazwisko, plec, poziom, pozycja, menu, rozmiar) values ('ncieslak','n35lak10','Natalia','Cieślak','K',5,'cutter','mięso','S');">
            <text:p>insert into zawodnicy(login, pass, imie, nazwisko, plec, poziom, pozycja, menu, rozmiar) values ('ncieslak','n35lak10','Natalia','Cieślak','K',5,'cutter','mięso','S');</text:p>
          </table:table-cell>
          <table:table-cell table:number-columns-repeated="3"/>
        </table:table-row>
        <table:table-row table:style-name="ro1">
          <table:table-cell table:formula="of:=COUNTIF([.$B$2:.$B$300];[.B21])" office:value-type="float" office:value="1">
            <text:p>1</text:p>
          </table:table-cell>
          <table:table-cell table:formula="of:=SUBSTITUTE(SUBSTITUTE(SUBSTITUTE(SUBSTITUTE(SUBSTITUTE(LOWER(LEFT([.D21];1))&amp;LOWER([.E21]);&quot;ł&quot;;&quot;l&quot;);&quot;ą&quot;;&quot;a&quot;);&quot;ó&quot;;&quot;o&quot;);&quot;ń&quot;;&quot;n&quot;);&quot;ś&quot;;&quot;s&quot;)" office:value-type="string" office:string-value="bmazurek">
            <text:p>bmazurek</text:p>
          </table:table-cell>
          <table:table-cell table:formula="of:=LOWER(LEFT([.D21];1))&amp;ROUND(RAND()*60;0)&amp;RIGHT([.E21];3)&amp;ROUND(RAND()*11;0)" office:value-type="string" office:string-value="b50rek9">
            <text:p>b50rek9</text:p>
          </table:table-cell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1]&amp;&quot;','&quot;&amp;[.C21]&amp;&quot;','&quot;&amp;[.D21]&amp;&quot;','&quot;&amp;[.E21]&amp;&quot;','&quot;&amp;[.F21]&amp;&quot;',&quot;&amp;[.G21]&amp;&quot;,'&quot;&amp;[.H21]&amp;&quot;','&quot;&amp;[.I21]&amp;&quot;','&quot;&amp;[.J21]&amp;&quot;');&quot;" office:value-type="string" office:string-value="insert into zawodnicy(login, pass, imie, nazwisko, plec, poziom, pozycja, menu, rozmiar) values ('bmazurek','b50rek9','Barbara','Mazurek','K',7,'handler','wege','XL');">
            <text:p>insert into zawodnicy(login, pass, imie, nazwisko, plec, poziom, pozycja, menu, rozmiar) values ('bmazurek','b50rek9','Barbara','Mazurek','K',7,'handler','wege','XL');</text:p>
          </table:table-cell>
          <table:table-cell table:number-columns-repeated="3"/>
        </table:table-row>
        <table:table-row table:style-name="ro1">
          <table:table-cell table:formula="of:=COUNTIF([.$B$2:.$B$300];[.B22])" office:value-type="float" office:value="1">
            <text:p>1</text:p>
          </table:table-cell>
          <table:table-cell table:formula="of:=SUBSTITUTE(SUBSTITUTE(SUBSTITUTE(SUBSTITUTE(SUBSTITUTE(LOWER(LEFT([.D22];1))&amp;LOWER([.E22]);&quot;ł&quot;;&quot;l&quot;);&quot;ą&quot;;&quot;a&quot;);&quot;ó&quot;;&quot;o&quot;);&quot;ń&quot;;&quot;n&quot;);&quot;ś&quot;;&quot;s&quot;)" office:value-type="string" office:string-value="rnowakowska">
            <text:p>rnowakowska</text:p>
          </table:table-cell>
          <table:table-cell table:formula="of:=LOWER(LEFT([.D22];1))&amp;ROUND(RAND()*60;0)&amp;RIGHT([.E22];3)&amp;ROUND(RAND()*11;0)" office:value-type="string" office:string-value="r42ska11">
            <text:p>r42ska11</text:p>
          </table:table-cell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2]&amp;&quot;','&quot;&amp;[.C22]&amp;&quot;','&quot;&amp;[.D22]&amp;&quot;','&quot;&amp;[.E22]&amp;&quot;','&quot;&amp;[.F22]&amp;&quot;',&quot;&amp;[.G22]&amp;&quot;,'&quot;&amp;[.H22]&amp;&quot;','&quot;&amp;[.I22]&amp;&quot;','&quot;&amp;[.J22]&amp;&quot;');&quot;" office:value-type="string" office:string-value="insert into zawodnicy(login, pass, imie, nazwisko, plec, poziom, pozycja, menu, rozmiar) values ('rnowakowska','r42ska11','Renata','Nowakowska','K',5,'cutter','mięso','XL');">
            <text:p>insert into zawodnicy(login, pass, imie, nazwisko, plec, poziom, pozycja, menu, rozmiar) values ('rnowakowska','r42ska11','Renata','Nowakowska','K',5,'cutter','mięso','XL');</text:p>
          </table:table-cell>
          <table:table-cell table:number-columns-repeated="3"/>
        </table:table-row>
        <table:table-row table:style-name="ro1">
          <table:table-cell table:formula="of:=COUNTIF([.$B$2:.$B$300];[.B23])" office:value-type="float" office:value="1">
            <text:p>1</text:p>
          </table:table-cell>
          <table:table-cell table:formula="of:=SUBSTITUTE(SUBSTITUTE(SUBSTITUTE(SUBSTITUTE(SUBSTITUTE(LOWER(LEFT([.D23];1))&amp;LOWER([.E23]);&quot;ł&quot;;&quot;l&quot;);&quot;ą&quot;;&quot;a&quot;);&quot;ó&quot;;&quot;o&quot;);&quot;ń&quot;;&quot;n&quot;);&quot;ś&quot;;&quot;s&quot;)" office:value-type="string" office:string-value="tsikora">
            <text:p>tsikora</text:p>
          </table:table-cell>
          <table:table-cell table:formula="of:=LOWER(LEFT([.D23];1))&amp;ROUND(RAND()*60;0)&amp;RIGHT([.E23];3)&amp;ROUND(RAND()*11;0)" office:value-type="string" office:string-value="t20ora5">
            <text:p>t20ora5</text:p>
          </table:table-cell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3]&amp;&quot;','&quot;&amp;[.C23]&amp;&quot;','&quot;&amp;[.D23]&amp;&quot;','&quot;&amp;[.E23]&amp;&quot;','&quot;&amp;[.F23]&amp;&quot;',&quot;&amp;[.G23]&amp;&quot;,'&quot;&amp;[.H23]&amp;&quot;','&quot;&amp;[.I23]&amp;&quot;','&quot;&amp;[.J23]&amp;&quot;');&quot;" office:value-type="string" office:string-value="insert into zawodnicy(login, pass, imie, nazwisko, plec, poziom, pozycja, menu, rozmiar) values ('tsikora','t20ora5','Teresa','Sikora','K',4,'handler','mięso','M');">
            <text:p>insert into zawodnicy(login, pass, imie, nazwisko, plec, poziom, pozycja, menu, rozmiar) values ('tsikora','t20ora5','Teresa','Sikora','K',4,'handler','mięso','M');</text:p>
          </table:table-cell>
          <table:table-cell table:number-columns-repeated="3"/>
        </table:table-row>
        <table:table-row table:style-name="ro1">
          <table:table-cell table:formula="of:=COUNTIF([.$B$2:.$B$300];[.B24])" office:value-type="float" office:value="1">
            <text:p>1</text:p>
          </table:table-cell>
          <table:table-cell table:formula="of:=SUBSTITUTE(SUBSTITUTE(SUBSTITUTE(SUBSTITUTE(SUBSTITUTE(LOWER(LEFT([.D24];1))&amp;LOWER([.E24]);&quot;ł&quot;;&quot;l&quot;);&quot;ą&quot;;&quot;a&quot;);&quot;ó&quot;;&quot;o&quot;);&quot;ń&quot;;&quot;n&quot;);&quot;ś&quot;;&quot;s&quot;)" office:value-type="string" office:string-value="bkowalczyk">
            <text:p>bkowalczyk</text:p>
          </table:table-cell>
          <table:table-cell table:formula="of:=LOWER(LEFT([.D24];1))&amp;ROUND(RAND()*60;0)&amp;RIGHT([.E24];3)&amp;ROUND(RAND()*11;0)" office:value-type="string" office:string-value="b54zyk3">
            <text:p>b54zyk3</text:p>
          </table:table-cell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4]&amp;&quot;','&quot;&amp;[.C24]&amp;&quot;','&quot;&amp;[.D24]&amp;&quot;','&quot;&amp;[.E24]&amp;&quot;','&quot;&amp;[.F24]&amp;&quot;',&quot;&amp;[.G24]&amp;&quot;,'&quot;&amp;[.H24]&amp;&quot;','&quot;&amp;[.I24]&amp;&quot;','&quot;&amp;[.J24]&amp;&quot;');&quot;" office:value-type="string" office:string-value="insert into zawodnicy(login, pass, imie, nazwisko, plec, poziom, pozycja, menu, rozmiar) values ('bkowalczyk','b54zyk3','Beata','Kowalczyk','K',3,'handler','mięso','XL');">
            <text:p>insert into zawodnicy(login, pass, imie, nazwisko, plec, poziom, pozycja, menu, rozmiar) values ('bkowalczyk','b54zyk3','Beata','Kowalczyk','K',3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25])" office:value-type="float" office:value="1">
            <text:p>1</text:p>
          </table:table-cell>
          <table:table-cell table:formula="of:=SUBSTITUTE(SUBSTITUTE(SUBSTITUTE(SUBSTITUTE(SUBSTITUTE(LOWER(LEFT([.D25];1))&amp;LOWER([.E25]);&quot;ł&quot;;&quot;l&quot;);&quot;ą&quot;;&quot;a&quot;);&quot;ó&quot;;&quot;o&quot;);&quot;ń&quot;;&quot;n&quot;);&quot;ś&quot;;&quot;s&quot;)" office:value-type="string" office:string-value="ewasilewska">
            <text:p>ewasilewska</text:p>
          </table:table-cell>
          <table:table-cell table:formula="of:=LOWER(LEFT([.D25];1))&amp;ROUND(RAND()*60;0)&amp;RIGHT([.E25];3)&amp;ROUND(RAND()*11;0)" office:value-type="string" office:string-value="e57ska9">
            <text:p>e57ska9</text:p>
          </table:table-cell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5]&amp;&quot;','&quot;&amp;[.C25]&amp;&quot;','&quot;&amp;[.D25]&amp;&quot;','&quot;&amp;[.E25]&amp;&quot;','&quot;&amp;[.F25]&amp;&quot;',&quot;&amp;[.G25]&amp;&quot;,'&quot;&amp;[.H25]&amp;&quot;','&quot;&amp;[.I25]&amp;&quot;','&quot;&amp;[.J25]&amp;&quot;');&quot;" office:value-type="string" office:string-value="insert into zawodnicy(login, pass, imie, nazwisko, plec, poziom, pozycja, menu, rozmiar) values ('ewasilewska','e57ska9','Elżbieta','Wasilewska','K',2,'cutter','mięso','M');">
            <text:p>insert into zawodnicy(login, pass, imie, nazwisko, plec, poziom, pozycja, menu, rozmiar) values ('ewasilewska','e57ska9','Elżbieta','Wasilewska','K',2,'cutter','mięso','M');</text:p>
          </table:table-cell>
          <table:table-cell table:number-columns-repeated="3"/>
        </table:table-row>
        <table:table-row table:style-name="ro1">
          <table:table-cell table:formula="of:=COUNTIF([.$B$2:.$B$300];[.B26])" office:value-type="float" office:value="1">
            <text:p>1</text:p>
          </table:table-cell>
          <table:table-cell table:formula="of:=SUBSTITUTE(SUBSTITUTE(SUBSTITUTE(SUBSTITUTE(SUBSTITUTE(LOWER(LEFT([.D26];1))&amp;LOWER([.E26]);&quot;ł&quot;;&quot;l&quot;);&quot;ą&quot;;&quot;a&quot;);&quot;ó&quot;;&quot;o&quot;);&quot;ń&quot;;&quot;n&quot;);&quot;ś&quot;;&quot;s&quot;)" office:value-type="string" office:string-value="tkwiatkowska">
            <text:p>tkwiatkowska</text:p>
          </table:table-cell>
          <table:table-cell table:formula="of:=LOWER(LEFT([.D26];1))&amp;ROUND(RAND()*60;0)&amp;RIGHT([.E26];3)&amp;ROUND(RAND()*11;0)" office:value-type="string" office:string-value="t41ska11">
            <text:p>t41ska11</text:p>
          </table:table-cell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6]&amp;&quot;','&quot;&amp;[.C26]&amp;&quot;','&quot;&amp;[.D26]&amp;&quot;','&quot;&amp;[.E26]&amp;&quot;','&quot;&amp;[.F26]&amp;&quot;',&quot;&amp;[.G26]&amp;&quot;,'&quot;&amp;[.H26]&amp;&quot;','&quot;&amp;[.I26]&amp;&quot;','&quot;&amp;[.J26]&amp;&quot;');&quot;" office:value-type="string" office:string-value="insert into zawodnicy(login, pass, imie, nazwisko, plec, poziom, pozycja, menu, rozmiar) values ('tkwiatkowska','t41ska11','Teresa','Kwiatkowska','K',8,'cutter','mięso','M');">
            <text:p>insert into zawodnicy(login, pass, imie, nazwisko, plec, poziom, pozycja, menu, rozmiar) values ('tkwiatkowska','t41ska11','Teresa','Kwiatkowska','K',8,'cutter','mięso','M');</text:p>
          </table:table-cell>
          <table:table-cell table:number-columns-repeated="3"/>
        </table:table-row>
        <table:table-row table:style-name="ro1">
          <table:table-cell table:formula="of:=COUNTIF([.$B$2:.$B$300];[.B27])" office:value-type="float" office:value="1">
            <text:p>1</text:p>
          </table:table-cell>
          <table:table-cell table:formula="of:=SUBSTITUTE(SUBSTITUTE(SUBSTITUTE(SUBSTITUTE(SUBSTITUTE(LOWER(LEFT([.D27];1))&amp;LOWER([.E27]);&quot;ł&quot;;&quot;l&quot;);&quot;ą&quot;;&quot;a&quot;);&quot;ó&quot;;&quot;o&quot;);&quot;ń&quot;;&quot;n&quot;);&quot;ś&quot;;&quot;s&quot;)" office:value-type="string" office:string-value="hnowak">
            <text:p>hnowak</text:p>
          </table:table-cell>
          <table:table-cell table:formula="of:=LOWER(LEFT([.D27];1))&amp;ROUND(RAND()*60;0)&amp;RIGHT([.E27];3)&amp;ROUND(RAND()*11;0)" office:value-type="string" office:string-value="h17wak4">
            <text:p>h17wak4</text:p>
          </table:table-cell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7]&amp;&quot;','&quot;&amp;[.C27]&amp;&quot;','&quot;&amp;[.D27]&amp;&quot;','&quot;&amp;[.E27]&amp;&quot;','&quot;&amp;[.F27]&amp;&quot;',&quot;&amp;[.G27]&amp;&quot;,'&quot;&amp;[.H27]&amp;&quot;','&quot;&amp;[.I27]&amp;&quot;','&quot;&amp;[.J27]&amp;&quot;');&quot;" office:value-type="string" office:string-value="insert into zawodnicy(login, pass, imie, nazwisko, plec, poziom, pozycja, menu, rozmiar) values ('hnowak','h17wak4','Halina','Nowak','K',10,'cutter','mięso','S');">
            <text:p>insert into zawodnicy(login, pass, imie, nazwisko, plec, poziom, pozycja, menu, rozmiar) values ('hnowak','h17wak4','Halina','Nowak','K',10,'cutter','mięso','S');</text:p>
          </table:table-cell>
          <table:table-cell table:number-columns-repeated="3"/>
        </table:table-row>
        <table:table-row table:style-name="ro1">
          <table:table-cell table:formula="of:=COUNTIF([.$B$2:.$B$300];[.B28])" office:value-type="float" office:value="1">
            <text:p>1</text:p>
          </table:table-cell>
          <table:table-cell table:formula="of:=SUBSTITUTE(SUBSTITUTE(SUBSTITUTE(SUBSTITUTE(SUBSTITUTE(LOWER(LEFT([.D28];1))&amp;LOWER([.E28]);&quot;ł&quot;;&quot;l&quot;);&quot;ą&quot;;&quot;a&quot;);&quot;ó&quot;;&quot;o&quot;);&quot;ń&quot;;&quot;n&quot;);&quot;ś&quot;;&quot;s&quot;)" office:value-type="string" office:string-value="bbaran">
            <text:p>bbaran</text:p>
          </table:table-cell>
          <table:table-cell table:formula="of:=LOWER(LEFT([.D28];1))&amp;ROUND(RAND()*60;0)&amp;RIGHT([.E28];3)&amp;ROUND(RAND()*11;0)" office:value-type="string" office:string-value="b21ran1">
            <text:p>b21ran1</text:p>
          </table:table-cell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8]&amp;&quot;','&quot;&amp;[.C28]&amp;&quot;','&quot;&amp;[.D28]&amp;&quot;','&quot;&amp;[.E28]&amp;&quot;','&quot;&amp;[.F28]&amp;&quot;',&quot;&amp;[.G28]&amp;&quot;,'&quot;&amp;[.H28]&amp;&quot;','&quot;&amp;[.I28]&amp;&quot;','&quot;&amp;[.J28]&amp;&quot;');&quot;" office:value-type="string" office:string-value="insert into zawodnicy(login, pass, imie, nazwisko, plec, poziom, pozycja, menu, rozmiar) values ('bbaran','b21ran1','Barbara','Baran','K',2,'cutter','mięso','XL');">
            <text:p>insert into zawodnicy(login, pass, imie, nazwisko, plec, poziom, pozycja, menu, rozmiar) values ('bbaran','b21ran1','Barbara','Baran','K',2,'cutter','mięso','XL');</text:p>
          </table:table-cell>
          <table:table-cell table:number-columns-repeated="3"/>
        </table:table-row>
        <table:table-row table:style-name="ro1">
          <table:table-cell table:formula="of:=COUNTIF([.$B$2:.$B$300];[.B29])" office:value-type="float" office:value="1">
            <text:p>1</text:p>
          </table:table-cell>
          <table:table-cell table:formula="of:=SUBSTITUTE(SUBSTITUTE(SUBSTITUTE(SUBSTITUTE(SUBSTITUTE(LOWER(LEFT([.D29];1))&amp;LOWER([.E29]);&quot;ł&quot;;&quot;l&quot;);&quot;ą&quot;;&quot;a&quot;);&quot;ó&quot;;&quot;o&quot;);&quot;ń&quot;;&quot;n&quot;);&quot;ś&quot;;&quot;s&quot;)" office:value-type="string" office:string-value="ssadowska">
            <text:p>ssadowska</text:p>
          </table:table-cell>
          <table:table-cell table:formula="of:=LOWER(LEFT([.D29];1))&amp;ROUND(RAND()*60;0)&amp;RIGHT([.E29];3)&amp;ROUND(RAND()*11;0)" office:value-type="string" office:string-value="s1ska3">
            <text:p>s1ska3</text:p>
          </table:table-cell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9]&amp;&quot;','&quot;&amp;[.C29]&amp;&quot;','&quot;&amp;[.D29]&amp;&quot;','&quot;&amp;[.E29]&amp;&quot;','&quot;&amp;[.F29]&amp;&quot;',&quot;&amp;[.G29]&amp;&quot;,'&quot;&amp;[.H29]&amp;&quot;','&quot;&amp;[.I29]&amp;&quot;','&quot;&amp;[.J29]&amp;&quot;');&quot;" office:value-type="string" office:string-value="insert into zawodnicy(login, pass, imie, nazwisko, plec, poziom, pozycja, menu, rozmiar) values ('ssadowska','s1ska3','Stanisława','Sadowska','K',8,'handler','mięso','S');">
            <text:p>insert into zawodnicy(login, pass, imie, nazwisko, plec, poziom, pozycja, menu, rozmiar) values ('ssadowska','s1ska3','Stanisława','Sadowska','K',8,'handler','mięso','S');</text:p>
          </table:table-cell>
          <table:table-cell table:number-columns-repeated="3"/>
        </table:table-row>
        <table:table-row table:style-name="ro1">
          <table:table-cell table:formula="of:=COUNTIF([.$B$2:.$B$300];[.B30])" office:value-type="float" office:value="1">
            <text:p>1</text:p>
          </table:table-cell>
          <table:table-cell table:formula="of:=SUBSTITUTE(SUBSTITUTE(SUBSTITUTE(SUBSTITUTE(SUBSTITUTE(LOWER(LEFT([.D30];1))&amp;LOWER([.E30]);&quot;ł&quot;;&quot;l&quot;);&quot;ą&quot;;&quot;a&quot;);&quot;ó&quot;;&quot;o&quot;);&quot;ń&quot;;&quot;n&quot;);&quot;ś&quot;;&quot;s&quot;)" office:value-type="string" office:string-value="zwojciechowska">
            <text:p>zwojciechowska</text:p>
          </table:table-cell>
          <table:table-cell table:formula="of:=LOWER(LEFT([.D30];1))&amp;ROUND(RAND()*60;0)&amp;RIGHT([.E30];3)&amp;ROUND(RAND()*11;0)" office:value-type="string" office:string-value="z36ska8">
            <text:p>z36ska8</text:p>
          </table:table-cell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30]&amp;&quot;','&quot;&amp;[.C30]&amp;&quot;','&quot;&amp;[.D30]&amp;&quot;','&quot;&amp;[.E30]&amp;&quot;','&quot;&amp;[.F30]&amp;&quot;',&quot;&amp;[.G30]&amp;&quot;,'&quot;&amp;[.H30]&amp;&quot;','&quot;&amp;[.I30]&amp;&quot;','&quot;&amp;[.J30]&amp;&quot;');&quot;" office:value-type="string" office:string-value="insert into zawodnicy(login, pass, imie, nazwisko, plec, poziom, pozycja, menu, rozmiar) values ('zwojciechowska','z36ska8','Zofia','Wojciechowska','K',10,'cutter','mięso','S');">
            <text:p>insert into zawodnicy(login, pass, imie, nazwisko, plec, poziom, pozycja, menu, rozmiar) values ('zwojciechowska','z36ska8','Zofia','Wojciechowska','K',10,'cutter','mięso','S');</text:p>
          </table:table-cell>
          <table:table-cell table:number-columns-repeated="3"/>
        </table:table-row>
        <table:table-row table:style-name="ro1">
          <table:table-cell table:formula="of:=COUNTIF([.$B$2:.$B$300];[.B31])" office:value-type="float" office:value="1">
            <text:p>1</text:p>
          </table:table-cell>
          <table:table-cell table:formula="of:=SUBSTITUTE(SUBSTITUTE(SUBSTITUTE(SUBSTITUTE(SUBSTITUTE(LOWER(LEFT([.D31];1))&amp;LOWER([.E31]);&quot;ł&quot;;&quot;l&quot;);&quot;ą&quot;;&quot;a&quot;);&quot;ó&quot;;&quot;o&quot;);&quot;ń&quot;;&quot;n&quot;);&quot;ś&quot;;&quot;s&quot;)" office:value-type="string" office:string-value="abaranowska">
            <text:p>abaranowska</text:p>
          </table:table-cell>
          <table:table-cell table:formula="of:=LOWER(LEFT([.D31];1))&amp;ROUND(RAND()*60;0)&amp;RIGHT([.E31];3)&amp;ROUND(RAND()*11;0)" office:value-type="string" office:string-value="a29ska2">
            <text:p>a29ska2</text:p>
          </table:table-cell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31]&amp;&quot;','&quot;&amp;[.C31]&amp;&quot;','&quot;&amp;[.D31]&amp;&quot;','&quot;&amp;[.E31]&amp;&quot;','&quot;&amp;[.F31]&amp;&quot;',&quot;&amp;[.G31]&amp;&quot;,'&quot;&amp;[.H31]&amp;&quot;','&quot;&amp;[.I31]&amp;&quot;','&quot;&amp;[.J31]&amp;&quot;');&quot;" office:value-type="string" office:string-value="insert into zawodnicy(login, pass, imie, nazwisko, plec, poziom, pozycja, menu, rozmiar) values ('abaranowska','a29ska2','Alicja','Baranowska','K',9,'cutter','mięso','XS');">
            <text:p>insert into zawodnicy(login, pass, imie, nazwisko, plec, poziom, pozycja, menu, rozmiar) values ('abaranowska','a29ska2','Alicja','Baranowska','K',9,'cutter','mięso','XS');</text:p>
          </table:table-cell>
          <table:table-cell table:number-columns-repeated="3"/>
        </table:table-row>
        <table:table-row table:style-name="ro1">
          <table:table-cell table:formula="of:=COUNTIF([.$B$2:.$B$300];[.B32])" office:value-type="float" office:value="1">
            <text:p>1</text:p>
          </table:table-cell>
          <table:table-cell table:formula="of:=SUBSTITUTE(SUBSTITUTE(SUBSTITUTE(SUBSTITUTE(SUBSTITUTE(LOWER(LEFT([.D32];1))&amp;LOWER([.E32]);&quot;ł&quot;;&quot;l&quot;);&quot;ą&quot;;&quot;a&quot;);&quot;ó&quot;;&quot;o&quot;);&quot;ń&quot;;&quot;n&quot;);&quot;ś&quot;;&quot;s&quot;)" office:value-type="string" office:string-value="sborkowska">
            <text:p>sborkowska</text:p>
          </table:table-cell>
          <table:table-cell table:formula="of:=LOWER(LEFT([.D32];1))&amp;ROUND(RAND()*60;0)&amp;RIGHT([.E32];3)&amp;ROUND(RAND()*11;0)" office:value-type="string" office:string-value="s5ska6">
            <text:p>s5ska6</text:p>
          </table:table-cell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32]&amp;&quot;','&quot;&amp;[.C32]&amp;&quot;','&quot;&amp;[.D32]&amp;&quot;','&quot;&amp;[.E32]&amp;&quot;','&quot;&amp;[.F32]&amp;&quot;',&quot;&amp;[.G32]&amp;&quot;,'&quot;&amp;[.H32]&amp;&quot;','&quot;&amp;[.I32]&amp;&quot;','&quot;&amp;[.J32]&amp;&quot;');&quot;" office:value-type="string" office:string-value="insert into zawodnicy(login, pass, imie, nazwisko, plec, poziom, pozycja, menu, rozmiar) values ('sborkowska','s5ska6','Stanisława','Borkowska','K',5,'handler','mięso','M');">
            <text:p>insert into zawodnicy(login, pass, imie, nazwisko, plec, poziom, pozycja, menu, rozmiar) values ('sborkowska','s5ska6','Stanisława','Borkowska','K',5,'handler','mięso','M');</text:p>
          </table:table-cell>
          <table:table-cell table:number-columns-repeated="3"/>
        </table:table-row>
        <table:table-row table:style-name="ro1">
          <table:table-cell table:formula="of:=COUNTIF([.$B$2:.$B$300];[.B33])" office:value-type="float" office:value="1">
            <text:p>1</text:p>
          </table:table-cell>
          <table:table-cell table:formula="of:=SUBSTITUTE(SUBSTITUTE(SUBSTITUTE(SUBSTITUTE(SUBSTITUTE(LOWER(LEFT([.D33];1))&amp;LOWER([.E33]);&quot;ł&quot;;&quot;l&quot;);&quot;ą&quot;;&quot;a&quot;);&quot;ó&quot;;&quot;o&quot;);&quot;ń&quot;;&quot;n&quot;);&quot;ś&quot;;&quot;s&quot;)" office:value-type="string" office:string-value="ezajac">
            <text:p>ezajac</text:p>
          </table:table-cell>
          <table:table-cell table:formula="of:=LOWER(LEFT([.D33];1))&amp;ROUND(RAND()*60;0)&amp;RIGHT([.E33];3)&amp;ROUND(RAND()*11;0)" office:value-type="string" office:string-value="e11jąc4">
            <text:p>e11jąc4</text:p>
          </table:table-cell>
          <table:table-cell office:value-type="string">
            <text:p>Elwir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33]&amp;&quot;','&quot;&amp;[.C33]&amp;&quot;','&quot;&amp;[.D33]&amp;&quot;','&quot;&amp;[.E33]&amp;&quot;','&quot;&amp;[.F33]&amp;&quot;',&quot;&amp;[.G33]&amp;&quot;,'&quot;&amp;[.H33]&amp;&quot;','&quot;&amp;[.I33]&amp;&quot;','&quot;&amp;[.J33]&amp;&quot;');&quot;" office:value-type="string" office:string-value="insert into zawodnicy(login, pass, imie, nazwisko, plec, poziom, pozycja, menu, rozmiar) values ('ezajac','e11jąc4','Elwira','Zając','K',7,'handler','mięso','XL');">
            <text:p>insert into zawodnicy(login, pass, imie, nazwisko, plec, poziom, pozycja, menu, rozmiar) values ('ezajac','e11jąc4','Elwira','Zając','K',7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34])" office:value-type="float" office:value="1">
            <text:p>1</text:p>
          </table:table-cell>
          <table:table-cell table:formula="of:=SUBSTITUTE(SUBSTITUTE(SUBSTITUTE(SUBSTITUTE(SUBSTITUTE(LOWER(LEFT([.D34];1))&amp;LOWER([.E34]);&quot;ł&quot;;&quot;l&quot;);&quot;ą&quot;;&quot;a&quot;);&quot;ó&quot;;&quot;o&quot;);&quot;ń&quot;;&quot;n&quot;);&quot;ś&quot;;&quot;s&quot;)" office:value-type="string" office:string-value="ejablonska">
            <text:p>ejablonska</text:p>
          </table:table-cell>
          <table:table-cell table:formula="of:=LOWER(LEFT([.D34];1))&amp;ROUND(RAND()*60;0)&amp;RIGHT([.E34];3)&amp;ROUND(RAND()*11;0)" office:value-type="string" office:string-value="e21ska5">
            <text:p>e21ska5</text:p>
          </table:table-cell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34]&amp;&quot;','&quot;&amp;[.C34]&amp;&quot;','&quot;&amp;[.D34]&amp;&quot;','&quot;&amp;[.E34]&amp;&quot;','&quot;&amp;[.F34]&amp;&quot;',&quot;&amp;[.G34]&amp;&quot;,'&quot;&amp;[.H34]&amp;&quot;','&quot;&amp;[.I34]&amp;&quot;','&quot;&amp;[.J34]&amp;&quot;');&quot;" office:value-type="string" office:string-value="insert into zawodnicy(login, pass, imie, nazwisko, plec, poziom, pozycja, menu, rozmiar) values ('ejablonska','e21ska5','Ewelina','Jabłońska','K',2,'handler','mięso','L');">
            <text:p>insert into zawodnicy(login, pass, imie, nazwisko, plec, poziom, pozycja, menu, rozmiar) values ('ejablonska','e21ska5','Ewelina','Jabłońska','K',2,'handler','mięso','L');</text:p>
          </table:table-cell>
          <table:table-cell table:number-columns-repeated="3"/>
        </table:table-row>
        <table:table-row table:style-name="ro1">
          <table:table-cell table:formula="of:=COUNTIF([.$B$2:.$B$300];[.B35])" office:value-type="float" office:value="1">
            <text:p>1</text:p>
          </table:table-cell>
          <table:table-cell table:formula="of:=SUBSTITUTE(SUBSTITUTE(SUBSTITUTE(SUBSTITUTE(SUBSTITUTE(LOWER(LEFT([.D35];1))&amp;LOWER([.E35]);&quot;ł&quot;;&quot;l&quot;);&quot;ą&quot;;&quot;a&quot;);&quot;ó&quot;;&quot;o&quot;);&quot;ń&quot;;&quot;n&quot;);&quot;ś&quot;;&quot;s&quot;)" office:value-type="string" office:string-value="emajewska">
            <text:p>emajewska</text:p>
          </table:table-cell>
          <table:table-cell table:formula="of:=LOWER(LEFT([.D35];1))&amp;ROUND(RAND()*60;0)&amp;RIGHT([.E35];3)&amp;ROUND(RAND()*11;0)" office:value-type="string" office:string-value="e12ska4">
            <text:p>e12ska4</text:p>
          </table:table-cell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35]&amp;&quot;','&quot;&amp;[.C35]&amp;&quot;','&quot;&amp;[.D35]&amp;&quot;','&quot;&amp;[.E35]&amp;&quot;','&quot;&amp;[.F35]&amp;&quot;',&quot;&amp;[.G35]&amp;&quot;,'&quot;&amp;[.H35]&amp;&quot;','&quot;&amp;[.I35]&amp;&quot;','&quot;&amp;[.J35]&amp;&quot;');&quot;" office:value-type="string" office:string-value="insert into zawodnicy(login, pass, imie, nazwisko, plec, poziom, pozycja, menu, rozmiar) values ('emajewska','e12ska4','Elżbieta','Majewska','K',1,'cutter','mięso','XL');">
            <text:p>insert into zawodnicy(login, pass, imie, nazwisko, plec, poziom, pozycja, menu, rozmiar) values ('emajewska','e12ska4','Elżbieta','Majewska','K',1,'cutter','mięso','XL');</text:p>
          </table:table-cell>
          <table:table-cell table:number-columns-repeated="3"/>
        </table:table-row>
        <table:table-row table:style-name="ro1">
          <table:table-cell table:formula="of:=COUNTIF([.$B$2:.$B$300];[.B36])" office:value-type="float" office:value="1">
            <text:p>1</text:p>
          </table:table-cell>
          <table:table-cell table:formula="of:=SUBSTITUTE(SUBSTITUTE(SUBSTITUTE(SUBSTITUTE(SUBSTITUTE(LOWER(LEFT([.D36];1))&amp;LOWER([.E36]);&quot;ł&quot;;&quot;l&quot;);&quot;ą&quot;;&quot;a&quot;);&quot;ó&quot;;&quot;o&quot;);&quot;ń&quot;;&quot;n&quot;);&quot;ś&quot;;&quot;s&quot;)" office:value-type="string" office:string-value="bwasilewska">
            <text:p>bwasilewska</text:p>
          </table:table-cell>
          <table:table-cell table:formula="of:=LOWER(LEFT([.D36];1))&amp;ROUND(RAND()*60;0)&amp;RIGHT([.E36];3)&amp;ROUND(RAND()*11;0)" office:value-type="string" office:string-value="b55ska8">
            <text:p>b55ska8</text:p>
          </table:table-cell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36]&amp;&quot;','&quot;&amp;[.C36]&amp;&quot;','&quot;&amp;[.D36]&amp;&quot;','&quot;&amp;[.E36]&amp;&quot;','&quot;&amp;[.F36]&amp;&quot;',&quot;&amp;[.G36]&amp;&quot;,'&quot;&amp;[.H36]&amp;&quot;','&quot;&amp;[.I36]&amp;&quot;','&quot;&amp;[.J36]&amp;&quot;');&quot;" office:value-type="string" office:string-value="insert into zawodnicy(login, pass, imie, nazwisko, plec, poziom, pozycja, menu, rozmiar) values ('bwasilewska','b55ska8','Bożena','Wasilewska','K',1,'handler','mięso','XS');">
            <text:p>insert into zawodnicy(login, pass, imie, nazwisko, plec, poziom, pozycja, menu, rozmiar) values ('bwasilewska','b55ska8','Bożena','Wasilewska','K',1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37])" office:value-type="float" office:value="1">
            <text:p>1</text:p>
          </table:table-cell>
          <table:table-cell table:formula="of:=SUBSTITUTE(SUBSTITUTE(SUBSTITUTE(SUBSTITUTE(SUBSTITUTE(LOWER(LEFT([.D37];1))&amp;LOWER([.E37]);&quot;ł&quot;;&quot;l&quot;);&quot;ą&quot;;&quot;a&quot;);&quot;ó&quot;;&quot;o&quot;);&quot;ń&quot;;&quot;n&quot;);&quot;ś&quot;;&quot;s&quot;)" office:value-type="string" office:string-value="olis">
            <text:p>olis</text:p>
          </table:table-cell>
          <table:table-cell table:formula="of:=LOWER(LEFT([.D37];1))&amp;ROUND(RAND()*60;0)&amp;RIGHT([.E37];3)&amp;ROUND(RAND()*11;0)" office:value-type="string" office:string-value="o37Lis2">
            <text:p>o37Lis2</text:p>
          </table:table-cell>
          <table:table-cell office:value-type="string">
            <text:p>Oksa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37]&amp;&quot;','&quot;&amp;[.C37]&amp;&quot;','&quot;&amp;[.D37]&amp;&quot;','&quot;&amp;[.E37]&amp;&quot;','&quot;&amp;[.F37]&amp;&quot;',&quot;&amp;[.G37]&amp;&quot;,'&quot;&amp;[.H37]&amp;&quot;','&quot;&amp;[.I37]&amp;&quot;','&quot;&amp;[.J37]&amp;&quot;');&quot;" office:value-type="string" office:string-value="insert into zawodnicy(login, pass, imie, nazwisko, plec, poziom, pozycja, menu, rozmiar) values ('olis','o37Lis2','Oksana','Lis','K',9,'cutter','wege','S');">
            <text:p>insert into zawodnicy(login, pass, imie, nazwisko, plec, poziom, pozycja, menu, rozmiar) values ('olis','o37Lis2','Oksana','Lis','K',9,'cutter','wege','S');</text:p>
          </table:table-cell>
          <table:table-cell table:number-columns-repeated="3"/>
        </table:table-row>
        <table:table-row table:style-name="ro1">
          <table:table-cell table:formula="of:=COUNTIF([.$B$2:.$B$300];[.B38])" office:value-type="float" office:value="1">
            <text:p>1</text:p>
          </table:table-cell>
          <table:table-cell table:formula="of:=SUBSTITUTE(SUBSTITUTE(SUBSTITUTE(SUBSTITUTE(SUBSTITUTE(LOWER(LEFT([.D38];1))&amp;LOWER([.E38]);&quot;ł&quot;;&quot;l&quot;);&quot;ą&quot;;&quot;a&quot;);&quot;ó&quot;;&quot;o&quot;);&quot;ń&quot;;&quot;n&quot;);&quot;ś&quot;;&quot;s&quot;)" office:value-type="string" office:string-value="sbak">
            <text:p>sbak</text:p>
          </table:table-cell>
          <table:table-cell table:formula="of:=LOWER(LEFT([.D38];1))&amp;ROUND(RAND()*60;0)&amp;RIGHT([.E38];3)&amp;ROUND(RAND()*11;0)" office:value-type="string" office:string-value="s10Bąk10">
            <text:p>s10Bąk10</text:p>
          </table:table-cell>
          <table:table-cell office:value-type="string">
            <text:p>Sandr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38]&amp;&quot;','&quot;&amp;[.C38]&amp;&quot;','&quot;&amp;[.D38]&amp;&quot;','&quot;&amp;[.E38]&amp;&quot;','&quot;&amp;[.F38]&amp;&quot;',&quot;&amp;[.G38]&amp;&quot;,'&quot;&amp;[.H38]&amp;&quot;','&quot;&amp;[.I38]&amp;&quot;','&quot;&amp;[.J38]&amp;&quot;');&quot;" office:value-type="string" office:string-value="insert into zawodnicy(login, pass, imie, nazwisko, plec, poziom, pozycja, menu, rozmiar) values ('sbak','s10Bąk10','Sandra','Bąk','K',2,'cutter','mięso','XL');">
            <text:p>insert into zawodnicy(login, pass, imie, nazwisko, plec, poziom, pozycja, menu, rozmiar) values ('sbak','s10Bąk10','Sandra','Bąk','K',2,'cutter','mięso','XL');</text:p>
          </table:table-cell>
          <table:table-cell table:number-columns-repeated="3"/>
        </table:table-row>
        <table:table-row table:style-name="ro1">
          <table:table-cell table:formula="of:=COUNTIF([.$B$2:.$B$300];[.B39])" office:value-type="float" office:value="1">
            <text:p>1</text:p>
          </table:table-cell>
          <table:table-cell table:formula="of:=SUBSTITUTE(SUBSTITUTE(SUBSTITUTE(SUBSTITUTE(SUBSTITUTE(LOWER(LEFT([.D39];1))&amp;LOWER([.E39]);&quot;ł&quot;;&quot;l&quot;);&quot;ą&quot;;&quot;a&quot;);&quot;ó&quot;;&quot;o&quot;);&quot;ń&quot;;&quot;n&quot;);&quot;ś&quot;;&quot;s&quot;)" office:value-type="string" office:string-value="aszczepanska">
            <text:p>aszczepanska</text:p>
          </table:table-cell>
          <table:table-cell table:formula="of:=LOWER(LEFT([.D39];1))&amp;ROUND(RAND()*60;0)&amp;RIGHT([.E39];3)&amp;ROUND(RAND()*11;0)" office:value-type="string" office:string-value="a24ska6">
            <text:p>a24ska6</text:p>
          </table:table-cell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39]&amp;&quot;','&quot;&amp;[.C39]&amp;&quot;','&quot;&amp;[.D39]&amp;&quot;','&quot;&amp;[.E39]&amp;&quot;','&quot;&amp;[.F39]&amp;&quot;',&quot;&amp;[.G39]&amp;&quot;,'&quot;&amp;[.H39]&amp;&quot;','&quot;&amp;[.I39]&amp;&quot;','&quot;&amp;[.J39]&amp;&quot;');&quot;" office:value-type="string" office:string-value="insert into zawodnicy(login, pass, imie, nazwisko, plec, poziom, pozycja, menu, rozmiar) values ('aszczepanska','a24ska6','Agnieszka','Szczepańska','K',6,'handler','mięso','L');">
            <text:p>insert into zawodnicy(login, pass, imie, nazwisko, plec, poziom, pozycja, menu, rozmiar) values ('aszczepanska','a24ska6','Agnieszka','Szczepańska','K',6,'handler','mięso','L');</text:p>
          </table:table-cell>
          <table:table-cell table:number-columns-repeated="3"/>
        </table:table-row>
        <table:table-row table:style-name="ro1">
          <table:table-cell table:formula="of:=COUNTIF([.$B$2:.$B$300];[.B40])" office:value-type="float" office:value="1">
            <text:p>1</text:p>
          </table:table-cell>
          <table:table-cell table:formula="of:=SUBSTITUTE(SUBSTITUTE(SUBSTITUTE(SUBSTITUTE(SUBSTITUTE(LOWER(LEFT([.D40];1))&amp;LOWER([.E40]);&quot;ł&quot;;&quot;l&quot;);&quot;ą&quot;;&quot;a&quot;);&quot;ó&quot;;&quot;o&quot;);&quot;ń&quot;;&quot;n&quot;);&quot;ś&quot;;&quot;s&quot;)" office:value-type="string" office:string-value="mpawlowska">
            <text:p>mpawlowska</text:p>
          </table:table-cell>
          <table:table-cell table:formula="of:=LOWER(LEFT([.D40];1))&amp;ROUND(RAND()*60;0)&amp;RIGHT([.E40];3)&amp;ROUND(RAND()*11;0)" office:value-type="string" office:string-value="m29ska3">
            <text:p>m29ska3</text:p>
          </table:table-cell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40]&amp;&quot;','&quot;&amp;[.C40]&amp;&quot;','&quot;&amp;[.D40]&amp;&quot;','&quot;&amp;[.E40]&amp;&quot;','&quot;&amp;[.F40]&amp;&quot;',&quot;&amp;[.G40]&amp;&quot;,'&quot;&amp;[.H40]&amp;&quot;','&quot;&amp;[.I40]&amp;&quot;','&quot;&amp;[.J40]&amp;&quot;');&quot;" office:value-type="string" office:string-value="insert into zawodnicy(login, pass, imie, nazwisko, plec, poziom, pozycja, menu, rozmiar) values ('mpawlowska','m29ska3','Maria','Pawłowska','K',2,'handler','mięso','XS');">
            <text:p>insert into zawodnicy(login, pass, imie, nazwisko, plec, poziom, pozycja, menu, rozmiar) values ('mpawlowska','m29ska3','Maria','Pawłowska','K',2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41])" office:value-type="float" office:value="1">
            <text:p>1</text:p>
          </table:table-cell>
          <table:table-cell table:formula="of:=SUBSTITUTE(SUBSTITUTE(SUBSTITUTE(SUBSTITUTE(SUBSTITUTE(LOWER(LEFT([.D41];1))&amp;LOWER([.E41]);&quot;ł&quot;;&quot;l&quot;);&quot;ą&quot;;&quot;a&quot;);&quot;ó&quot;;&quot;o&quot;);&quot;ń&quot;;&quot;n&quot;);&quot;ś&quot;;&quot;s&quot;)" office:value-type="string" office:string-value="ipawlak">
            <text:p>ipawlak</text:p>
          </table:table-cell>
          <table:table-cell table:formula="of:=LOWER(LEFT([.D41];1))&amp;ROUND(RAND()*60;0)&amp;RIGHT([.E41];3)&amp;ROUND(RAND()*11;0)" office:value-type="string" office:string-value="i48lak11">
            <text:p>i48lak11</text:p>
          </table:table-cell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41]&amp;&quot;','&quot;&amp;[.C41]&amp;&quot;','&quot;&amp;[.D41]&amp;&quot;','&quot;&amp;[.E41]&amp;&quot;','&quot;&amp;[.F41]&amp;&quot;',&quot;&amp;[.G41]&amp;&quot;,'&quot;&amp;[.H41]&amp;&quot;','&quot;&amp;[.I41]&amp;&quot;','&quot;&amp;[.J41]&amp;&quot;');&quot;" office:value-type="string" office:string-value="insert into zawodnicy(login, pass, imie, nazwisko, plec, poziom, pozycja, menu, rozmiar) values ('ipawlak','i48lak11','Iwona','Pawlak','K',9,'handler','wege','XS');">
            <text:p>insert into zawodnicy(login, pass, imie, nazwisko, plec, poziom, pozycja, menu, rozmiar) values ('ipawlak','i48lak11','Iwona','Pawlak','K',9,'handler','wege','XS');</text:p>
          </table:table-cell>
          <table:table-cell table:number-columns-repeated="3"/>
        </table:table-row>
        <table:table-row table:style-name="ro1">
          <table:table-cell table:formula="of:=COUNTIF([.$B$2:.$B$300];[.B42])" office:value-type="float" office:value="1">
            <text:p>1</text:p>
          </table:table-cell>
          <table:table-cell table:formula="of:=SUBSTITUTE(SUBSTITUTE(SUBSTITUTE(SUBSTITUTE(SUBSTITUTE(LOWER(LEFT([.D42];1))&amp;LOWER([.E42]);&quot;ł&quot;;&quot;l&quot;);&quot;ą&quot;;&quot;a&quot;);&quot;ó&quot;;&quot;o&quot;);&quot;ń&quot;;&quot;n&quot;);&quot;ś&quot;;&quot;s&quot;)" office:value-type="string" office:string-value="jpiotrowska">
            <text:p>jpiotrowska</text:p>
          </table:table-cell>
          <table:table-cell table:formula="of:=LOWER(LEFT([.D42];1))&amp;ROUND(RAND()*60;0)&amp;RIGHT([.E42];3)&amp;ROUND(RAND()*11;0)" office:value-type="string" office:string-value="j28ska4">
            <text:p>j28ska4</text:p>
          </table:table-cell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42]&amp;&quot;','&quot;&amp;[.C42]&amp;&quot;','&quot;&amp;[.D42]&amp;&quot;','&quot;&amp;[.E42]&amp;&quot;','&quot;&amp;[.F42]&amp;&quot;',&quot;&amp;[.G42]&amp;&quot;,'&quot;&amp;[.H42]&amp;&quot;','&quot;&amp;[.I42]&amp;&quot;','&quot;&amp;[.J42]&amp;&quot;');&quot;" office:value-type="string" office:string-value="insert into zawodnicy(login, pass, imie, nazwisko, plec, poziom, pozycja, menu, rozmiar) values ('jpiotrowska','j28ska4','Jadwiga','Piotrowska','K',7,'handler','mięso','XL');">
            <text:p>insert into zawodnicy(login, pass, imie, nazwisko, plec, poziom, pozycja, menu, rozmiar) values ('jpiotrowska','j28ska4','Jadwiga','Piotrowska','K',7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43])" office:value-type="float" office:value="1">
            <text:p>1</text:p>
          </table:table-cell>
          <table:table-cell table:formula="of:=SUBSTITUTE(SUBSTITUTE(SUBSTITUTE(SUBSTITUTE(SUBSTITUTE(LOWER(LEFT([.D43];1))&amp;LOWER([.E43]);&quot;ł&quot;;&quot;l&quot;);&quot;ą&quot;;&quot;a&quot;);&quot;ó&quot;;&quot;o&quot;);&quot;ń&quot;;&quot;n&quot;);&quot;ś&quot;;&quot;s&quot;)" office:value-type="string" office:string-value="rpietrzak">
            <text:p>rpietrzak</text:p>
          </table:table-cell>
          <table:table-cell table:formula="of:=LOWER(LEFT([.D43];1))&amp;ROUND(RAND()*60;0)&amp;RIGHT([.E43];3)&amp;ROUND(RAND()*11;0)" office:value-type="string" office:string-value="r52zak7">
            <text:p>r52zak7</text:p>
          </table:table-cell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3]&amp;&quot;','&quot;&amp;[.C43]&amp;&quot;','&quot;&amp;[.D43]&amp;&quot;','&quot;&amp;[.E43]&amp;&quot;','&quot;&amp;[.F43]&amp;&quot;',&quot;&amp;[.G43]&amp;&quot;,'&quot;&amp;[.H43]&amp;&quot;','&quot;&amp;[.I43]&amp;&quot;','&quot;&amp;[.J43]&amp;&quot;');&quot;" office:value-type="string" office:string-value="insert into zawodnicy(login, pass, imie, nazwisko, plec, poziom, pozycja, menu, rozmiar) values ('rpietrzak','r52zak7','Renata','Pietrzak','K',3,'handler','mięso','S');">
            <text:p>insert into zawodnicy(login, pass, imie, nazwisko, plec, poziom, pozycja, menu, rozmiar) values ('rpietrzak','r52zak7','Renata','Pietrzak','K',3,'handler','mięso','S');</text:p>
          </table:table-cell>
          <table:table-cell table:number-columns-repeated="3"/>
        </table:table-row>
        <table:table-row table:style-name="ro1">
          <table:table-cell table:formula="of:=COUNTIF([.$B$2:.$B$300];[.B44])" office:value-type="float" office:value="1">
            <text:p>1</text:p>
          </table:table-cell>
          <table:table-cell table:formula="of:=SUBSTITUTE(SUBSTITUTE(SUBSTITUTE(SUBSTITUTE(SUBSTITUTE(LOWER(LEFT([.D44];1))&amp;LOWER([.E44]);&quot;ł&quot;;&quot;l&quot;);&quot;ą&quot;;&quot;a&quot;);&quot;ó&quot;;&quot;o&quot;);&quot;ń&quot;;&quot;n&quot;);&quot;ś&quot;;&quot;s&quot;)" office:value-type="string" office:string-value="wszulc">
            <text:p>wszulc</text:p>
          </table:table-cell>
          <table:table-cell table:formula="of:=LOWER(LEFT([.D44];1))&amp;ROUND(RAND()*60;0)&amp;RIGHT([.E44];3)&amp;ROUND(RAND()*11;0)" office:value-type="string" office:string-value="w26ulc2">
            <text:p>w26ulc2</text:p>
          </table:table-cell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44]&amp;&quot;','&quot;&amp;[.C44]&amp;&quot;','&quot;&amp;[.D44]&amp;&quot;','&quot;&amp;[.E44]&amp;&quot;','&quot;&amp;[.F44]&amp;&quot;',&quot;&amp;[.G44]&amp;&quot;,'&quot;&amp;[.H44]&amp;&quot;','&quot;&amp;[.I44]&amp;&quot;','&quot;&amp;[.J44]&amp;&quot;');&quot;" office:value-type="string" office:string-value="insert into zawodnicy(login, pass, imie, nazwisko, plec, poziom, pozycja, menu, rozmiar) values ('wszulc','w26ulc2','Wiesława','Szulc','K',4,'cutter','mięso','M');">
            <text:p>insert into zawodnicy(login, pass, imie, nazwisko, plec, poziom, pozycja, menu, rozmiar) values ('wszulc','w26ulc2','Wiesława','Szulc','K',4,'cutter','mięso','M');</text:p>
          </table:table-cell>
          <table:table-cell table:number-columns-repeated="3"/>
        </table:table-row>
        <table:table-row table:style-name="ro1">
          <table:table-cell table:formula="of:=COUNTIF([.$B$2:.$B$300];[.B45])" office:value-type="float" office:value="1">
            <text:p>1</text:p>
          </table:table-cell>
          <table:table-cell table:formula="of:=SUBSTITUTE(SUBSTITUTE(SUBSTITUTE(SUBSTITUTE(SUBSTITUTE(LOWER(LEFT([.D45];1))&amp;LOWER([.E45]);&quot;ł&quot;;&quot;l&quot;);&quot;ą&quot;;&quot;a&quot;);&quot;ó&quot;;&quot;o&quot;);&quot;ń&quot;;&quot;n&quot;);&quot;ś&quot;;&quot;s&quot;)" office:value-type="string" office:string-value="ntomaszewska">
            <text:p>ntomaszewska</text:p>
          </table:table-cell>
          <table:table-cell table:formula="of:=LOWER(LEFT([.D45];1))&amp;ROUND(RAND()*60;0)&amp;RIGHT([.E45];3)&amp;ROUND(RAND()*11;0)" office:value-type="string" office:string-value="n19ska3">
            <text:p>n19ska3</text:p>
          </table:table-cell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45]&amp;&quot;','&quot;&amp;[.C45]&amp;&quot;','&quot;&amp;[.D45]&amp;&quot;','&quot;&amp;[.E45]&amp;&quot;','&quot;&amp;[.F45]&amp;&quot;',&quot;&amp;[.G45]&amp;&quot;,'&quot;&amp;[.H45]&amp;&quot;','&quot;&amp;[.I45]&amp;&quot;','&quot;&amp;[.J45]&amp;&quot;');&quot;" office:value-type="string" office:string-value="insert into zawodnicy(login, pass, imie, nazwisko, plec, poziom, pozycja, menu, rozmiar) values ('ntomaszewska','n19ska3','Natalia','Tomaszewska','K',5,'cutter','mięso','L');">
            <text:p>insert into zawodnicy(login, pass, imie, nazwisko, plec, poziom, pozycja, menu, rozmiar) values ('ntomaszewska','n19ska3','Natalia','Tomaszewska','K',5,'cutter','mięso','L');</text:p>
          </table:table-cell>
          <table:table-cell table:number-columns-repeated="3"/>
        </table:table-row>
        <table:table-row table:style-name="ro1">
          <table:table-cell table:formula="of:=COUNTIF([.$B$2:.$B$300];[.B46])" office:value-type="float" office:value="1">
            <text:p>1</text:p>
          </table:table-cell>
          <table:table-cell table:formula="of:=SUBSTITUTE(SUBSTITUTE(SUBSTITUTE(SUBSTITUTE(SUBSTITUTE(LOWER(LEFT([.D46];1))&amp;LOWER([.E46]);&quot;ł&quot;;&quot;l&quot;);&quot;ą&quot;;&quot;a&quot;);&quot;ó&quot;;&quot;o&quot;);&quot;ń&quot;;&quot;n&quot;);&quot;ś&quot;;&quot;s&quot;)" office:value-type="string" office:string-value="mprzybylska">
            <text:p>mprzybylska</text:p>
          </table:table-cell>
          <table:table-cell table:formula="of:=LOWER(LEFT([.D46];1))&amp;ROUND(RAND()*60;0)&amp;RIGHT([.E46];3)&amp;ROUND(RAND()*11;0)" office:value-type="string" office:string-value="m11ska3">
            <text:p>m11ska3</text:p>
          </table:table-cell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6]&amp;&quot;','&quot;&amp;[.C46]&amp;&quot;','&quot;&amp;[.D46]&amp;&quot;','&quot;&amp;[.E46]&amp;&quot;','&quot;&amp;[.F46]&amp;&quot;',&quot;&amp;[.G46]&amp;&quot;,'&quot;&amp;[.H46]&amp;&quot;','&quot;&amp;[.I46]&amp;&quot;','&quot;&amp;[.J46]&amp;&quot;');&quot;" office:value-type="string" office:string-value="insert into zawodnicy(login, pass, imie, nazwisko, plec, poziom, pozycja, menu, rozmiar) values ('mprzybylska','m11ska3','Magdalena','Przybylska','K',6,'handler','wege','S');">
            <text:p>insert into zawodnicy(login, pass, imie, nazwisko, plec, poziom, pozycja, menu, rozmiar) values ('mprzybylska','m11ska3','Magdalena','Przybylska','K',6,'handler','wege','S');</text:p>
          </table:table-cell>
          <table:table-cell table:number-columns-repeated="3"/>
        </table:table-row>
        <table:table-row table:style-name="ro1">
          <table:table-cell table:formula="of:=COUNTIF([.$B$2:.$B$300];[.B47])" office:value-type="float" office:value="1">
            <text:p>1</text:p>
          </table:table-cell>
          <table:table-cell table:formula="of:=SUBSTITUTE(SUBSTITUTE(SUBSTITUTE(SUBSTITUTE(SUBSTITUTE(LOWER(LEFT([.D47];1))&amp;LOWER([.E47]);&quot;ł&quot;;&quot;l&quot;);&quot;ą&quot;;&quot;a&quot;);&quot;ó&quot;;&quot;o&quot;);&quot;ń&quot;;&quot;n&quot;);&quot;ś&quot;;&quot;s&quot;)" office:value-type="string" office:string-value="eolszewska">
            <text:p>eolszewska</text:p>
          </table:table-cell>
          <table:table-cell table:formula="of:=LOWER(LEFT([.D47];1))&amp;ROUND(RAND()*60;0)&amp;RIGHT([.E47];3)&amp;ROUND(RAND()*11;0)" office:value-type="string" office:string-value="e24ska2">
            <text:p>e24ska2</text:p>
          </table:table-cell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47]&amp;&quot;','&quot;&amp;[.C47]&amp;&quot;','&quot;&amp;[.D47]&amp;&quot;','&quot;&amp;[.E47]&amp;&quot;','&quot;&amp;[.F47]&amp;&quot;',&quot;&amp;[.G47]&amp;&quot;,'&quot;&amp;[.H47]&amp;&quot;','&quot;&amp;[.I47]&amp;&quot;','&quot;&amp;[.J47]&amp;&quot;');&quot;" office:value-type="string" office:string-value="insert into zawodnicy(login, pass, imie, nazwisko, plec, poziom, pozycja, menu, rozmiar) values ('eolszewska','e24ska2','Ewa','Olszewska','K',3,'cutter','mięso','XL');">
            <text:p>insert into zawodnicy(login, pass, imie, nazwisko, plec, poziom, pozycja, menu, rozmiar) values ('eolszewska','e24ska2','Ewa','Olszewska','K',3,'cutter','mięso','XL');</text:p>
          </table:table-cell>
          <table:table-cell table:number-columns-repeated="3"/>
        </table:table-row>
        <table:table-row table:style-name="ro1">
          <table:table-cell table:formula="of:=COUNTIF([.$B$2:.$B$300];[.B48])" office:value-type="float" office:value="1">
            <text:p>1</text:p>
          </table:table-cell>
          <table:table-cell table:formula="of:=SUBSTITUTE(SUBSTITUTE(SUBSTITUTE(SUBSTITUTE(SUBSTITUTE(LOWER(LEFT([.D48];1))&amp;LOWER([.E48]);&quot;ł&quot;;&quot;l&quot;);&quot;ą&quot;;&quot;a&quot;);&quot;ó&quot;;&quot;o&quot;);&quot;ń&quot;;&quot;n&quot;);&quot;ś&quot;;&quot;s&quot;)" office:value-type="string" office:string-value="adudek">
            <text:p>adudek</text:p>
          </table:table-cell>
          <table:table-cell table:formula="of:=LOWER(LEFT([.D48];1))&amp;ROUND(RAND()*60;0)&amp;RIGHT([.E48];3)&amp;ROUND(RAND()*11;0)" office:value-type="string" office:string-value="a3dek10">
            <text:p>a3dek10</text:p>
          </table:table-cell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8]&amp;&quot;','&quot;&amp;[.C48]&amp;&quot;','&quot;&amp;[.D48]&amp;&quot;','&quot;&amp;[.E48]&amp;&quot;','&quot;&amp;[.F48]&amp;&quot;',&quot;&amp;[.G48]&amp;&quot;,'&quot;&amp;[.H48]&amp;&quot;','&quot;&amp;[.I48]&amp;&quot;','&quot;&amp;[.J48]&amp;&quot;');&quot;" office:value-type="string" office:string-value="insert into zawodnicy(login, pass, imie, nazwisko, plec, poziom, pozycja, menu, rozmiar) values ('adudek','a3dek10','Agata','Dudek','K',6,'handler','mięso','S');">
            <text:p>insert into zawodnicy(login, pass, imie, nazwisko, plec, poziom, pozycja, menu, rozmiar) values ('adudek','a3dek10','Agata','Dudek','K',6,'handler','mięso','S');</text:p>
          </table:table-cell>
          <table:table-cell table:number-columns-repeated="3"/>
        </table:table-row>
        <table:table-row table:style-name="ro1">
          <table:table-cell table:formula="of:=COUNTIF([.$B$2:.$B$300];[.B49])" office:value-type="float" office:value="1">
            <text:p>1</text:p>
          </table:table-cell>
          <table:table-cell table:formula="of:=SUBSTITUTE(SUBSTITUTE(SUBSTITUTE(SUBSTITUTE(SUBSTITUTE(LOWER(LEFT([.D49];1))&amp;LOWER([.E49]);&quot;ł&quot;;&quot;l&quot;);&quot;ą&quot;;&quot;a&quot;);&quot;ó&quot;;&quot;o&quot;);&quot;ń&quot;;&quot;n&quot;);&quot;ś&quot;;&quot;s&quot;)" office:value-type="string" office:string-value="jkalinowska">
            <text:p>jkalinowska</text:p>
          </table:table-cell>
          <table:table-cell table:formula="of:=LOWER(LEFT([.D49];1))&amp;ROUND(RAND()*60;0)&amp;RIGHT([.E49];3)&amp;ROUND(RAND()*11;0)" office:value-type="string" office:string-value="j23ska11">
            <text:p>j23ska11</text:p>
          </table:table-cell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49]&amp;&quot;','&quot;&amp;[.C49]&amp;&quot;','&quot;&amp;[.D49]&amp;&quot;','&quot;&amp;[.E49]&amp;&quot;','&quot;&amp;[.F49]&amp;&quot;',&quot;&amp;[.G49]&amp;&quot;,'&quot;&amp;[.H49]&amp;&quot;','&quot;&amp;[.I49]&amp;&quot;','&quot;&amp;[.J49]&amp;&quot;');&quot;" office:value-type="string" office:string-value="insert into zawodnicy(login, pass, imie, nazwisko, plec, poziom, pozycja, menu, rozmiar) values ('jkalinowska','j23ska11','Janina','Kalinowska','K',10,'handler','mięso','XS');">
            <text:p>insert into zawodnicy(login, pass, imie, nazwisko, plec, poziom, pozycja, menu, rozmiar) values ('jkalinowska','j23ska11','Janina','Kalinowska','K',10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50])" office:value-type="float" office:value="1">
            <text:p>1</text:p>
          </table:table-cell>
          <table:table-cell table:formula="of:=SUBSTITUTE(SUBSTITUTE(SUBSTITUTE(SUBSTITUTE(SUBSTITUTE(LOWER(LEFT([.D50];1))&amp;LOWER([.E50]);&quot;ł&quot;;&quot;l&quot;);&quot;ą&quot;;&quot;a&quot;);&quot;ó&quot;;&quot;o&quot;);&quot;ń&quot;;&quot;n&quot;);&quot;ś&quot;;&quot;s&quot;)" office:value-type="string" office:string-value="uprzybylska">
            <text:p>uprzybylska</text:p>
          </table:table-cell>
          <table:table-cell table:formula="of:=LOWER(LEFT([.D50];1))&amp;ROUND(RAND()*60;0)&amp;RIGHT([.E50];3)&amp;ROUND(RAND()*11;0)" office:value-type="string" office:string-value="u8ska6">
            <text:p>u8ska6</text:p>
          </table:table-cell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50]&amp;&quot;','&quot;&amp;[.C50]&amp;&quot;','&quot;&amp;[.D50]&amp;&quot;','&quot;&amp;[.E50]&amp;&quot;','&quot;&amp;[.F50]&amp;&quot;',&quot;&amp;[.G50]&amp;&quot;,'&quot;&amp;[.H50]&amp;&quot;','&quot;&amp;[.I50]&amp;&quot;','&quot;&amp;[.J50]&amp;&quot;');&quot;" office:value-type="string" office:string-value="insert into zawodnicy(login, pass, imie, nazwisko, plec, poziom, pozycja, menu, rozmiar) values ('uprzybylska','u8ska6','Urszula','Przybylska','K',3,'cutter','wege','M');">
            <text:p>insert into zawodnicy(login, pass, imie, nazwisko, plec, poziom, pozycja, menu, rozmiar) values ('uprzybylska','u8ska6','Urszula','Przybylska','K',3,'cutter','wege','M');</text:p>
          </table:table-cell>
          <table:table-cell table:number-columns-repeated="3"/>
        </table:table-row>
        <table:table-row table:style-name="ro1">
          <table:table-cell table:formula="of:=COUNTIF([.$B$2:.$B$300];[.B51])" office:value-type="float" office:value="1">
            <text:p>1</text:p>
          </table:table-cell>
          <table:table-cell table:formula="of:=SUBSTITUTE(SUBSTITUTE(SUBSTITUTE(SUBSTITUTE(SUBSTITUTE(LOWER(LEFT([.D51];1))&amp;LOWER([.E51]);&quot;ł&quot;;&quot;l&quot;);&quot;ą&quot;;&quot;a&quot;);&quot;ó&quot;;&quot;o&quot;);&quot;ń&quot;;&quot;n&quot;);&quot;ś&quot;;&quot;s&quot;)" office:value-type="string" office:string-value="swieczorek">
            <text:p>swieczorek</text:p>
          </table:table-cell>
          <table:table-cell table:formula="of:=LOWER(LEFT([.D51];1))&amp;ROUND(RAND()*60;0)&amp;RIGHT([.E51];3)&amp;ROUND(RAND()*11;0)" office:value-type="string" office:string-value="s27rek6">
            <text:p>s27rek6</text:p>
          </table:table-cell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51]&amp;&quot;','&quot;&amp;[.C51]&amp;&quot;','&quot;&amp;[.D51]&amp;&quot;','&quot;&amp;[.E51]&amp;&quot;','&quot;&amp;[.F51]&amp;&quot;',&quot;&amp;[.G51]&amp;&quot;,'&quot;&amp;[.H51]&amp;&quot;','&quot;&amp;[.I51]&amp;&quot;','&quot;&amp;[.J51]&amp;&quot;');&quot;" office:value-type="string" office:string-value="insert into zawodnicy(login, pass, imie, nazwisko, plec, poziom, pozycja, menu, rozmiar) values ('swieczorek','s27rek6','Sylwia','Wieczorek','K',4,'handler','mięso','M');">
            <text:p>insert into zawodnicy(login, pass, imie, nazwisko, plec, poziom, pozycja, menu, rozmiar) values ('swieczorek','s27rek6','Sylwia','Wieczorek','K',4,'handler','mięso','M');</text:p>
          </table:table-cell>
          <table:table-cell table:number-columns-repeated="3"/>
        </table:table-row>
        <table:table-row table:style-name="ro1">
          <table:table-cell table:formula="of:=COUNTIF([.$B$2:.$B$300];[.B52])" office:value-type="float" office:value="1">
            <text:p>1</text:p>
          </table:table-cell>
          <table:table-cell table:formula="of:=SUBSTITUTE(SUBSTITUTE(SUBSTITUTE(SUBSTITUTE(SUBSTITUTE(LOWER(LEFT([.D52];1))&amp;LOWER([.E52]);&quot;ł&quot;;&quot;l&quot;);&quot;ą&quot;;&quot;a&quot;);&quot;ó&quot;;&quot;o&quot;);&quot;ń&quot;;&quot;n&quot;);&quot;ś&quot;;&quot;s&quot;)" office:value-type="string" office:string-value="zkowalczyk">
            <text:p>zkowalczyk</text:p>
          </table:table-cell>
          <table:table-cell table:formula="of:=LOWER(LEFT([.D52];1))&amp;ROUND(RAND()*60;0)&amp;RIGHT([.E52];3)&amp;ROUND(RAND()*11;0)" office:value-type="string" office:string-value="z2zyk2">
            <text:p>z2zyk2</text:p>
          </table:table-cell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2]&amp;&quot;','&quot;&amp;[.C52]&amp;&quot;','&quot;&amp;[.D52]&amp;&quot;','&quot;&amp;[.E52]&amp;&quot;','&quot;&amp;[.F52]&amp;&quot;',&quot;&amp;[.G52]&amp;&quot;,'&quot;&amp;[.H52]&amp;&quot;','&quot;&amp;[.I52]&amp;&quot;','&quot;&amp;[.J52]&amp;&quot;');&quot;" office:value-type="string" office:string-value="insert into zawodnicy(login, pass, imie, nazwisko, plec, poziom, pozycja, menu, rozmiar) values ('zkowalczyk','z2zyk2','Zdzisław','Kowalczyk','M',9,'cutter','mięso','S');">
            <text:p>insert into zawodnicy(login, pass, imie, nazwisko, plec, poziom, pozycja, menu, rozmiar) values ('zkowalczyk','z2zyk2','Zdzisław','Kowalczyk','M',9,'cutter','mięso','S');</text:p>
          </table:table-cell>
          <table:table-cell table:number-columns-repeated="3"/>
        </table:table-row>
        <table:table-row table:style-name="ro1">
          <table:table-cell table:formula="of:=COUNTIF([.$B$2:.$B$300];[.B53])" office:value-type="float" office:value="1">
            <text:p>1</text:p>
          </table:table-cell>
          <table:table-cell table:formula="of:=SUBSTITUTE(SUBSTITUTE(SUBSTITUTE(SUBSTITUTE(SUBSTITUTE(LOWER(LEFT([.D53];1))&amp;LOWER([.E53]);&quot;ł&quot;;&quot;l&quot;);&quot;ą&quot;;&quot;a&quot;);&quot;ó&quot;;&quot;o&quot;);&quot;ń&quot;;&quot;n&quot;);&quot;ś&quot;;&quot;s&quot;)" office:value-type="string" office:string-value="cduda">
            <text:p>cduda</text:p>
          </table:table-cell>
          <table:table-cell table:formula="of:=LOWER(LEFT([.D53];1))&amp;ROUND(RAND()*60;0)&amp;RIGHT([.E53];3)&amp;ROUND(RAND()*11;0)" office:value-type="string" office:string-value="c29uda9">
            <text:p>c29uda9</text:p>
          </table:table-cell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3]&amp;&quot;','&quot;&amp;[.C53]&amp;&quot;','&quot;&amp;[.D53]&amp;&quot;','&quot;&amp;[.E53]&amp;&quot;','&quot;&amp;[.F53]&amp;&quot;',&quot;&amp;[.G53]&amp;&quot;,'&quot;&amp;[.H53]&amp;&quot;','&quot;&amp;[.I53]&amp;&quot;','&quot;&amp;[.J53]&amp;&quot;');&quot;" office:value-type="string" office:string-value="insert into zawodnicy(login, pass, imie, nazwisko, plec, poziom, pozycja, menu, rozmiar) values ('cduda','c29uda9','Czesław','Duda','M',6,'handler','mięso','XS');">
            <text:p>insert into zawodnicy(login, pass, imie, nazwisko, plec, poziom, pozycja, menu, rozmiar) values ('cduda','c29uda9','Czesław','Duda','M',6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54])" office:value-type="float" office:value="1">
            <text:p>1</text:p>
          </table:table-cell>
          <table:table-cell table:formula="of:=SUBSTITUTE(SUBSTITUTE(SUBSTITUTE(SUBSTITUTE(SUBSTITUTE(LOWER(LEFT([.D54];1))&amp;LOWER([.E54]);&quot;ł&quot;;&quot;l&quot;);&quot;ą&quot;;&quot;a&quot;);&quot;ó&quot;;&quot;o&quot;);&quot;ń&quot;;&quot;n&quot;);&quot;ś&quot;;&quot;s&quot;)" office:value-type="string" office:string-value="jpawlowski">
            <text:p>jpawlowski</text:p>
          </table:table-cell>
          <table:table-cell table:formula="of:=LOWER(LEFT([.D54];1))&amp;ROUND(RAND()*60;0)&amp;RIGHT([.E54];3)&amp;ROUND(RAND()*11;0)" office:value-type="string" office:string-value="j12ski4">
            <text:p>j12ski4</text:p>
          </table:table-cell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4]&amp;&quot;','&quot;&amp;[.C54]&amp;&quot;','&quot;&amp;[.D54]&amp;&quot;','&quot;&amp;[.E54]&amp;&quot;','&quot;&amp;[.F54]&amp;&quot;',&quot;&amp;[.G54]&amp;&quot;,'&quot;&amp;[.H54]&amp;&quot;','&quot;&amp;[.I54]&amp;&quot;','&quot;&amp;[.J54]&amp;&quot;');&quot;" office:value-type="string" office:string-value="insert into zawodnicy(login, pass, imie, nazwisko, plec, poziom, pozycja, menu, rozmiar) values ('jpawlowski','j12ski4','Jacek','Pawłowski','M',1,'cutter','mięso','XS');">
            <text:p>insert into zawodnicy(login, pass, imie, nazwisko, plec, poziom, pozycja, menu, rozmiar) values ('jpawlowski','j12ski4','Jacek','Pawłowski','M',1,'cutter','mięso','XS');</text:p>
          </table:table-cell>
          <table:table-cell table:number-columns-repeated="3"/>
        </table:table-row>
        <table:table-row table:style-name="ro1">
          <table:table-cell table:formula="of:=COUNTIF([.$B$2:.$B$300];[.B55])" office:value-type="float" office:value="1">
            <text:p>1</text:p>
          </table:table-cell>
          <table:table-cell table:formula="of:=SUBSTITUTE(SUBSTITUTE(SUBSTITUTE(SUBSTITUTE(SUBSTITUTE(LOWER(LEFT([.D55];1))&amp;LOWER([.E55]);&quot;ł&quot;;&quot;l&quot;);&quot;ą&quot;;&quot;a&quot;);&quot;ó&quot;;&quot;o&quot;);&quot;ń&quot;;&quot;n&quot;);&quot;ś&quot;;&quot;s&quot;)" office:value-type="string" office:string-value="rkrajewski">
            <text:p>rkrajewski</text:p>
          </table:table-cell>
          <table:table-cell table:formula="of:=LOWER(LEFT([.D55];1))&amp;ROUND(RAND()*60;0)&amp;RIGHT([.E55];3)&amp;ROUND(RAND()*11;0)" office:value-type="string" office:string-value="r21ski3">
            <text:p>r21ski3</text:p>
          </table:table-cell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55]&amp;&quot;','&quot;&amp;[.C55]&amp;&quot;','&quot;&amp;[.D55]&amp;&quot;','&quot;&amp;[.E55]&amp;&quot;','&quot;&amp;[.F55]&amp;&quot;',&quot;&amp;[.G55]&amp;&quot;,'&quot;&amp;[.H55]&amp;&quot;','&quot;&amp;[.I55]&amp;&quot;','&quot;&amp;[.J55]&amp;&quot;');&quot;" office:value-type="string" office:string-value="insert into zawodnicy(login, pass, imie, nazwisko, plec, poziom, pozycja, menu, rozmiar) values ('rkrajewski','r21ski3','Roman','Krajewski','M',1,'cutter','mięso','XL');">
            <text:p>insert into zawodnicy(login, pass, imie, nazwisko, plec, poziom, pozycja, menu, rozmiar) values ('rkrajewski','r21ski3','Roman','Krajewski','M',1,'cutter','mięso','XL');</text:p>
          </table:table-cell>
          <table:table-cell table:number-columns-repeated="3"/>
        </table:table-row>
        <table:table-row table:style-name="ro1">
          <table:table-cell table:formula="of:=COUNTIF([.$B$2:.$B$300];[.B56])" office:value-type="float" office:value="1">
            <text:p>1</text:p>
          </table:table-cell>
          <table:table-cell table:formula="of:=SUBSTITUTE(SUBSTITUTE(SUBSTITUTE(SUBSTITUTE(SUBSTITUTE(LOWER(LEFT([.D56];1))&amp;LOWER([.E56]);&quot;ł&quot;;&quot;l&quot;);&quot;ą&quot;;&quot;a&quot;);&quot;ó&quot;;&quot;o&quot;);&quot;ń&quot;;&quot;n&quot;);&quot;ś&quot;;&quot;s&quot;)" office:value-type="string" office:string-value="msikora">
            <text:p>msikora</text:p>
          </table:table-cell>
          <table:table-cell table:formula="of:=LOWER(LEFT([.D56];1))&amp;ROUND(RAND()*60;0)&amp;RIGHT([.E56];3)&amp;ROUND(RAND()*11;0)" office:value-type="string" office:string-value="m16ora5">
            <text:p>m16ora5</text:p>
          </table:table-cell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56]&amp;&quot;','&quot;&amp;[.C56]&amp;&quot;','&quot;&amp;[.D56]&amp;&quot;','&quot;&amp;[.E56]&amp;&quot;','&quot;&amp;[.F56]&amp;&quot;',&quot;&amp;[.G56]&amp;&quot;,'&quot;&amp;[.H56]&amp;&quot;','&quot;&amp;[.I56]&amp;&quot;','&quot;&amp;[.J56]&amp;&quot;');&quot;" office:value-type="string" office:string-value="insert into zawodnicy(login, pass, imie, nazwisko, plec, poziom, pozycja, menu, rozmiar) values ('msikora','m16ora5','Mariusz','Sikora','M',3,'handler','mięso','M');">
            <text:p>insert into zawodnicy(login, pass, imie, nazwisko, plec, poziom, pozycja, menu, rozmiar) values ('msikora','m16ora5','Mariusz','Sikora','M',3,'handler','mięso','M');</text:p>
          </table:table-cell>
          <table:table-cell table:number-columns-repeated="3"/>
        </table:table-row>
        <table:table-row table:style-name="ro1">
          <table:table-cell table:formula="of:=COUNTIF([.$B$2:.$B$300];[.B57])" office:value-type="float" office:value="1">
            <text:p>1</text:p>
          </table:table-cell>
          <table:table-cell table:formula="of:=SUBSTITUTE(SUBSTITUTE(SUBSTITUTE(SUBSTITUTE(SUBSTITUTE(LOWER(LEFT([.D57];1))&amp;LOWER([.E57]);&quot;ł&quot;;&quot;l&quot;);&quot;ą&quot;;&quot;a&quot;);&quot;ó&quot;;&quot;o&quot;);&quot;ń&quot;;&quot;n&quot;);&quot;ś&quot;;&quot;s&quot;)" office:value-type="string" office:string-value="jmazur">
            <text:p>jmazur</text:p>
          </table:table-cell>
          <table:table-cell table:formula="of:=LOWER(LEFT([.D57];1))&amp;ROUND(RAND()*60;0)&amp;RIGHT([.E57];3)&amp;ROUND(RAND()*11;0)" office:value-type="string" office:string-value="j11zur9">
            <text:p>j11zur9</text:p>
          </table:table-cell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7]&amp;&quot;','&quot;&amp;[.C57]&amp;&quot;','&quot;&amp;[.D57]&amp;&quot;','&quot;&amp;[.E57]&amp;&quot;','&quot;&amp;[.F57]&amp;&quot;',&quot;&amp;[.G57]&amp;&quot;,'&quot;&amp;[.H57]&amp;&quot;','&quot;&amp;[.I57]&amp;&quot;','&quot;&amp;[.J57]&amp;&quot;');&quot;" office:value-type="string" office:string-value="insert into zawodnicy(login, pass, imie, nazwisko, plec, poziom, pozycja, menu, rozmiar) values ('jmazur','j11zur9','Jacek','Mazur','M',1,'handler','mięso','S');">
            <text:p>insert into zawodnicy(login, pass, imie, nazwisko, plec, poziom, pozycja, menu, rozmiar) values ('jmazur','j11zur9','Jacek','Mazur','M',1,'handler','mięso','S');</text:p>
          </table:table-cell>
          <table:table-cell table:number-columns-repeated="3"/>
        </table:table-row>
        <table:table-row table:style-name="ro1">
          <table:table-cell table:formula="of:=COUNTIF([.$B$2:.$B$300];[.B58])" office:value-type="float" office:value="1">
            <text:p>1</text:p>
          </table:table-cell>
          <table:table-cell table:formula="of:=SUBSTITUTE(SUBSTITUTE(SUBSTITUTE(SUBSTITUTE(SUBSTITUTE(LOWER(LEFT([.D58];1))&amp;LOWER([.E58]);&quot;ł&quot;;&quot;l&quot;);&quot;ą&quot;;&quot;a&quot;);&quot;ó&quot;;&quot;o&quot;);&quot;ń&quot;;&quot;n&quot;);&quot;ś&quot;;&quot;s&quot;)" office:value-type="string" office:string-value="mkalinowski">
            <text:p>mkalinowski</text:p>
          </table:table-cell>
          <table:table-cell table:formula="of:=LOWER(LEFT([.D58];1))&amp;ROUND(RAND()*60;0)&amp;RIGHT([.E58];3)&amp;ROUND(RAND()*11;0)" office:value-type="string" office:string-value="m59ski3">
            <text:p>m59ski3</text:p>
          </table:table-cell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58]&amp;&quot;','&quot;&amp;[.C58]&amp;&quot;','&quot;&amp;[.D58]&amp;&quot;','&quot;&amp;[.E58]&amp;&quot;','&quot;&amp;[.F58]&amp;&quot;',&quot;&amp;[.G58]&amp;&quot;,'&quot;&amp;[.H58]&amp;&quot;','&quot;&amp;[.I58]&amp;&quot;','&quot;&amp;[.J58]&amp;&quot;');&quot;" office:value-type="string" office:string-value="insert into zawodnicy(login, pass, imie, nazwisko, plec, poziom, pozycja, menu, rozmiar) values ('mkalinowski','m59ski3','Maciej','Kalinowski','M',10,'handler','mięso','M');">
            <text:p>insert into zawodnicy(login, pass, imie, nazwisko, plec, poziom, pozycja, menu, rozmiar) values ('mkalinowski','m59ski3','Maciej','Kalinowski','M',10,'handler','mięso','M');</text:p>
          </table:table-cell>
          <table:table-cell table:number-columns-repeated="3"/>
        </table:table-row>
        <table:table-row table:style-name="ro1">
          <table:table-cell table:formula="of:=COUNTIF([.$B$2:.$B$300];[.B59])" office:value-type="float" office:value="1">
            <text:p>1</text:p>
          </table:table-cell>
          <table:table-cell table:formula="of:=SUBSTITUTE(SUBSTITUTE(SUBSTITUTE(SUBSTITUTE(SUBSTITUTE(LOWER(LEFT([.D59];1))&amp;LOWER([.E59]);&quot;ł&quot;;&quot;l&quot;);&quot;ą&quot;;&quot;a&quot;);&quot;ó&quot;;&quot;o&quot;);&quot;ń&quot;;&quot;n&quot;);&quot;ś&quot;;&quot;s&quot;)" office:value-type="string" office:string-value="skrajewski">
            <text:p>skrajewski</text:p>
          </table:table-cell>
          <table:table-cell table:formula="of:=LOWER(LEFT([.D59];1))&amp;ROUND(RAND()*60;0)&amp;RIGHT([.E59];3)&amp;ROUND(RAND()*11;0)" office:value-type="string" office:string-value="s49ski8">
            <text:p>s49ski8</text:p>
          </table:table-cell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9]&amp;&quot;','&quot;&amp;[.C59]&amp;&quot;','&quot;&amp;[.D59]&amp;&quot;','&quot;&amp;[.E59]&amp;&quot;','&quot;&amp;[.F59]&amp;&quot;',&quot;&amp;[.G59]&amp;&quot;,'&quot;&amp;[.H59]&amp;&quot;','&quot;&amp;[.I59]&amp;&quot;','&quot;&amp;[.J59]&amp;&quot;');&quot;" office:value-type="string" office:string-value="insert into zawodnicy(login, pass, imie, nazwisko, plec, poziom, pozycja, menu, rozmiar) values ('skrajewski','s49ski8','Sebastian','Krajewski','M',8,'handler','mięso','S');">
            <text:p>insert into zawodnicy(login, pass, imie, nazwisko, plec, poziom, pozycja, menu, rozmiar) values ('skrajewski','s49ski8','Sebastian','Krajewski','M',8,'handler','mięso','S');</text:p>
          </table:table-cell>
          <table:table-cell table:number-columns-repeated="3"/>
        </table:table-row>
        <table:table-row table:style-name="ro1">
          <table:table-cell table:formula="of:=COUNTIF([.$B$2:.$B$300];[.B60])" office:value-type="float" office:value="1">
            <text:p>1</text:p>
          </table:table-cell>
          <table:table-cell table:formula="of:=SUBSTITUTE(SUBSTITUTE(SUBSTITUTE(SUBSTITUTE(SUBSTITUTE(LOWER(LEFT([.D60];1))&amp;LOWER([.E60]);&quot;ł&quot;;&quot;l&quot;);&quot;ą&quot;;&quot;a&quot;);&quot;ó&quot;;&quot;o&quot;);&quot;ń&quot;;&quot;n&quot;);&quot;ś&quot;;&quot;s&quot;)" office:value-type="string" office:string-value="lbak">
            <text:p>lbak</text:p>
          </table:table-cell>
          <table:table-cell table:formula="of:=LOWER(LEFT([.D60];1))&amp;ROUND(RAND()*60;0)&amp;RIGHT([.E60];3)&amp;ROUND(RAND()*11;0)" office:value-type="string" office:string-value="l50Bąk11">
            <text:p>l50Bąk11</text:p>
          </table:table-cell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60]&amp;&quot;','&quot;&amp;[.C60]&amp;&quot;','&quot;&amp;[.D60]&amp;&quot;','&quot;&amp;[.E60]&amp;&quot;','&quot;&amp;[.F60]&amp;&quot;',&quot;&amp;[.G60]&amp;&quot;,'&quot;&amp;[.H60]&amp;&quot;','&quot;&amp;[.I60]&amp;&quot;','&quot;&amp;[.J60]&amp;&quot;');&quot;" office:value-type="string" office:string-value="insert into zawodnicy(login, pass, imie, nazwisko, plec, poziom, pozycja, menu, rozmiar) values ('lbak','l50Bąk11','Leszek','Bąk','M',3,'handler','wege','XL');">
            <text:p>insert into zawodnicy(login, pass, imie, nazwisko, plec, poziom, pozycja, menu, rozmiar) values ('lbak','l50Bąk11','Leszek','Bąk','M',3,'handler','wege','XL');</text:p>
          </table:table-cell>
          <table:table-cell table:number-columns-repeated="3"/>
        </table:table-row>
        <table:table-row table:style-name="ro1">
          <table:table-cell table:formula="of:=COUNTIF([.$B$2:.$B$300];[.B61])" office:value-type="float" office:value="1">
            <text:p>1</text:p>
          </table:table-cell>
          <table:table-cell table:formula="of:=SUBSTITUTE(SUBSTITUTE(SUBSTITUTE(SUBSTITUTE(SUBSTITUTE(LOWER(LEFT([.D61];1))&amp;LOWER([.E61]);&quot;ł&quot;;&quot;l&quot;);&quot;ą&quot;;&quot;a&quot;);&quot;ó&quot;;&quot;o&quot;);&quot;ń&quot;;&quot;n&quot;);&quot;ś&quot;;&quot;s&quot;)" office:value-type="string" office:string-value="mwalczak">
            <text:p>mwalczak</text:p>
          </table:table-cell>
          <table:table-cell table:formula="of:=LOWER(LEFT([.D61];1))&amp;ROUND(RAND()*60;0)&amp;RIGHT([.E61];3)&amp;ROUND(RAND()*11;0)" office:value-type="string" office:string-value="m44zak7">
            <text:p>m44zak7</text:p>
          </table:table-cell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1]&amp;&quot;','&quot;&amp;[.C61]&amp;&quot;','&quot;&amp;[.D61]&amp;&quot;','&quot;&amp;[.E61]&amp;&quot;','&quot;&amp;[.F61]&amp;&quot;',&quot;&amp;[.G61]&amp;&quot;,'&quot;&amp;[.H61]&amp;&quot;','&quot;&amp;[.I61]&amp;&quot;','&quot;&amp;[.J61]&amp;&quot;');&quot;" office:value-type="string" office:string-value="insert into zawodnicy(login, pass, imie, nazwisko, plec, poziom, pozycja, menu, rozmiar) values ('mwalczak','m44zak7','Marek','Walczak','M',2,'handler','mięso','XS');">
            <text:p>insert into zawodnicy(login, pass, imie, nazwisko, plec, poziom, pozycja, menu, rozmiar) values ('mwalczak','m44zak7','Marek','Walczak','M',2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62])" office:value-type="float" office:value="1">
            <text:p>1</text:p>
          </table:table-cell>
          <table:table-cell table:formula="of:=SUBSTITUTE(SUBSTITUTE(SUBSTITUTE(SUBSTITUTE(SUBSTITUTE(LOWER(LEFT([.D62];1))&amp;LOWER([.E62]);&quot;ł&quot;;&quot;l&quot;);&quot;ą&quot;;&quot;a&quot;);&quot;ó&quot;;&quot;o&quot;);&quot;ń&quot;;&quot;n&quot;);&quot;ś&quot;;&quot;s&quot;)" office:value-type="string" office:string-value="jjankowski">
            <text:p>jjankowski</text:p>
          </table:table-cell>
          <table:table-cell table:formula="of:=LOWER(LEFT([.D62];1))&amp;ROUND(RAND()*60;0)&amp;RIGHT([.E62];3)&amp;ROUND(RAND()*11;0)" office:value-type="string" office:string-value="j2ski3">
            <text:p>j2ski3</text:p>
          </table:table-cell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62]&amp;&quot;','&quot;&amp;[.C62]&amp;&quot;','&quot;&amp;[.D62]&amp;&quot;','&quot;&amp;[.E62]&amp;&quot;','&quot;&amp;[.F62]&amp;&quot;',&quot;&amp;[.G62]&amp;&quot;,'&quot;&amp;[.H62]&amp;&quot;','&quot;&amp;[.I62]&amp;&quot;','&quot;&amp;[.J62]&amp;&quot;');&quot;" office:value-type="string" office:string-value="insert into zawodnicy(login, pass, imie, nazwisko, plec, poziom, pozycja, menu, rozmiar) values ('jjankowski','j2ski3','Jan','Jankowski','M',7,'cutter','wege','L');">
            <text:p>insert into zawodnicy(login, pass, imie, nazwisko, plec, poziom, pozycja, menu, rozmiar) values ('jjankowski','j2ski3','Jan','Jankowski','M',7,'cutter','wege','L');</text:p>
          </table:table-cell>
          <table:table-cell table:number-columns-repeated="3"/>
        </table:table-row>
        <table:table-row table:style-name="ro1">
          <table:table-cell table:formula="of:=COUNTIF([.$B$2:.$B$300];[.B63])" office:value-type="float" office:value="1">
            <text:p>1</text:p>
          </table:table-cell>
          <table:table-cell table:formula="of:=SUBSTITUTE(SUBSTITUTE(SUBSTITUTE(SUBSTITUTE(SUBSTITUTE(LOWER(LEFT([.D63];1))&amp;LOWER([.E63]);&quot;ł&quot;;&quot;l&quot;);&quot;ą&quot;;&quot;a&quot;);&quot;ó&quot;;&quot;o&quot;);&quot;ń&quot;;&quot;n&quot;);&quot;ś&quot;;&quot;s&quot;)" office:value-type="string" office:string-value="spiotrowski">
            <text:p>spiotrowski</text:p>
          </table:table-cell>
          <table:table-cell table:formula="of:=LOWER(LEFT([.D63];1))&amp;ROUND(RAND()*60;0)&amp;RIGHT([.E63];3)&amp;ROUND(RAND()*11;0)" office:value-type="string" office:string-value="s55ski9">
            <text:p>s55ski9</text:p>
          </table:table-cell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63]&amp;&quot;','&quot;&amp;[.C63]&amp;&quot;','&quot;&amp;[.D63]&amp;&quot;','&quot;&amp;[.E63]&amp;&quot;','&quot;&amp;[.F63]&amp;&quot;',&quot;&amp;[.G63]&amp;&quot;,'&quot;&amp;[.H63]&amp;&quot;','&quot;&amp;[.I63]&amp;&quot;','&quot;&amp;[.J63]&amp;&quot;');&quot;" office:value-type="string" office:string-value="insert into zawodnicy(login, pass, imie, nazwisko, plec, poziom, pozycja, menu, rozmiar) values ('spiotrowski','s55ski9','Stanisław','Piotrowski','M',1,'handler','mięso','XL');">
            <text:p>insert into zawodnicy(login, pass, imie, nazwisko, plec, poziom, pozycja, menu, rozmiar) values ('spiotrowski','s55ski9','Stanisław','Piotrowski','M',1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64])" office:value-type="float" office:value="1">
            <text:p>1</text:p>
          </table:table-cell>
          <table:table-cell table:formula="of:=SUBSTITUTE(SUBSTITUTE(SUBSTITUTE(SUBSTITUTE(SUBSTITUTE(LOWER(LEFT([.D64];1))&amp;LOWER([.E64]);&quot;ł&quot;;&quot;l&quot;);&quot;ą&quot;;&quot;a&quot;);&quot;ó&quot;;&quot;o&quot;);&quot;ń&quot;;&quot;n&quot;);&quot;ś&quot;;&quot;s&quot;)" office:value-type="string" office:string-value="cdabrowski">
            <text:p>cdabrowski</text:p>
          </table:table-cell>
          <table:table-cell table:formula="of:=LOWER(LEFT([.D64];1))&amp;ROUND(RAND()*60;0)&amp;RIGHT([.E64];3)&amp;ROUND(RAND()*11;0)" office:value-type="string" office:string-value="c10ski3">
            <text:p>c10ski3</text:p>
          </table:table-cell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64]&amp;&quot;','&quot;&amp;[.C64]&amp;&quot;','&quot;&amp;[.D64]&amp;&quot;','&quot;&amp;[.E64]&amp;&quot;','&quot;&amp;[.F64]&amp;&quot;',&quot;&amp;[.G64]&amp;&quot;,'&quot;&amp;[.H64]&amp;&quot;','&quot;&amp;[.I64]&amp;&quot;','&quot;&amp;[.J64]&amp;&quot;');&quot;" office:value-type="string" office:string-value="insert into zawodnicy(login, pass, imie, nazwisko, plec, poziom, pozycja, menu, rozmiar) values ('cdabrowski','c10ski3','Czesław','Dąbrowski','M',8,'handler','mięso','M');">
            <text:p>insert into zawodnicy(login, pass, imie, nazwisko, plec, poziom, pozycja, menu, rozmiar) values ('cdabrowski','c10ski3','Czesław','Dąbrowski','M',8,'handler','mięso','M');</text:p>
          </table:table-cell>
          <table:table-cell table:number-columns-repeated="3"/>
        </table:table-row>
        <table:table-row table:style-name="ro1">
          <table:table-cell table:formula="of:=COUNTIF([.$B$2:.$B$300];[.B65])" office:value-type="float" office:value="1">
            <text:p>1</text:p>
          </table:table-cell>
          <table:table-cell table:formula="of:=SUBSTITUTE(SUBSTITUTE(SUBSTITUTE(SUBSTITUTE(SUBSTITUTE(LOWER(LEFT([.D65];1))&amp;LOWER([.E65]);&quot;ł&quot;;&quot;l&quot;);&quot;ą&quot;;&quot;a&quot;);&quot;ó&quot;;&quot;o&quot;);&quot;ń&quot;;&quot;n&quot;);&quot;ś&quot;;&quot;s&quot;)" office:value-type="string" office:string-value="pczarnecki">
            <text:p>pczarnecki</text:p>
          </table:table-cell>
          <table:table-cell table:formula="of:=LOWER(LEFT([.D65];1))&amp;ROUND(RAND()*60;0)&amp;RIGHT([.E65];3)&amp;ROUND(RAND()*11;0)" office:value-type="string" office:string-value="p49cki7">
            <text:p>p49cki7</text:p>
          </table:table-cell>
          <table:table-cell office:value-type="string">
            <text:p>Piotr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5]&amp;&quot;','&quot;&amp;[.C65]&amp;&quot;','&quot;&amp;[.D65]&amp;&quot;','&quot;&amp;[.E65]&amp;&quot;','&quot;&amp;[.F65]&amp;&quot;',&quot;&amp;[.G65]&amp;&quot;,'&quot;&amp;[.H65]&amp;&quot;','&quot;&amp;[.I65]&amp;&quot;','&quot;&amp;[.J65]&amp;&quot;');&quot;" office:value-type="string" office:string-value="insert into zawodnicy(login, pass, imie, nazwisko, plec, poziom, pozycja, menu, rozmiar) values ('pczarnecki','p49cki7','Piotr','Czarnecki','M',7,'handler','mięso','XS');">
            <text:p>insert into zawodnicy(login, pass, imie, nazwisko, plec, poziom, pozycja, menu, rozmiar) values ('pczarnecki','p49cki7','Piotr','Czarnecki','M',7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66])" office:value-type="float" office:value="1">
            <text:p>1</text:p>
          </table:table-cell>
          <table:table-cell table:formula="of:=SUBSTITUTE(SUBSTITUTE(SUBSTITUTE(SUBSTITUTE(SUBSTITUTE(LOWER(LEFT([.D66];1))&amp;LOWER([.E66]);&quot;ł&quot;;&quot;l&quot;);&quot;ą&quot;;&quot;a&quot;);&quot;ó&quot;;&quot;o&quot;);&quot;ń&quot;;&quot;n&quot;);&quot;ś&quot;;&quot;s&quot;)" office:value-type="string" office:string-value="jsobczak">
            <text:p>jsobczak</text:p>
          </table:table-cell>
          <table:table-cell table:formula="of:=LOWER(LEFT([.D66];1))&amp;ROUND(RAND()*60;0)&amp;RIGHT([.E66];3)&amp;ROUND(RAND()*11;0)" office:value-type="string" office:string-value="j57zak11">
            <text:p>j57zak11</text:p>
          </table:table-cell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6]&amp;&quot;','&quot;&amp;[.C66]&amp;&quot;','&quot;&amp;[.D66]&amp;&quot;','&quot;&amp;[.E66]&amp;&quot;','&quot;&amp;[.F66]&amp;&quot;',&quot;&amp;[.G66]&amp;&quot;,'&quot;&amp;[.H66]&amp;&quot;','&quot;&amp;[.I66]&amp;&quot;','&quot;&amp;[.J66]&amp;&quot;');&quot;" office:value-type="string" office:string-value="insert into zawodnicy(login, pass, imie, nazwisko, plec, poziom, pozycja, menu, rozmiar) values ('jsobczak','j57zak11','Jakub','Sobczak','M',3,'handler','mięso','XS');">
            <text:p>insert into zawodnicy(login, pass, imie, nazwisko, plec, poziom, pozycja, menu, rozmiar) values ('jsobczak','j57zak11','Jakub','Sobczak','M',3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67])" office:value-type="float" office:value="1">
            <text:p>1</text:p>
          </table:table-cell>
          <table:table-cell table:formula="of:=SUBSTITUTE(SUBSTITUTE(SUBSTITUTE(SUBSTITUTE(SUBSTITUTE(LOWER(LEFT([.D67];1))&amp;LOWER([.E67]);&quot;ł&quot;;&quot;l&quot;);&quot;ą&quot;;&quot;a&quot;);&quot;ó&quot;;&quot;o&quot;);&quot;ń&quot;;&quot;n&quot;);&quot;ś&quot;;&quot;s&quot;)" office:value-type="string" office:string-value="mczerwinski">
            <text:p>mczerwinski</text:p>
          </table:table-cell>
          <table:table-cell table:formula="of:=LOWER(LEFT([.D67];1))&amp;ROUND(RAND()*60;0)&amp;RIGHT([.E67];3)&amp;ROUND(RAND()*11;0)" office:value-type="string" office:string-value="m19ski8">
            <text:p>m19ski8</text:p>
          </table:table-cell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67]&amp;&quot;','&quot;&amp;[.C67]&amp;&quot;','&quot;&amp;[.D67]&amp;&quot;','&quot;&amp;[.E67]&amp;&quot;','&quot;&amp;[.F67]&amp;&quot;',&quot;&amp;[.G67]&amp;&quot;,'&quot;&amp;[.H67]&amp;&quot;','&quot;&amp;[.I67]&amp;&quot;','&quot;&amp;[.J67]&amp;&quot;');&quot;" office:value-type="string" office:string-value="insert into zawodnicy(login, pass, imie, nazwisko, plec, poziom, pozycja, menu, rozmiar) values ('mczerwinski','m19ski8','Mateusz','Czerwiński','M',8,'handler','mięso','XL');">
            <text:p>insert into zawodnicy(login, pass, imie, nazwisko, plec, poziom, pozycja, menu, rozmiar) values ('mczerwinski','m19ski8','Mateusz','Czerwiński','M',8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68])" office:value-type="float" office:value="1">
            <text:p>1</text:p>
          </table:table-cell>
          <table:table-cell table:formula="of:=SUBSTITUTE(SUBSTITUTE(SUBSTITUTE(SUBSTITUTE(SUBSTITUTE(LOWER(LEFT([.D68];1))&amp;LOWER([.E68]);&quot;ł&quot;;&quot;l&quot;);&quot;ą&quot;;&quot;a&quot;);&quot;ó&quot;;&quot;o&quot;);&quot;ń&quot;;&quot;n&quot;);&quot;ś&quot;;&quot;s&quot;)" office:value-type="string" office:string-value="jszczepanski">
            <text:p>jszczepanski</text:p>
          </table:table-cell>
          <table:table-cell table:formula="of:=LOWER(LEFT([.D68];1))&amp;ROUND(RAND()*60;0)&amp;RIGHT([.E68];3)&amp;ROUND(RAND()*11;0)" office:value-type="string" office:string-value="j41ski7">
            <text:p>j41ski7</text:p>
          </table:table-cell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8]&amp;&quot;','&quot;&amp;[.C68]&amp;&quot;','&quot;&amp;[.D68]&amp;&quot;','&quot;&amp;[.E68]&amp;&quot;','&quot;&amp;[.F68]&amp;&quot;',&quot;&amp;[.G68]&amp;&quot;,'&quot;&amp;[.H68]&amp;&quot;','&quot;&amp;[.I68]&amp;&quot;','&quot;&amp;[.J68]&amp;&quot;');&quot;" office:value-type="string" office:string-value="insert into zawodnicy(login, pass, imie, nazwisko, plec, poziom, pozycja, menu, rozmiar) values ('jszczepanski','j41ski7','Jacek','Szczepański','M',1,'handler','mięso','S');">
            <text:p>insert into zawodnicy(login, pass, imie, nazwisko, plec, poziom, pozycja, menu, rozmiar) values ('jszczepanski','j41ski7','Jacek','Szczepański','M',1,'handler','mięso','S');</text:p>
          </table:table-cell>
          <table:table-cell table:number-columns-repeated="3"/>
        </table:table-row>
        <table:table-row table:style-name="ro1">
          <table:table-cell table:formula="of:=COUNTIF([.$B$2:.$B$300];[.B69])" office:value-type="float" office:value="1">
            <text:p>1</text:p>
          </table:table-cell>
          <table:table-cell table:formula="of:=SUBSTITUTE(SUBSTITUTE(SUBSTITUTE(SUBSTITUTE(SUBSTITUTE(LOWER(LEFT([.D69];1))&amp;LOWER([.E69]);&quot;ł&quot;;&quot;l&quot;);&quot;ą&quot;;&quot;a&quot;);&quot;ó&quot;;&quot;o&quot;);&quot;ń&quot;;&quot;n&quot;);&quot;ś&quot;;&quot;s&quot;)" office:value-type="string" office:string-value="kbaranowski">
            <text:p>kbaranowski</text:p>
          </table:table-cell>
          <table:table-cell table:formula="of:=LOWER(LEFT([.D69];1))&amp;ROUND(RAND()*60;0)&amp;RIGHT([.E69];3)&amp;ROUND(RAND()*11;0)" office:value-type="string" office:string-value="k34ski3">
            <text:p>k34ski3</text:p>
          </table:table-cell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9]&amp;&quot;','&quot;&amp;[.C69]&amp;&quot;','&quot;&amp;[.D69]&amp;&quot;','&quot;&amp;[.E69]&amp;&quot;','&quot;&amp;[.F69]&amp;&quot;',&quot;&amp;[.G69]&amp;&quot;,'&quot;&amp;[.H69]&amp;&quot;','&quot;&amp;[.I69]&amp;&quot;','&quot;&amp;[.J69]&amp;&quot;');&quot;" office:value-type="string" office:string-value="insert into zawodnicy(login, pass, imie, nazwisko, plec, poziom, pozycja, menu, rozmiar) values ('kbaranowski','k34ski3','Krzysztof','Baranowski','M',9,'cutter','mięso','XS');">
            <text:p>insert into zawodnicy(login, pass, imie, nazwisko, plec, poziom, pozycja, menu, rozmiar) values ('kbaranowski','k34ski3','Krzysztof','Baranowski','M',9,'cutter','mięso','XS');</text:p>
          </table:table-cell>
          <table:table-cell table:number-columns-repeated="3"/>
        </table:table-row>
        <table:table-row table:style-name="ro1">
          <table:table-cell table:formula="of:=COUNTIF([.$B$2:.$B$300];[.B70])" office:value-type="float" office:value="1">
            <text:p>1</text:p>
          </table:table-cell>
          <table:table-cell table:formula="of:=SUBSTITUTE(SUBSTITUTE(SUBSTITUTE(SUBSTITUTE(SUBSTITUTE(LOWER(LEFT([.D70];1))&amp;LOWER([.E70]);&quot;ł&quot;;&quot;l&quot;);&quot;ą&quot;;&quot;a&quot;);&quot;ó&quot;;&quot;o&quot;);&quot;ń&quot;;&quot;n&quot;);&quot;ś&quot;;&quot;s&quot;)" office:value-type="string" office:string-value="rkwiatkowski">
            <text:p>rkwiatkowski</text:p>
          </table:table-cell>
          <table:table-cell table:formula="of:=LOWER(LEFT([.D70];1))&amp;ROUND(RAND()*60;0)&amp;RIGHT([.E70];3)&amp;ROUND(RAND()*11;0)" office:value-type="string" office:string-value="r36ski2">
            <text:p>r36ski2</text:p>
          </table:table-cell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70]&amp;&quot;','&quot;&amp;[.C70]&amp;&quot;','&quot;&amp;[.D70]&amp;&quot;','&quot;&amp;[.E70]&amp;&quot;','&quot;&amp;[.F70]&amp;&quot;',&quot;&amp;[.G70]&amp;&quot;,'&quot;&amp;[.H70]&amp;&quot;','&quot;&amp;[.I70]&amp;&quot;','&quot;&amp;[.J70]&amp;&quot;');&quot;" office:value-type="string" office:string-value="insert into zawodnicy(login, pass, imie, nazwisko, plec, poziom, pozycja, menu, rozmiar) values ('rkwiatkowski','r36ski2','Ryszard','Kwiatkowski','M',8,'handler','mięso','S');">
            <text:p>insert into zawodnicy(login, pass, imie, nazwisko, plec, poziom, pozycja, menu, rozmiar) values ('rkwiatkowski','r36ski2','Ryszard','Kwiatkowski','M',8,'handler','mięso','S');</text:p>
          </table:table-cell>
          <table:table-cell table:number-columns-repeated="3"/>
        </table:table-row>
        <table:table-row table:style-name="ro1">
          <table:table-cell table:formula="of:=COUNTIF([.$B$2:.$B$300];[.B71])" office:value-type="float" office:value="1">
            <text:p>1</text:p>
          </table:table-cell>
          <table:table-cell table:formula="of:=SUBSTITUTE(SUBSTITUTE(SUBSTITUTE(SUBSTITUTE(SUBSTITUTE(LOWER(LEFT([.D71];1))&amp;LOWER([.E71]);&quot;ł&quot;;&quot;l&quot;);&quot;ą&quot;;&quot;a&quot;);&quot;ó&quot;;&quot;o&quot;);&quot;ń&quot;;&quot;n&quot;);&quot;ś&quot;;&quot;s&quot;)" office:value-type="string" office:string-value="rwisniewski">
            <text:p>rwisniewski</text:p>
          </table:table-cell>
          <table:table-cell table:formula="of:=LOWER(LEFT([.D71];1))&amp;ROUND(RAND()*60;0)&amp;RIGHT([.E71];3)&amp;ROUND(RAND()*11;0)" office:value-type="string" office:string-value="r48ski11">
            <text:p>r48ski11</text:p>
          </table:table-cell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1]&amp;&quot;','&quot;&amp;[.C71]&amp;&quot;','&quot;&amp;[.D71]&amp;&quot;','&quot;&amp;[.E71]&amp;&quot;','&quot;&amp;[.F71]&amp;&quot;',&quot;&amp;[.G71]&amp;&quot;,'&quot;&amp;[.H71]&amp;&quot;','&quot;&amp;[.I71]&amp;&quot;','&quot;&amp;[.J71]&amp;&quot;');&quot;" office:value-type="string" office:string-value="insert into zawodnicy(login, pass, imie, nazwisko, plec, poziom, pozycja, menu, rozmiar) values ('rwisniewski','r48ski11','Ryszard','Wiśniewski','M',5,'cutter','mięso','XL');">
            <text:p>insert into zawodnicy(login, pass, imie, nazwisko, plec, poziom, pozycja, menu, rozmiar) values ('rwisniewski','r48ski11','Ryszard','Wiśniewski','M',5,'cutter','mięso','XL');</text:p>
          </table:table-cell>
          <table:table-cell table:number-columns-repeated="3"/>
        </table:table-row>
        <table:table-row table:style-name="ro1">
          <table:table-cell table:formula="of:=COUNTIF([.$B$2:.$B$300];[.B72])" office:value-type="float" office:value="1">
            <text:p>1</text:p>
          </table:table-cell>
          <table:table-cell table:formula="of:=SUBSTITUTE(SUBSTITUTE(SUBSTITUTE(SUBSTITUTE(SUBSTITUTE(LOWER(LEFT([.D72];1))&amp;LOWER([.E72]);&quot;ł&quot;;&quot;l&quot;);&quot;ą&quot;;&quot;a&quot;);&quot;ó&quot;;&quot;o&quot;);&quot;ń&quot;;&quot;n&quot;);&quot;ś&quot;;&quot;s&quot;)" office:value-type="string" office:string-value="kbaran">
            <text:p>kbaran</text:p>
          </table:table-cell>
          <table:table-cell table:formula="of:=LOWER(LEFT([.D72];1))&amp;ROUND(RAND()*60;0)&amp;RIGHT([.E72];3)&amp;ROUND(RAND()*11;0)" office:value-type="string" office:string-value="k35ran6">
            <text:p>k35ran6</text:p>
          </table:table-cell>
          <table:table-cell office:value-type="string">
            <text:p>Karol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2]&amp;&quot;','&quot;&amp;[.C72]&amp;&quot;','&quot;&amp;[.D72]&amp;&quot;','&quot;&amp;[.E72]&amp;&quot;','&quot;&amp;[.F72]&amp;&quot;',&quot;&amp;[.G72]&amp;&quot;,'&quot;&amp;[.H72]&amp;&quot;','&quot;&amp;[.I72]&amp;&quot;','&quot;&amp;[.J72]&amp;&quot;');&quot;" office:value-type="string" office:string-value="insert into zawodnicy(login, pass, imie, nazwisko, plec, poziom, pozycja, menu, rozmiar) values ('kbaran','k35ran6','Karol','Baran','M',1,'cutter','wege','XL');">
            <text:p>insert into zawodnicy(login, pass, imie, nazwisko, plec, poziom, pozycja, menu, rozmiar) values ('kbaran','k35ran6','Karol','Baran','M',1,'cutter','wege','XL');</text:p>
          </table:table-cell>
          <table:table-cell table:number-columns-repeated="3"/>
        </table:table-row>
        <table:table-row table:style-name="ro1">
          <table:table-cell table:formula="of:=COUNTIF([.$B$2:.$B$300];[.B73])" office:value-type="float" office:value="1">
            <text:p>1</text:p>
          </table:table-cell>
          <table:table-cell table:formula="of:=SUBSTITUTE(SUBSTITUTE(SUBSTITUTE(SUBSTITUTE(SUBSTITUTE(LOWER(LEFT([.D73];1))&amp;LOWER([.E73]);&quot;ł&quot;;&quot;l&quot;);&quot;ą&quot;;&quot;a&quot;);&quot;ó&quot;;&quot;o&quot;);&quot;ń&quot;;&quot;n&quot;);&quot;ś&quot;;&quot;s&quot;)" office:value-type="string" office:string-value="mwojcik">
            <text:p>mwojcik</text:p>
          </table:table-cell>
          <table:table-cell table:formula="of:=LOWER(LEFT([.D73];1))&amp;ROUND(RAND()*60;0)&amp;RIGHT([.E73];3)&amp;ROUND(RAND()*11;0)" office:value-type="string" office:string-value="m1cik8">
            <text:p>m1cik8</text:p>
          </table:table-cell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73]&amp;&quot;','&quot;&amp;[.C73]&amp;&quot;','&quot;&amp;[.D73]&amp;&quot;','&quot;&amp;[.E73]&amp;&quot;','&quot;&amp;[.F73]&amp;&quot;',&quot;&amp;[.G73]&amp;&quot;,'&quot;&amp;[.H73]&amp;&quot;','&quot;&amp;[.I73]&amp;&quot;','&quot;&amp;[.J73]&amp;&quot;');&quot;" office:value-type="string" office:string-value="insert into zawodnicy(login, pass, imie, nazwisko, plec, poziom, pozycja, menu, rozmiar) values ('mwojcik','m1cik8','Maciej','Wójcik','M',4,'handler','mięso','M');">
            <text:p>insert into zawodnicy(login, pass, imie, nazwisko, plec, poziom, pozycja, menu, rozmiar) values ('mwojcik','m1cik8','Maciej','Wójcik','M',4,'handler','mięso','M');</text:p>
          </table:table-cell>
          <table:table-cell table:number-columns-repeated="3"/>
        </table:table-row>
        <table:table-row table:style-name="ro1">
          <table:table-cell table:formula="of:=COUNTIF([.$B$2:.$B$300];[.B74])" office:value-type="float" office:value="1">
            <text:p>1</text:p>
          </table:table-cell>
          <table:table-cell table:formula="of:=SUBSTITUTE(SUBSTITUTE(SUBSTITUTE(SUBSTITUTE(SUBSTITUTE(LOWER(LEFT([.D74];1))&amp;LOWER([.E74]);&quot;ł&quot;;&quot;l&quot;);&quot;ą&quot;;&quot;a&quot;);&quot;ó&quot;;&quot;o&quot;);&quot;ń&quot;;&quot;n&quot;);&quot;ś&quot;;&quot;s&quot;)" office:value-type="string" office:string-value="wtomaszewski">
            <text:p>wtomaszewski</text:p>
          </table:table-cell>
          <table:table-cell table:formula="of:=LOWER(LEFT([.D74];1))&amp;ROUND(RAND()*60;0)&amp;RIGHT([.E74];3)&amp;ROUND(RAND()*11;0)" office:value-type="string" office:string-value="w10ski7">
            <text:p>w10ski7</text:p>
          </table:table-cell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74]&amp;&quot;','&quot;&amp;[.C74]&amp;&quot;','&quot;&amp;[.D74]&amp;&quot;','&quot;&amp;[.E74]&amp;&quot;','&quot;&amp;[.F74]&amp;&quot;',&quot;&amp;[.G74]&amp;&quot;,'&quot;&amp;[.H74]&amp;&quot;','&quot;&amp;[.I74]&amp;&quot;','&quot;&amp;[.J74]&amp;&quot;');&quot;" office:value-type="string" office:string-value="insert into zawodnicy(login, pass, imie, nazwisko, plec, poziom, pozycja, menu, rozmiar) values ('wtomaszewski','w10ski7','Waldemar','Tomaszewski','M',4,'cutter','mięso','L');">
            <text:p>insert into zawodnicy(login, pass, imie, nazwisko, plec, poziom, pozycja, menu, rozmiar) values ('wtomaszewski','w10ski7','Waldemar','Tomaszewski','M',4,'cutter','mięso','L');</text:p>
          </table:table-cell>
          <table:table-cell table:number-columns-repeated="3"/>
        </table:table-row>
        <table:table-row table:style-name="ro1">
          <table:table-cell table:formula="of:=COUNTIF([.$B$2:.$B$300];[.B75])" office:value-type="float" office:value="1">
            <text:p>1</text:p>
          </table:table-cell>
          <table:table-cell table:formula="of:=SUBSTITUTE(SUBSTITUTE(SUBSTITUTE(SUBSTITUTE(SUBSTITUTE(LOWER(LEFT([.D75];1))&amp;LOWER([.E75]);&quot;ł&quot;;&quot;l&quot;);&quot;ą&quot;;&quot;a&quot;);&quot;ó&quot;;&quot;o&quot;);&quot;ń&quot;;&quot;n&quot;);&quot;ś&quot;;&quot;s&quot;)" office:value-type="string" office:string-value="awilk">
            <text:p>awilk</text:p>
          </table:table-cell>
          <table:table-cell table:formula="of:=LOWER(LEFT([.D75];1))&amp;ROUND(RAND()*60;0)&amp;RIGHT([.E75];3)&amp;ROUND(RAND()*11;0)" office:value-type="string" office:string-value="a57ilk0">
            <text:p>a57ilk0</text:p>
          </table:table-cell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5]&amp;&quot;','&quot;&amp;[.C75]&amp;&quot;','&quot;&amp;[.D75]&amp;&quot;','&quot;&amp;[.E75]&amp;&quot;','&quot;&amp;[.F75]&amp;&quot;',&quot;&amp;[.G75]&amp;&quot;,'&quot;&amp;[.H75]&amp;&quot;','&quot;&amp;[.I75]&amp;&quot;','&quot;&amp;[.J75]&amp;&quot;');&quot;" office:value-type="string" office:string-value="insert into zawodnicy(login, pass, imie, nazwisko, plec, poziom, pozycja, menu, rozmiar) values ('awilk','a57ilk0','Artur','Wilk','M',7,'handler','mięso','XL');">
            <text:p>insert into zawodnicy(login, pass, imie, nazwisko, plec, poziom, pozycja, menu, rozmiar) values ('awilk','a57ilk0','Artur','Wilk','M',7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76])" office:value-type="float" office:value="1">
            <text:p>1</text:p>
          </table:table-cell>
          <table:table-cell table:formula="of:=SUBSTITUTE(SUBSTITUTE(SUBSTITUTE(SUBSTITUTE(SUBSTITUTE(LOWER(LEFT([.D76];1))&amp;LOWER([.E76]);&quot;ł&quot;;&quot;l&quot;);&quot;ą&quot;;&quot;a&quot;);&quot;ó&quot;;&quot;o&quot;);&quot;ń&quot;;&quot;n&quot;);&quot;ś&quot;;&quot;s&quot;)" office:value-type="string" office:string-value="akwiatkowski">
            <text:p>akwiatkowski</text:p>
          </table:table-cell>
          <table:table-cell table:formula="of:=LOWER(LEFT([.D76];1))&amp;ROUND(RAND()*60;0)&amp;RIGHT([.E76];3)&amp;ROUND(RAND()*11;0)" office:value-type="string" office:string-value="a2ski8">
            <text:p>a2ski8</text:p>
          </table:table-cell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6]&amp;&quot;','&quot;&amp;[.C76]&amp;&quot;','&quot;&amp;[.D76]&amp;&quot;','&quot;&amp;[.E76]&amp;&quot;','&quot;&amp;[.F76]&amp;&quot;',&quot;&amp;[.G76]&amp;&quot;,'&quot;&amp;[.H76]&amp;&quot;','&quot;&amp;[.I76]&amp;&quot;','&quot;&amp;[.J76]&amp;&quot;');&quot;" office:value-type="string" office:string-value="insert into zawodnicy(login, pass, imie, nazwisko, plec, poziom, pozycja, menu, rozmiar) values ('akwiatkowski','a2ski8','Adam','Kwiatkowski','M',6,'handler','mięso','XL');">
            <text:p>insert into zawodnicy(login, pass, imie, nazwisko, plec, poziom, pozycja, menu, rozmiar) values ('akwiatkowski','a2ski8','Adam','Kwiatkowski','M',6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77])" office:value-type="float" office:value="1">
            <text:p>1</text:p>
          </table:table-cell>
          <table:table-cell table:formula="of:=SUBSTITUTE(SUBSTITUTE(SUBSTITUTE(SUBSTITUTE(SUBSTITUTE(LOWER(LEFT([.D77];1))&amp;LOWER([.E77]);&quot;ł&quot;;&quot;l&quot;);&quot;ą&quot;;&quot;a&quot;);&quot;ó&quot;;&quot;o&quot;);&quot;ń&quot;;&quot;n&quot;);&quot;ś&quot;;&quot;s&quot;)" office:value-type="string" office:string-value="jszymanski">
            <text:p>jszymanski</text:p>
          </table:table-cell>
          <table:table-cell table:formula="of:=LOWER(LEFT([.D77];1))&amp;ROUND(RAND()*60;0)&amp;RIGHT([.E77];3)&amp;ROUND(RAND()*11;0)" office:value-type="string" office:string-value="j27ski2">
            <text:p>j27ski2</text:p>
          </table:table-cell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7]&amp;&quot;','&quot;&amp;[.C77]&amp;&quot;','&quot;&amp;[.D77]&amp;&quot;','&quot;&amp;[.E77]&amp;&quot;','&quot;&amp;[.F77]&amp;&quot;',&quot;&amp;[.G77]&amp;&quot;,'&quot;&amp;[.H77]&amp;&quot;','&quot;&amp;[.I77]&amp;&quot;','&quot;&amp;[.J77]&amp;&quot;');&quot;" office:value-type="string" office:string-value="insert into zawodnicy(login, pass, imie, nazwisko, plec, poziom, pozycja, menu, rozmiar) values ('jszymanski','j27ski2','Jerzy','Szymański','M',9,'handler','mięso','XL');">
            <text:p>insert into zawodnicy(login, pass, imie, nazwisko, plec, poziom, pozycja, menu, rozmiar) values ('jszymanski','j27ski2','Jerzy','Szymański','M',9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78])" office:value-type="float" office:value="1">
            <text:p>1</text:p>
          </table:table-cell>
          <table:table-cell table:formula="of:=SUBSTITUTE(SUBSTITUTE(SUBSTITUTE(SUBSTITUTE(SUBSTITUTE(LOWER(LEFT([.D78];1))&amp;LOWER([.E78]);&quot;ł&quot;;&quot;l&quot;);&quot;ą&quot;;&quot;a&quot;);&quot;ó&quot;;&quot;o&quot;);&quot;ń&quot;;&quot;n&quot;);&quot;ś&quot;;&quot;s&quot;)" office:value-type="string" office:string-value="mkrol">
            <text:p>mkrol</text:p>
          </table:table-cell>
          <table:table-cell table:formula="of:=LOWER(LEFT([.D78];1))&amp;ROUND(RAND()*60;0)&amp;RIGHT([.E78];3)&amp;ROUND(RAND()*11;0)" office:value-type="string" office:string-value="m46ról7">
            <text:p>m46ról7</text:p>
          </table:table-cell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8]&amp;&quot;','&quot;&amp;[.C78]&amp;&quot;','&quot;&amp;[.D78]&amp;&quot;','&quot;&amp;[.E78]&amp;&quot;','&quot;&amp;[.F78]&amp;&quot;',&quot;&amp;[.G78]&amp;&quot;,'&quot;&amp;[.H78]&amp;&quot;','&quot;&amp;[.I78]&amp;&quot;','&quot;&amp;[.J78]&amp;&quot;');&quot;" office:value-type="string" office:string-value="insert into zawodnicy(login, pass, imie, nazwisko, plec, poziom, pozycja, menu, rozmiar) values ('mkrol','m46ról7','Mateusz','Król','M',3,'cutter','mięso','XL');">
            <text:p>insert into zawodnicy(login, pass, imie, nazwisko, plec, poziom, pozycja, menu, rozmiar) values ('mkrol','m46ról7','Mateusz','Król','M',3,'cutter','mięso','XL');</text:p>
          </table:table-cell>
          <table:table-cell table:number-columns-repeated="3"/>
        </table:table-row>
        <table:table-row table:style-name="ro1">
          <table:table-cell table:formula="of:=COUNTIF([.$B$2:.$B$300];[.B79])" office:value-type="float" office:value="1">
            <text:p>1</text:p>
          </table:table-cell>
          <table:table-cell table:formula="of:=SUBSTITUTE(SUBSTITUTE(SUBSTITUTE(SUBSTITUTE(SUBSTITUTE(LOWER(LEFT([.D79];1))&amp;LOWER([.E79]);&quot;ł&quot;;&quot;l&quot;);&quot;ą&quot;;&quot;a&quot;);&quot;ó&quot;;&quot;o&quot;);&quot;ń&quot;;&quot;n&quot;);&quot;ś&quot;;&quot;s&quot;)" office:value-type="string" office:string-value="pnowicki">
            <text:p>pnowicki</text:p>
          </table:table-cell>
          <table:table-cell table:formula="of:=LOWER(LEFT([.D79];1))&amp;ROUND(RAND()*60;0)&amp;RIGHT([.E79];3)&amp;ROUND(RAND()*11;0)" office:value-type="string" office:string-value="p58cki8">
            <text:p>p58cki8</text:p>
          </table:table-cell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9]&amp;&quot;','&quot;&amp;[.C79]&amp;&quot;','&quot;&amp;[.D79]&amp;&quot;','&quot;&amp;[.E79]&amp;&quot;','&quot;&amp;[.F79]&amp;&quot;',&quot;&amp;[.G79]&amp;&quot;,'&quot;&amp;[.H79]&amp;&quot;','&quot;&amp;[.I79]&amp;&quot;','&quot;&amp;[.J79]&amp;&quot;');&quot;" office:value-type="string" office:string-value="insert into zawodnicy(login, pass, imie, nazwisko, plec, poziom, pozycja, menu, rozmiar) values ('pnowicki','p58cki8','Paweł','Nowicki','M',4,'handler','mięso','XL');">
            <text:p>insert into zawodnicy(login, pass, imie, nazwisko, plec, poziom, pozycja, menu, rozmiar) values ('pnowicki','p58cki8','Paweł','Nowicki','M',4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80])" office:value-type="float" office:value="1">
            <text:p>1</text:p>
          </table:table-cell>
          <table:table-cell table:formula="of:=SUBSTITUTE(SUBSTITUTE(SUBSTITUTE(SUBSTITUTE(SUBSTITUTE(LOWER(LEFT([.D80];1))&amp;LOWER([.E80]);&quot;ł&quot;;&quot;l&quot;);&quot;ą&quot;;&quot;a&quot;);&quot;ó&quot;;&quot;o&quot;);&quot;ń&quot;;&quot;n&quot;);&quot;ś&quot;;&quot;s&quot;)" office:value-type="string" office:string-value="szajac">
            <text:p>szajac</text:p>
          </table:table-cell>
          <table:table-cell table:formula="of:=LOWER(LEFT([.D80];1))&amp;ROUND(RAND()*60;0)&amp;RIGHT([.E80];3)&amp;ROUND(RAND()*11;0)" office:value-type="string" office:string-value="s53jąc5">
            <text:p>s53jąc5</text:p>
          </table:table-cell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80]&amp;&quot;','&quot;&amp;[.C80]&amp;&quot;','&quot;&amp;[.D80]&amp;&quot;','&quot;&amp;[.E80]&amp;&quot;','&quot;&amp;[.F80]&amp;&quot;',&quot;&amp;[.G80]&amp;&quot;,'&quot;&amp;[.H80]&amp;&quot;','&quot;&amp;[.I80]&amp;&quot;','&quot;&amp;[.J80]&amp;&quot;');&quot;" office:value-type="string" office:string-value="insert into zawodnicy(login, pass, imie, nazwisko, plec, poziom, pozycja, menu, rozmiar) values ('szajac','s53jąc5','Sebastian','Zając','M',10,'cutter','mięso','M');">
            <text:p>insert into zawodnicy(login, pass, imie, nazwisko, plec, poziom, pozycja, menu, rozmiar) values ('szajac','s53jąc5','Sebastian','Zając','M',10,'cutter','mięso','M');</text:p>
          </table:table-cell>
          <table:table-cell table:number-columns-repeated="3"/>
        </table:table-row>
        <table:table-row table:style-name="ro1">
          <table:table-cell table:formula="of:=COUNTIF([.$B$2:.$B$300];[.B81])" office:value-type="float" office:value="1">
            <text:p>1</text:p>
          </table:table-cell>
          <table:table-cell table:formula="of:=SUBSTITUTE(SUBSTITUTE(SUBSTITUTE(SUBSTITUTE(SUBSTITUTE(LOWER(LEFT([.D81];1))&amp;LOWER([.E81]);&quot;ł&quot;;&quot;l&quot;);&quot;ą&quot;;&quot;a&quot;);&quot;ó&quot;;&quot;o&quot;);&quot;ń&quot;;&quot;n&quot;);&quot;ś&quot;;&quot;s&quot;)" office:value-type="string" office:string-value="wandrzejewski">
            <text:p>wandrzejewski</text:p>
          </table:table-cell>
          <table:table-cell table:formula="of:=LOWER(LEFT([.D81];1))&amp;ROUND(RAND()*60;0)&amp;RIGHT([.E81];3)&amp;ROUND(RAND()*11;0)" office:value-type="string" office:string-value="w10ski6">
            <text:p>w10ski6</text:p>
          </table:table-cell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81]&amp;&quot;','&quot;&amp;[.C81]&amp;&quot;','&quot;&amp;[.D81]&amp;&quot;','&quot;&amp;[.E81]&amp;&quot;','&quot;&amp;[.F81]&amp;&quot;',&quot;&amp;[.G81]&amp;&quot;,'&quot;&amp;[.H81]&amp;&quot;','&quot;&amp;[.I81]&amp;&quot;','&quot;&amp;[.J81]&amp;&quot;');&quot;" office:value-type="string" office:string-value="insert into zawodnicy(login, pass, imie, nazwisko, plec, poziom, pozycja, menu, rozmiar) values ('wandrzejewski','w10ski6','Władysław','Andrzejewski','M',4,'handler','mięso','M');">
            <text:p>insert into zawodnicy(login, pass, imie, nazwisko, plec, poziom, pozycja, menu, rozmiar) values ('wandrzejewski','w10ski6','Władysław','Andrzejewski','M',4,'handler','mięso','M');</text:p>
          </table:table-cell>
          <table:table-cell table:number-columns-repeated="3"/>
        </table:table-row>
        <table:table-row table:style-name="ro1">
          <table:table-cell table:formula="of:=COUNTIF([.$B$2:.$B$300];[.B82])" office:value-type="float" office:value="1">
            <text:p>1</text:p>
          </table:table-cell>
          <table:table-cell table:formula="of:=SUBSTITUTE(SUBSTITUTE(SUBSTITUTE(SUBSTITUTE(SUBSTITUTE(LOWER(LEFT([.D82];1))&amp;LOWER([.E82]);&quot;ł&quot;;&quot;l&quot;);&quot;ą&quot;;&quot;a&quot;);&quot;ó&quot;;&quot;o&quot;);&quot;ń&quot;;&quot;n&quot;);&quot;ś&quot;;&quot;s&quot;)" office:value-type="string" office:string-value="dwojcik">
            <text:p>dwojcik</text:p>
          </table:table-cell>
          <table:table-cell table:formula="of:=LOWER(LEFT([.D82];1))&amp;ROUND(RAND()*60;0)&amp;RIGHT([.E82];3)&amp;ROUND(RAND()*11;0)" office:value-type="string" office:string-value="d10cik9">
            <text:p>d10cik9</text:p>
          </table:table-cell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82]&amp;&quot;','&quot;&amp;[.C82]&amp;&quot;','&quot;&amp;[.D82]&amp;&quot;','&quot;&amp;[.E82]&amp;&quot;','&quot;&amp;[.F82]&amp;&quot;',&quot;&amp;[.G82]&amp;&quot;,'&quot;&amp;[.H82]&amp;&quot;','&quot;&amp;[.I82]&amp;&quot;','&quot;&amp;[.J82]&amp;&quot;');&quot;" office:value-type="string" office:string-value="insert into zawodnicy(login, pass, imie, nazwisko, plec, poziom, pozycja, menu, rozmiar) values ('dwojcik','d10cik9','Dawid','Wójcik','M',2,'handler','mięso','S');">
            <text:p>insert into zawodnicy(login, pass, imie, nazwisko, plec, poziom, pozycja, menu, rozmiar) values ('dwojcik','d10cik9','Dawid','Wójcik','M',2,'handler','mięso','S');</text:p>
          </table:table-cell>
          <table:table-cell table:number-columns-repeated="3"/>
        </table:table-row>
        <table:table-row table:style-name="ro1">
          <table:table-cell table:formula="of:=COUNTIF([.$B$2:.$B$300];[.B83])" office:value-type="float" office:value="1">
            <text:p>1</text:p>
          </table:table-cell>
          <table:table-cell table:formula="of:=SUBSTITUTE(SUBSTITUTE(SUBSTITUTE(SUBSTITUTE(SUBSTITUTE(LOWER(LEFT([.D83];1))&amp;LOWER([.E83]);&quot;ł&quot;;&quot;l&quot;);&quot;ą&quot;;&quot;a&quot;);&quot;ó&quot;;&quot;o&quot;);&quot;ń&quot;;&quot;n&quot;);&quot;ś&quot;;&quot;s&quot;)" office:value-type="string" office:string-value="jwalczak">
            <text:p>jwalczak</text:p>
          </table:table-cell>
          <table:table-cell table:formula="of:=LOWER(LEFT([.D83];1))&amp;ROUND(RAND()*60;0)&amp;RIGHT([.E83];3)&amp;ROUND(RAND()*11;0)" office:value-type="string" office:string-value="j1zak9">
            <text:p>j1zak9</text:p>
          </table:table-cell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83]&amp;&quot;','&quot;&amp;[.C83]&amp;&quot;','&quot;&amp;[.D83]&amp;&quot;','&quot;&amp;[.E83]&amp;&quot;','&quot;&amp;[.F83]&amp;&quot;',&quot;&amp;[.G83]&amp;&quot;,'&quot;&amp;[.H83]&amp;&quot;','&quot;&amp;[.I83]&amp;&quot;','&quot;&amp;[.J83]&amp;&quot;');&quot;" office:value-type="string" office:string-value="insert into zawodnicy(login, pass, imie, nazwisko, plec, poziom, pozycja, menu, rozmiar) values ('jwalczak','j1zak9','Jakub','Walczak','M',4,'handler','mięso','XS');">
            <text:p>insert into zawodnicy(login, pass, imie, nazwisko, plec, poziom, pozycja, menu, rozmiar) values ('jwalczak','j1zak9','Jakub','Walczak','M',4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84])" office:value-type="float" office:value="1">
            <text:p>1</text:p>
          </table:table-cell>
          <table:table-cell table:formula="of:=SUBSTITUTE(SUBSTITUTE(SUBSTITUTE(SUBSTITUTE(SUBSTITUTE(LOWER(LEFT([.D84];1))&amp;LOWER([.E84]);&quot;ł&quot;;&quot;l&quot;);&quot;ą&quot;;&quot;a&quot;);&quot;ó&quot;;&quot;o&quot;);&quot;ń&quot;;&quot;n&quot;);&quot;ś&quot;;&quot;s&quot;)" office:value-type="string" office:string-value="iszczepanski">
            <text:p>iszczepanski</text:p>
          </table:table-cell>
          <table:table-cell table:formula="of:=LOWER(LEFT([.D84];1))&amp;ROUND(RAND()*60;0)&amp;RIGHT([.E84];3)&amp;ROUND(RAND()*11;0)" office:value-type="string" office:string-value="i45ski1">
            <text:p>i45ski1</text:p>
          </table:table-cell>
          <table:table-cell office:value-type="string">
            <text:p>Irene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84]&amp;&quot;','&quot;&amp;[.C84]&amp;&quot;','&quot;&amp;[.D84]&amp;&quot;','&quot;&amp;[.E84]&amp;&quot;','&quot;&amp;[.F84]&amp;&quot;',&quot;&amp;[.G84]&amp;&quot;,'&quot;&amp;[.H84]&amp;&quot;','&quot;&amp;[.I84]&amp;&quot;','&quot;&amp;[.J84]&amp;&quot;');&quot;" office:value-type="string" office:string-value="insert into zawodnicy(login, pass, imie, nazwisko, plec, poziom, pozycja, menu, rozmiar) values ('iszczepanski','i45ski1','Ireneusz','Szczepański','M',7,'handler','mięso','XL');">
            <text:p>insert into zawodnicy(login, pass, imie, nazwisko, plec, poziom, pozycja, menu, rozmiar) values ('iszczepanski','i45ski1','Ireneusz','Szczepański','M',7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85])" office:value-type="float" office:value="1">
            <text:p>1</text:p>
          </table:table-cell>
          <table:table-cell table:formula="of:=SUBSTITUTE(SUBSTITUTE(SUBSTITUTE(SUBSTITUTE(SUBSTITUTE(LOWER(LEFT([.D85];1))&amp;LOWER([.E85]);&quot;ł&quot;;&quot;l&quot;);&quot;ą&quot;;&quot;a&quot;);&quot;ó&quot;;&quot;o&quot;);&quot;ń&quot;;&quot;n&quot;);&quot;ś&quot;;&quot;s&quot;)" office:value-type="string" office:string-value="lsadowski">
            <text:p>lsadowski</text:p>
          </table:table-cell>
          <table:table-cell table:formula="of:=LOWER(LEFT([.D85];1))&amp;ROUND(RAND()*60;0)&amp;RIGHT([.E85];3)&amp;ROUND(RAND()*11;0)" office:value-type="string" office:string-value="l42ski10">
            <text:p>l42ski10</text:p>
          </table:table-cell>
          <table:table-cell office:value-type="string">
            <text:p>Ludwik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85]&amp;&quot;','&quot;&amp;[.C85]&amp;&quot;','&quot;&amp;[.D85]&amp;&quot;','&quot;&amp;[.E85]&amp;&quot;','&quot;&amp;[.F85]&amp;&quot;',&quot;&amp;[.G85]&amp;&quot;,'&quot;&amp;[.H85]&amp;&quot;','&quot;&amp;[.I85]&amp;&quot;','&quot;&amp;[.J85]&amp;&quot;');&quot;" office:value-type="string" office:string-value="insert into zawodnicy(login, pass, imie, nazwisko, plec, poziom, pozycja, menu, rozmiar) values ('lsadowski','l42ski10','Ludwik','Sadowski','M',6,'cutter','wege','XS');">
            <text:p>insert into zawodnicy(login, pass, imie, nazwisko, plec, poziom, pozycja, menu, rozmiar) values ('lsadowski','l42ski10','Ludwik','Sadowski','M',6,'cutter','wege','XS');</text:p>
          </table:table-cell>
          <table:table-cell table:number-columns-repeated="3"/>
        </table:table-row>
        <table:table-row table:style-name="ro1">
          <table:table-cell table:formula="of:=COUNTIF([.$B$2:.$B$300];[.B86])" office:value-type="float" office:value="1">
            <text:p>1</text:p>
          </table:table-cell>
          <table:table-cell table:formula="of:=SUBSTITUTE(SUBSTITUTE(SUBSTITUTE(SUBSTITUTE(SUBSTITUTE(LOWER(LEFT([.D86];1))&amp;LOWER([.E86]);&quot;ł&quot;;&quot;l&quot;);&quot;ą&quot;;&quot;a&quot;);&quot;ó&quot;;&quot;o&quot;);&quot;ń&quot;;&quot;n&quot;);&quot;ś&quot;;&quot;s&quot;)" office:value-type="string" office:string-value="rostrowski">
            <text:p>rostrowski</text:p>
          </table:table-cell>
          <table:table-cell table:formula="of:=LOWER(LEFT([.D86];1))&amp;ROUND(RAND()*60;0)&amp;RIGHT([.E86];3)&amp;ROUND(RAND()*11;0)" office:value-type="string" office:string-value="r31ski9">
            <text:p>r31ski9</text:p>
          </table:table-cell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86]&amp;&quot;','&quot;&amp;[.C86]&amp;&quot;','&quot;&amp;[.D86]&amp;&quot;','&quot;&amp;[.E86]&amp;&quot;','&quot;&amp;[.F86]&amp;&quot;',&quot;&amp;[.G86]&amp;&quot;,'&quot;&amp;[.H86]&amp;&quot;','&quot;&amp;[.I86]&amp;&quot;','&quot;&amp;[.J86]&amp;&quot;');&quot;" office:value-type="string" office:string-value="insert into zawodnicy(login, pass, imie, nazwisko, plec, poziom, pozycja, menu, rozmiar) values ('rostrowski','r31ski9','Rafał','Ostrowski','M',6,'handler','mięso','XL');">
            <text:p>insert into zawodnicy(login, pass, imie, nazwisko, plec, poziom, pozycja, menu, rozmiar) values ('rostrowski','r31ski9','Rafał','Ostrowski','M',6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87])" office:value-type="float" office:value="1">
            <text:p>1</text:p>
          </table:table-cell>
          <table:table-cell table:formula="of:=SUBSTITUTE(SUBSTITUTE(SUBSTITUTE(SUBSTITUTE(SUBSTITUTE(LOWER(LEFT([.D87];1))&amp;LOWER([.E87]);&quot;ł&quot;;&quot;l&quot;);&quot;ą&quot;;&quot;a&quot;);&quot;ó&quot;;&quot;o&quot;);&quot;ń&quot;;&quot;n&quot;);&quot;ś&quot;;&quot;s&quot;)" office:value-type="string" office:string-value="dszczepanski">
            <text:p>dszczepanski</text:p>
          </table:table-cell>
          <table:table-cell table:formula="of:=LOWER(LEFT([.D87];1))&amp;ROUND(RAND()*60;0)&amp;RIGHT([.E87];3)&amp;ROUND(RAND()*11;0)" office:value-type="string" office:string-value="d27ski9">
            <text:p>d27ski9</text:p>
          </table:table-cell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87]&amp;&quot;','&quot;&amp;[.C87]&amp;&quot;','&quot;&amp;[.D87]&amp;&quot;','&quot;&amp;[.E87]&amp;&quot;','&quot;&amp;[.F87]&amp;&quot;',&quot;&amp;[.G87]&amp;&quot;,'&quot;&amp;[.H87]&amp;&quot;','&quot;&amp;[.I87]&amp;&quot;','&quot;&amp;[.J87]&amp;&quot;');&quot;" office:value-type="string" office:string-value="insert into zawodnicy(login, pass, imie, nazwisko, plec, poziom, pozycja, menu, rozmiar) values ('dszczepanski','d27ski9','Dariusz','Szczepański','M',9,'cutter','mięso','S');">
            <text:p>insert into zawodnicy(login, pass, imie, nazwisko, plec, poziom, pozycja, menu, rozmiar) values ('dszczepanski','d27ski9','Dariusz','Szczepański','M',9,'cutter','mięso','S');</text:p>
          </table:table-cell>
          <table:table-cell table:number-columns-repeated="3"/>
        </table:table-row>
        <table:table-row table:style-name="ro1">
          <table:table-cell table:formula="of:=COUNTIF([.$B$2:.$B$300];[.B88])" office:value-type="float" office:value="1">
            <text:p>1</text:p>
          </table:table-cell>
          <table:table-cell table:formula="of:=SUBSTITUTE(SUBSTITUTE(SUBSTITUTE(SUBSTITUTE(SUBSTITUTE(LOWER(LEFT([.D88];1))&amp;LOWER([.E88]);&quot;ł&quot;;&quot;l&quot;);&quot;ą&quot;;&quot;a&quot;);&quot;ó&quot;;&quot;o&quot;);&quot;ń&quot;;&quot;n&quot;);&quot;ś&quot;;&quot;s&quot;)" office:value-type="string" office:string-value="akalinowski">
            <text:p>akalinowski</text:p>
          </table:table-cell>
          <table:table-cell table:formula="of:=LOWER(LEFT([.D88];1))&amp;ROUND(RAND()*60;0)&amp;RIGHT([.E88];3)&amp;ROUND(RAND()*11;0)" office:value-type="string" office:string-value="a13ski5">
            <text:p>a13ski5</text:p>
          </table:table-cell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88]&amp;&quot;','&quot;&amp;[.C88]&amp;&quot;','&quot;&amp;[.D88]&amp;&quot;','&quot;&amp;[.E88]&amp;&quot;','&quot;&amp;[.F88]&amp;&quot;',&quot;&amp;[.G88]&amp;&quot;,'&quot;&amp;[.H88]&amp;&quot;','&quot;&amp;[.I88]&amp;&quot;','&quot;&amp;[.J88]&amp;&quot;');&quot;" office:value-type="string" office:string-value="insert into zawodnicy(login, pass, imie, nazwisko, plec, poziom, pozycja, menu, rozmiar) values ('akalinowski','a13ski5','Andrzej','Kalinowski','M',5,'cutter','mięso','XS');">
            <text:p>insert into zawodnicy(login, pass, imie, nazwisko, plec, poziom, pozycja, menu, rozmiar) values ('akalinowski','a13ski5','Andrzej','Kalinowski','M',5,'cutter','mięso','XS');</text:p>
          </table:table-cell>
          <table:table-cell table:number-columns-repeated="3"/>
        </table:table-row>
        <table:table-row table:style-name="ro1">
          <table:table-cell table:formula="of:=COUNTIF([.$B$2:.$B$300];[.B89])" office:value-type="float" office:value="1">
            <text:p>1</text:p>
          </table:table-cell>
          <table:table-cell table:formula="of:=SUBSTITUTE(SUBSTITUTE(SUBSTITUTE(SUBSTITUTE(SUBSTITUTE(LOWER(LEFT([.D89];1))&amp;LOWER([.E89]);&quot;ł&quot;;&quot;l&quot;);&quot;ą&quot;;&quot;a&quot;);&quot;ó&quot;;&quot;o&quot;);&quot;ń&quot;;&quot;n&quot;);&quot;ś&quot;;&quot;s&quot;)" office:value-type="string" office:string-value="mmalinowski">
            <text:p>mmalinowski</text:p>
          </table:table-cell>
          <table:table-cell table:formula="of:=LOWER(LEFT([.D89];1))&amp;ROUND(RAND()*60;0)&amp;RIGHT([.E89];3)&amp;ROUND(RAND()*11;0)" office:value-type="string" office:string-value="m26ski4">
            <text:p>m26ski4</text:p>
          </table:table-cell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89]&amp;&quot;','&quot;&amp;[.C89]&amp;&quot;','&quot;&amp;[.D89]&amp;&quot;','&quot;&amp;[.E89]&amp;&quot;','&quot;&amp;[.F89]&amp;&quot;',&quot;&amp;[.G89]&amp;&quot;,'&quot;&amp;[.H89]&amp;&quot;','&quot;&amp;[.I89]&amp;&quot;','&quot;&amp;[.J89]&amp;&quot;');&quot;" office:value-type="string" office:string-value="insert into zawodnicy(login, pass, imie, nazwisko, plec, poziom, pozycja, menu, rozmiar) values ('mmalinowski','m26ski4','Marek','Malinowski','M',1,'cutter','mięso','L');">
            <text:p>insert into zawodnicy(login, pass, imie, nazwisko, plec, poziom, pozycja, menu, rozmiar) values ('mmalinowski','m26ski4','Marek','Malinowski','M',1,'cutter','mięso','L');</text:p>
          </table:table-cell>
          <table:table-cell table:number-columns-repeated="3"/>
        </table:table-row>
        <table:table-row table:style-name="ro1">
          <table:table-cell table:formula="of:=COUNTIF([.$B$2:.$B$300];[.B90])" office:value-type="float" office:value="1">
            <text:p>1</text:p>
          </table:table-cell>
          <table:table-cell table:formula="of:=SUBSTITUTE(SUBSTITUTE(SUBSTITUTE(SUBSTITUTE(SUBSTITUTE(LOWER(LEFT([.D90];1))&amp;LOWER([.E90]);&quot;ł&quot;;&quot;l&quot;);&quot;ą&quot;;&quot;a&quot;);&quot;ó&quot;;&quot;o&quot;);&quot;ń&quot;;&quot;n&quot;);&quot;ś&quot;;&quot;s&quot;)" office:value-type="string" office:string-value="lsawicki">
            <text:p>lsawicki</text:p>
          </table:table-cell>
          <table:table-cell table:formula="of:=LOWER(LEFT([.D90];1))&amp;ROUND(RAND()*60;0)&amp;RIGHT([.E90];3)&amp;ROUND(RAND()*11;0)" office:value-type="string" office:string-value="ł10cki10">
            <text:p>ł10cki10</text:p>
          </table:table-cell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90]&amp;&quot;','&quot;&amp;[.C90]&amp;&quot;','&quot;&amp;[.D90]&amp;&quot;','&quot;&amp;[.E90]&amp;&quot;','&quot;&amp;[.F90]&amp;&quot;',&quot;&amp;[.G90]&amp;&quot;,'&quot;&amp;[.H90]&amp;&quot;','&quot;&amp;[.I90]&amp;&quot;','&quot;&amp;[.J90]&amp;&quot;');&quot;" office:value-type="string" office:string-value="insert into zawodnicy(login, pass, imie, nazwisko, plec, poziom, pozycja, menu, rozmiar) values ('lsawicki','ł10cki10','Łukasz','Sawicki','M',10,'cutter','mięso','L');">
            <text:p>insert into zawodnicy(login, pass, imie, nazwisko, plec, poziom, pozycja, menu, rozmiar) values ('lsawicki','ł10cki10','Łukasz','Sawicki','M',10,'cutter','mięso','L');</text:p>
          </table:table-cell>
          <table:table-cell table:number-columns-repeated="3"/>
        </table:table-row>
        <table:table-row table:style-name="ro1">
          <table:table-cell table:formula="of:=COUNTIF([.$B$2:.$B$300];[.B91])" office:value-type="float" office:value="1">
            <text:p>1</text:p>
          </table:table-cell>
          <table:table-cell table:formula="of:=SUBSTITUTE(SUBSTITUTE(SUBSTITUTE(SUBSTITUTE(SUBSTITUTE(LOWER(LEFT([.D91];1))&amp;LOWER([.E91]);&quot;ł&quot;;&quot;l&quot;);&quot;ą&quot;;&quot;a&quot;);&quot;ó&quot;;&quot;o&quot;);&quot;ń&quot;;&quot;n&quot;);&quot;ś&quot;;&quot;s&quot;)" office:value-type="string" office:string-value="rbak">
            <text:p>rbak</text:p>
          </table:table-cell>
          <table:table-cell table:formula="of:=LOWER(LEFT([.D91];1))&amp;ROUND(RAND()*60;0)&amp;RIGHT([.E91];3)&amp;ROUND(RAND()*11;0)" office:value-type="string" office:string-value="r30Bąk7">
            <text:p>r30Bąk7</text:p>
          </table:table-cell>
          <table:table-cell office:value-type="string">
            <text:p>Robert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91]&amp;&quot;','&quot;&amp;[.C91]&amp;&quot;','&quot;&amp;[.D91]&amp;&quot;','&quot;&amp;[.E91]&amp;&quot;','&quot;&amp;[.F91]&amp;&quot;',&quot;&amp;[.G91]&amp;&quot;,'&quot;&amp;[.H91]&amp;&quot;','&quot;&amp;[.I91]&amp;&quot;','&quot;&amp;[.J91]&amp;&quot;');&quot;" office:value-type="string" office:string-value="insert into zawodnicy(login, pass, imie, nazwisko, plec, poziom, pozycja, menu, rozmiar) values ('rbak','r30Bąk7','Robert','Bąk','M',6,'cutter','mięso','XL');">
            <text:p>insert into zawodnicy(login, pass, imie, nazwisko, plec, poziom, pozycja, menu, rozmiar) values ('rbak','r30Bąk7','Robert','Bąk','M',6,'cutter','mięso','XL');</text:p>
          </table:table-cell>
          <table:table-cell table:number-columns-repeated="3"/>
        </table:table-row>
        <table:table-row table:style-name="ro1">
          <table:table-cell table:formula="of:=COUNTIF([.$B$2:.$B$300];[.B92])" office:value-type="float" office:value="1">
            <text:p>1</text:p>
          </table:table-cell>
          <table:table-cell table:formula="of:=SUBSTITUTE(SUBSTITUTE(SUBSTITUTE(SUBSTITUTE(SUBSTITUTE(LOWER(LEFT([.D92];1))&amp;LOWER([.E92]);&quot;ł&quot;;&quot;l&quot;);&quot;ą&quot;;&quot;a&quot;);&quot;ó&quot;;&quot;o&quot;);&quot;ń&quot;;&quot;n&quot;);&quot;ś&quot;;&quot;s&quot;)" office:value-type="string" office:string-value="jjasinski">
            <text:p>jjasinski</text:p>
          </table:table-cell>
          <table:table-cell table:formula="of:=LOWER(LEFT([.D92];1))&amp;ROUND(RAND()*60;0)&amp;RIGHT([.E92];3)&amp;ROUND(RAND()*11;0)" office:value-type="string" office:string-value="j30ski2">
            <text:p>j30ski2</text:p>
          </table:table-cell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92]&amp;&quot;','&quot;&amp;[.C92]&amp;&quot;','&quot;&amp;[.D92]&amp;&quot;','&quot;&amp;[.E92]&amp;&quot;','&quot;&amp;[.F92]&amp;&quot;',&quot;&amp;[.G92]&amp;&quot;,'&quot;&amp;[.H92]&amp;&quot;','&quot;&amp;[.I92]&amp;&quot;','&quot;&amp;[.J92]&amp;&quot;');&quot;" office:value-type="string" office:string-value="insert into zawodnicy(login, pass, imie, nazwisko, plec, poziom, pozycja, menu, rozmiar) values ('jjasinski','j30ski2','Jarosław','Jasiński','M',6,'handler','mięso','XS');">
            <text:p>insert into zawodnicy(login, pass, imie, nazwisko, plec, poziom, pozycja, menu, rozmiar) values ('jjasinski','j30ski2','Jarosław','Jasiński','M',6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93])" office:value-type="float" office:value="1">
            <text:p>1</text:p>
          </table:table-cell>
          <table:table-cell table:formula="of:=SUBSTITUTE(SUBSTITUTE(SUBSTITUTE(SUBSTITUTE(SUBSTITUTE(LOWER(LEFT([.D93];1))&amp;LOWER([.E93]);&quot;ł&quot;;&quot;l&quot;);&quot;ą&quot;;&quot;a&quot;);&quot;ó&quot;;&quot;o&quot;);&quot;ń&quot;;&quot;n&quot;);&quot;ś&quot;;&quot;s&quot;)" office:value-type="string" office:string-value="mostrowski">
            <text:p>mostrowski</text:p>
          </table:table-cell>
          <table:table-cell table:formula="of:=LOWER(LEFT([.D93];1))&amp;ROUND(RAND()*60;0)&amp;RIGHT([.E93];3)&amp;ROUND(RAND()*11;0)" office:value-type="string" office:string-value="m58ski10">
            <text:p>m58ski10</text:p>
          </table:table-cell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93]&amp;&quot;','&quot;&amp;[.C93]&amp;&quot;','&quot;&amp;[.D93]&amp;&quot;','&quot;&amp;[.E93]&amp;&quot;','&quot;&amp;[.F93]&amp;&quot;',&quot;&amp;[.G93]&amp;&quot;,'&quot;&amp;[.H93]&amp;&quot;','&quot;&amp;[.I93]&amp;&quot;','&quot;&amp;[.J93]&amp;&quot;');&quot;" office:value-type="string" office:string-value="insert into zawodnicy(login, pass, imie, nazwisko, plec, poziom, pozycja, menu, rozmiar) values ('mostrowski','m58ski10','Marcin','Ostrowski','M',2,'cutter','mięso','L');">
            <text:p>insert into zawodnicy(login, pass, imie, nazwisko, plec, poziom, pozycja, menu, rozmiar) values ('mostrowski','m58ski10','Marcin','Ostrowski','M',2,'cutter','mięso','L');</text:p>
          </table:table-cell>
          <table:table-cell table:number-columns-repeated="3"/>
        </table:table-row>
        <table:table-row table:style-name="ro1">
          <table:table-cell table:formula="of:=COUNTIF([.$B$2:.$B$300];[.B94])" office:value-type="float" office:value="1">
            <text:p>1</text:p>
          </table:table-cell>
          <table:table-cell table:formula="of:=SUBSTITUTE(SUBSTITUTE(SUBSTITUTE(SUBSTITUTE(SUBSTITUTE(LOWER(LEFT([.D94];1))&amp;LOWER([.E94]);&quot;ł&quot;;&quot;l&quot;);&quot;ą&quot;;&quot;a&quot;);&quot;ó&quot;;&quot;o&quot;);&quot;ń&quot;;&quot;n&quot;);&quot;ś&quot;;&quot;s&quot;)" office:value-type="string" office:string-value="rsawicki">
            <text:p>rsawicki</text:p>
          </table:table-cell>
          <table:table-cell table:formula="of:=LOWER(LEFT([.D94];1))&amp;ROUND(RAND()*60;0)&amp;RIGHT([.E94];3)&amp;ROUND(RAND()*11;0)" office:value-type="string" office:string-value="r9cki8">
            <text:p>r9cki8</text:p>
          </table:table-cell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94]&amp;&quot;','&quot;&amp;[.C94]&amp;&quot;','&quot;&amp;[.D94]&amp;&quot;','&quot;&amp;[.E94]&amp;&quot;','&quot;&amp;[.F94]&amp;&quot;',&quot;&amp;[.G94]&amp;&quot;,'&quot;&amp;[.H94]&amp;&quot;','&quot;&amp;[.I94]&amp;&quot;','&quot;&amp;[.J94]&amp;&quot;');&quot;" office:value-type="string" office:string-value="insert into zawodnicy(login, pass, imie, nazwisko, plec, poziom, pozycja, menu, rozmiar) values ('rsawicki','r9cki8','Rafał','Sawicki','M',10,'handler','mięso','L');">
            <text:p>insert into zawodnicy(login, pass, imie, nazwisko, plec, poziom, pozycja, menu, rozmiar) values ('rsawicki','r9cki8','Rafał','Sawicki','M',10,'handler','mięso','L');</text:p>
          </table:table-cell>
          <table:table-cell table:number-columns-repeated="3"/>
        </table:table-row>
        <table:table-row table:style-name="ro1">
          <table:table-cell table:formula="of:=COUNTIF([.$B$2:.$B$300];[.B95])" office:value-type="float" office:value="1">
            <text:p>1</text:p>
          </table:table-cell>
          <table:table-cell table:formula="of:=SUBSTITUTE(SUBSTITUTE(SUBSTITUTE(SUBSTITUTE(SUBSTITUTE(LOWER(LEFT([.D95];1))&amp;LOWER([.E95]);&quot;ł&quot;;&quot;l&quot;);&quot;ą&quot;;&quot;a&quot;);&quot;ó&quot;;&quot;o&quot;);&quot;ń&quot;;&quot;n&quot;);&quot;ś&quot;;&quot;s&quot;)" office:value-type="string" office:string-value="sstępien">
            <text:p>sstępien</text:p>
          </table:table-cell>
          <table:table-cell table:formula="of:=LOWER(LEFT([.D95];1))&amp;ROUND(RAND()*60;0)&amp;RIGHT([.E95];3)&amp;ROUND(RAND()*11;0)" office:value-type="string" office:string-value="s30ień3">
            <text:p>s30ień3</text:p>
          </table:table-cell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95]&amp;&quot;','&quot;&amp;[.C95]&amp;&quot;','&quot;&amp;[.D95]&amp;&quot;','&quot;&amp;[.E95]&amp;&quot;','&quot;&amp;[.F95]&amp;&quot;',&quot;&amp;[.G95]&amp;&quot;,'&quot;&amp;[.H95]&amp;&quot;','&quot;&amp;[.I95]&amp;&quot;','&quot;&amp;[.J95]&amp;&quot;');&quot;" office:value-type="string" office:string-value="insert into zawodnicy(login, pass, imie, nazwisko, plec, poziom, pozycja, menu, rozmiar) values ('sstępien','s30ień3','Stanisław','Stępień','M',6,'handler','mięso','M');">
            <text:p>insert into zawodnicy(login, pass, imie, nazwisko, plec, poziom, pozycja, menu, rozmiar) values ('sstępien','s30ień3','Stanisław','Stępień','M',6,'handler','mięso','M');</text:p>
          </table:table-cell>
          <table:table-cell table:number-columns-repeated="3"/>
        </table:table-row>
        <table:table-row table:style-name="ro1">
          <table:table-cell table:formula="of:=COUNTIF([.$B$2:.$B$300];[.B96])" office:value-type="float" office:value="1">
            <text:p>1</text:p>
          </table:table-cell>
          <table:table-cell table:formula="of:=SUBSTITUTE(SUBSTITUTE(SUBSTITUTE(SUBSTITUTE(SUBSTITUTE(LOWER(LEFT([.D96];1))&amp;LOWER([.E96]);&quot;ł&quot;;&quot;l&quot;);&quot;ą&quot;;&quot;a&quot;);&quot;ó&quot;;&quot;o&quot;);&quot;ń&quot;;&quot;n&quot;);&quot;ś&quot;;&quot;s&quot;)" office:value-type="string" office:string-value="wzakrzewski">
            <text:p>wzakrzewski</text:p>
          </table:table-cell>
          <table:table-cell table:formula="of:=LOWER(LEFT([.D96];1))&amp;ROUND(RAND()*60;0)&amp;RIGHT([.E96];3)&amp;ROUND(RAND()*11;0)" office:value-type="string" office:string-value="w19ski0">
            <text:p>w19ski0</text:p>
          </table:table-cell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96]&amp;&quot;','&quot;&amp;[.C96]&amp;&quot;','&quot;&amp;[.D96]&amp;&quot;','&quot;&amp;[.E96]&amp;&quot;','&quot;&amp;[.F96]&amp;&quot;',&quot;&amp;[.G96]&amp;&quot;,'&quot;&amp;[.H96]&amp;&quot;','&quot;&amp;[.I96]&amp;&quot;','&quot;&amp;[.J96]&amp;&quot;');&quot;" office:value-type="string" office:string-value="insert into zawodnicy(login, pass, imie, nazwisko, plec, poziom, pozycja, menu, rozmiar) values ('wzakrzewski','w19ski0','Władysław','Zakrzewski','M',3,'cutter','wege','S');">
            <text:p>insert into zawodnicy(login, pass, imie, nazwisko, plec, poziom, pozycja, menu, rozmiar) values ('wzakrzewski','w19ski0','Władysław','Zakrzewski','M',3,'cutter','wege','S');</text:p>
          </table:table-cell>
          <table:table-cell table:number-columns-repeated="3"/>
        </table:table-row>
        <table:table-row table:style-name="ro1">
          <table:table-cell table:formula="of:=COUNTIF([.$B$2:.$B$300];[.B97])" office:value-type="float" office:value="1">
            <text:p>1</text:p>
          </table:table-cell>
          <table:table-cell table:formula="of:=SUBSTITUTE(SUBSTITUTE(SUBSTITUTE(SUBSTITUTE(SUBSTITUTE(LOWER(LEFT([.D97];1))&amp;LOWER([.E97]);&quot;ł&quot;;&quot;l&quot;);&quot;ą&quot;;&quot;a&quot;);&quot;ó&quot;;&quot;o&quot;);&quot;ń&quot;;&quot;n&quot;);&quot;ś&quot;;&quot;s&quot;)" office:value-type="string" office:string-value="sziolkowski">
            <text:p>sziolkowski</text:p>
          </table:table-cell>
          <table:table-cell table:formula="of:=LOWER(LEFT([.D97];1))&amp;ROUND(RAND()*60;0)&amp;RIGHT([.E97];3)&amp;ROUND(RAND()*11;0)" office:value-type="string" office:string-value="s18ski9">
            <text:p>s18ski9</text:p>
          </table:table-cell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97]&amp;&quot;','&quot;&amp;[.C97]&amp;&quot;','&quot;&amp;[.D97]&amp;&quot;','&quot;&amp;[.E97]&amp;&quot;','&quot;&amp;[.F97]&amp;&quot;',&quot;&amp;[.G97]&amp;&quot;,'&quot;&amp;[.H97]&amp;&quot;','&quot;&amp;[.I97]&amp;&quot;','&quot;&amp;[.J97]&amp;&quot;');&quot;" office:value-type="string" office:string-value="insert into zawodnicy(login, pass, imie, nazwisko, plec, poziom, pozycja, menu, rozmiar) values ('sziolkowski','s18ski9','Stanisław','Ziółkowski','M',3,'cutter','mięso','S');">
            <text:p>insert into zawodnicy(login, pass, imie, nazwisko, plec, poziom, pozycja, menu, rozmiar) values ('sziolkowski','s18ski9','Stanisław','Ziółkowski','M',3,'cutter','mięso','S');</text:p>
          </table:table-cell>
          <table:table-cell table:number-columns-repeated="3"/>
        </table:table-row>
        <table:table-row table:style-name="ro1">
          <table:table-cell table:formula="of:=COUNTIF([.$B$2:.$B$300];[.B98])" office:value-type="float" office:value="1">
            <text:p>1</text:p>
          </table:table-cell>
          <table:table-cell table:formula="of:=SUBSTITUTE(SUBSTITUTE(SUBSTITUTE(SUBSTITUTE(SUBSTITUTE(LOWER(LEFT([.D98];1))&amp;LOWER([.E98]);&quot;ł&quot;;&quot;l&quot;);&quot;ą&quot;;&quot;a&quot;);&quot;ó&quot;;&quot;o&quot;);&quot;ń&quot;;&quot;n&quot;);&quot;ś&quot;;&quot;s&quot;)" office:value-type="string" office:string-value="jmazurek">
            <text:p>jmazurek</text:p>
          </table:table-cell>
          <table:table-cell table:formula="of:=LOWER(LEFT([.D98];1))&amp;ROUND(RAND()*60;0)&amp;RIGHT([.E98];3)&amp;ROUND(RAND()*11;0)" office:value-type="string" office:string-value="j47rek1">
            <text:p>j47rek1</text:p>
          </table:table-cell>
          <table:table-cell office:value-type="string">
            <text:p>Janusz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98]&amp;&quot;','&quot;&amp;[.C98]&amp;&quot;','&quot;&amp;[.D98]&amp;&quot;','&quot;&amp;[.E98]&amp;&quot;','&quot;&amp;[.F98]&amp;&quot;',&quot;&amp;[.G98]&amp;&quot;,'&quot;&amp;[.H98]&amp;&quot;','&quot;&amp;[.I98]&amp;&quot;','&quot;&amp;[.J98]&amp;&quot;');&quot;" office:value-type="string" office:string-value="insert into zawodnicy(login, pass, imie, nazwisko, plec, poziom, pozycja, menu, rozmiar) values ('jmazurek','j47rek1','Janusz','Mazurek','M',5,'handler','mięso','XS');">
            <text:p>insert into zawodnicy(login, pass, imie, nazwisko, plec, poziom, pozycja, menu, rozmiar) values ('jmazurek','j47rek1','Janusz','Mazurek','M',5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99])" office:value-type="float" office:value="1">
            <text:p>1</text:p>
          </table:table-cell>
          <table:table-cell table:formula="of:=SUBSTITUTE(SUBSTITUTE(SUBSTITUTE(SUBSTITUTE(SUBSTITUTE(LOWER(LEFT([.D99];1))&amp;LOWER([.E99]);&quot;ł&quot;;&quot;l&quot;);&quot;ą&quot;;&quot;a&quot;);&quot;ó&quot;;&quot;o&quot;);&quot;ń&quot;;&quot;n&quot;);&quot;ś&quot;;&quot;s&quot;)" office:value-type="string" office:string-value="pbaran">
            <text:p>pbaran</text:p>
          </table:table-cell>
          <table:table-cell table:formula="of:=LOWER(LEFT([.D99];1))&amp;ROUND(RAND()*60;0)&amp;RIGHT([.E99];3)&amp;ROUND(RAND()*11;0)" office:value-type="string" office:string-value="p14ran3">
            <text:p>p14ran3</text:p>
          </table:table-cell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99]&amp;&quot;','&quot;&amp;[.C99]&amp;&quot;','&quot;&amp;[.D99]&amp;&quot;','&quot;&amp;[.E99]&amp;&quot;','&quot;&amp;[.F99]&amp;&quot;',&quot;&amp;[.G99]&amp;&quot;,'&quot;&amp;[.H99]&amp;&quot;','&quot;&amp;[.I99]&amp;&quot;','&quot;&amp;[.J99]&amp;&quot;');&quot;" office:value-type="string" office:string-value="insert into zawodnicy(login, pass, imie, nazwisko, plec, poziom, pozycja, menu, rozmiar) values ('pbaran','p14ran3','Piotr','Baran','M',9,'cutter','wege','XL');">
            <text:p>insert into zawodnicy(login, pass, imie, nazwisko, plec, poziom, pozycja, menu, rozmiar) values ('pbaran','p14ran3','Piotr','Baran','M',9,'cutter','wege','XL');</text:p>
          </table:table-cell>
          <table:table-cell table:number-columns-repeated="3"/>
        </table:table-row>
        <table:table-row table:style-name="ro1">
          <table:table-cell table:formula="of:=COUNTIF([.$B$2:.$B$300];[.B100])" office:value-type="float" office:value="1">
            <text:p>1</text:p>
          </table:table-cell>
          <table:table-cell table:formula="of:=SUBSTITUTE(SUBSTITUTE(SUBSTITUTE(SUBSTITUTE(SUBSTITUTE(LOWER(LEFT([.D100];1))&amp;LOWER([.E100]);&quot;ł&quot;;&quot;l&quot;);&quot;ą&quot;;&quot;a&quot;);&quot;ó&quot;;&quot;o&quot;);&quot;ń&quot;;&quot;n&quot;);&quot;ś&quot;;&quot;s&quot;)" office:value-type="string" office:string-value="lostrowski">
            <text:p>lostrowski</text:p>
          </table:table-cell>
          <table:table-cell table:formula="of:=LOWER(LEFT([.D100];1))&amp;ROUND(RAND()*60;0)&amp;RIGHT([.E100];3)&amp;ROUND(RAND()*11;0)" office:value-type="string" office:string-value="ł58ski7">
            <text:p>ł58ski7</text:p>
          </table:table-cell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00]&amp;&quot;','&quot;&amp;[.C100]&amp;&quot;','&quot;&amp;[.D100]&amp;&quot;','&quot;&amp;[.E100]&amp;&quot;','&quot;&amp;[.F100]&amp;&quot;',&quot;&amp;[.G100]&amp;&quot;,'&quot;&amp;[.H100]&amp;&quot;','&quot;&amp;[.I100]&amp;&quot;','&quot;&amp;[.J100]&amp;&quot;');&quot;" office:value-type="string" office:string-value="insert into zawodnicy(login, pass, imie, nazwisko, plec, poziom, pozycja, menu, rozmiar) values ('lostrowski','ł58ski7','Łukasz','Ostrowski','M',2,'handler','mięso','L');">
            <text:p>insert into zawodnicy(login, pass, imie, nazwisko, plec, poziom, pozycja, menu, rozmiar) values ('lostrowski','ł58ski7','Łukasz','Ostrowski','M',2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01])" office:value-type="float" office:value="1">
            <text:p>1</text:p>
          </table:table-cell>
          <table:table-cell table:formula="of:=SUBSTITUTE(SUBSTITUTE(SUBSTITUTE(SUBSTITUTE(SUBSTITUTE(LOWER(LEFT([.D101];1))&amp;LOWER([.E101]);&quot;ł&quot;;&quot;l&quot;);&quot;ą&quot;;&quot;a&quot;);&quot;ó&quot;;&quot;o&quot;);&quot;ń&quot;;&quot;n&quot;);&quot;ś&quot;;&quot;s&quot;)" office:value-type="string" office:string-value="dzajac">
            <text:p>dzajac</text:p>
          </table:table-cell>
          <table:table-cell table:formula="of:=LOWER(LEFT([.D101];1))&amp;ROUND(RAND()*60;0)&amp;RIGHT([.E101];3)&amp;ROUND(RAND()*11;0)" office:value-type="string" office:string-value="d44jąc1">
            <text:p>d44jąc1</text:p>
          </table:table-cell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01]&amp;&quot;','&quot;&amp;[.C101]&amp;&quot;','&quot;&amp;[.D101]&amp;&quot;','&quot;&amp;[.E101]&amp;&quot;','&quot;&amp;[.F101]&amp;&quot;',&quot;&amp;[.G101]&amp;&quot;,'&quot;&amp;[.H101]&amp;&quot;','&quot;&amp;[.I101]&amp;&quot;','&quot;&amp;[.J101]&amp;&quot;');&quot;" office:value-type="string" office:string-value="insert into zawodnicy(login, pass, imie, nazwisko, plec, poziom, pozycja, menu, rozmiar) values ('dzajac','d44jąc1','Damian','Zając','M',8,'handler','mięso','S');">
            <text:p>insert into zawodnicy(login, pass, imie, nazwisko, plec, poziom, pozycja, menu, rozmiar) values ('dzajac','d44jąc1','Damian','Zając','M',8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02])" office:value-type="float" office:value="1">
            <text:p>1</text:p>
          </table:table-cell>
          <table:table-cell table:formula="of:=SUBSTITUTE(SUBSTITUTE(SUBSTITUTE(SUBSTITUTE(SUBSTITUTE(LOWER(LEFT([.D102];1))&amp;LOWER([.E102]);&quot;ł&quot;;&quot;l&quot;);&quot;ą&quot;;&quot;a&quot;);&quot;ó&quot;;&quot;o&quot;);&quot;ń&quot;;&quot;n&quot;);&quot;ś&quot;;&quot;s&quot;)" office:value-type="string" office:string-value="rjaworski">
            <text:p>rjaworski</text:p>
          </table:table-cell>
          <table:table-cell table:formula="of:=LOWER(LEFT([.D102];1))&amp;ROUND(RAND()*60;0)&amp;RIGHT([.E102];3)&amp;ROUND(RAND()*11;0)" office:value-type="string" office:string-value="r39ski1">
            <text:p>r39ski1</text:p>
          </table:table-cell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02]&amp;&quot;','&quot;&amp;[.C102]&amp;&quot;','&quot;&amp;[.D102]&amp;&quot;','&quot;&amp;[.E102]&amp;&quot;','&quot;&amp;[.F102]&amp;&quot;',&quot;&amp;[.G102]&amp;&quot;,'&quot;&amp;[.H102]&amp;&quot;','&quot;&amp;[.I102]&amp;&quot;','&quot;&amp;[.J102]&amp;&quot;');&quot;" office:value-type="string" office:string-value="insert into zawodnicy(login, pass, imie, nazwisko, plec, poziom, pozycja, menu, rozmiar) values ('rjaworski','r39ski1','Roman','Jaworski','M',3,'handler','wege','XL');">
            <text:p>insert into zawodnicy(login, pass, imie, nazwisko, plec, poziom, pozycja, menu, rozmiar) values ('rjaworski','r39ski1','Roman','Jaworski','M',3,'handler','wege','XL');</text:p>
          </table:table-cell>
          <table:table-cell table:number-columns-repeated="3"/>
        </table:table-row>
        <table:table-row table:style-name="ro1">
          <table:table-cell table:formula="of:=COUNTIF([.$B$2:.$B$300];[.B103])" office:value-type="float" office:value="1">
            <text:p>1</text:p>
          </table:table-cell>
          <table:table-cell table:formula="of:=SUBSTITUTE(SUBSTITUTE(SUBSTITUTE(SUBSTITUTE(SUBSTITUTE(LOWER(LEFT([.D103];1))&amp;LOWER([.E103]);&quot;ł&quot;;&quot;l&quot;);&quot;ą&quot;;&quot;a&quot;);&quot;ó&quot;;&quot;o&quot;);&quot;ń&quot;;&quot;n&quot;);&quot;ś&quot;;&quot;s&quot;)" office:value-type="string" office:string-value="jwasilewski">
            <text:p>jwasilewski</text:p>
          </table:table-cell>
          <table:table-cell table:formula="of:=LOWER(LEFT([.D103];1))&amp;ROUND(RAND()*60;0)&amp;RIGHT([.E103];3)&amp;ROUND(RAND()*11;0)" office:value-type="string" office:string-value="j26ski8">
            <text:p>j26ski8</text:p>
          </table:table-cell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03]&amp;&quot;','&quot;&amp;[.C103]&amp;&quot;','&quot;&amp;[.D103]&amp;&quot;','&quot;&amp;[.E103]&amp;&quot;','&quot;&amp;[.F103]&amp;&quot;',&quot;&amp;[.G103]&amp;&quot;,'&quot;&amp;[.H103]&amp;&quot;','&quot;&amp;[.I103]&amp;&quot;','&quot;&amp;[.J103]&amp;&quot;');&quot;" office:value-type="string" office:string-value="insert into zawodnicy(login, pass, imie, nazwisko, plec, poziom, pozycja, menu, rozmiar) values ('jwasilewski','j26ski8','Jakub','Wasilewski','M',3,'handler','mięso','S');">
            <text:p>insert into zawodnicy(login, pass, imie, nazwisko, plec, poziom, pozycja, menu, rozmiar) values ('jwasilewski','j26ski8','Jakub','Wasilewski','M',3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04])" office:value-type="float" office:value="1">
            <text:p>1</text:p>
          </table:table-cell>
          <table:table-cell table:formula="of:=SUBSTITUTE(SUBSTITUTE(SUBSTITUTE(SUBSTITUTE(SUBSTITUTE(LOWER(LEFT([.D104];1))&amp;LOWER([.E104]);&quot;ł&quot;;&quot;l&quot;);&quot;ą&quot;;&quot;a&quot;);&quot;ó&quot;;&quot;o&quot;);&quot;ń&quot;;&quot;n&quot;);&quot;ś&quot;;&quot;s&quot;)" office:value-type="string" office:string-value="rkalinowski">
            <text:p>rkalinowski</text:p>
          </table:table-cell>
          <table:table-cell table:formula="of:=LOWER(LEFT([.D104];1))&amp;ROUND(RAND()*60;0)&amp;RIGHT([.E104];3)&amp;ROUND(RAND()*11;0)" office:value-type="string" office:string-value="r2ski1">
            <text:p>r2ski1</text:p>
          </table:table-cell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4]&amp;&quot;','&quot;&amp;[.C104]&amp;&quot;','&quot;&amp;[.D104]&amp;&quot;','&quot;&amp;[.E104]&amp;&quot;','&quot;&amp;[.F104]&amp;&quot;',&quot;&amp;[.G104]&amp;&quot;,'&quot;&amp;[.H104]&amp;&quot;','&quot;&amp;[.I104]&amp;&quot;','&quot;&amp;[.J104]&amp;&quot;');&quot;" office:value-type="string" office:string-value="insert into zawodnicy(login, pass, imie, nazwisko, plec, poziom, pozycja, menu, rozmiar) values ('rkalinowski','r2ski1','Robert','Kalinowski','M',6,'handler','mięso','M');">
            <text:p>insert into zawodnicy(login, pass, imie, nazwisko, plec, poziom, pozycja, menu, rozmiar) values ('rkalinowski','r2ski1','Robert','Kalinowski','M',6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05])" office:value-type="float" office:value="1">
            <text:p>1</text:p>
          </table:table-cell>
          <table:table-cell table:formula="of:=SUBSTITUTE(SUBSTITUTE(SUBSTITUTE(SUBSTITUTE(SUBSTITUTE(LOWER(LEFT([.D105];1))&amp;LOWER([.E105]);&quot;ł&quot;;&quot;l&quot;);&quot;ą&quot;;&quot;a&quot;);&quot;ó&quot;;&quot;o&quot;);&quot;ń&quot;;&quot;n&quot;);&quot;ś&quot;;&quot;s&quot;)" office:value-type="string" office:string-value="wwieczorek">
            <text:p>wwieczorek</text:p>
          </table:table-cell>
          <table:table-cell table:formula="of:=LOWER(LEFT([.D105];1))&amp;ROUND(RAND()*60;0)&amp;RIGHT([.E105];3)&amp;ROUND(RAND()*11;0)" office:value-type="string" office:string-value="w10rek6">
            <text:p>w10rek6</text:p>
          </table:table-cell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5]&amp;&quot;','&quot;&amp;[.C105]&amp;&quot;','&quot;&amp;[.D105]&amp;&quot;','&quot;&amp;[.E105]&amp;&quot;','&quot;&amp;[.F105]&amp;&quot;',&quot;&amp;[.G105]&amp;&quot;,'&quot;&amp;[.H105]&amp;&quot;','&quot;&amp;[.I105]&amp;&quot;','&quot;&amp;[.J105]&amp;&quot;');&quot;" office:value-type="string" office:string-value="insert into zawodnicy(login, pass, imie, nazwisko, plec, poziom, pozycja, menu, rozmiar) values ('wwieczorek','w10rek6','Wojciech','Wieczorek','M',8,'handler','mięso','M');">
            <text:p>insert into zawodnicy(login, pass, imie, nazwisko, plec, poziom, pozycja, menu, rozmiar) values ('wwieczorek','w10rek6','Wojciech','Wieczorek','M',8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06])" office:value-type="float" office:value="1">
            <text:p>1</text:p>
          </table:table-cell>
          <table:table-cell table:formula="of:=SUBSTITUTE(SUBSTITUTE(SUBSTITUTE(SUBSTITUTE(SUBSTITUTE(LOWER(LEFT([.D106];1))&amp;LOWER([.E106]);&quot;ł&quot;;&quot;l&quot;);&quot;ą&quot;;&quot;a&quot;);&quot;ó&quot;;&quot;o&quot;);&quot;ń&quot;;&quot;n&quot;);&quot;ś&quot;;&quot;s&quot;)" office:value-type="string" office:string-value="lrutkowski">
            <text:p>lrutkowski</text:p>
          </table:table-cell>
          <table:table-cell table:formula="of:=LOWER(LEFT([.D106];1))&amp;ROUND(RAND()*60;0)&amp;RIGHT([.E106];3)&amp;ROUND(RAND()*11;0)" office:value-type="string" office:string-value="ł53ski4">
            <text:p>ł53ski4</text:p>
          </table:table-cell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06]&amp;&quot;','&quot;&amp;[.C106]&amp;&quot;','&quot;&amp;[.D106]&amp;&quot;','&quot;&amp;[.E106]&amp;&quot;','&quot;&amp;[.F106]&amp;&quot;',&quot;&amp;[.G106]&amp;&quot;,'&quot;&amp;[.H106]&amp;&quot;','&quot;&amp;[.I106]&amp;&quot;','&quot;&amp;[.J106]&amp;&quot;');&quot;" office:value-type="string" office:string-value="insert into zawodnicy(login, pass, imie, nazwisko, plec, poziom, pozycja, menu, rozmiar) values ('lrutkowski','ł53ski4','Łukasz','Rutkowski','M',10,'cutter','mięso','XS');">
            <text:p>insert into zawodnicy(login, pass, imie, nazwisko, plec, poziom, pozycja, menu, rozmiar) values ('lrutkowski','ł53ski4','Łukasz','Rutkowski','M',10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07])" office:value-type="float" office:value="1">
            <text:p>1</text:p>
          </table:table-cell>
          <table:table-cell table:formula="of:=SUBSTITUTE(SUBSTITUTE(SUBSTITUTE(SUBSTITUTE(SUBSTITUTE(LOWER(LEFT([.D107];1))&amp;LOWER([.E107]);&quot;ł&quot;;&quot;l&quot;);&quot;ą&quot;;&quot;a&quot;);&quot;ó&quot;;&quot;o&quot;);&quot;ń&quot;;&quot;n&quot;);&quot;ś&quot;;&quot;s&quot;)" office:value-type="string" office:string-value="tkaczmarek">
            <text:p>tkaczmarek</text:p>
          </table:table-cell>
          <table:table-cell table:formula="of:=LOWER(LEFT([.D107];1))&amp;ROUND(RAND()*60;0)&amp;RIGHT([.E107];3)&amp;ROUND(RAND()*11;0)" office:value-type="string" office:string-value="t49rek3">
            <text:p>t49rek3</text:p>
          </table:table-cell>
          <table:table-cell office:value-type="string">
            <text:p>Tadeusz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7]&amp;&quot;','&quot;&amp;[.C107]&amp;&quot;','&quot;&amp;[.D107]&amp;&quot;','&quot;&amp;[.E107]&amp;&quot;','&quot;&amp;[.F107]&amp;&quot;',&quot;&amp;[.G107]&amp;&quot;,'&quot;&amp;[.H107]&amp;&quot;','&quot;&amp;[.I107]&amp;&quot;','&quot;&amp;[.J107]&amp;&quot;');&quot;" office:value-type="string" office:string-value="insert into zawodnicy(login, pass, imie, nazwisko, plec, poziom, pozycja, menu, rozmiar) values ('tkaczmarek','t49rek3','Tadeusz','Kaczmarek','M',7,'cutter','mięso','M');">
            <text:p>insert into zawodnicy(login, pass, imie, nazwisko, plec, poziom, pozycja, menu, rozmiar) values ('tkaczmarek','t49rek3','Tadeusz','Kaczmarek','M',7,'cutter','mięso','M');</text:p>
          </table:table-cell>
          <table:table-cell table:number-columns-repeated="3"/>
        </table:table-row>
        <table:table-row table:style-name="ro1">
          <table:table-cell table:formula="of:=COUNTIF([.$B$2:.$B$300];[.B108])" office:value-type="float" office:value="1">
            <text:p>1</text:p>
          </table:table-cell>
          <table:table-cell table:formula="of:=SUBSTITUTE(SUBSTITUTE(SUBSTITUTE(SUBSTITUTE(SUBSTITUTE(LOWER(LEFT([.D108];1))&amp;LOWER([.E108]);&quot;ł&quot;;&quot;l&quot;);&quot;ą&quot;;&quot;a&quot;);&quot;ó&quot;;&quot;o&quot;);&quot;ń&quot;;&quot;n&quot;);&quot;ś&quot;;&quot;s&quot;)" office:value-type="string" office:string-value="snowakowski">
            <text:p>snowakowski</text:p>
          </table:table-cell>
          <table:table-cell table:formula="of:=LOWER(LEFT([.D108];1))&amp;ROUND(RAND()*60;0)&amp;RIGHT([.E108];3)&amp;ROUND(RAND()*11;0)" office:value-type="string" office:string-value="s3ski8">
            <text:p>s3ski8</text:p>
          </table:table-cell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08]&amp;&quot;','&quot;&amp;[.C108]&amp;&quot;','&quot;&amp;[.D108]&amp;&quot;','&quot;&amp;[.E108]&amp;&quot;','&quot;&amp;[.F108]&amp;&quot;',&quot;&amp;[.G108]&amp;&quot;,'&quot;&amp;[.H108]&amp;&quot;','&quot;&amp;[.I108]&amp;&quot;','&quot;&amp;[.J108]&amp;&quot;');&quot;" office:value-type="string" office:string-value="insert into zawodnicy(login, pass, imie, nazwisko, plec, poziom, pozycja, menu, rozmiar) values ('snowakowski','s3ski8','Sebastian','Nowakowski','M',7,'cutter','mięso','XL');">
            <text:p>insert into zawodnicy(login, pass, imie, nazwisko, plec, poziom, pozycja, menu, rozmiar) values ('snowakowski','s3ski8','Sebastian','Nowakowski','M',7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09])" office:value-type="float" office:value="1">
            <text:p>1</text:p>
          </table:table-cell>
          <table:table-cell table:formula="of:=SUBSTITUTE(SUBSTITUTE(SUBSTITUTE(SUBSTITUTE(SUBSTITUTE(LOWER(LEFT([.D109];1))&amp;LOWER([.E109]);&quot;ł&quot;;&quot;l&quot;);&quot;ą&quot;;&quot;a&quot;);&quot;ó&quot;;&quot;o&quot;);&quot;ń&quot;;&quot;n&quot;);&quot;ś&quot;;&quot;s&quot;)" office:value-type="string" office:string-value="rmichalak">
            <text:p>rmichalak</text:p>
          </table:table-cell>
          <table:table-cell table:formula="of:=LOWER(LEFT([.D109];1))&amp;ROUND(RAND()*60;0)&amp;RIGHT([.E109];3)&amp;ROUND(RAND()*11;0)" office:value-type="string" office:string-value="r3lak1">
            <text:p>r3lak1</text:p>
          </table:table-cell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09]&amp;&quot;','&quot;&amp;[.C109]&amp;&quot;','&quot;&amp;[.D109]&amp;&quot;','&quot;&amp;[.E109]&amp;&quot;','&quot;&amp;[.F109]&amp;&quot;',&quot;&amp;[.G109]&amp;&quot;,'&quot;&amp;[.H109]&amp;&quot;','&quot;&amp;[.I109]&amp;&quot;','&quot;&amp;[.J109]&amp;&quot;');&quot;" office:value-type="string" office:string-value="insert into zawodnicy(login, pass, imie, nazwisko, plec, poziom, pozycja, menu, rozmiar) values ('rmichalak','r3lak1','Rafał','Michalak','M',1,'handler','mięso','S');">
            <text:p>insert into zawodnicy(login, pass, imie, nazwisko, plec, poziom, pozycja, menu, rozmiar) values ('rmichalak','r3lak1','Rafał','Michalak','M',1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10])" office:value-type="float" office:value="1">
            <text:p>1</text:p>
          </table:table-cell>
          <table:table-cell table:formula="of:=SUBSTITUTE(SUBSTITUTE(SUBSTITUTE(SUBSTITUTE(SUBSTITUTE(LOWER(LEFT([.D110];1))&amp;LOWER([.E110]);&quot;ł&quot;;&quot;l&quot;);&quot;ą&quot;;&quot;a&quot;);&quot;ó&quot;;&quot;o&quot;);&quot;ń&quot;;&quot;n&quot;);&quot;ś&quot;;&quot;s&quot;)" office:value-type="string" office:string-value="cjakubowski">
            <text:p>cjakubowski</text:p>
          </table:table-cell>
          <table:table-cell table:formula="of:=LOWER(LEFT([.D110];1))&amp;ROUND(RAND()*60;0)&amp;RIGHT([.E110];3)&amp;ROUND(RAND()*11;0)" office:value-type="string" office:string-value="c5ski0">
            <text:p>c5ski0</text:p>
          </table:table-cell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10]&amp;&quot;','&quot;&amp;[.C110]&amp;&quot;','&quot;&amp;[.D110]&amp;&quot;','&quot;&amp;[.E110]&amp;&quot;','&quot;&amp;[.F110]&amp;&quot;',&quot;&amp;[.G110]&amp;&quot;,'&quot;&amp;[.H110]&amp;&quot;','&quot;&amp;[.I110]&amp;&quot;','&quot;&amp;[.J110]&amp;&quot;');&quot;" office:value-type="string" office:string-value="insert into zawodnicy(login, pass, imie, nazwisko, plec, poziom, pozycja, menu, rozmiar) values ('cjakubowski','c5ski0','Czesław','Jakubowski','M',1,'handler','wege','XL');">
            <text:p>insert into zawodnicy(login, pass, imie, nazwisko, plec, poziom, pozycja, menu, rozmiar) values ('cjakubowski','c5ski0','Czesław','Jakubowski','M',1,'handler','wege','XL');</text:p>
          </table:table-cell>
          <table:table-cell table:number-columns-repeated="3"/>
        </table:table-row>
        <table:table-row table:style-name="ro1">
          <table:table-cell table:formula="of:=COUNTIF([.$B$2:.$B$300];[.B111])" office:value-type="float" office:value="1">
            <text:p>1</text:p>
          </table:table-cell>
          <table:table-cell table:formula="of:=SUBSTITUTE(SUBSTITUTE(SUBSTITUTE(SUBSTITUTE(SUBSTITUTE(LOWER(LEFT([.D111];1))&amp;LOWER([.E111]);&quot;ł&quot;;&quot;l&quot;);&quot;ą&quot;;&quot;a&quot;);&quot;ó&quot;;&quot;o&quot;);&quot;ń&quot;;&quot;n&quot;);&quot;ś&quot;;&quot;s&quot;)" office:value-type="string" office:string-value="wnowicki">
            <text:p>wnowicki</text:p>
          </table:table-cell>
          <table:table-cell table:formula="of:=LOWER(LEFT([.D111];1))&amp;ROUND(RAND()*60;0)&amp;RIGHT([.E111];3)&amp;ROUND(RAND()*11;0)" office:value-type="string" office:string-value="w25cki9">
            <text:p>w25cki9</text:p>
          </table:table-cell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11]&amp;&quot;','&quot;&amp;[.C111]&amp;&quot;','&quot;&amp;[.D111]&amp;&quot;','&quot;&amp;[.E111]&amp;&quot;','&quot;&amp;[.F111]&amp;&quot;',&quot;&amp;[.G111]&amp;&quot;,'&quot;&amp;[.H111]&amp;&quot;','&quot;&amp;[.I111]&amp;&quot;','&quot;&amp;[.J111]&amp;&quot;');&quot;" office:value-type="string" office:string-value="insert into zawodnicy(login, pass, imie, nazwisko, plec, poziom, pozycja, menu, rozmiar) values ('wnowicki','w25cki9','Wiesław','Nowicki','M',7,'cutter','mięso','S');">
            <text:p>insert into zawodnicy(login, pass, imie, nazwisko, plec, poziom, pozycja, menu, rozmiar) values ('wnowicki','w25cki9','Wiesław','Nowicki','M',7,'cutter','mięso','S');</text:p>
          </table:table-cell>
          <table:table-cell table:number-columns-repeated="3"/>
        </table:table-row>
        <table:table-row table:style-name="ro1">
          <table:table-cell table:formula="of:=COUNTIF([.$B$2:.$B$300];[.B112])" office:value-type="float" office:value="1">
            <text:p>1</text:p>
          </table:table-cell>
          <table:table-cell table:formula="of:=SUBSTITUTE(SUBSTITUTE(SUBSTITUTE(SUBSTITUTE(SUBSTITUTE(LOWER(LEFT([.D112];1))&amp;LOWER([.E112]);&quot;ł&quot;;&quot;l&quot;);&quot;ą&quot;;&quot;a&quot;);&quot;ó&quot;;&quot;o&quot;);&quot;ń&quot;;&quot;n&quot;);&quot;ś&quot;;&quot;s&quot;)" office:value-type="string" office:string-value="dsokolowski">
            <text:p>dsokolowski</text:p>
          </table:table-cell>
          <table:table-cell table:formula="of:=LOWER(LEFT([.D112];1))&amp;ROUND(RAND()*60;0)&amp;RIGHT([.E112];3)&amp;ROUND(RAND()*11;0)" office:value-type="string" office:string-value="d10ski5">
            <text:p>d10ski5</text:p>
          </table:table-cell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2]&amp;&quot;','&quot;&amp;[.C112]&amp;&quot;','&quot;&amp;[.D112]&amp;&quot;','&quot;&amp;[.E112]&amp;&quot;','&quot;&amp;[.F112]&amp;&quot;',&quot;&amp;[.G112]&amp;&quot;,'&quot;&amp;[.H112]&amp;&quot;','&quot;&amp;[.I112]&amp;&quot;','&quot;&amp;[.J112]&amp;&quot;');&quot;" office:value-type="string" office:string-value="insert into zawodnicy(login, pass, imie, nazwisko, plec, poziom, pozycja, menu, rozmiar) values ('dsokolowski','d10ski5','Daniel','Sokołowski','M',5,'handler','mięso','XS');">
            <text:p>insert into zawodnicy(login, pass, imie, nazwisko, plec, poziom, pozycja, menu, rozmiar) values ('dsokolowski','d10ski5','Daniel','Sokołowski','M',5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13])" office:value-type="float" office:value="1">
            <text:p>1</text:p>
          </table:table-cell>
          <table:table-cell table:formula="of:=SUBSTITUTE(SUBSTITUTE(SUBSTITUTE(SUBSTITUTE(SUBSTITUTE(LOWER(LEFT([.D113];1))&amp;LOWER([.E113]);&quot;ł&quot;;&quot;l&quot;);&quot;ą&quot;;&quot;a&quot;);&quot;ó&quot;;&quot;o&quot;);&quot;ń&quot;;&quot;n&quot;);&quot;ś&quot;;&quot;s&quot;)" office:value-type="string" office:string-value="smazurek">
            <text:p>smazurek</text:p>
          </table:table-cell>
          <table:table-cell table:formula="of:=LOWER(LEFT([.D113];1))&amp;ROUND(RAND()*60;0)&amp;RIGHT([.E113];3)&amp;ROUND(RAND()*11;0)" office:value-type="string" office:string-value="s57rek8">
            <text:p>s57rek8</text:p>
          </table:table-cell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13]&amp;&quot;','&quot;&amp;[.C113]&amp;&quot;','&quot;&amp;[.D113]&amp;&quot;','&quot;&amp;[.E113]&amp;&quot;','&quot;&amp;[.F113]&amp;&quot;',&quot;&amp;[.G113]&amp;&quot;,'&quot;&amp;[.H113]&amp;&quot;','&quot;&amp;[.I113]&amp;&quot;','&quot;&amp;[.J113]&amp;&quot;');&quot;" office:value-type="string" office:string-value="insert into zawodnicy(login, pass, imie, nazwisko, plec, poziom, pozycja, menu, rozmiar) values ('smazurek','s57rek8','Sławomir','Mazurek','M',3,'cutter','mięso','M');">
            <text:p>insert into zawodnicy(login, pass, imie, nazwisko, plec, poziom, pozycja, menu, rozmiar) values ('smazurek','s57rek8','Sławomir','Mazurek','M',3,'cutter','mięso','M');</text:p>
          </table:table-cell>
          <table:table-cell table:number-columns-repeated="3"/>
        </table:table-row>
        <table:table-row table:style-name="ro1">
          <table:table-cell table:formula="of:=COUNTIF([.$B$2:.$B$300];[.B114])" office:value-type="float" office:value="1">
            <text:p>1</text:p>
          </table:table-cell>
          <table:table-cell table:formula="of:=SUBSTITUTE(SUBSTITUTE(SUBSTITUTE(SUBSTITUTE(SUBSTITUTE(LOWER(LEFT([.D114];1))&amp;LOWER([.E114]);&quot;ł&quot;;&quot;l&quot;);&quot;ą&quot;;&quot;a&quot;);&quot;ó&quot;;&quot;o&quot;);&quot;ń&quot;;&quot;n&quot;);&quot;ś&quot;;&quot;s&quot;)" office:value-type="string" office:string-value="mzajac">
            <text:p>mzajac</text:p>
          </table:table-cell>
          <table:table-cell table:formula="of:=LOWER(LEFT([.D114];1))&amp;ROUND(RAND()*60;0)&amp;RIGHT([.E114];3)&amp;ROUND(RAND()*11;0)" office:value-type="string" office:string-value="m37jąc4">
            <text:p>m37jąc4</text:p>
          </table:table-cell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14]&amp;&quot;','&quot;&amp;[.C114]&amp;&quot;','&quot;&amp;[.D114]&amp;&quot;','&quot;&amp;[.E114]&amp;&quot;','&quot;&amp;[.F114]&amp;&quot;',&quot;&amp;[.G114]&amp;&quot;,'&quot;&amp;[.H114]&amp;&quot;','&quot;&amp;[.I114]&amp;&quot;','&quot;&amp;[.J114]&amp;&quot;');&quot;" office:value-type="string" office:string-value="insert into zawodnicy(login, pass, imie, nazwisko, plec, poziom, pozycja, menu, rozmiar) values ('mzajac','m37jąc4','Marek','Zając','M',1,'handler','mięso','XL');">
            <text:p>insert into zawodnicy(login, pass, imie, nazwisko, plec, poziom, pozycja, menu, rozmiar) values ('mzajac','m37jąc4','Marek','Zając','M',1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15])" office:value-type="float" office:value="1">
            <text:p>1</text:p>
          </table:table-cell>
          <table:table-cell table:formula="of:=SUBSTITUTE(SUBSTITUTE(SUBSTITUTE(SUBSTITUTE(SUBSTITUTE(LOWER(LEFT([.D115];1))&amp;LOWER([.E115]);&quot;ł&quot;;&quot;l&quot;);&quot;ą&quot;;&quot;a&quot;);&quot;ó&quot;;&quot;o&quot;);&quot;ń&quot;;&quot;n&quot;);&quot;ś&quot;;&quot;s&quot;)" office:value-type="string" office:string-value="rlaskowski">
            <text:p>rlaskowski</text:p>
          </table:table-cell>
          <table:table-cell table:formula="of:=LOWER(LEFT([.D115];1))&amp;ROUND(RAND()*60;0)&amp;RIGHT([.E115];3)&amp;ROUND(RAND()*11;0)" office:value-type="string" office:string-value="r53ski0">
            <text:p>r53ski0</text:p>
          </table:table-cell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15]&amp;&quot;','&quot;&amp;[.C115]&amp;&quot;','&quot;&amp;[.D115]&amp;&quot;','&quot;&amp;[.E115]&amp;&quot;','&quot;&amp;[.F115]&amp;&quot;',&quot;&amp;[.G115]&amp;&quot;,'&quot;&amp;[.H115]&amp;&quot;','&quot;&amp;[.I115]&amp;&quot;','&quot;&amp;[.J115]&amp;&quot;');&quot;" office:value-type="string" office:string-value="insert into zawodnicy(login, pass, imie, nazwisko, plec, poziom, pozycja, menu, rozmiar) values ('rlaskowski','r53ski0','Ryszard','Laskowski','M',3,'cutter','mięso','M');">
            <text:p>insert into zawodnicy(login, pass, imie, nazwisko, plec, poziom, pozycja, menu, rozmiar) values ('rlaskowski','r53ski0','Ryszard','Laskowski','M',3,'cutter','mięso','M');</text:p>
          </table:table-cell>
          <table:table-cell table:number-columns-repeated="3"/>
        </table:table-row>
        <table:table-row table:style-name="ro1">
          <table:table-cell table:formula="of:=COUNTIF([.$B$2:.$B$300];[.B116])" office:value-type="float" office:value="1">
            <text:p>1</text:p>
          </table:table-cell>
          <table:table-cell table:formula="of:=SUBSTITUTE(SUBSTITUTE(SUBSTITUTE(SUBSTITUTE(SUBSTITUTE(LOWER(LEFT([.D116];1))&amp;LOWER([.E116]);&quot;ł&quot;;&quot;l&quot;);&quot;ą&quot;;&quot;a&quot;);&quot;ó&quot;;&quot;o&quot;);&quot;ń&quot;;&quot;n&quot;);&quot;ś&quot;;&quot;s&quot;)" office:value-type="string" office:string-value="jkalinowski">
            <text:p>jkalinowski</text:p>
          </table:table-cell>
          <table:table-cell table:formula="of:=LOWER(LEFT([.D116];1))&amp;ROUND(RAND()*60;0)&amp;RIGHT([.E116];3)&amp;ROUND(RAND()*11;0)" office:value-type="string" office:string-value="j23ski5">
            <text:p>j23ski5</text:p>
          </table:table-cell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16]&amp;&quot;','&quot;&amp;[.C116]&amp;&quot;','&quot;&amp;[.D116]&amp;&quot;','&quot;&amp;[.E116]&amp;&quot;','&quot;&amp;[.F116]&amp;&quot;',&quot;&amp;[.G116]&amp;&quot;,'&quot;&amp;[.H116]&amp;&quot;','&quot;&amp;[.I116]&amp;&quot;','&quot;&amp;[.J116]&amp;&quot;');&quot;" office:value-type="string" office:string-value="insert into zawodnicy(login, pass, imie, nazwisko, plec, poziom, pozycja, menu, rozmiar) values ('jkalinowski','j23ski5','Jarosław','Kalinowski','M',9,'cutter','mięso','XL');">
            <text:p>insert into zawodnicy(login, pass, imie, nazwisko, plec, poziom, pozycja, menu, rozmiar) values ('jkalinowski','j23ski5','Jarosław','Kalinowski','M',9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17])" office:value-type="float" office:value="1">
            <text:p>1</text:p>
          </table:table-cell>
          <table:table-cell table:formula="of:=SUBSTITUTE(SUBSTITUTE(SUBSTITUTE(SUBSTITUTE(SUBSTITUTE(LOWER(LEFT([.D117];1))&amp;LOWER([.E117]);&quot;ł&quot;;&quot;l&quot;);&quot;ą&quot;;&quot;a&quot;);&quot;ó&quot;;&quot;o&quot;);&quot;ń&quot;;&quot;n&quot;);&quot;ś&quot;;&quot;s&quot;)" office:value-type="string" office:string-value="zkowalski">
            <text:p>zkowalski</text:p>
          </table:table-cell>
          <table:table-cell table:formula="of:=LOWER(LEFT([.D117];1))&amp;ROUND(RAND()*60;0)&amp;RIGHT([.E117];3)&amp;ROUND(RAND()*11;0)" office:value-type="string" office:string-value="z26ski3">
            <text:p>z26ski3</text:p>
          </table:table-cell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7]&amp;&quot;','&quot;&amp;[.C117]&amp;&quot;','&quot;&amp;[.D117]&amp;&quot;','&quot;&amp;[.E117]&amp;&quot;','&quot;&amp;[.F117]&amp;&quot;',&quot;&amp;[.G117]&amp;&quot;,'&quot;&amp;[.H117]&amp;&quot;','&quot;&amp;[.I117]&amp;&quot;','&quot;&amp;[.J117]&amp;&quot;');&quot;" office:value-type="string" office:string-value="insert into zawodnicy(login, pass, imie, nazwisko, plec, poziom, pozycja, menu, rozmiar) values ('zkowalski','z26ski3','Zbigniew','Kowalski','M',3,'handler','mięso','XS');">
            <text:p>insert into zawodnicy(login, pass, imie, nazwisko, plec, poziom, pozycja, menu, rozmiar) values ('zkowalski','z26ski3','Zbigniew','Kowalski','M',3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18])" office:value-type="float" office:value="1">
            <text:p>1</text:p>
          </table:table-cell>
          <table:table-cell table:formula="of:=SUBSTITUTE(SUBSTITUTE(SUBSTITUTE(SUBSTITUTE(SUBSTITUTE(LOWER(LEFT([.D118];1))&amp;LOWER([.E118]);&quot;ł&quot;;&quot;l&quot;);&quot;ą&quot;;&quot;a&quot;);&quot;ó&quot;;&quot;o&quot;);&quot;ń&quot;;&quot;n&quot;);&quot;ś&quot;;&quot;s&quot;)" office:value-type="string" office:string-value="cjasinski">
            <text:p>cjasinski</text:p>
          </table:table-cell>
          <table:table-cell table:formula="of:=LOWER(LEFT([.D118];1))&amp;ROUND(RAND()*60;0)&amp;RIGHT([.E118];3)&amp;ROUND(RAND()*11;0)" office:value-type="string" office:string-value="c24ski5">
            <text:p>c24ski5</text:p>
          </table:table-cell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18]&amp;&quot;','&quot;&amp;[.C118]&amp;&quot;','&quot;&amp;[.D118]&amp;&quot;','&quot;&amp;[.E118]&amp;&quot;','&quot;&amp;[.F118]&amp;&quot;',&quot;&amp;[.G118]&amp;&quot;,'&quot;&amp;[.H118]&amp;&quot;','&quot;&amp;[.I118]&amp;&quot;','&quot;&amp;[.J118]&amp;&quot;');&quot;" office:value-type="string" office:string-value="insert into zawodnicy(login, pass, imie, nazwisko, plec, poziom, pozycja, menu, rozmiar) values ('cjasinski','c24ski5','Czesław','Jasiński','M',9,'cutter','wege','M');">
            <text:p>insert into zawodnicy(login, pass, imie, nazwisko, plec, poziom, pozycja, menu, rozmiar) values ('cjasinski','c24ski5','Czesław','Jasiński','M',9,'cutter','wege','M');</text:p>
          </table:table-cell>
          <table:table-cell table:number-columns-repeated="3"/>
        </table:table-row>
        <table:table-row table:style-name="ro1">
          <table:table-cell table:formula="of:=COUNTIF([.$B$2:.$B$300];[.B119])" office:value-type="float" office:value="1">
            <text:p>1</text:p>
          </table:table-cell>
          <table:table-cell table:formula="of:=SUBSTITUTE(SUBSTITUTE(SUBSTITUTE(SUBSTITUTE(SUBSTITUTE(LOWER(LEFT([.D119];1))&amp;LOWER([.E119]);&quot;ł&quot;;&quot;l&quot;);&quot;ą&quot;;&quot;a&quot;);&quot;ó&quot;;&quot;o&quot;);&quot;ń&quot;;&quot;n&quot;);&quot;ś&quot;;&quot;s&quot;)" office:value-type="string" office:string-value="dzalewski">
            <text:p>dzalewski</text:p>
          </table:table-cell>
          <table:table-cell table:formula="of:=LOWER(LEFT([.D119];1))&amp;ROUND(RAND()*60;0)&amp;RIGHT([.E119];3)&amp;ROUND(RAND()*11;0)" office:value-type="string" office:string-value="d43ski1">
            <text:p>d43ski1</text:p>
          </table:table-cell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19]&amp;&quot;','&quot;&amp;[.C119]&amp;&quot;','&quot;&amp;[.D119]&amp;&quot;','&quot;&amp;[.E119]&amp;&quot;','&quot;&amp;[.F119]&amp;&quot;',&quot;&amp;[.G119]&amp;&quot;,'&quot;&amp;[.H119]&amp;&quot;','&quot;&amp;[.I119]&amp;&quot;','&quot;&amp;[.J119]&amp;&quot;');&quot;" office:value-type="string" office:string-value="insert into zawodnicy(login, pass, imie, nazwisko, plec, poziom, pozycja, menu, rozmiar) values ('dzalewski','d43ski1','Damian','Zalewski','M',10,'cutter','mięso','M');">
            <text:p>insert into zawodnicy(login, pass, imie, nazwisko, plec, poziom, pozycja, menu, rozmiar) values ('dzalewski','d43ski1','Damian','Zalewski','M',10,'cutter','mięso','M');</text:p>
          </table:table-cell>
          <table:table-cell table:number-columns-repeated="3"/>
        </table:table-row>
        <table:table-row table:style-name="ro1">
          <table:table-cell table:formula="of:=COUNTIF([.$B$2:.$B$300];[.B120])" office:value-type="float" office:value="1">
            <text:p>1</text:p>
          </table:table-cell>
          <table:table-cell table:formula="of:=SUBSTITUTE(SUBSTITUTE(SUBSTITUTE(SUBSTITUTE(SUBSTITUTE(LOWER(LEFT([.D120];1))&amp;LOWER([.E120]);&quot;ł&quot;;&quot;l&quot;);&quot;ą&quot;;&quot;a&quot;);&quot;ó&quot;;&quot;o&quot;);&quot;ń&quot;;&quot;n&quot;);&quot;ś&quot;;&quot;s&quot;)" office:value-type="string" office:string-value="aglowacki">
            <text:p>aglowacki</text:p>
          </table:table-cell>
          <table:table-cell table:formula="of:=LOWER(LEFT([.D120];1))&amp;ROUND(RAND()*60;0)&amp;RIGHT([.E120];3)&amp;ROUND(RAND()*11;0)" office:value-type="string" office:string-value="a45cki5">
            <text:p>a45cki5</text:p>
          </table:table-cell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20]&amp;&quot;','&quot;&amp;[.C120]&amp;&quot;','&quot;&amp;[.D120]&amp;&quot;','&quot;&amp;[.E120]&amp;&quot;','&quot;&amp;[.F120]&amp;&quot;',&quot;&amp;[.G120]&amp;&quot;,'&quot;&amp;[.H120]&amp;&quot;','&quot;&amp;[.I120]&amp;&quot;','&quot;&amp;[.J120]&amp;&quot;');&quot;" office:value-type="string" office:string-value="insert into zawodnicy(login, pass, imie, nazwisko, plec, poziom, pozycja, menu, rozmiar) values ('aglowacki','a45cki5','Andrzej','Głowacki','M',4,'handler','mięso','XS');">
            <text:p>insert into zawodnicy(login, pass, imie, nazwisko, plec, poziom, pozycja, menu, rozmiar) values ('aglowacki','a45cki5','Andrzej','Głowacki','M',4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21])" office:value-type="float" office:value="1">
            <text:p>1</text:p>
          </table:table-cell>
          <table:table-cell table:formula="of:=SUBSTITUTE(SUBSTITUTE(SUBSTITUTE(SUBSTITUTE(SUBSTITUTE(LOWER(LEFT([.D121];1))&amp;LOWER([.E121]);&quot;ł&quot;;&quot;l&quot;);&quot;ą&quot;;&quot;a&quot;);&quot;ó&quot;;&quot;o&quot;);&quot;ń&quot;;&quot;n&quot;);&quot;ś&quot;;&quot;s&quot;)" office:value-type="string" office:string-value="sszulc">
            <text:p>sszulc</text:p>
          </table:table-cell>
          <table:table-cell table:formula="of:=LOWER(LEFT([.D121];1))&amp;ROUND(RAND()*60;0)&amp;RIGHT([.E121];3)&amp;ROUND(RAND()*11;0)" office:value-type="string" office:string-value="s7ulc2">
            <text:p>s7ulc2</text:p>
          </table:table-cell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21]&amp;&quot;','&quot;&amp;[.C121]&amp;&quot;','&quot;&amp;[.D121]&amp;&quot;','&quot;&amp;[.E121]&amp;&quot;','&quot;&amp;[.F121]&amp;&quot;',&quot;&amp;[.G121]&amp;&quot;,'&quot;&amp;[.H121]&amp;&quot;','&quot;&amp;[.I121]&amp;&quot;','&quot;&amp;[.J121]&amp;&quot;');&quot;" office:value-type="string" office:string-value="insert into zawodnicy(login, pass, imie, nazwisko, plec, poziom, pozycja, menu, rozmiar) values ('sszulc','s7ulc2','Sławomir','Szulc','M',1,'cutter','mięso','XL');">
            <text:p>insert into zawodnicy(login, pass, imie, nazwisko, plec, poziom, pozycja, menu, rozmiar) values ('sszulc','s7ulc2','Sławomir','Szulc','M',1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22])" office:value-type="float" office:value="1">
            <text:p>1</text:p>
          </table:table-cell>
          <table:table-cell table:formula="of:=SUBSTITUTE(SUBSTITUTE(SUBSTITUTE(SUBSTITUTE(SUBSTITUTE(LOWER(LEFT([.D122];1))&amp;LOWER([.E122]);&quot;ł&quot;;&quot;l&quot;);&quot;ą&quot;;&quot;a&quot;);&quot;ó&quot;;&quot;o&quot;);&quot;ń&quot;;&quot;n&quot;);&quot;ś&quot;;&quot;s&quot;)" office:value-type="string" office:string-value="pandrzejewski">
            <text:p>pandrzejewski</text:p>
          </table:table-cell>
          <table:table-cell table:formula="of:=LOWER(LEFT([.D122];1))&amp;ROUND(RAND()*60;0)&amp;RIGHT([.E122];3)&amp;ROUND(RAND()*11;0)" office:value-type="string" office:string-value="p12ski7">
            <text:p>p12ski7</text:p>
          </table:table-cell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2]&amp;&quot;','&quot;&amp;[.C122]&amp;&quot;','&quot;&amp;[.D122]&amp;&quot;','&quot;&amp;[.E122]&amp;&quot;','&quot;&amp;[.F122]&amp;&quot;',&quot;&amp;[.G122]&amp;&quot;,'&quot;&amp;[.H122]&amp;&quot;','&quot;&amp;[.I122]&amp;&quot;','&quot;&amp;[.J122]&amp;&quot;');&quot;" office:value-type="string" office:string-value="insert into zawodnicy(login, pass, imie, nazwisko, plec, poziom, pozycja, menu, rozmiar) values ('pandrzejewski','p12ski7','Piotr','Andrzejewski','M',1,'handler','mięso','L');">
            <text:p>insert into zawodnicy(login, pass, imie, nazwisko, plec, poziom, pozycja, menu, rozmiar) values ('pandrzejewski','p12ski7','Piotr','Andrzejewski','M',1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23])" office:value-type="float" office:value="1">
            <text:p>1</text:p>
          </table:table-cell>
          <table:table-cell table:formula="of:=SUBSTITUTE(SUBSTITUTE(SUBSTITUTE(SUBSTITUTE(SUBSTITUTE(LOWER(LEFT([.D123];1))&amp;LOWER([.E123]);&quot;ł&quot;;&quot;l&quot;);&quot;ą&quot;;&quot;a&quot;);&quot;ó&quot;;&quot;o&quot;);&quot;ń&quot;;&quot;n&quot;);&quot;ś&quot;;&quot;s&quot;)" office:value-type="string" office:string-value="wpawlak">
            <text:p>wpawlak</text:p>
          </table:table-cell>
          <table:table-cell table:formula="of:=LOWER(LEFT([.D123];1))&amp;ROUND(RAND()*60;0)&amp;RIGHT([.E123];3)&amp;ROUND(RAND()*11;0)" office:value-type="string" office:string-value="w13lak6">
            <text:p>w13lak6</text:p>
          </table:table-cell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23]&amp;&quot;','&quot;&amp;[.C123]&amp;&quot;','&quot;&amp;[.D123]&amp;&quot;','&quot;&amp;[.E123]&amp;&quot;','&quot;&amp;[.F123]&amp;&quot;',&quot;&amp;[.G123]&amp;&quot;,'&quot;&amp;[.H123]&amp;&quot;','&quot;&amp;[.I123]&amp;&quot;','&quot;&amp;[.J123]&amp;&quot;');&quot;" office:value-type="string" office:string-value="insert into zawodnicy(login, pass, imie, nazwisko, plec, poziom, pozycja, menu, rozmiar) values ('wpawlak','w13lak6','Władysław','Pawlak','M',7,'cutter','mięso','XL');">
            <text:p>insert into zawodnicy(login, pass, imie, nazwisko, plec, poziom, pozycja, menu, rozmiar) values ('wpawlak','w13lak6','Władysław','Pawlak','M',7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24])" office:value-type="float" office:value="1">
            <text:p>1</text:p>
          </table:table-cell>
          <table:table-cell table:formula="of:=SUBSTITUTE(SUBSTITUTE(SUBSTITUTE(SUBSTITUTE(SUBSTITUTE(LOWER(LEFT([.D124];1))&amp;LOWER([.E124]);&quot;ł&quot;;&quot;l&quot;);&quot;ą&quot;;&quot;a&quot;);&quot;ó&quot;;&quot;o&quot;);&quot;ń&quot;;&quot;n&quot;);&quot;ś&quot;;&quot;s&quot;)" office:value-type="string" office:string-value="wlaskowski">
            <text:p>wlaskowski</text:p>
          </table:table-cell>
          <table:table-cell table:formula="of:=LOWER(LEFT([.D124];1))&amp;ROUND(RAND()*60;0)&amp;RIGHT([.E124];3)&amp;ROUND(RAND()*11;0)" office:value-type="string" office:string-value="w31ski1">
            <text:p>w31ski1</text:p>
          </table:table-cell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4]&amp;&quot;','&quot;&amp;[.C124]&amp;&quot;','&quot;&amp;[.D124]&amp;&quot;','&quot;&amp;[.E124]&amp;&quot;','&quot;&amp;[.F124]&amp;&quot;',&quot;&amp;[.G124]&amp;&quot;,'&quot;&amp;[.H124]&amp;&quot;','&quot;&amp;[.I124]&amp;&quot;','&quot;&amp;[.J124]&amp;&quot;');&quot;" office:value-type="string" office:string-value="insert into zawodnicy(login, pass, imie, nazwisko, plec, poziom, pozycja, menu, rozmiar) values ('wlaskowski','w31ski1','Waldemar','Laskowski','M',5,'cutter','mięso','S');">
            <text:p>insert into zawodnicy(login, pass, imie, nazwisko, plec, poziom, pozycja, menu, rozmiar) values ('wlaskowski','w31ski1','Waldemar','Laskowski','M',5,'cutter','mięso','S');</text:p>
          </table:table-cell>
          <table:table-cell table:number-columns-repeated="3"/>
        </table:table-row>
        <table:table-row table:style-name="ro1">
          <table:table-cell table:formula="of:=COUNTIF([.$B$2:.$B$300];[.B125])" office:value-type="float" office:value="1">
            <text:p>1</text:p>
          </table:table-cell>
          <table:table-cell table:formula="of:=SUBSTITUTE(SUBSTITUTE(SUBSTITUTE(SUBSTITUTE(SUBSTITUTE(LOWER(LEFT([.D125];1))&amp;LOWER([.E125]);&quot;ł&quot;;&quot;l&quot;);&quot;ą&quot;;&quot;a&quot;);&quot;ó&quot;;&quot;o&quot;);&quot;ń&quot;;&quot;n&quot;);&quot;ś&quot;;&quot;s&quot;)" office:value-type="string" office:string-value="jmakowski">
            <text:p>jmakowski</text:p>
          </table:table-cell>
          <table:table-cell table:formula="of:=LOWER(LEFT([.D125];1))&amp;ROUND(RAND()*60;0)&amp;RIGHT([.E125];3)&amp;ROUND(RAND()*11;0)" office:value-type="string" office:string-value="j35ski8">
            <text:p>j35ski8</text:p>
          </table:table-cell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25]&amp;&quot;','&quot;&amp;[.C125]&amp;&quot;','&quot;&amp;[.D125]&amp;&quot;','&quot;&amp;[.E125]&amp;&quot;','&quot;&amp;[.F125]&amp;&quot;',&quot;&amp;[.G125]&amp;&quot;,'&quot;&amp;[.H125]&amp;&quot;','&quot;&amp;[.I125]&amp;&quot;','&quot;&amp;[.J125]&amp;&quot;');&quot;" office:value-type="string" office:string-value="insert into zawodnicy(login, pass, imie, nazwisko, plec, poziom, pozycja, menu, rozmiar) values ('jmakowski','j35ski8','Jan','Makowski','M',8,'handler','mięso','M');">
            <text:p>insert into zawodnicy(login, pass, imie, nazwisko, plec, poziom, pozycja, menu, rozmiar) values ('jmakowski','j35ski8','Jan','Makowski','M',8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26])" office:value-type="float" office:value="1">
            <text:p>1</text:p>
          </table:table-cell>
          <table:table-cell table:formula="of:=SUBSTITUTE(SUBSTITUTE(SUBSTITUTE(SUBSTITUTE(SUBSTITUTE(LOWER(LEFT([.D126];1))&amp;LOWER([.E126]);&quot;ł&quot;;&quot;l&quot;);&quot;ą&quot;;&quot;a&quot;);&quot;ó&quot;;&quot;o&quot;);&quot;ń&quot;;&quot;n&quot;);&quot;ś&quot;;&quot;s&quot;)" office:value-type="string" office:string-value="wmazurek">
            <text:p>wmazurek</text:p>
          </table:table-cell>
          <table:table-cell table:formula="of:=LOWER(LEFT([.D126];1))&amp;ROUND(RAND()*60;0)&amp;RIGHT([.E126];3)&amp;ROUND(RAND()*11;0)" office:value-type="string" office:string-value="w12rek9">
            <text:p>w12rek9</text:p>
          </table:table-cell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6]&amp;&quot;','&quot;&amp;[.C126]&amp;&quot;','&quot;&amp;[.D126]&amp;&quot;','&quot;&amp;[.E126]&amp;&quot;','&quot;&amp;[.F126]&amp;&quot;',&quot;&amp;[.G126]&amp;&quot;,'&quot;&amp;[.H126]&amp;&quot;','&quot;&amp;[.I126]&amp;&quot;','&quot;&amp;[.J126]&amp;&quot;');&quot;" office:value-type="string" office:string-value="insert into zawodnicy(login, pass, imie, nazwisko, plec, poziom, pozycja, menu, rozmiar) values ('wmazurek','w12rek9','Waldemar','Mazurek','M',9,'handler','mięso','S');">
            <text:p>insert into zawodnicy(login, pass, imie, nazwisko, plec, poziom, pozycja, menu, rozmiar) values ('wmazurek','w12rek9','Waldemar','Mazurek','M',9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27])" office:value-type="float" office:value="1">
            <text:p>1</text:p>
          </table:table-cell>
          <table:table-cell table:formula="of:=SUBSTITUTE(SUBSTITUTE(SUBSTITUTE(SUBSTITUTE(SUBSTITUTE(LOWER(LEFT([.D127];1))&amp;LOWER([.E127]);&quot;ł&quot;;&quot;l&quot;);&quot;ą&quot;;&quot;a&quot;);&quot;ó&quot;;&quot;o&quot;);&quot;ń&quot;;&quot;n&quot;);&quot;ś&quot;;&quot;s&quot;)" office:value-type="string" office:string-value="jsadowski">
            <text:p>jsadowski</text:p>
          </table:table-cell>
          <table:table-cell table:formula="of:=LOWER(LEFT([.D127];1))&amp;ROUND(RAND()*60;0)&amp;RIGHT([.E127];3)&amp;ROUND(RAND()*11;0)" office:value-type="string" office:string-value="j41ski8">
            <text:p>j41ski8</text:p>
          </table:table-cell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7]&amp;&quot;','&quot;&amp;[.C127]&amp;&quot;','&quot;&amp;[.D127]&amp;&quot;','&quot;&amp;[.E127]&amp;&quot;','&quot;&amp;[.F127]&amp;&quot;',&quot;&amp;[.G127]&amp;&quot;,'&quot;&amp;[.H127]&amp;&quot;','&quot;&amp;[.I127]&amp;&quot;','&quot;&amp;[.J127]&amp;&quot;');&quot;" office:value-type="string" office:string-value="insert into zawodnicy(login, pass, imie, nazwisko, plec, poziom, pozycja, menu, rozmiar) values ('jsadowski','j41ski8','Jarosław','Sadowski','M',1,'handler','mięso','L');">
            <text:p>insert into zawodnicy(login, pass, imie, nazwisko, plec, poziom, pozycja, menu, rozmiar) values ('jsadowski','j41ski8','Jarosław','Sadowski','M',1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28])" office:value-type="float" office:value="1">
            <text:p>1</text:p>
          </table:table-cell>
          <table:table-cell table:formula="of:=SUBSTITUTE(SUBSTITUTE(SUBSTITUTE(SUBSTITUTE(SUBSTITUTE(LOWER(LEFT([.D128];1))&amp;LOWER([.E128]);&quot;ł&quot;;&quot;l&quot;);&quot;ą&quot;;&quot;a&quot;);&quot;ó&quot;;&quot;o&quot;);&quot;ń&quot;;&quot;n&quot;);&quot;ś&quot;;&quot;s&quot;)" office:value-type="string" office:string-value="mjankowski">
            <text:p>mjankowski</text:p>
          </table:table-cell>
          <table:table-cell table:formula="of:=LOWER(LEFT([.D128];1))&amp;ROUND(RAND()*60;0)&amp;RIGHT([.E128];3)&amp;ROUND(RAND()*11;0)" office:value-type="string" office:string-value="m34ski8">
            <text:p>m34ski8</text:p>
          </table:table-cell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8]&amp;&quot;','&quot;&amp;[.C128]&amp;&quot;','&quot;&amp;[.D128]&amp;&quot;','&quot;&amp;[.E128]&amp;&quot;','&quot;&amp;[.F128]&amp;&quot;',&quot;&amp;[.G128]&amp;&quot;,'&quot;&amp;[.H128]&amp;&quot;','&quot;&amp;[.I128]&amp;&quot;','&quot;&amp;[.J128]&amp;&quot;');&quot;" office:value-type="string" office:string-value="insert into zawodnicy(login, pass, imie, nazwisko, plec, poziom, pozycja, menu, rozmiar) values ('mjankowski','m34ski8','Marian','Jankowski','M',5,'cutter','mięso','L');">
            <text:p>insert into zawodnicy(login, pass, imie, nazwisko, plec, poziom, pozycja, menu, rozmiar) values ('mjankowski','m34ski8','Marian','Jankowski','M',5,'cutter','mięso','L');</text:p>
          </table:table-cell>
          <table:table-cell table:number-columns-repeated="3"/>
        </table:table-row>
        <table:table-row table:style-name="ro1">
          <table:table-cell table:formula="of:=COUNTIF([.$B$2:.$B$300];[.B129])" office:value-type="float" office:value="1">
            <text:p>1</text:p>
          </table:table-cell>
          <table:table-cell table:formula="of:=SUBSTITUTE(SUBSTITUTE(SUBSTITUTE(SUBSTITUTE(SUBSTITUTE(LOWER(LEFT([.D129];1))&amp;LOWER([.E129]);&quot;ł&quot;;&quot;l&quot;);&quot;ą&quot;;&quot;a&quot;);&quot;ó&quot;;&quot;o&quot;);&quot;ń&quot;;&quot;n&quot;);&quot;ś&quot;;&quot;s&quot;)" office:value-type="string" office:string-value="jwoźniak">
            <text:p>jwoźniak</text:p>
          </table:table-cell>
          <table:table-cell table:formula="of:=LOWER(LEFT([.D129];1))&amp;ROUND(RAND()*60;0)&amp;RIGHT([.E129];3)&amp;ROUND(RAND()*11;0)" office:value-type="string" office:string-value="j24iak3">
            <text:p>j24iak3</text:p>
          </table:table-cell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29]&amp;&quot;','&quot;&amp;[.C129]&amp;&quot;','&quot;&amp;[.D129]&amp;&quot;','&quot;&amp;[.E129]&amp;&quot;','&quot;&amp;[.F129]&amp;&quot;',&quot;&amp;[.G129]&amp;&quot;,'&quot;&amp;[.H129]&amp;&quot;','&quot;&amp;[.I129]&amp;&quot;','&quot;&amp;[.J129]&amp;&quot;');&quot;" office:value-type="string" office:string-value="insert into zawodnicy(login, pass, imie, nazwisko, plec, poziom, pozycja, menu, rozmiar) values ('jwoźniak','j24iak3','Jan','Woźniak','M',10,'handler','mięso','M');">
            <text:p>insert into zawodnicy(login, pass, imie, nazwisko, plec, poziom, pozycja, menu, rozmiar) values ('jwoźniak','j24iak3','Jan','Woźniak','M',10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30])" office:value-type="float" office:value="1">
            <text:p>1</text:p>
          </table:table-cell>
          <table:table-cell table:formula="of:=SUBSTITUTE(SUBSTITUTE(SUBSTITUTE(SUBSTITUTE(SUBSTITUTE(LOWER(LEFT([.D130];1))&amp;LOWER([.E130]);&quot;ł&quot;;&quot;l&quot;);&quot;ą&quot;;&quot;a&quot;);&quot;ó&quot;;&quot;o&quot;);&quot;ń&quot;;&quot;n&quot;);&quot;ś&quot;;&quot;s&quot;)" office:value-type="string" office:string-value="lwalczak">
            <text:p>lwalczak</text:p>
          </table:table-cell>
          <table:table-cell table:formula="of:=LOWER(LEFT([.D130];1))&amp;ROUND(RAND()*60;0)&amp;RIGHT([.E130];3)&amp;ROUND(RAND()*11;0)" office:value-type="string" office:string-value="ł0zak8">
            <text:p>ł0zak8</text:p>
          </table:table-cell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30]&amp;&quot;','&quot;&amp;[.C130]&amp;&quot;','&quot;&amp;[.D130]&amp;&quot;','&quot;&amp;[.E130]&amp;&quot;','&quot;&amp;[.F130]&amp;&quot;',&quot;&amp;[.G130]&amp;&quot;,'&quot;&amp;[.H130]&amp;&quot;','&quot;&amp;[.I130]&amp;&quot;','&quot;&amp;[.J130]&amp;&quot;');&quot;" office:value-type="string" office:string-value="insert into zawodnicy(login, pass, imie, nazwisko, plec, poziom, pozycja, menu, rozmiar) values ('lwalczak','ł0zak8','Łukasz','Walczak','M',10,'cutter','mięso','S');">
            <text:p>insert into zawodnicy(login, pass, imie, nazwisko, plec, poziom, pozycja, menu, rozmiar) values ('lwalczak','ł0zak8','Łukasz','Walczak','M',10,'cutter','mięso','S');</text:p>
          </table:table-cell>
          <table:table-cell table:number-columns-repeated="3"/>
        </table:table-row>
        <table:table-row table:style-name="ro1">
          <table:table-cell table:formula="of:=COUNTIF([.$B$2:.$B$300];[.B131])" office:value-type="float" office:value="1">
            <text:p>1</text:p>
          </table:table-cell>
          <table:table-cell table:formula="of:=SUBSTITUTE(SUBSTITUTE(SUBSTITUTE(SUBSTITUTE(SUBSTITUTE(LOWER(LEFT([.D131];1))&amp;LOWER([.E131]);&quot;ł&quot;;&quot;l&quot;);&quot;ą&quot;;&quot;a&quot;);&quot;ó&quot;;&quot;o&quot;);&quot;ń&quot;;&quot;n&quot;);&quot;ś&quot;;&quot;s&quot;)" office:value-type="string" office:string-value="jwrobel">
            <text:p>jwrobel</text:p>
          </table:table-cell>
          <table:table-cell table:formula="of:=LOWER(LEFT([.D131];1))&amp;ROUND(RAND()*60;0)&amp;RIGHT([.E131];3)&amp;ROUND(RAND()*11;0)" office:value-type="string" office:string-value="j13bel9">
            <text:p>j13bel9</text:p>
          </table:table-cell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31]&amp;&quot;','&quot;&amp;[.C131]&amp;&quot;','&quot;&amp;[.D131]&amp;&quot;','&quot;&amp;[.E131]&amp;&quot;','&quot;&amp;[.F131]&amp;&quot;',&quot;&amp;[.G131]&amp;&quot;,'&quot;&amp;[.H131]&amp;&quot;','&quot;&amp;[.I131]&amp;&quot;','&quot;&amp;[.J131]&amp;&quot;');&quot;" office:value-type="string" office:string-value="insert into zawodnicy(login, pass, imie, nazwisko, plec, poziom, pozycja, menu, rozmiar) values ('jwrobel','j13bel9','Jan','Wróbel','M',3,'cutter','mięso','XL');">
            <text:p>insert into zawodnicy(login, pass, imie, nazwisko, plec, poziom, pozycja, menu, rozmiar) values ('jwrobel','j13bel9','Jan','Wróbel','M',3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32])" office:value-type="float" office:value="1">
            <text:p>1</text:p>
          </table:table-cell>
          <table:table-cell table:formula="of:=SUBSTITUTE(SUBSTITUTE(SUBSTITUTE(SUBSTITUTE(SUBSTITUTE(LOWER(LEFT([.D132];1))&amp;LOWER([.E132]);&quot;ł&quot;;&quot;l&quot;);&quot;ą&quot;;&quot;a&quot;);&quot;ó&quot;;&quot;o&quot;);&quot;ń&quot;;&quot;n&quot;);&quot;ś&quot;;&quot;s&quot;)" office:value-type="string" office:string-value="azielinski">
            <text:p>azielinski</text:p>
          </table:table-cell>
          <table:table-cell table:formula="of:=LOWER(LEFT([.D132];1))&amp;ROUND(RAND()*60;0)&amp;RIGHT([.E132];3)&amp;ROUND(RAND()*11;0)" office:value-type="string" office:string-value="a26ski2">
            <text:p>a26ski2</text:p>
          </table:table-cell>
          <table:table-cell office:value-type="string">
            <text:p>Andrzej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32]&amp;&quot;','&quot;&amp;[.C132]&amp;&quot;','&quot;&amp;[.D132]&amp;&quot;','&quot;&amp;[.E132]&amp;&quot;','&quot;&amp;[.F132]&amp;&quot;',&quot;&amp;[.G132]&amp;&quot;,'&quot;&amp;[.H132]&amp;&quot;','&quot;&amp;[.I132]&amp;&quot;','&quot;&amp;[.J132]&amp;&quot;');&quot;" office:value-type="string" office:string-value="insert into zawodnicy(login, pass, imie, nazwisko, plec, poziom, pozycja, menu, rozmiar) values ('azielinski','a26ski2','Andrzej','Zieliński','M',6,'cutter','mięso','M');">
            <text:p>insert into zawodnicy(login, pass, imie, nazwisko, plec, poziom, pozycja, menu, rozmiar) values ('azielinski','a26ski2','Andrzej','Zieliński','M',6,'cutter','mięso','M');</text:p>
          </table:table-cell>
          <table:table-cell table:number-columns-repeated="3"/>
        </table:table-row>
        <table:table-row table:style-name="ro1">
          <table:table-cell table:formula="of:=COUNTIF([.$B$2:.$B$300];[.B133])" office:value-type="float" office:value="1">
            <text:p>1</text:p>
          </table:table-cell>
          <table:table-cell table:formula="of:=SUBSTITUTE(SUBSTITUTE(SUBSTITUTE(SUBSTITUTE(SUBSTITUTE(LOWER(LEFT([.D133];1))&amp;LOWER([.E133]);&quot;ł&quot;;&quot;l&quot;);&quot;ą&quot;;&quot;a&quot;);&quot;ó&quot;;&quot;o&quot;);&quot;ń&quot;;&quot;n&quot;);&quot;ś&quot;;&quot;s&quot;)" office:value-type="string" office:string-value="anowakowski">
            <text:p>anowakowski</text:p>
          </table:table-cell>
          <table:table-cell table:formula="of:=LOWER(LEFT([.D133];1))&amp;ROUND(RAND()*60;0)&amp;RIGHT([.E133];3)&amp;ROUND(RAND()*11;0)" office:value-type="string" office:string-value="a23ski6">
            <text:p>a23ski6</text:p>
          </table:table-cell>
          <table:table-cell office:value-type="string">
            <text:p>Artur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33]&amp;&quot;','&quot;&amp;[.C133]&amp;&quot;','&quot;&amp;[.D133]&amp;&quot;','&quot;&amp;[.E133]&amp;&quot;','&quot;&amp;[.F133]&amp;&quot;',&quot;&amp;[.G133]&amp;&quot;,'&quot;&amp;[.H133]&amp;&quot;','&quot;&amp;[.I133]&amp;&quot;','&quot;&amp;[.J133]&amp;&quot;');&quot;" office:value-type="string" office:string-value="insert into zawodnicy(login, pass, imie, nazwisko, plec, poziom, pozycja, menu, rozmiar) values ('anowakowski','a23ski6','Artur','Nowakowski','M',3,'handler','mięso','L');">
            <text:p>insert into zawodnicy(login, pass, imie, nazwisko, plec, poziom, pozycja, menu, rozmiar) values ('anowakowski','a23ski6','Artur','Nowakowski','M',3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34])" office:value-type="float" office:value="1">
            <text:p>1</text:p>
          </table:table-cell>
          <table:table-cell table:formula="of:=SUBSTITUTE(SUBSTITUTE(SUBSTITUTE(SUBSTITUTE(SUBSTITUTE(LOWER(LEFT([.D134];1))&amp;LOWER([.E134]);&quot;ł&quot;;&quot;l&quot;);&quot;ą&quot;;&quot;a&quot;);&quot;ó&quot;;&quot;o&quot;);&quot;ń&quot;;&quot;n&quot;);&quot;ś&quot;;&quot;s&quot;)" office:value-type="string" office:string-value="ewilk">
            <text:p>ewilk</text:p>
          </table:table-cell>
          <table:table-cell table:formula="of:=LOWER(LEFT([.D134];1))&amp;ROUND(RAND()*60;0)&amp;RIGHT([.E134];3)&amp;ROUND(RAND()*11;0)" office:value-type="string" office:string-value="e37ilk0">
            <text:p>e37ilk0</text:p>
          </table:table-cell>
          <table:table-cell office:value-type="string">
            <text:p>Ernest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34]&amp;&quot;','&quot;&amp;[.C134]&amp;&quot;','&quot;&amp;[.D134]&amp;&quot;','&quot;&amp;[.E134]&amp;&quot;','&quot;&amp;[.F134]&amp;&quot;',&quot;&amp;[.G134]&amp;&quot;,'&quot;&amp;[.H134]&amp;&quot;','&quot;&amp;[.I134]&amp;&quot;','&quot;&amp;[.J134]&amp;&quot;');&quot;" office:value-type="string" office:string-value="insert into zawodnicy(login, pass, imie, nazwisko, plec, poziom, pozycja, menu, rozmiar) values ('ewilk','e37ilk0','Ernest','Wilk','M',8,'handler','mięso','L');">
            <text:p>insert into zawodnicy(login, pass, imie, nazwisko, plec, poziom, pozycja, menu, rozmiar) values ('ewilk','e37ilk0','Ernest','Wilk','M',8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35])" office:value-type="float" office:value="1">
            <text:p>1</text:p>
          </table:table-cell>
          <table:table-cell table:formula="of:=SUBSTITUTE(SUBSTITUTE(SUBSTITUTE(SUBSTITUTE(SUBSTITUTE(LOWER(LEFT([.D135];1))&amp;LOWER([.E135]);&quot;ł&quot;;&quot;l&quot;);&quot;ą&quot;;&quot;a&quot;);&quot;ó&quot;;&quot;o&quot;);&quot;ń&quot;;&quot;n&quot;);&quot;ś&quot;;&quot;s&quot;)" office:value-type="string" office:string-value="trutkowski">
            <text:p>trutkowski</text:p>
          </table:table-cell>
          <table:table-cell table:formula="of:=LOWER(LEFT([.D135];1))&amp;ROUND(RAND()*60;0)&amp;RIGHT([.E135];3)&amp;ROUND(RAND()*11;0)" office:value-type="string" office:string-value="t60ski10">
            <text:p>t60ski10</text:p>
          </table:table-cell>
          <table:table-cell office:value-type="string">
            <text:p>Tadeu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35]&amp;&quot;','&quot;&amp;[.C135]&amp;&quot;','&quot;&amp;[.D135]&amp;&quot;','&quot;&amp;[.E135]&amp;&quot;','&quot;&amp;[.F135]&amp;&quot;',&quot;&amp;[.G135]&amp;&quot;,'&quot;&amp;[.H135]&amp;&quot;','&quot;&amp;[.I135]&amp;&quot;','&quot;&amp;[.J135]&amp;&quot;');&quot;" office:value-type="string" office:string-value="insert into zawodnicy(login, pass, imie, nazwisko, plec, poziom, pozycja, menu, rozmiar) values ('trutkowski','t60ski10','Tadeusz','Rutkowski','M',3,'cutter','mięso','S');">
            <text:p>insert into zawodnicy(login, pass, imie, nazwisko, plec, poziom, pozycja, menu, rozmiar) values ('trutkowski','t60ski10','Tadeusz','Rutkowski','M',3,'cutter','mięso','S');</text:p>
          </table:table-cell>
          <table:table-cell table:number-columns-repeated="3"/>
        </table:table-row>
        <table:table-row table:style-name="ro1">
          <table:table-cell table:formula="of:=COUNTIF([.$B$2:.$B$300];[.B136])" office:value-type="float" office:value="1">
            <text:p>1</text:p>
          </table:table-cell>
          <table:table-cell table:formula="of:=SUBSTITUTE(SUBSTITUTE(SUBSTITUTE(SUBSTITUTE(SUBSTITUTE(LOWER(LEFT([.D136];1))&amp;LOWER([.E136]);&quot;ł&quot;;&quot;l&quot;);&quot;ą&quot;;&quot;a&quot;);&quot;ó&quot;;&quot;o&quot;);&quot;ń&quot;;&quot;n&quot;);&quot;ś&quot;;&quot;s&quot;)" office:value-type="string" office:string-value="jgrabowski">
            <text:p>jgrabowski</text:p>
          </table:table-cell>
          <table:table-cell table:formula="of:=LOWER(LEFT([.D136];1))&amp;ROUND(RAND()*60;0)&amp;RIGHT([.E136];3)&amp;ROUND(RAND()*11;0)" office:value-type="string" office:string-value="j35ski5">
            <text:p>j35ski5</text:p>
          </table:table-cell>
          <table:table-cell office:value-type="string">
            <text:p>Jarosław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36]&amp;&quot;','&quot;&amp;[.C136]&amp;&quot;','&quot;&amp;[.D136]&amp;&quot;','&quot;&amp;[.E136]&amp;&quot;','&quot;&amp;[.F136]&amp;&quot;',&quot;&amp;[.G136]&amp;&quot;,'&quot;&amp;[.H136]&amp;&quot;','&quot;&amp;[.I136]&amp;&quot;','&quot;&amp;[.J136]&amp;&quot;');&quot;" office:value-type="string" office:string-value="insert into zawodnicy(login, pass, imie, nazwisko, plec, poziom, pozycja, menu, rozmiar) values ('jgrabowski','j35ski5','Jarosław','Grabowski','M',3,'cutter','mięso','XL');">
            <text:p>insert into zawodnicy(login, pass, imie, nazwisko, plec, poziom, pozycja, menu, rozmiar) values ('jgrabowski','j35ski5','Jarosław','Grabowski','M',3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37])" office:value-type="float" office:value="1">
            <text:p>1</text:p>
          </table:table-cell>
          <table:table-cell table:formula="of:=SUBSTITUTE(SUBSTITUTE(SUBSTITUTE(SUBSTITUTE(SUBSTITUTE(LOWER(LEFT([.D137];1))&amp;LOWER([.E137]);&quot;ł&quot;;&quot;l&quot;);&quot;ą&quot;;&quot;a&quot;);&quot;ó&quot;;&quot;o&quot;);&quot;ń&quot;;&quot;n&quot;);&quot;ś&quot;;&quot;s&quot;)" office:value-type="string" office:string-value="ssobczak">
            <text:p>ssobczak</text:p>
          </table:table-cell>
          <table:table-cell table:formula="of:=LOWER(LEFT([.D137];1))&amp;ROUND(RAND()*60;0)&amp;RIGHT([.E137];3)&amp;ROUND(RAND()*11;0)" office:value-type="string" office:string-value="s31zak10">
            <text:p>s31zak10</text:p>
          </table:table-cell>
          <table:table-cell office:value-type="string">
            <text:p>Sebastian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37]&amp;&quot;','&quot;&amp;[.C137]&amp;&quot;','&quot;&amp;[.D137]&amp;&quot;','&quot;&amp;[.E137]&amp;&quot;','&quot;&amp;[.F137]&amp;&quot;',&quot;&amp;[.G137]&amp;&quot;,'&quot;&amp;[.H137]&amp;&quot;','&quot;&amp;[.I137]&amp;&quot;','&quot;&amp;[.J137]&amp;&quot;');&quot;" office:value-type="string" office:string-value="insert into zawodnicy(login, pass, imie, nazwisko, plec, poziom, pozycja, menu, rozmiar) values ('ssobczak','s31zak10','Sebastian','Sobczak','M',2,'cutter','mięso','XL');">
            <text:p>insert into zawodnicy(login, pass, imie, nazwisko, plec, poziom, pozycja, menu, rozmiar) values ('ssobczak','s31zak10','Sebastian','Sobczak','M',2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38])" office:value-type="float" office:value="1">
            <text:p>1</text:p>
          </table:table-cell>
          <table:table-cell table:formula="of:=SUBSTITUTE(SUBSTITUTE(SUBSTITUTE(SUBSTITUTE(SUBSTITUTE(LOWER(LEFT([.D138];1))&amp;LOWER([.E138]);&quot;ł&quot;;&quot;l&quot;);&quot;ą&quot;;&quot;a&quot;);&quot;ó&quot;;&quot;o&quot;);&quot;ń&quot;;&quot;n&quot;);&quot;ś&quot;;&quot;s&quot;)" office:value-type="string" office:string-value="lkrajewski">
            <text:p>lkrajewski</text:p>
          </table:table-cell>
          <table:table-cell table:formula="of:=LOWER(LEFT([.D138];1))&amp;ROUND(RAND()*60;0)&amp;RIGHT([.E138];3)&amp;ROUND(RAND()*11;0)" office:value-type="string" office:string-value="l15ski9">
            <text:p>l15ski9</text:p>
          </table:table-cell>
          <table:table-cell office:value-type="string">
            <text:p>Leszek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38]&amp;&quot;','&quot;&amp;[.C138]&amp;&quot;','&quot;&amp;[.D138]&amp;&quot;','&quot;&amp;[.E138]&amp;&quot;','&quot;&amp;[.F138]&amp;&quot;',&quot;&amp;[.G138]&amp;&quot;,'&quot;&amp;[.H138]&amp;&quot;','&quot;&amp;[.I138]&amp;&quot;','&quot;&amp;[.J138]&amp;&quot;');&quot;" office:value-type="string" office:string-value="insert into zawodnicy(login, pass, imie, nazwisko, plec, poziom, pozycja, menu, rozmiar) values ('lkrajewski','l15ski9','Leszek','Krajewski','M',2,'handler','mięso','M');">
            <text:p>insert into zawodnicy(login, pass, imie, nazwisko, plec, poziom, pozycja, menu, rozmiar) values ('lkrajewski','l15ski9','Leszek','Krajewski','M',2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39])" office:value-type="float" office:value="1">
            <text:p>1</text:p>
          </table:table-cell>
          <table:table-cell table:formula="of:=SUBSTITUTE(SUBSTITUTE(SUBSTITUTE(SUBSTITUTE(SUBSTITUTE(LOWER(LEFT([.D139];1))&amp;LOWER([.E139]);&quot;ł&quot;;&quot;l&quot;);&quot;ą&quot;;&quot;a&quot;);&quot;ó&quot;;&quot;o&quot;);&quot;ń&quot;;&quot;n&quot;);&quot;ś&quot;;&quot;s&quot;)" office:value-type="string" office:string-value="mzawadzki">
            <text:p>mzawadzki</text:p>
          </table:table-cell>
          <table:table-cell table:formula="of:=LOWER(LEFT([.D139];1))&amp;ROUND(RAND()*60;0)&amp;RIGHT([.E139];3)&amp;ROUND(RAND()*11;0)" office:value-type="string" office:string-value="m16zki4">
            <text:p>m16zki4</text:p>
          </table:table-cell>
          <table:table-cell office:value-type="string">
            <text:p>Marek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39]&amp;&quot;','&quot;&amp;[.C139]&amp;&quot;','&quot;&amp;[.D139]&amp;&quot;','&quot;&amp;[.E139]&amp;&quot;','&quot;&amp;[.F139]&amp;&quot;',&quot;&amp;[.G139]&amp;&quot;,'&quot;&amp;[.H139]&amp;&quot;','&quot;&amp;[.I139]&amp;&quot;','&quot;&amp;[.J139]&amp;&quot;');&quot;" office:value-type="string" office:string-value="insert into zawodnicy(login, pass, imie, nazwisko, plec, poziom, pozycja, menu, rozmiar) values ('mzawadzki','m16zki4','Marek','Zawadzki','M',8,'handler','mięso','M');">
            <text:p>insert into zawodnicy(login, pass, imie, nazwisko, plec, poziom, pozycja, menu, rozmiar) values ('mzawadzki','m16zki4','Marek','Zawadzki','M',8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40])" office:value-type="float" office:value="1">
            <text:p>1</text:p>
          </table:table-cell>
          <table:table-cell table:formula="of:=SUBSTITUTE(SUBSTITUTE(SUBSTITUTE(SUBSTITUTE(SUBSTITUTE(LOWER(LEFT([.D140];1))&amp;LOWER([.E140]);&quot;ł&quot;;&quot;l&quot;);&quot;ą&quot;;&quot;a&quot;);&quot;ó&quot;;&quot;o&quot;);&quot;ń&quot;;&quot;n&quot;);&quot;ś&quot;;&quot;s&quot;)" office:value-type="string" office:string-value="djasinski">
            <text:p>djasinski</text:p>
          </table:table-cell>
          <table:table-cell table:formula="of:=LOWER(LEFT([.D140];1))&amp;ROUND(RAND()*60;0)&amp;RIGHT([.E140];3)&amp;ROUND(RAND()*11;0)" office:value-type="string" office:string-value="d23ski8">
            <text:p>d23ski8</text:p>
          </table:table-cell>
          <table:table-cell office:value-type="string">
            <text:p>Daniel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40]&amp;&quot;','&quot;&amp;[.C140]&amp;&quot;','&quot;&amp;[.D140]&amp;&quot;','&quot;&amp;[.E140]&amp;&quot;','&quot;&amp;[.F140]&amp;&quot;',&quot;&amp;[.G140]&amp;&quot;,'&quot;&amp;[.H140]&amp;&quot;','&quot;&amp;[.I140]&amp;&quot;','&quot;&amp;[.J140]&amp;&quot;');&quot;" office:value-type="string" office:string-value="insert into zawodnicy(login, pass, imie, nazwisko, plec, poziom, pozycja, menu, rozmiar) values ('djasinski','d23ski8','Daniel','Jasiński','M',7,'cutter','wege','S');">
            <text:p>insert into zawodnicy(login, pass, imie, nazwisko, plec, poziom, pozycja, menu, rozmiar) values ('djasinski','d23ski8','Daniel','Jasiński','M',7,'cutter','wege','S');</text:p>
          </table:table-cell>
          <table:table-cell table:number-columns-repeated="3"/>
        </table:table-row>
        <table:table-row table:style-name="ro1">
          <table:table-cell table:formula="of:=COUNTIF([.$B$2:.$B$300];[.B141])" office:value-type="float" office:value="1">
            <text:p>1</text:p>
          </table:table-cell>
          <table:table-cell table:formula="of:=SUBSTITUTE(SUBSTITUTE(SUBSTITUTE(SUBSTITUTE(SUBSTITUTE(LOWER(LEFT([.D141];1))&amp;LOWER([.E141]);&quot;ł&quot;;&quot;l&quot;);&quot;ą&quot;;&quot;a&quot;);&quot;ó&quot;;&quot;o&quot;);&quot;ń&quot;;&quot;n&quot;);&quot;ś&quot;;&quot;s&quot;)" office:value-type="string" office:string-value="mwilk">
            <text:p>mwilk</text:p>
          </table:table-cell>
          <table:table-cell table:formula="of:=LOWER(LEFT([.D141];1))&amp;ROUND(RAND()*60;0)&amp;RIGHT([.E141];3)&amp;ROUND(RAND()*11;0)" office:value-type="string" office:string-value="m29ilk4">
            <text:p>m29ilk4</text:p>
          </table:table-cell>
          <table:table-cell office:value-type="string">
            <text:p>Marian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41]&amp;&quot;','&quot;&amp;[.C141]&amp;&quot;','&quot;&amp;[.D141]&amp;&quot;','&quot;&amp;[.E141]&amp;&quot;','&quot;&amp;[.F141]&amp;&quot;',&quot;&amp;[.G141]&amp;&quot;,'&quot;&amp;[.H141]&amp;&quot;','&quot;&amp;[.I141]&amp;&quot;','&quot;&amp;[.J141]&amp;&quot;');&quot;" office:value-type="string" office:string-value="insert into zawodnicy(login, pass, imie, nazwisko, plec, poziom, pozycja, menu, rozmiar) values ('mwilk','m29ilk4','Marian','Wilk','M',10,'handler','mięso','XL');">
            <text:p>insert into zawodnicy(login, pass, imie, nazwisko, plec, poziom, pozycja, menu, rozmiar) values ('mwilk','m29ilk4','Marian','Wilk','M',10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42])" office:value-type="float" office:value="1">
            <text:p>1</text:p>
          </table:table-cell>
          <table:table-cell table:formula="of:=SUBSTITUTE(SUBSTITUTE(SUBSTITUTE(SUBSTITUTE(SUBSTITUTE(LOWER(LEFT([.D142];1))&amp;LOWER([.E142]);&quot;ł&quot;;&quot;l&quot;);&quot;ą&quot;;&quot;a&quot;);&quot;ó&quot;;&quot;o&quot;);&quot;ń&quot;;&quot;n&quot;);&quot;ś&quot;;&quot;s&quot;)" office:value-type="string" office:string-value="lzielinski">
            <text:p>lzielinski</text:p>
          </table:table-cell>
          <table:table-cell table:formula="of:=LOWER(LEFT([.D142];1))&amp;ROUND(RAND()*60;0)&amp;RIGHT([.E142];3)&amp;ROUND(RAND()*11;0)" office:value-type="string" office:string-value="l46ski7">
            <text:p>l46ski7</text:p>
          </table:table-cell>
          <table:table-cell office:value-type="string">
            <text:p>Leszek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42]&amp;&quot;','&quot;&amp;[.C142]&amp;&quot;','&quot;&amp;[.D142]&amp;&quot;','&quot;&amp;[.E142]&amp;&quot;','&quot;&amp;[.F142]&amp;&quot;',&quot;&amp;[.G142]&amp;&quot;,'&quot;&amp;[.H142]&amp;&quot;','&quot;&amp;[.I142]&amp;&quot;','&quot;&amp;[.J142]&amp;&quot;');&quot;" office:value-type="string" office:string-value="insert into zawodnicy(login, pass, imie, nazwisko, plec, poziom, pozycja, menu, rozmiar) values ('lzielinski','l46ski7','Leszek','Zieliński','M',10,'handler','mięso','L');">
            <text:p>insert into zawodnicy(login, pass, imie, nazwisko, plec, poziom, pozycja, menu, rozmiar) values ('lzielinski','l46ski7','Leszek','Zieliński','M',10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43])" office:value-type="float" office:value="1">
            <text:p>1</text:p>
          </table:table-cell>
          <table:table-cell table:formula="of:=SUBSTITUTE(SUBSTITUTE(SUBSTITUTE(SUBSTITUTE(SUBSTITUTE(LOWER(LEFT([.D143];1))&amp;LOWER([.E143]);&quot;ł&quot;;&quot;l&quot;);&quot;ą&quot;;&quot;a&quot;);&quot;ó&quot;;&quot;o&quot;);&quot;ń&quot;;&quot;n&quot;);&quot;ś&quot;;&quot;s&quot;)" office:value-type="string" office:string-value="akrol">
            <text:p>akrol</text:p>
          </table:table-cell>
          <table:table-cell table:formula="of:=LOWER(LEFT([.D143];1))&amp;ROUND(RAND()*60;0)&amp;RIGHT([.E143];3)&amp;ROUND(RAND()*11;0)" office:value-type="string" office:string-value="a1ról3">
            <text:p>a1ról3</text:p>
          </table:table-cell>
          <table:table-cell office:value-type="string">
            <text:p>Artur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43]&amp;&quot;','&quot;&amp;[.C143]&amp;&quot;','&quot;&amp;[.D143]&amp;&quot;','&quot;&amp;[.E143]&amp;&quot;','&quot;&amp;[.F143]&amp;&quot;',&quot;&amp;[.G143]&amp;&quot;,'&quot;&amp;[.H143]&amp;&quot;','&quot;&amp;[.I143]&amp;&quot;','&quot;&amp;[.J143]&amp;&quot;');&quot;" office:value-type="string" office:string-value="insert into zawodnicy(login, pass, imie, nazwisko, plec, poziom, pozycja, menu, rozmiar) values ('akrol','a1ról3','Artur','Król','M',1,'handler','mięso','S');">
            <text:p>insert into zawodnicy(login, pass, imie, nazwisko, plec, poziom, pozycja, menu, rozmiar) values ('akrol','a1ról3','Artur','Król','M',1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44])" office:value-type="float" office:value="1">
            <text:p>1</text:p>
          </table:table-cell>
          <table:table-cell table:formula="of:=SUBSTITUTE(SUBSTITUTE(SUBSTITUTE(SUBSTITUTE(SUBSTITUTE(LOWER(LEFT([.D144];1))&amp;LOWER([.E144]);&quot;ł&quot;;&quot;l&quot;);&quot;ą&quot;;&quot;a&quot;);&quot;ó&quot;;&quot;o&quot;);&quot;ń&quot;;&quot;n&quot;);&quot;ś&quot;;&quot;s&quot;)" office:value-type="string" office:string-value="alis">
            <text:p>alis</text:p>
          </table:table-cell>
          <table:table-cell table:formula="of:=LOWER(LEFT([.D144];1))&amp;ROUND(RAND()*60;0)&amp;RIGHT([.E144];3)&amp;ROUND(RAND()*11;0)" office:value-type="string" office:string-value="a33Lis7">
            <text:p>a33Lis7</text:p>
          </table:table-cell>
          <table:table-cell office:value-type="string">
            <text:p>Adam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44]&amp;&quot;','&quot;&amp;[.C144]&amp;&quot;','&quot;&amp;[.D144]&amp;&quot;','&quot;&amp;[.E144]&amp;&quot;','&quot;&amp;[.F144]&amp;&quot;',&quot;&amp;[.G144]&amp;&quot;,'&quot;&amp;[.H144]&amp;&quot;','&quot;&amp;[.I144]&amp;&quot;','&quot;&amp;[.J144]&amp;&quot;');&quot;" office:value-type="string" office:string-value="insert into zawodnicy(login, pass, imie, nazwisko, plec, poziom, pozycja, menu, rozmiar) values ('alis','a33Lis7','Adam','Lis','M',2,'cutter','mięso','XS');">
            <text:p>insert into zawodnicy(login, pass, imie, nazwisko, plec, poziom, pozycja, menu, rozmiar) values ('alis','a33Lis7','Adam','Lis','M',2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45])" office:value-type="float" office:value="1">
            <text:p>1</text:p>
          </table:table-cell>
          <table:table-cell table:formula="of:=SUBSTITUTE(SUBSTITUTE(SUBSTITUTE(SUBSTITUTE(SUBSTITUTE(LOWER(LEFT([.D145];1))&amp;LOWER([.E145]);&quot;ł&quot;;&quot;l&quot;);&quot;ą&quot;;&quot;a&quot;);&quot;ó&quot;;&quot;o&quot;);&quot;ń&quot;;&quot;n&quot;);&quot;ś&quot;;&quot;s&quot;)" office:value-type="string" office:string-value="lgorski">
            <text:p>lgorski</text:p>
          </table:table-cell>
          <table:table-cell table:formula="of:=LOWER(LEFT([.D145];1))&amp;ROUND(RAND()*60;0)&amp;RIGHT([.E145];3)&amp;ROUND(RAND()*11;0)" office:value-type="string" office:string-value="ł47ski6">
            <text:p>ł47ski6</text:p>
          </table:table-cell>
          <table:table-cell office:value-type="string">
            <text:p>Łuka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45]&amp;&quot;','&quot;&amp;[.C145]&amp;&quot;','&quot;&amp;[.D145]&amp;&quot;','&quot;&amp;[.E145]&amp;&quot;','&quot;&amp;[.F145]&amp;&quot;',&quot;&amp;[.G145]&amp;&quot;,'&quot;&amp;[.H145]&amp;&quot;','&quot;&amp;[.I145]&amp;&quot;','&quot;&amp;[.J145]&amp;&quot;');&quot;" office:value-type="string" office:string-value="insert into zawodnicy(login, pass, imie, nazwisko, plec, poziom, pozycja, menu, rozmiar) values ('lgorski','ł47ski6','Łukasz','Górski','M',8,'cutter','mięso','XS');">
            <text:p>insert into zawodnicy(login, pass, imie, nazwisko, plec, poziom, pozycja, menu, rozmiar) values ('lgorski','ł47ski6','Łukasz','Górski','M',8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46])" office:value-type="float" office:value="1">
            <text:p>1</text:p>
          </table:table-cell>
          <table:table-cell table:formula="of:=SUBSTITUTE(SUBSTITUTE(SUBSTITUTE(SUBSTITUTE(SUBSTITUTE(LOWER(LEFT([.D146];1))&amp;LOWER([.E146]);&quot;ł&quot;;&quot;l&quot;);&quot;ą&quot;;&quot;a&quot;);&quot;ó&quot;;&quot;o&quot;);&quot;ń&quot;;&quot;n&quot;);&quot;ś&quot;;&quot;s&quot;)" office:value-type="string" office:string-value="wkaminski">
            <text:p>wkaminski</text:p>
          </table:table-cell>
          <table:table-cell table:formula="of:=LOWER(LEFT([.D146];1))&amp;ROUND(RAND()*60;0)&amp;RIGHT([.E146];3)&amp;ROUND(RAND()*11;0)" office:value-type="string" office:string-value="w52ski5">
            <text:p>w52ski5</text:p>
          </table:table-cell>
          <table:table-cell office:value-type="string">
            <text:p>Waldemar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46]&amp;&quot;','&quot;&amp;[.C146]&amp;&quot;','&quot;&amp;[.D146]&amp;&quot;','&quot;&amp;[.E146]&amp;&quot;','&quot;&amp;[.F146]&amp;&quot;',&quot;&amp;[.G146]&amp;&quot;,'&quot;&amp;[.H146]&amp;&quot;','&quot;&amp;[.I146]&amp;&quot;','&quot;&amp;[.J146]&amp;&quot;');&quot;" office:value-type="string" office:string-value="insert into zawodnicy(login, pass, imie, nazwisko, plec, poziom, pozycja, menu, rozmiar) values ('wkaminski','w52ski5','Waldemar','Kamiński','M',1,'handler','mięso','S');">
            <text:p>insert into zawodnicy(login, pass, imie, nazwisko, plec, poziom, pozycja, menu, rozmiar) values ('wkaminski','w52ski5','Waldemar','Kamiński','M',1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47])" office:value-type="float" office:value="1">
            <text:p>1</text:p>
          </table:table-cell>
          <table:table-cell table:formula="of:=SUBSTITUTE(SUBSTITUTE(SUBSTITUTE(SUBSTITUTE(SUBSTITUTE(LOWER(LEFT([.D147];1))&amp;LOWER([.E147]);&quot;ł&quot;;&quot;l&quot;);&quot;ą&quot;;&quot;a&quot;);&quot;ó&quot;;&quot;o&quot;);&quot;ń&quot;;&quot;n&quot;);&quot;ś&quot;;&quot;s&quot;)" office:value-type="string" office:string-value="swrobel">
            <text:p>swrobel</text:p>
          </table:table-cell>
          <table:table-cell table:formula="of:=LOWER(LEFT([.D147];1))&amp;ROUND(RAND()*60;0)&amp;RIGHT([.E147];3)&amp;ROUND(RAND()*11;0)" office:value-type="string" office:string-value="s16bel1">
            <text:p>s16bel1</text:p>
          </table:table-cell>
          <table:table-cell office:value-type="string">
            <text:p>Sławomir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47]&amp;&quot;','&quot;&amp;[.C147]&amp;&quot;','&quot;&amp;[.D147]&amp;&quot;','&quot;&amp;[.E147]&amp;&quot;','&quot;&amp;[.F147]&amp;&quot;',&quot;&amp;[.G147]&amp;&quot;,'&quot;&amp;[.H147]&amp;&quot;','&quot;&amp;[.I147]&amp;&quot;','&quot;&amp;[.J147]&amp;&quot;');&quot;" office:value-type="string" office:string-value="insert into zawodnicy(login, pass, imie, nazwisko, plec, poziom, pozycja, menu, rozmiar) values ('swrobel','s16bel1','Sławomir','Wróbel','M',10,'handler','mięso','L');">
            <text:p>insert into zawodnicy(login, pass, imie, nazwisko, plec, poziom, pozycja, menu, rozmiar) values ('swrobel','s16bel1','Sławomir','Wróbel','M',10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48])" office:value-type="float" office:value="1">
            <text:p>1</text:p>
          </table:table-cell>
          <table:table-cell table:formula="of:=SUBSTITUTE(SUBSTITUTE(SUBSTITUTE(SUBSTITUTE(SUBSTITUTE(LOWER(LEFT([.D148];1))&amp;LOWER([.E148]);&quot;ł&quot;;&quot;l&quot;);&quot;ą&quot;;&quot;a&quot;);&quot;ó&quot;;&quot;o&quot;);&quot;ń&quot;;&quot;n&quot;);&quot;ś&quot;;&quot;s&quot;)" office:value-type="string" office:string-value="apiotrowski">
            <text:p>apiotrowski</text:p>
          </table:table-cell>
          <table:table-cell table:formula="of:=LOWER(LEFT([.D148];1))&amp;ROUND(RAND()*60;0)&amp;RIGHT([.E148];3)&amp;ROUND(RAND()*11;0)" office:value-type="string" office:string-value="a0ski7">
            <text:p>a0ski7</text:p>
          </table:table-cell>
          <table:table-cell office:value-type="string">
            <text:p>Adam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48]&amp;&quot;','&quot;&amp;[.C148]&amp;&quot;','&quot;&amp;[.D148]&amp;&quot;','&quot;&amp;[.E148]&amp;&quot;','&quot;&amp;[.F148]&amp;&quot;',&quot;&amp;[.G148]&amp;&quot;,'&quot;&amp;[.H148]&amp;&quot;','&quot;&amp;[.I148]&amp;&quot;','&quot;&amp;[.J148]&amp;&quot;');&quot;" office:value-type="string" office:string-value="insert into zawodnicy(login, pass, imie, nazwisko, plec, poziom, pozycja, menu, rozmiar) values ('apiotrowski','a0ski7','Adam','Piotrowski','M',1,'handler','mięso','XS');">
            <text:p>insert into zawodnicy(login, pass, imie, nazwisko, plec, poziom, pozycja, menu, rozmiar) values ('apiotrowski','a0ski7','Adam','Piotrowski','M',1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49])" office:value-type="float" office:value="1">
            <text:p>1</text:p>
          </table:table-cell>
          <table:table-cell table:formula="of:=SUBSTITUTE(SUBSTITUTE(SUBSTITUTE(SUBSTITUTE(SUBSTITUTE(LOWER(LEFT([.D149];1))&amp;LOWER([.E149]);&quot;ł&quot;;&quot;l&quot;);&quot;ą&quot;;&quot;a&quot;);&quot;ó&quot;;&quot;o&quot;);&quot;ń&quot;;&quot;n&quot;);&quot;ś&quot;;&quot;s&quot;)" office:value-type="string" office:string-value="tjasinski">
            <text:p>tjasinski</text:p>
          </table:table-cell>
          <table:table-cell table:formula="of:=LOWER(LEFT([.D149];1))&amp;ROUND(RAND()*60;0)&amp;RIGHT([.E149];3)&amp;ROUND(RAND()*11;0)" office:value-type="string" office:string-value="t49ski5">
            <text:p>t49ski5</text:p>
          </table:table-cell>
          <table:table-cell office:value-type="string">
            <text:p>Tadeusz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49]&amp;&quot;','&quot;&amp;[.C149]&amp;&quot;','&quot;&amp;[.D149]&amp;&quot;','&quot;&amp;[.E149]&amp;&quot;','&quot;&amp;[.F149]&amp;&quot;',&quot;&amp;[.G149]&amp;&quot;,'&quot;&amp;[.H149]&amp;&quot;','&quot;&amp;[.I149]&amp;&quot;','&quot;&amp;[.J149]&amp;&quot;');&quot;" office:value-type="string" office:string-value="insert into zawodnicy(login, pass, imie, nazwisko, plec, poziom, pozycja, menu, rozmiar) values ('tjasinski','t49ski5','Tadeusz','Jasiński','M',5,'handler','mięso','M');">
            <text:p>insert into zawodnicy(login, pass, imie, nazwisko, plec, poziom, pozycja, menu, rozmiar) values ('tjasinski','t49ski5','Tadeusz','Jasiński','M',5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50])" office:value-type="float" office:value="1">
            <text:p>1</text:p>
          </table:table-cell>
          <table:table-cell table:formula="of:=SUBSTITUTE(SUBSTITUTE(SUBSTITUTE(SUBSTITUTE(SUBSTITUTE(LOWER(LEFT([.D150];1))&amp;LOWER([.E150]);&quot;ł&quot;;&quot;l&quot;);&quot;ą&quot;;&quot;a&quot;);&quot;ó&quot;;&quot;o&quot;);&quot;ń&quot;;&quot;n&quot;);&quot;ś&quot;;&quot;s&quot;)" office:value-type="string" office:string-value="kstępien">
            <text:p>kstępien</text:p>
          </table:table-cell>
          <table:table-cell table:formula="of:=LOWER(LEFT([.D150];1))&amp;ROUND(RAND()*60;0)&amp;RIGHT([.E150];3)&amp;ROUND(RAND()*11;0)" office:value-type="string" office:string-value="k33ień2">
            <text:p>k33ień2</text:p>
          </table:table-cell>
          <table:table-cell office:value-type="string">
            <text:p>Kazimierz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50]&amp;&quot;','&quot;&amp;[.C150]&amp;&quot;','&quot;&amp;[.D150]&amp;&quot;','&quot;&amp;[.E150]&amp;&quot;','&quot;&amp;[.F150]&amp;&quot;',&quot;&amp;[.G150]&amp;&quot;,'&quot;&amp;[.H150]&amp;&quot;','&quot;&amp;[.I150]&amp;&quot;','&quot;&amp;[.J150]&amp;&quot;');&quot;" office:value-type="string" office:string-value="insert into zawodnicy(login, pass, imie, nazwisko, plec, poziom, pozycja, menu, rozmiar) values ('kstępien','k33ień2','Kazimierz','Stępień','M',10,'cutter','mięso','M');">
            <text:p>insert into zawodnicy(login, pass, imie, nazwisko, plec, poziom, pozycja, menu, rozmiar) values ('kstępien','k33ień2','Kazimierz','Stępień','M',10,'cutter','mięso','M');</text:p>
          </table:table-cell>
          <table:table-cell table:number-columns-repeated="3"/>
        </table:table-row>
        <table:table-row table:style-name="ro1">
          <table:table-cell table:formula="of:=COUNTIF([.$B$2:.$B$300];[.B151])" office:value-type="float" office:value="1">
            <text:p>1</text:p>
          </table:table-cell>
          <table:table-cell table:formula="of:=SUBSTITUTE(SUBSTITUTE(SUBSTITUTE(SUBSTITUTE(SUBSTITUTE(LOWER(LEFT([.D151];1))&amp;LOWER([.E151]);&quot;ł&quot;;&quot;l&quot;);&quot;ą&quot;;&quot;a&quot;);&quot;ó&quot;;&quot;o&quot;);&quot;ń&quot;;&quot;n&quot;);&quot;ś&quot;;&quot;s&quot;)" office:value-type="string" office:string-value="eprzybylski">
            <text:p>eprzybylski</text:p>
          </table:table-cell>
          <table:table-cell table:formula="of:=LOWER(LEFT([.D151];1))&amp;ROUND(RAND()*60;0)&amp;RIGHT([.E151];3)&amp;ROUND(RAND()*11;0)" office:value-type="string" office:string-value="e12ski6">
            <text:p>e12ski6</text:p>
          </table:table-cell>
          <table:table-cell office:value-type="string">
            <text:p>Edward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51]&amp;&quot;','&quot;&amp;[.C151]&amp;&quot;','&quot;&amp;[.D151]&amp;&quot;','&quot;&amp;[.E151]&amp;&quot;','&quot;&amp;[.F151]&amp;&quot;',&quot;&amp;[.G151]&amp;&quot;,'&quot;&amp;[.H151]&amp;&quot;','&quot;&amp;[.I151]&amp;&quot;','&quot;&amp;[.J151]&amp;&quot;');&quot;" office:value-type="string" office:string-value="insert into zawodnicy(login, pass, imie, nazwisko, plec, poziom, pozycja, menu, rozmiar) values ('eprzybylski','e12ski6','Edward','Przybylski','M',3,'handler','mięso','L');">
            <text:p>insert into zawodnicy(login, pass, imie, nazwisko, plec, poziom, pozycja, menu, rozmiar) values ('eprzybylski','e12ski6','Edward','Przybylski','M',3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52])" office:value-type="float" office:value="1">
            <text:p>1</text:p>
          </table:table-cell>
          <table:table-cell table:formula="of:=SUBSTITUTE(SUBSTITUTE(SUBSTITUTE(SUBSTITUTE(SUBSTITUTE(LOWER(LEFT([.D152];1))&amp;LOWER([.E152]);&quot;ł&quot;;&quot;l&quot;);&quot;ą&quot;;&quot;a&quot;);&quot;ó&quot;;&quot;o&quot;);&quot;ń&quot;;&quot;n&quot;);&quot;ś&quot;;&quot;s&quot;)" office:value-type="string" office:string-value="mjasinski">
            <text:p>mjasinski</text:p>
          </table:table-cell>
          <table:table-cell table:formula="of:=LOWER(LEFT([.D152];1))&amp;ROUND(RAND()*60;0)&amp;RIGHT([.E152];3)&amp;ROUND(RAND()*11;0)" office:value-type="string" office:string-value="m25ski5">
            <text:p>m25ski5</text:p>
          </table:table-cell>
          <table:table-cell office:value-type="string">
            <text:p>Marcin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52]&amp;&quot;','&quot;&amp;[.C152]&amp;&quot;','&quot;&amp;[.D152]&amp;&quot;','&quot;&amp;[.E152]&amp;&quot;','&quot;&amp;[.F152]&amp;&quot;',&quot;&amp;[.G152]&amp;&quot;,'&quot;&amp;[.H152]&amp;&quot;','&quot;&amp;[.I152]&amp;&quot;','&quot;&amp;[.J152]&amp;&quot;');&quot;" office:value-type="string" office:string-value="insert into zawodnicy(login, pass, imie, nazwisko, plec, poziom, pozycja, menu, rozmiar) values ('mjasinski','m25ski5','Marcin','Jasiński','M',6,'cutter','mięso','L');">
            <text:p>insert into zawodnicy(login, pass, imie, nazwisko, plec, poziom, pozycja, menu, rozmiar) values ('mjasinski','m25ski5','Marcin','Jasiński','M',6,'cutter','mięso','L');</text:p>
          </table:table-cell>
          <table:table-cell table:number-columns-repeated="3"/>
        </table:table-row>
        <table:table-row table:style-name="ro1">
          <table:table-cell table:formula="of:=COUNTIF([.$B$2:.$B$300];[.B153])" office:value-type="float" office:value="1">
            <text:p>1</text:p>
          </table:table-cell>
          <table:table-cell table:formula="of:=SUBSTITUTE(SUBSTITUTE(SUBSTITUTE(SUBSTITUTE(SUBSTITUTE(LOWER(LEFT([.D153];1))&amp;LOWER([.E153]);&quot;ł&quot;;&quot;l&quot;);&quot;ą&quot;;&quot;a&quot;);&quot;ó&quot;;&quot;o&quot;);&quot;ń&quot;;&quot;n&quot;);&quot;ś&quot;;&quot;s&quot;)" office:value-type="string" office:string-value="mszczepanski">
            <text:p>mszczepanski</text:p>
          </table:table-cell>
          <table:table-cell table:formula="of:=LOWER(LEFT([.D153];1))&amp;ROUND(RAND()*60;0)&amp;RIGHT([.E153];3)&amp;ROUND(RAND()*11;0)" office:value-type="string" office:string-value="m52ski6">
            <text:p>m52ski6</text:p>
          </table:table-cell>
          <table:table-cell office:value-type="string">
            <text:p>Mieczy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53]&amp;&quot;','&quot;&amp;[.C153]&amp;&quot;','&quot;&amp;[.D153]&amp;&quot;','&quot;&amp;[.E153]&amp;&quot;','&quot;&amp;[.F153]&amp;&quot;',&quot;&amp;[.G153]&amp;&quot;,'&quot;&amp;[.H153]&amp;&quot;','&quot;&amp;[.I153]&amp;&quot;','&quot;&amp;[.J153]&amp;&quot;');&quot;" office:value-type="string" office:string-value="insert into zawodnicy(login, pass, imie, nazwisko, plec, poziom, pozycja, menu, rozmiar) values ('mszczepanski','m52ski6','Mieczysław','Szczepański','M',4,'cutter','mięso','S');">
            <text:p>insert into zawodnicy(login, pass, imie, nazwisko, plec, poziom, pozycja, menu, rozmiar) values ('mszczepanski','m52ski6','Mieczysław','Szczepański','M',4,'cutter','mięso','S');</text:p>
          </table:table-cell>
          <table:table-cell table:number-columns-repeated="3"/>
        </table:table-row>
        <table:table-row table:style-name="ro1">
          <table:table-cell table:formula="of:=COUNTIF([.$B$2:.$B$300];[.B154])" office:value-type="float" office:value="1">
            <text:p>1</text:p>
          </table:table-cell>
          <table:table-cell table:formula="of:=SUBSTITUTE(SUBSTITUTE(SUBSTITUTE(SUBSTITUTE(SUBSTITUTE(LOWER(LEFT([.D154];1))&amp;LOWER([.E154]);&quot;ł&quot;;&quot;l&quot;);&quot;ą&quot;;&quot;a&quot;);&quot;ó&quot;;&quot;o&quot;);&quot;ń&quot;;&quot;n&quot;);&quot;ś&quot;;&quot;s&quot;)" office:value-type="string" office:string-value="msawicki">
            <text:p>msawicki</text:p>
          </table:table-cell>
          <table:table-cell table:formula="of:=LOWER(LEFT([.D154];1))&amp;ROUND(RAND()*60;0)&amp;RIGHT([.E154];3)&amp;ROUND(RAND()*11;0)" office:value-type="string" office:string-value="m17cki9">
            <text:p>m17cki9</text:p>
          </table:table-cell>
          <table:table-cell office:value-type="string">
            <text:p>Maciej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54]&amp;&quot;','&quot;&amp;[.C154]&amp;&quot;','&quot;&amp;[.D154]&amp;&quot;','&quot;&amp;[.E154]&amp;&quot;','&quot;&amp;[.F154]&amp;&quot;',&quot;&amp;[.G154]&amp;&quot;,'&quot;&amp;[.H154]&amp;&quot;','&quot;&amp;[.I154]&amp;&quot;','&quot;&amp;[.J154]&amp;&quot;');&quot;" office:value-type="string" office:string-value="insert into zawodnicy(login, pass, imie, nazwisko, plec, poziom, pozycja, menu, rozmiar) values ('msawicki','m17cki9','Maciej','Sawicki','M',3,'cutter','mięso','XL');">
            <text:p>insert into zawodnicy(login, pass, imie, nazwisko, plec, poziom, pozycja, menu, rozmiar) values ('msawicki','m17cki9','Maciej','Sawicki','M',3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55])" office:value-type="float" office:value="1">
            <text:p>1</text:p>
          </table:table-cell>
          <table:table-cell table:formula="of:=SUBSTITUTE(SUBSTITUTE(SUBSTITUTE(SUBSTITUTE(SUBSTITUTE(LOWER(LEFT([.D155];1))&amp;LOWER([.E155]);&quot;ł&quot;;&quot;l&quot;);&quot;ą&quot;;&quot;a&quot;);&quot;ó&quot;;&quot;o&quot;);&quot;ń&quot;;&quot;n&quot;);&quot;ś&quot;;&quot;s&quot;)" office:value-type="string" office:string-value="mlewandowski">
            <text:p>mlewandowski</text:p>
          </table:table-cell>
          <table:table-cell table:formula="of:=LOWER(LEFT([.D155];1))&amp;ROUND(RAND()*60;0)&amp;RIGHT([.E155];3)&amp;ROUND(RAND()*11;0)" office:value-type="string" office:string-value="m8ski6">
            <text:p>m8ski6</text:p>
          </table:table-cell>
          <table:table-cell office:value-type="string">
            <text:p>Michał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55]&amp;&quot;','&quot;&amp;[.C155]&amp;&quot;','&quot;&amp;[.D155]&amp;&quot;','&quot;&amp;[.E155]&amp;&quot;','&quot;&amp;[.F155]&amp;&quot;',&quot;&amp;[.G155]&amp;&quot;,'&quot;&amp;[.H155]&amp;&quot;','&quot;&amp;[.I155]&amp;&quot;','&quot;&amp;[.J155]&amp;&quot;');&quot;" office:value-type="string" office:string-value="insert into zawodnicy(login, pass, imie, nazwisko, plec, poziom, pozycja, menu, rozmiar) values ('mlewandowski','m8ski6','Michał','Lewandowski','M',8,'handler','mięso','XL');">
            <text:p>insert into zawodnicy(login, pass, imie, nazwisko, plec, poziom, pozycja, menu, rozmiar) values ('mlewandowski','m8ski6','Michał','Lewandowski','M',8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56])" office:value-type="float" office:value="1">
            <text:p>1</text:p>
          </table:table-cell>
          <table:table-cell table:formula="of:=SUBSTITUTE(SUBSTITUTE(SUBSTITUTE(SUBSTITUTE(SUBSTITUTE(LOWER(LEFT([.D156];1))&amp;LOWER([.E156]);&quot;ł&quot;;&quot;l&quot;);&quot;ą&quot;;&quot;a&quot;);&quot;ó&quot;;&quot;o&quot;);&quot;ń&quot;;&quot;n&quot;);&quot;ś&quot;;&quot;s&quot;)" office:value-type="string" office:string-value="cmakowski">
            <text:p>cmakowski</text:p>
          </table:table-cell>
          <table:table-cell table:formula="of:=LOWER(LEFT([.D156];1))&amp;ROUND(RAND()*60;0)&amp;RIGHT([.E156];3)&amp;ROUND(RAND()*11;0)" office:value-type="string" office:string-value="c34ski2">
            <text:p>c34ski2</text:p>
          </table:table-cell>
          <table:table-cell office:value-type="string">
            <text:p>Czesław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56]&amp;&quot;','&quot;&amp;[.C156]&amp;&quot;','&quot;&amp;[.D156]&amp;&quot;','&quot;&amp;[.E156]&amp;&quot;','&quot;&amp;[.F156]&amp;&quot;',&quot;&amp;[.G156]&amp;&quot;,'&quot;&amp;[.H156]&amp;&quot;','&quot;&amp;[.I156]&amp;&quot;','&quot;&amp;[.J156]&amp;&quot;');&quot;" office:value-type="string" office:string-value="insert into zawodnicy(login, pass, imie, nazwisko, plec, poziom, pozycja, menu, rozmiar) values ('cmakowski','c34ski2','Czesław','Makowski','M',6,'handler','mięso','XS');">
            <text:p>insert into zawodnicy(login, pass, imie, nazwisko, plec, poziom, pozycja, menu, rozmiar) values ('cmakowski','c34ski2','Czesław','Makowski','M',6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57])" office:value-type="float" office:value="1">
            <text:p>1</text:p>
          </table:table-cell>
          <table:table-cell table:formula="of:=SUBSTITUTE(SUBSTITUTE(SUBSTITUTE(SUBSTITUTE(SUBSTITUTE(LOWER(LEFT([.D157];1))&amp;LOWER([.E157]);&quot;ł&quot;;&quot;l&quot;);&quot;ą&quot;;&quot;a&quot;);&quot;ó&quot;;&quot;o&quot;);&quot;ń&quot;;&quot;n&quot;);&quot;ś&quot;;&quot;s&quot;)" office:value-type="string" office:string-value="zduda">
            <text:p>zduda</text:p>
          </table:table-cell>
          <table:table-cell table:formula="of:=LOWER(LEFT([.D157];1))&amp;ROUND(RAND()*60;0)&amp;RIGHT([.E157];3)&amp;ROUND(RAND()*11;0)" office:value-type="string" office:string-value="z13uda3">
            <text:p>z13uda3</text:p>
          </table:table-cell>
          <table:table-cell office:value-type="string">
            <text:p>Zbignie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57]&amp;&quot;','&quot;&amp;[.C157]&amp;&quot;','&quot;&amp;[.D157]&amp;&quot;','&quot;&amp;[.E157]&amp;&quot;','&quot;&amp;[.F157]&amp;&quot;',&quot;&amp;[.G157]&amp;&quot;,'&quot;&amp;[.H157]&amp;&quot;','&quot;&amp;[.I157]&amp;&quot;','&quot;&amp;[.J157]&amp;&quot;');&quot;" office:value-type="string" office:string-value="insert into zawodnicy(login, pass, imie, nazwisko, plec, poziom, pozycja, menu, rozmiar) values ('zduda','z13uda3','Zbigniew','Duda','M',3,'handler','mięso','L');">
            <text:p>insert into zawodnicy(login, pass, imie, nazwisko, plec, poziom, pozycja, menu, rozmiar) values ('zduda','z13uda3','Zbigniew','Duda','M',3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58])" office:value-type="float" office:value="1">
            <text:p>1</text:p>
          </table:table-cell>
          <table:table-cell table:formula="of:=SUBSTITUTE(SUBSTITUTE(SUBSTITUTE(SUBSTITUTE(SUBSTITUTE(LOWER(LEFT([.D158];1))&amp;LOWER([.E158]);&quot;ł&quot;;&quot;l&quot;);&quot;ą&quot;;&quot;a&quot;);&quot;ó&quot;;&quot;o&quot;);&quot;ń&quot;;&quot;n&quot;);&quot;ś&quot;;&quot;s&quot;)" office:value-type="string" office:string-value="spawlowski">
            <text:p>spawlowski</text:p>
          </table:table-cell>
          <table:table-cell table:formula="of:=LOWER(LEFT([.D158];1))&amp;ROUND(RAND()*60;0)&amp;RIGHT([.E158];3)&amp;ROUND(RAND()*11;0)" office:value-type="string" office:string-value="s53ski10">
            <text:p>s53ski10</text:p>
          </table:table-cell>
          <table:table-cell office:value-type="string">
            <text:p>Sławomir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58]&amp;&quot;','&quot;&amp;[.C158]&amp;&quot;','&quot;&amp;[.D158]&amp;&quot;','&quot;&amp;[.E158]&amp;&quot;','&quot;&amp;[.F158]&amp;&quot;',&quot;&amp;[.G158]&amp;&quot;,'&quot;&amp;[.H158]&amp;&quot;','&quot;&amp;[.I158]&amp;&quot;','&quot;&amp;[.J158]&amp;&quot;');&quot;" office:value-type="string" office:string-value="insert into zawodnicy(login, pass, imie, nazwisko, plec, poziom, pozycja, menu, rozmiar) values ('spawlowski','s53ski10','Sławomir','Pawłowski','M',3,'handler','mięso','XS');">
            <text:p>insert into zawodnicy(login, pass, imie, nazwisko, plec, poziom, pozycja, menu, rozmiar) values ('spawlowski','s53ski10','Sławomir','Pawłowski','M',3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59])" office:value-type="float" office:value="1">
            <text:p>1</text:p>
          </table:table-cell>
          <table:table-cell table:formula="of:=SUBSTITUTE(SUBSTITUTE(SUBSTITUTE(SUBSTITUTE(SUBSTITUTE(LOWER(LEFT([.D159];1))&amp;LOWER([.E159]);&quot;ł&quot;;&quot;l&quot;);&quot;ą&quot;;&quot;a&quot;);&quot;ó&quot;;&quot;o&quot;);&quot;ń&quot;;&quot;n&quot;);&quot;ś&quot;;&quot;s&quot;)" office:value-type="string" office:string-value="rszymczak">
            <text:p>rszymczak</text:p>
          </table:table-cell>
          <table:table-cell table:formula="of:=LOWER(LEFT([.D159];1))&amp;ROUND(RAND()*60;0)&amp;RIGHT([.E159];3)&amp;ROUND(RAND()*11;0)" office:value-type="string" office:string-value="r50zak0">
            <text:p>r50zak0</text:p>
          </table:table-cell>
          <table:table-cell office:value-type="string">
            <text:p>Robert</text:p>
          </table:table-cell>
          <table:table-cell office:value-type="string">
            <text:p>Szym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59]&amp;&quot;','&quot;&amp;[.C159]&amp;&quot;','&quot;&amp;[.D159]&amp;&quot;','&quot;&amp;[.E159]&amp;&quot;','&quot;&amp;[.F159]&amp;&quot;',&quot;&amp;[.G159]&amp;&quot;,'&quot;&amp;[.H159]&amp;&quot;','&quot;&amp;[.I159]&amp;&quot;','&quot;&amp;[.J159]&amp;&quot;');&quot;" office:value-type="string" office:string-value="insert into zawodnicy(login, pass, imie, nazwisko, plec, poziom, pozycja, menu, rozmiar) values ('rszymczak','r50zak0','Robert','Szymczak','M',2,'handler','mięso','XS');">
            <text:p>insert into zawodnicy(login, pass, imie, nazwisko, plec, poziom, pozycja, menu, rozmiar) values ('rszymczak','r50zak0','Robert','Szymczak','M',2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60])" office:value-type="float" office:value="1">
            <text:p>1</text:p>
          </table:table-cell>
          <table:table-cell table:formula="of:=SUBSTITUTE(SUBSTITUTE(SUBSTITUTE(SUBSTITUTE(SUBSTITUTE(LOWER(LEFT([.D160];1))&amp;LOWER([.E160]);&quot;ł&quot;;&quot;l&quot;);&quot;ą&quot;;&quot;a&quot;);&quot;ó&quot;;&quot;o&quot;);&quot;ń&quot;;&quot;n&quot;);&quot;ś&quot;;&quot;s&quot;)" office:value-type="string" office:string-value="rmaciejewski">
            <text:p>rmaciejewski</text:p>
          </table:table-cell>
          <table:table-cell table:formula="of:=LOWER(LEFT([.D160];1))&amp;ROUND(RAND()*60;0)&amp;RIGHT([.E160];3)&amp;ROUND(RAND()*11;0)" office:value-type="string" office:string-value="r17ski6">
            <text:p>r17ski6</text:p>
          </table:table-cell>
          <table:table-cell office:value-type="string">
            <text:p>Rom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60]&amp;&quot;','&quot;&amp;[.C160]&amp;&quot;','&quot;&amp;[.D160]&amp;&quot;','&quot;&amp;[.E160]&amp;&quot;','&quot;&amp;[.F160]&amp;&quot;',&quot;&amp;[.G160]&amp;&quot;,'&quot;&amp;[.H160]&amp;&quot;','&quot;&amp;[.I160]&amp;&quot;','&quot;&amp;[.J160]&amp;&quot;');&quot;" office:value-type="string" office:string-value="insert into zawodnicy(login, pass, imie, nazwisko, plec, poziom, pozycja, menu, rozmiar) values ('rmaciejewski','r17ski6','Roman','Maciejewski','M',6,'cutter','mięso','M');">
            <text:p>insert into zawodnicy(login, pass, imie, nazwisko, plec, poziom, pozycja, menu, rozmiar) values ('rmaciejewski','r17ski6','Roman','Maciejewski','M',6,'cutter','mięso','M');</text:p>
          </table:table-cell>
          <table:table-cell table:number-columns-repeated="3"/>
        </table:table-row>
        <table:table-row table:style-name="ro1">
          <table:table-cell table:formula="of:=COUNTIF([.$B$2:.$B$300];[.B161])" office:value-type="float" office:value="1">
            <text:p>1</text:p>
          </table:table-cell>
          <table:table-cell table:formula="of:=SUBSTITUTE(SUBSTITUTE(SUBSTITUTE(SUBSTITUTE(SUBSTITUTE(LOWER(LEFT([.D161];1))&amp;LOWER([.E161]);&quot;ł&quot;;&quot;l&quot;);&quot;ą&quot;;&quot;a&quot;);&quot;ó&quot;;&quot;o&quot;);&quot;ń&quot;;&quot;n&quot;);&quot;ś&quot;;&quot;s&quot;)" office:value-type="string" office:string-value="dwroblewski">
            <text:p>dwroblewski</text:p>
          </table:table-cell>
          <table:table-cell table:formula="of:=LOWER(LEFT([.D161];1))&amp;ROUND(RAND()*60;0)&amp;RIGHT([.E161];3)&amp;ROUND(RAND()*11;0)" office:value-type="string" office:string-value="d12ski8">
            <text:p>d12ski8</text:p>
          </table:table-cell>
          <table:table-cell office:value-type="string">
            <text:p>Damian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61]&amp;&quot;','&quot;&amp;[.C161]&amp;&quot;','&quot;&amp;[.D161]&amp;&quot;','&quot;&amp;[.E161]&amp;&quot;','&quot;&amp;[.F161]&amp;&quot;',&quot;&amp;[.G161]&amp;&quot;,'&quot;&amp;[.H161]&amp;&quot;','&quot;&amp;[.I161]&amp;&quot;','&quot;&amp;[.J161]&amp;&quot;');&quot;" office:value-type="string" office:string-value="insert into zawodnicy(login, pass, imie, nazwisko, plec, poziom, pozycja, menu, rozmiar) values ('dwroblewski','d12ski8','Damian','Wróblewski','M',7,'handler','mięso','M');">
            <text:p>insert into zawodnicy(login, pass, imie, nazwisko, plec, poziom, pozycja, menu, rozmiar) values ('dwroblewski','d12ski8','Damian','Wróblewski','M',7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62])" office:value-type="float" office:value="1">
            <text:p>1</text:p>
          </table:table-cell>
          <table:table-cell table:formula="of:=SUBSTITUTE(SUBSTITUTE(SUBSTITUTE(SUBSTITUTE(SUBSTITUTE(LOWER(LEFT([.D162];1))&amp;LOWER([.E162]);&quot;ł&quot;;&quot;l&quot;);&quot;ą&quot;;&quot;a&quot;);&quot;ó&quot;;&quot;o&quot;);&quot;ń&quot;;&quot;n&quot;);&quot;ś&quot;;&quot;s&quot;)" office:value-type="string" office:string-value="jwysocki">
            <text:p>jwysocki</text:p>
          </table:table-cell>
          <table:table-cell table:formula="of:=LOWER(LEFT([.D162];1))&amp;ROUND(RAND()*60;0)&amp;RIGHT([.E162];3)&amp;ROUND(RAND()*11;0)" office:value-type="string" office:string-value="j51cki9">
            <text:p>j51cki9</text:p>
          </table:table-cell>
          <table:table-cell office:value-type="string">
            <text:p>Jacek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62]&amp;&quot;','&quot;&amp;[.C162]&amp;&quot;','&quot;&amp;[.D162]&amp;&quot;','&quot;&amp;[.E162]&amp;&quot;','&quot;&amp;[.F162]&amp;&quot;',&quot;&amp;[.G162]&amp;&quot;,'&quot;&amp;[.H162]&amp;&quot;','&quot;&amp;[.I162]&amp;&quot;','&quot;&amp;[.J162]&amp;&quot;');&quot;" office:value-type="string" office:string-value="insert into zawodnicy(login, pass, imie, nazwisko, plec, poziom, pozycja, menu, rozmiar) values ('jwysocki','j51cki9','Jacek','Wysocki','M',6,'cutter','mięso','L');">
            <text:p>insert into zawodnicy(login, pass, imie, nazwisko, plec, poziom, pozycja, menu, rozmiar) values ('jwysocki','j51cki9','Jacek','Wysocki','M',6,'cutter','mięso','L');</text:p>
          </table:table-cell>
          <table:table-cell table:number-columns-repeated="3"/>
        </table:table-row>
        <table:table-row table:style-name="ro1">
          <table:table-cell table:formula="of:=COUNTIF([.$B$2:.$B$300];[.B163])" office:value-type="float" office:value="1">
            <text:p>1</text:p>
          </table:table-cell>
          <table:table-cell table:formula="of:=SUBSTITUTE(SUBSTITUTE(SUBSTITUTE(SUBSTITUTE(SUBSTITUTE(LOWER(LEFT([.D163];1))&amp;LOWER([.E163]);&quot;ł&quot;;&quot;l&quot;);&quot;ą&quot;;&quot;a&quot;);&quot;ó&quot;;&quot;o&quot;);&quot;ń&quot;;&quot;n&quot;);&quot;ś&quot;;&quot;s&quot;)" office:value-type="string" office:string-value="jbaran">
            <text:p>jbaran</text:p>
          </table:table-cell>
          <table:table-cell table:formula="of:=LOWER(LEFT([.D163];1))&amp;ROUND(RAND()*60;0)&amp;RIGHT([.E163];3)&amp;ROUND(RAND()*11;0)" office:value-type="string" office:string-value="j33ran1">
            <text:p>j33ran1</text:p>
          </table:table-cell>
          <table:table-cell office:value-type="string">
            <text:p>Janusz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63]&amp;&quot;','&quot;&amp;[.C163]&amp;&quot;','&quot;&amp;[.D163]&amp;&quot;','&quot;&amp;[.E163]&amp;&quot;','&quot;&amp;[.F163]&amp;&quot;',&quot;&amp;[.G163]&amp;&quot;,'&quot;&amp;[.H163]&amp;&quot;','&quot;&amp;[.I163]&amp;&quot;','&quot;&amp;[.J163]&amp;&quot;');&quot;" office:value-type="string" office:string-value="insert into zawodnicy(login, pass, imie, nazwisko, plec, poziom, pozycja, menu, rozmiar) values ('jbaran','j33ran1','Janusz','Baran','M',1,'cutter','mięso','L');">
            <text:p>insert into zawodnicy(login, pass, imie, nazwisko, plec, poziom, pozycja, menu, rozmiar) values ('jbaran','j33ran1','Janusz','Baran','M',1,'cutter','mięso','L');</text:p>
          </table:table-cell>
          <table:table-cell table:number-columns-repeated="3"/>
        </table:table-row>
        <table:table-row table:style-name="ro1">
          <table:table-cell table:formula="of:=COUNTIF([.$B$2:.$B$300];[.B164])" office:value-type="float" office:value="1">
            <text:p>1</text:p>
          </table:table-cell>
          <table:table-cell table:formula="of:=SUBSTITUTE(SUBSTITUTE(SUBSTITUTE(SUBSTITUTE(SUBSTITUTE(LOWER(LEFT([.D164];1))&amp;LOWER([.E164]);&quot;ł&quot;;&quot;l&quot;);&quot;ą&quot;;&quot;a&quot;);&quot;ó&quot;;&quot;o&quot;);&quot;ń&quot;;&quot;n&quot;);&quot;ś&quot;;&quot;s&quot;)" office:value-type="string" office:string-value="kzakrzewski">
            <text:p>kzakrzewski</text:p>
          </table:table-cell>
          <table:table-cell table:formula="of:=LOWER(LEFT([.D164];1))&amp;ROUND(RAND()*60;0)&amp;RIGHT([.E164];3)&amp;ROUND(RAND()*11;0)" office:value-type="string" office:string-value="k10ski5">
            <text:p>k10ski5</text:p>
          </table:table-cell>
          <table:table-cell office:value-type="string">
            <text:p>Krzysztof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64]&amp;&quot;','&quot;&amp;[.C164]&amp;&quot;','&quot;&amp;[.D164]&amp;&quot;','&quot;&amp;[.E164]&amp;&quot;','&quot;&amp;[.F164]&amp;&quot;',&quot;&amp;[.G164]&amp;&quot;,'&quot;&amp;[.H164]&amp;&quot;','&quot;&amp;[.I164]&amp;&quot;','&quot;&amp;[.J164]&amp;&quot;');&quot;" office:value-type="string" office:string-value="insert into zawodnicy(login, pass, imie, nazwisko, plec, poziom, pozycja, menu, rozmiar) values ('kzakrzewski','k10ski5','Krzysztof','Zakrzewski','M',9,'handler','mięso','XL');">
            <text:p>insert into zawodnicy(login, pass, imie, nazwisko, plec, poziom, pozycja, menu, rozmiar) values ('kzakrzewski','k10ski5','Krzysztof','Zakrzewski','M',9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65])" office:value-type="float" office:value="1">
            <text:p>1</text:p>
          </table:table-cell>
          <table:table-cell table:formula="of:=SUBSTITUTE(SUBSTITUTE(SUBSTITUTE(SUBSTITUTE(SUBSTITUTE(LOWER(LEFT([.D165];1))&amp;LOWER([.E165]);&quot;ł&quot;;&quot;l&quot;);&quot;ą&quot;;&quot;a&quot;);&quot;ó&quot;;&quot;o&quot;);&quot;ń&quot;;&quot;n&quot;);&quot;ś&quot;;&quot;s&quot;)" office:value-type="string" office:string-value="emazurek">
            <text:p>emazurek</text:p>
          </table:table-cell>
          <table:table-cell table:formula="of:=LOWER(LEFT([.D165];1))&amp;ROUND(RAND()*60;0)&amp;RIGHT([.E165];3)&amp;ROUND(RAND()*11;0)" office:value-type="string" office:string-value="e39rek1">
            <text:p>e39rek1</text:p>
          </table:table-cell>
          <table:table-cell office:value-type="string">
            <text:p>Eryk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65]&amp;&quot;','&quot;&amp;[.C165]&amp;&quot;','&quot;&amp;[.D165]&amp;&quot;','&quot;&amp;[.E165]&amp;&quot;','&quot;&amp;[.F165]&amp;&quot;',&quot;&amp;[.G165]&amp;&quot;,'&quot;&amp;[.H165]&amp;&quot;','&quot;&amp;[.I165]&amp;&quot;','&quot;&amp;[.J165]&amp;&quot;');&quot;" office:value-type="string" office:string-value="insert into zawodnicy(login, pass, imie, nazwisko, plec, poziom, pozycja, menu, rozmiar) values ('emazurek','e39rek1','Eryk','Mazurek','M',5,'handler','mięso','L');">
            <text:p>insert into zawodnicy(login, pass, imie, nazwisko, plec, poziom, pozycja, menu, rozmiar) values ('emazurek','e39rek1','Eryk','Mazurek','M',5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66])" office:value-type="float" office:value="1">
            <text:p>1</text:p>
          </table:table-cell>
          <table:table-cell table:formula="of:=SUBSTITUTE(SUBSTITUTE(SUBSTITUTE(SUBSTITUTE(SUBSTITUTE(LOWER(LEFT([.D166];1))&amp;LOWER([.E166]);&quot;ł&quot;;&quot;l&quot;);&quot;ą&quot;;&quot;a&quot;);&quot;ó&quot;;&quot;o&quot;);&quot;ń&quot;;&quot;n&quot;);&quot;ś&quot;;&quot;s&quot;)" office:value-type="string" office:string-value="zkaźmierczak">
            <text:p>zkaźmierczak</text:p>
          </table:table-cell>
          <table:table-cell table:formula="of:=LOWER(LEFT([.D166];1))&amp;ROUND(RAND()*60;0)&amp;RIGHT([.E166];3)&amp;ROUND(RAND()*11;0)" office:value-type="string" office:string-value="z60zak6">
            <text:p>z60zak6</text:p>
          </table:table-cell>
          <table:table-cell office:value-type="string">
            <text:p>Zbigniew</text:p>
          </table:table-cell>
          <table:table-cell office:value-type="string">
            <text:p>Kaźmiercz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66]&amp;&quot;','&quot;&amp;[.C166]&amp;&quot;','&quot;&amp;[.D166]&amp;&quot;','&quot;&amp;[.E166]&amp;&quot;','&quot;&amp;[.F166]&amp;&quot;',&quot;&amp;[.G166]&amp;&quot;,'&quot;&amp;[.H166]&amp;&quot;','&quot;&amp;[.I166]&amp;&quot;','&quot;&amp;[.J166]&amp;&quot;');&quot;" office:value-type="string" office:string-value="insert into zawodnicy(login, pass, imie, nazwisko, plec, poziom, pozycja, menu, rozmiar) values ('zkaźmierczak','z60zak6','Zbigniew','Kaźmierczak','M',4,'cutter','mięso','XL');">
            <text:p>insert into zawodnicy(login, pass, imie, nazwisko, plec, poziom, pozycja, menu, rozmiar) values ('zkaźmierczak','z60zak6','Zbigniew','Kaźmierczak','M',4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67])" office:value-type="float" office:value="1">
            <text:p>1</text:p>
          </table:table-cell>
          <table:table-cell table:formula="of:=SUBSTITUTE(SUBSTITUTE(SUBSTITUTE(SUBSTITUTE(SUBSTITUTE(LOWER(LEFT([.D167];1))&amp;LOWER([.E167]);&quot;ł&quot;;&quot;l&quot;);&quot;ą&quot;;&quot;a&quot;);&quot;ó&quot;;&quot;o&quot;);&quot;ń&quot;;&quot;n&quot;);&quot;ś&quot;;&quot;s&quot;)" office:value-type="string" office:string-value="rczarnecki">
            <text:p>rczarnecki</text:p>
          </table:table-cell>
          <table:table-cell table:formula="of:=LOWER(LEFT([.D167];1))&amp;ROUND(RAND()*60;0)&amp;RIGHT([.E167];3)&amp;ROUND(RAND()*11;0)" office:value-type="string" office:string-value="r53cki1">
            <text:p>r53cki1</text:p>
          </table:table-cell>
          <table:table-cell office:value-type="string">
            <text:p>Rafa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67]&amp;&quot;','&quot;&amp;[.C167]&amp;&quot;','&quot;&amp;[.D167]&amp;&quot;','&quot;&amp;[.E167]&amp;&quot;','&quot;&amp;[.F167]&amp;&quot;',&quot;&amp;[.G167]&amp;&quot;,'&quot;&amp;[.H167]&amp;&quot;','&quot;&amp;[.I167]&amp;&quot;','&quot;&amp;[.J167]&amp;&quot;');&quot;" office:value-type="string" office:string-value="insert into zawodnicy(login, pass, imie, nazwisko, plec, poziom, pozycja, menu, rozmiar) values ('rczarnecki','r53cki1','Rafał','Czarnecki','M',4,'handler','mięso','XL');">
            <text:p>insert into zawodnicy(login, pass, imie, nazwisko, plec, poziom, pozycja, menu, rozmiar) values ('rczarnecki','r53cki1','Rafał','Czarnecki','M',4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68])" office:value-type="float" office:value="1">
            <text:p>1</text:p>
          </table:table-cell>
          <table:table-cell table:formula="of:=SUBSTITUTE(SUBSTITUTE(SUBSTITUTE(SUBSTITUTE(SUBSTITUTE(LOWER(LEFT([.D168];1))&amp;LOWER([.E168]);&quot;ł&quot;;&quot;l&quot;);&quot;ą&quot;;&quot;a&quot;);&quot;ó&quot;;&quot;o&quot;);&quot;ń&quot;;&quot;n&quot;);&quot;ś&quot;;&quot;s&quot;)" office:value-type="string" office:string-value="rrutkowski">
            <text:p>rrutkowski</text:p>
          </table:table-cell>
          <table:table-cell table:formula="of:=LOWER(LEFT([.D168];1))&amp;ROUND(RAND()*60;0)&amp;RIGHT([.E168];3)&amp;ROUND(RAND()*11;0)" office:value-type="string" office:string-value="r45ski3">
            <text:p>r45ski3</text:p>
          </table:table-cell>
          <table:table-cell office:value-type="string">
            <text:p>Rafał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68]&amp;&quot;','&quot;&amp;[.C168]&amp;&quot;','&quot;&amp;[.D168]&amp;&quot;','&quot;&amp;[.E168]&amp;&quot;','&quot;&amp;[.F168]&amp;&quot;',&quot;&amp;[.G168]&amp;&quot;,'&quot;&amp;[.H168]&amp;&quot;','&quot;&amp;[.I168]&amp;&quot;','&quot;&amp;[.J168]&amp;&quot;');&quot;" office:value-type="string" office:string-value="insert into zawodnicy(login, pass, imie, nazwisko, plec, poziom, pozycja, menu, rozmiar) values ('rrutkowski','r45ski3','Rafał','Rutkowski','M',1,'cutter','mięso','S');">
            <text:p>insert into zawodnicy(login, pass, imie, nazwisko, plec, poziom, pozycja, menu, rozmiar) values ('rrutkowski','r45ski3','Rafał','Rutkowski','M',1,'cutter','mięso','S');</text:p>
          </table:table-cell>
          <table:table-cell table:number-columns-repeated="3"/>
        </table:table-row>
        <table:table-row table:style-name="ro1">
          <table:table-cell table:formula="of:=COUNTIF([.$B$2:.$B$300];[.B169])" office:value-type="float" office:value="1">
            <text:p>1</text:p>
          </table:table-cell>
          <table:table-cell table:formula="of:=SUBSTITUTE(SUBSTITUTE(SUBSTITUTE(SUBSTITUTE(SUBSTITUTE(LOWER(LEFT([.D169];1))&amp;LOWER([.E169]);&quot;ł&quot;;&quot;l&quot;);&quot;ą&quot;;&quot;a&quot;);&quot;ó&quot;;&quot;o&quot;);&quot;ń&quot;;&quot;n&quot;);&quot;ś&quot;;&quot;s&quot;)" office:value-type="string" office:string-value="ekubiak">
            <text:p>ekubiak</text:p>
          </table:table-cell>
          <table:table-cell table:formula="of:=LOWER(LEFT([.D169];1))&amp;ROUND(RAND()*60;0)&amp;RIGHT([.E169];3)&amp;ROUND(RAND()*11;0)" office:value-type="string" office:string-value="e21iak2">
            <text:p>e21iak2</text:p>
          </table:table-cell>
          <table:table-cell office:value-type="string">
            <text:p>Edward</text:p>
          </table:table-cell>
          <table:table-cell office:value-type="string">
            <text:p>Kubi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69]&amp;&quot;','&quot;&amp;[.C169]&amp;&quot;','&quot;&amp;[.D169]&amp;&quot;','&quot;&amp;[.E169]&amp;&quot;','&quot;&amp;[.F169]&amp;&quot;',&quot;&amp;[.G169]&amp;&quot;,'&quot;&amp;[.H169]&amp;&quot;','&quot;&amp;[.I169]&amp;&quot;','&quot;&amp;[.J169]&amp;&quot;');&quot;" office:value-type="string" office:string-value="insert into zawodnicy(login, pass, imie, nazwisko, plec, poziom, pozycja, menu, rozmiar) values ('ekubiak','e21iak2','Edward','Kubiak','M',6,'handler','mięso','M');">
            <text:p>insert into zawodnicy(login, pass, imie, nazwisko, plec, poziom, pozycja, menu, rozmiar) values ('ekubiak','e21iak2','Edward','Kubiak','M',6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70])" office:value-type="float" office:value="1">
            <text:p>1</text:p>
          </table:table-cell>
          <table:table-cell table:formula="of:=SUBSTITUTE(SUBSTITUTE(SUBSTITUTE(SUBSTITUTE(SUBSTITUTE(LOWER(LEFT([.D170];1))&amp;LOWER([.E170]);&quot;ł&quot;;&quot;l&quot;);&quot;ą&quot;;&quot;a&quot;);&quot;ó&quot;;&quot;o&quot;);&quot;ń&quot;;&quot;n&quot;);&quot;ś&quot;;&quot;s&quot;)" office:value-type="string" office:string-value="rkaczmarek">
            <text:p>rkaczmarek</text:p>
          </table:table-cell>
          <table:table-cell table:formula="of:=LOWER(LEFT([.D170];1))&amp;ROUND(RAND()*60;0)&amp;RIGHT([.E170];3)&amp;ROUND(RAND()*11;0)" office:value-type="string" office:string-value="r5rek4">
            <text:p>r5rek4</text:p>
          </table:table-cell>
          <table:table-cell office:value-type="string">
            <text:p>Rafał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70]&amp;&quot;','&quot;&amp;[.C170]&amp;&quot;','&quot;&amp;[.D170]&amp;&quot;','&quot;&amp;[.E170]&amp;&quot;','&quot;&amp;[.F170]&amp;&quot;',&quot;&amp;[.G170]&amp;&quot;,'&quot;&amp;[.H170]&amp;&quot;','&quot;&amp;[.I170]&amp;&quot;','&quot;&amp;[.J170]&amp;&quot;');&quot;" office:value-type="string" office:string-value="insert into zawodnicy(login, pass, imie, nazwisko, plec, poziom, pozycja, menu, rozmiar) values ('rkaczmarek','r5rek4','Rafał','Kaczmarek','M',9,'cutter','mięso','M');">
            <text:p>insert into zawodnicy(login, pass, imie, nazwisko, plec, poziom, pozycja, menu, rozmiar) values ('rkaczmarek','r5rek4','Rafał','Kaczmarek','M',9,'cutter','mięso','M');</text:p>
          </table:table-cell>
          <table:table-cell table:number-columns-repeated="3"/>
        </table:table-row>
        <table:table-row table:style-name="ro1">
          <table:table-cell table:formula="of:=COUNTIF([.$B$2:.$B$300];[.B171])" office:value-type="float" office:value="1">
            <text:p>1</text:p>
          </table:table-cell>
          <table:table-cell table:formula="of:=SUBSTITUTE(SUBSTITUTE(SUBSTITUTE(SUBSTITUTE(SUBSTITUTE(LOWER(LEFT([.D171];1))&amp;LOWER([.E171]);&quot;ł&quot;;&quot;l&quot;);&quot;ą&quot;;&quot;a&quot;);&quot;ó&quot;;&quot;o&quot;);&quot;ń&quot;;&quot;n&quot;);&quot;ś&quot;;&quot;s&quot;)" office:value-type="string" office:string-value="dduda">
            <text:p>dduda</text:p>
          </table:table-cell>
          <table:table-cell table:formula="of:=LOWER(LEFT([.D171];1))&amp;ROUND(RAND()*60;0)&amp;RIGHT([.E171];3)&amp;ROUND(RAND()*11;0)" office:value-type="string" office:string-value="d18uda5">
            <text:p>d18uda5</text:p>
          </table:table-cell>
          <table:table-cell office:value-type="string">
            <text:p>Dawid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71]&amp;&quot;','&quot;&amp;[.C171]&amp;&quot;','&quot;&amp;[.D171]&amp;&quot;','&quot;&amp;[.E171]&amp;&quot;','&quot;&amp;[.F171]&amp;&quot;',&quot;&amp;[.G171]&amp;&quot;,'&quot;&amp;[.H171]&amp;&quot;','&quot;&amp;[.I171]&amp;&quot;','&quot;&amp;[.J171]&amp;&quot;');&quot;" office:value-type="string" office:string-value="insert into zawodnicy(login, pass, imie, nazwisko, plec, poziom, pozycja, menu, rozmiar) values ('dduda','d18uda5','Dawid','Duda','M',6,'handler','mięso','XS');">
            <text:p>insert into zawodnicy(login, pass, imie, nazwisko, plec, poziom, pozycja, menu, rozmiar) values ('dduda','d18uda5','Dawid','Duda','M',6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72])" office:value-type="float" office:value="1">
            <text:p>1</text:p>
          </table:table-cell>
          <table:table-cell table:formula="of:=SUBSTITUTE(SUBSTITUTE(SUBSTITUTE(SUBSTITUTE(SUBSTITUTE(LOWER(LEFT([.D172];1))&amp;LOWER([.E172]);&quot;ł&quot;;&quot;l&quot;);&quot;ą&quot;;&quot;a&quot;);&quot;ó&quot;;&quot;o&quot;);&quot;ń&quot;;&quot;n&quot;);&quot;ś&quot;;&quot;s&quot;)" office:value-type="string" office:string-value="zkolodziej">
            <text:p>zkolodziej</text:p>
          </table:table-cell>
          <table:table-cell table:formula="of:=LOWER(LEFT([.D172];1))&amp;ROUND(RAND()*60;0)&amp;RIGHT([.E172];3)&amp;ROUND(RAND()*11;0)" office:value-type="string" office:string-value="z33iej2">
            <text:p>z33iej2</text:p>
          </table:table-cell>
          <table:table-cell office:value-type="string">
            <text:p>Zbigniew</text:p>
          </table:table-cell>
          <table:table-cell office:value-type="string">
            <text:p>Kołodziej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72]&amp;&quot;','&quot;&amp;[.C172]&amp;&quot;','&quot;&amp;[.D172]&amp;&quot;','&quot;&amp;[.E172]&amp;&quot;','&quot;&amp;[.F172]&amp;&quot;',&quot;&amp;[.G172]&amp;&quot;,'&quot;&amp;[.H172]&amp;&quot;','&quot;&amp;[.I172]&amp;&quot;','&quot;&amp;[.J172]&amp;&quot;');&quot;" office:value-type="string" office:string-value="insert into zawodnicy(login, pass, imie, nazwisko, plec, poziom, pozycja, menu, rozmiar) values ('zkolodziej','z33iej2','Zbigniew','Kołodziej','M',6,'cutter','mięso','XL');">
            <text:p>insert into zawodnicy(login, pass, imie, nazwisko, plec, poziom, pozycja, menu, rozmiar) values ('zkolodziej','z33iej2','Zbigniew','Kołodziej','M',6,'cutter','mięso','XL');</text:p>
          </table:table-cell>
          <table:table-cell table:number-columns-repeated="3"/>
        </table:table-row>
        <table:table-row table:style-name="ro1">
          <table:table-cell table:formula="of:=COUNTIF([.$B$2:.$B$300];[.B173])" office:value-type="float" office:value="1">
            <text:p>1</text:p>
          </table:table-cell>
          <table:table-cell table:formula="of:=SUBSTITUTE(SUBSTITUTE(SUBSTITUTE(SUBSTITUTE(SUBSTITUTE(LOWER(LEFT([.D173];1))&amp;LOWER([.E173]);&quot;ł&quot;;&quot;l&quot;);&quot;ą&quot;;&quot;a&quot;);&quot;ó&quot;;&quot;o&quot;);&quot;ń&quot;;&quot;n&quot;);&quot;ś&quot;;&quot;s&quot;)" office:value-type="string" office:string-value="abak">
            <text:p>abak</text:p>
          </table:table-cell>
          <table:table-cell table:formula="of:=LOWER(LEFT([.D173];1))&amp;ROUND(RAND()*60;0)&amp;RIGHT([.E173];3)&amp;ROUND(RAND()*11;0)" office:value-type="string" office:string-value="a36Bąk6">
            <text:p>a36Bąk6</text:p>
          </table:table-cell>
          <table:table-cell office:value-type="string">
            <text:p>Artur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73]&amp;&quot;','&quot;&amp;[.C173]&amp;&quot;','&quot;&amp;[.D173]&amp;&quot;','&quot;&amp;[.E173]&amp;&quot;','&quot;&amp;[.F173]&amp;&quot;',&quot;&amp;[.G173]&amp;&quot;,'&quot;&amp;[.H173]&amp;&quot;','&quot;&amp;[.I173]&amp;&quot;','&quot;&amp;[.J173]&amp;&quot;');&quot;" office:value-type="string" office:string-value="insert into zawodnicy(login, pass, imie, nazwisko, plec, poziom, pozycja, menu, rozmiar) values ('abak','a36Bąk6','Artur','Bąk','M',3,'handler','mięso','L');">
            <text:p>insert into zawodnicy(login, pass, imie, nazwisko, plec, poziom, pozycja, menu, rozmiar) values ('abak','a36Bąk6','Artur','Bąk','M',3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74])" office:value-type="float" office:value="1">
            <text:p>1</text:p>
          </table:table-cell>
          <table:table-cell table:formula="of:=SUBSTITUTE(SUBSTITUTE(SUBSTITUTE(SUBSTITUTE(SUBSTITUTE(LOWER(LEFT([.D174];1))&amp;LOWER([.E174]);&quot;ł&quot;;&quot;l&quot;);&quot;ą&quot;;&quot;a&quot;);&quot;ó&quot;;&quot;o&quot;);&quot;ń&quot;;&quot;n&quot;);&quot;ś&quot;;&quot;s&quot;)" office:value-type="string" office:string-value="jmaciejewski">
            <text:p>jmaciejewski</text:p>
          </table:table-cell>
          <table:table-cell table:formula="of:=LOWER(LEFT([.D174];1))&amp;ROUND(RAND()*60;0)&amp;RIGHT([.E174];3)&amp;ROUND(RAND()*11;0)" office:value-type="string" office:string-value="j56ski4">
            <text:p>j56ski4</text:p>
          </table:table-cell>
          <table:table-cell office:value-type="string">
            <text:p>Jerzy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74]&amp;&quot;','&quot;&amp;[.C174]&amp;&quot;','&quot;&amp;[.D174]&amp;&quot;','&quot;&amp;[.E174]&amp;&quot;','&quot;&amp;[.F174]&amp;&quot;',&quot;&amp;[.G174]&amp;&quot;,'&quot;&amp;[.H174]&amp;&quot;','&quot;&amp;[.I174]&amp;&quot;','&quot;&amp;[.J174]&amp;&quot;');&quot;" office:value-type="string" office:string-value="insert into zawodnicy(login, pass, imie, nazwisko, plec, poziom, pozycja, menu, rozmiar) values ('jmaciejewski','j56ski4','Jerzy','Maciejewski','M',6,'handler','mięso','S');">
            <text:p>insert into zawodnicy(login, pass, imie, nazwisko, plec, poziom, pozycja, menu, rozmiar) values ('jmaciejewski','j56ski4','Jerzy','Maciejewski','M',6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75])" office:value-type="float" office:value="1">
            <text:p>1</text:p>
          </table:table-cell>
          <table:table-cell table:formula="of:=SUBSTITUTE(SUBSTITUTE(SUBSTITUTE(SUBSTITUTE(SUBSTITUTE(LOWER(LEFT([.D175];1))&amp;LOWER([.E175]);&quot;ł&quot;;&quot;l&quot;);&quot;ą&quot;;&quot;a&quot;);&quot;ó&quot;;&quot;o&quot;);&quot;ń&quot;;&quot;n&quot;);&quot;ś&quot;;&quot;s&quot;)" office:value-type="string" office:string-value="jkucharski">
            <text:p>jkucharski</text:p>
          </table:table-cell>
          <table:table-cell table:formula="of:=LOWER(LEFT([.D175];1))&amp;ROUND(RAND()*60;0)&amp;RIGHT([.E175];3)&amp;ROUND(RAND()*11;0)" office:value-type="string" office:string-value="j21ski7">
            <text:p>j21ski7</text:p>
          </table:table-cell>
          <table:table-cell office:value-type="string">
            <text:p>Jan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75]&amp;&quot;','&quot;&amp;[.C175]&amp;&quot;','&quot;&amp;[.D175]&amp;&quot;','&quot;&amp;[.E175]&amp;&quot;','&quot;&amp;[.F175]&amp;&quot;',&quot;&amp;[.G175]&amp;&quot;,'&quot;&amp;[.H175]&amp;&quot;','&quot;&amp;[.I175]&amp;&quot;','&quot;&amp;[.J175]&amp;&quot;');&quot;" office:value-type="string" office:string-value="insert into zawodnicy(login, pass, imie, nazwisko, plec, poziom, pozycja, menu, rozmiar) values ('jkucharski','j21ski7','Jan','Kucharski','M',9,'cutter','mięso','L');">
            <text:p>insert into zawodnicy(login, pass, imie, nazwisko, plec, poziom, pozycja, menu, rozmiar) values ('jkucharski','j21ski7','Jan','Kucharski','M',9,'cutter','mięso','L');</text:p>
          </table:table-cell>
          <table:table-cell table:number-columns-repeated="3"/>
        </table:table-row>
        <table:table-row table:style-name="ro1">
          <table:table-cell table:formula="of:=COUNTIF([.$B$2:.$B$300];[.B176])" office:value-type="float" office:value="1">
            <text:p>1</text:p>
          </table:table-cell>
          <table:table-cell table:formula="of:=SUBSTITUTE(SUBSTITUTE(SUBSTITUTE(SUBSTITUTE(SUBSTITUTE(LOWER(LEFT([.D176];1))&amp;LOWER([.E176]);&quot;ł&quot;;&quot;l&quot;);&quot;ą&quot;;&quot;a&quot;);&quot;ó&quot;;&quot;o&quot;);&quot;ń&quot;;&quot;n&quot;);&quot;ś&quot;;&quot;s&quot;)" office:value-type="string" office:string-value="dbak">
            <text:p>dbak</text:p>
          </table:table-cell>
          <table:table-cell table:formula="of:=LOWER(LEFT([.D176];1))&amp;ROUND(RAND()*60;0)&amp;RIGHT([.E176];3)&amp;ROUND(RAND()*11;0)" office:value-type="string" office:string-value="d51Bąk6">
            <text:p>d51Bąk6</text:p>
          </table:table-cell>
          <table:table-cell office:value-type="string">
            <text:p>Dam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76]&amp;&quot;','&quot;&amp;[.C176]&amp;&quot;','&quot;&amp;[.D176]&amp;&quot;','&quot;&amp;[.E176]&amp;&quot;','&quot;&amp;[.F176]&amp;&quot;',&quot;&amp;[.G176]&amp;&quot;,'&quot;&amp;[.H176]&amp;&quot;','&quot;&amp;[.I176]&amp;&quot;','&quot;&amp;[.J176]&amp;&quot;');&quot;" office:value-type="string" office:string-value="insert into zawodnicy(login, pass, imie, nazwisko, plec, poziom, pozycja, menu, rozmiar) values ('dbak','d51Bąk6','Damian','Bąk','M',10,'handler','mięso','M');">
            <text:p>insert into zawodnicy(login, pass, imie, nazwisko, plec, poziom, pozycja, menu, rozmiar) values ('dbak','d51Bąk6','Damian','Bąk','M',10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77])" office:value-type="float" office:value="1">
            <text:p>1</text:p>
          </table:table-cell>
          <table:table-cell table:formula="of:=SUBSTITUTE(SUBSTITUTE(SUBSTITUTE(SUBSTITUTE(SUBSTITUTE(LOWER(LEFT([.D177];1))&amp;LOWER([.E177]);&quot;ł&quot;;&quot;l&quot;);&quot;ą&quot;;&quot;a&quot;);&quot;ó&quot;;&quot;o&quot;);&quot;ń&quot;;&quot;n&quot;);&quot;ś&quot;;&quot;s&quot;)" office:value-type="string" office:string-value="jzalewski">
            <text:p>jzalewski</text:p>
          </table:table-cell>
          <table:table-cell table:formula="of:=LOWER(LEFT([.D177];1))&amp;ROUND(RAND()*60;0)&amp;RIGHT([.E177];3)&amp;ROUND(RAND()*11;0)" office:value-type="string" office:string-value="j15ski7">
            <text:p>j15ski7</text:p>
          </table:table-cell>
          <table:table-cell office:value-type="string">
            <text:p>Jakub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77]&amp;&quot;','&quot;&amp;[.C177]&amp;&quot;','&quot;&amp;[.D177]&amp;&quot;','&quot;&amp;[.E177]&amp;&quot;','&quot;&amp;[.F177]&amp;&quot;',&quot;&amp;[.G177]&amp;&quot;,'&quot;&amp;[.H177]&amp;&quot;','&quot;&amp;[.I177]&amp;&quot;','&quot;&amp;[.J177]&amp;&quot;');&quot;" office:value-type="string" office:string-value="insert into zawodnicy(login, pass, imie, nazwisko, plec, poziom, pozycja, menu, rozmiar) values ('jzalewski','j15ski7','Jakub','Zalewski','M',6,'handler','mięso','M');">
            <text:p>insert into zawodnicy(login, pass, imie, nazwisko, plec, poziom, pozycja, menu, rozmiar) values ('jzalewski','j15ski7','Jakub','Zalewski','M',6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78])" office:value-type="float" office:value="1">
            <text:p>1</text:p>
          </table:table-cell>
          <table:table-cell table:formula="of:=SUBSTITUTE(SUBSTITUTE(SUBSTITUTE(SUBSTITUTE(SUBSTITUTE(LOWER(LEFT([.D178];1))&amp;LOWER([.E178]);&quot;ł&quot;;&quot;l&quot;);&quot;ą&quot;;&quot;a&quot;);&quot;ó&quot;;&quot;o&quot;);&quot;ń&quot;;&quot;n&quot;);&quot;ś&quot;;&quot;s&quot;)" office:value-type="string" office:string-value="swisniewski">
            <text:p>swisniewski</text:p>
          </table:table-cell>
          <table:table-cell table:formula="of:=LOWER(LEFT([.D178];1))&amp;ROUND(RAND()*60;0)&amp;RIGHT([.E178];3)&amp;ROUND(RAND()*11;0)" office:value-type="string" office:string-value="s1ski3">
            <text:p>s1ski3</text:p>
          </table:table-cell>
          <table:table-cell office:value-type="string">
            <text:p>Stanisław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78]&amp;&quot;','&quot;&amp;[.C178]&amp;&quot;','&quot;&amp;[.D178]&amp;&quot;','&quot;&amp;[.E178]&amp;&quot;','&quot;&amp;[.F178]&amp;&quot;',&quot;&amp;[.G178]&amp;&quot;,'&quot;&amp;[.H178]&amp;&quot;','&quot;&amp;[.I178]&amp;&quot;','&quot;&amp;[.J178]&amp;&quot;');&quot;" office:value-type="string" office:string-value="insert into zawodnicy(login, pass, imie, nazwisko, plec, poziom, pozycja, menu, rozmiar) values ('swisniewski','s1ski3','Stanisław','Wiśniewski','M',1,'handler','mięso','M');">
            <text:p>insert into zawodnicy(login, pass, imie, nazwisko, plec, poziom, pozycja, menu, rozmiar) values ('swisniewski','s1ski3','Stanisław','Wiśniewski','M',1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79])" office:value-type="float" office:value="1">
            <text:p>1</text:p>
          </table:table-cell>
          <table:table-cell table:formula="of:=SUBSTITUTE(SUBSTITUTE(SUBSTITUTE(SUBSTITUTE(SUBSTITUTE(LOWER(LEFT([.D179];1))&amp;LOWER([.E179]);&quot;ł&quot;;&quot;l&quot;);&quot;ą&quot;;&quot;a&quot;);&quot;ó&quot;;&quot;o&quot;);&quot;ń&quot;;&quot;n&quot;);&quot;ś&quot;;&quot;s&quot;)" office:value-type="string" office:string-value="rzielinski">
            <text:p>rzielinski</text:p>
          </table:table-cell>
          <table:table-cell table:formula="of:=LOWER(LEFT([.D179];1))&amp;ROUND(RAND()*60;0)&amp;RIGHT([.E179];3)&amp;ROUND(RAND()*11;0)" office:value-type="string" office:string-value="r12ski11">
            <text:p>r12ski11</text:p>
          </table:table-cell>
          <table:table-cell office:value-type="string">
            <text:p>Rafał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79]&amp;&quot;','&quot;&amp;[.C179]&amp;&quot;','&quot;&amp;[.D179]&amp;&quot;','&quot;&amp;[.E179]&amp;&quot;','&quot;&amp;[.F179]&amp;&quot;',&quot;&amp;[.G179]&amp;&quot;,'&quot;&amp;[.H179]&amp;&quot;','&quot;&amp;[.I179]&amp;&quot;','&quot;&amp;[.J179]&amp;&quot;');&quot;" office:value-type="string" office:string-value="insert into zawodnicy(login, pass, imie, nazwisko, plec, poziom, pozycja, menu, rozmiar) values ('rzielinski','r12ski11','Rafał','Zieliński','M',9,'cutter','mięso','S');">
            <text:p>insert into zawodnicy(login, pass, imie, nazwisko, plec, poziom, pozycja, menu, rozmiar) values ('rzielinski','r12ski11','Rafał','Zieliński','M',9,'cutter','mięso','S');</text:p>
          </table:table-cell>
          <table:table-cell table:number-columns-repeated="3"/>
        </table:table-row>
        <table:table-row table:style-name="ro1">
          <table:table-cell table:formula="of:=COUNTIF([.$B$2:.$B$300];[.B180])" office:value-type="float" office:value="1">
            <text:p>1</text:p>
          </table:table-cell>
          <table:table-cell table:formula="of:=SUBSTITUTE(SUBSTITUTE(SUBSTITUTE(SUBSTITUTE(SUBSTITUTE(LOWER(LEFT([.D180];1))&amp;LOWER([.E180]);&quot;ł&quot;;&quot;l&quot;);&quot;ą&quot;;&quot;a&quot;);&quot;ó&quot;;&quot;o&quot;);&quot;ń&quot;;&quot;n&quot;);&quot;ś&quot;;&quot;s&quot;)" office:value-type="string" office:string-value="sgajewski">
            <text:p>sgajewski</text:p>
          </table:table-cell>
          <table:table-cell table:formula="of:=LOWER(LEFT([.D180];1))&amp;ROUND(RAND()*60;0)&amp;RIGHT([.E180];3)&amp;ROUND(RAND()*11;0)" office:value-type="string" office:string-value="s16ski6">
            <text:p>s16ski6</text:p>
          </table:table-cell>
          <table:table-cell office:value-type="string">
            <text:p>Stanisław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80]&amp;&quot;','&quot;&amp;[.C180]&amp;&quot;','&quot;&amp;[.D180]&amp;&quot;','&quot;&amp;[.E180]&amp;&quot;','&quot;&amp;[.F180]&amp;&quot;',&quot;&amp;[.G180]&amp;&quot;,'&quot;&amp;[.H180]&amp;&quot;','&quot;&amp;[.I180]&amp;&quot;','&quot;&amp;[.J180]&amp;&quot;');&quot;" office:value-type="string" office:string-value="insert into zawodnicy(login, pass, imie, nazwisko, plec, poziom, pozycja, menu, rozmiar) values ('sgajewski','s16ski6','Stanisław','Gajewski','M',7,'cutter','mięso','M');">
            <text:p>insert into zawodnicy(login, pass, imie, nazwisko, plec, poziom, pozycja, menu, rozmiar) values ('sgajewski','s16ski6','Stanisław','Gajewski','M',7,'cutter','mięso','M');</text:p>
          </table:table-cell>
          <table:table-cell table:number-columns-repeated="3"/>
        </table:table-row>
        <table:table-row table:style-name="ro1">
          <table:table-cell table:formula="of:=COUNTIF([.$B$2:.$B$300];[.B181])" office:value-type="float" office:value="1">
            <text:p>1</text:p>
          </table:table-cell>
          <table:table-cell table:formula="of:=SUBSTITUTE(SUBSTITUTE(SUBSTITUTE(SUBSTITUTE(SUBSTITUTE(LOWER(LEFT([.D181];1))&amp;LOWER([.E181]);&quot;ł&quot;;&quot;l&quot;);&quot;ą&quot;;&quot;a&quot;);&quot;ó&quot;;&quot;o&quot;);&quot;ń&quot;;&quot;n&quot;);&quot;ś&quot;;&quot;s&quot;)" office:value-type="string" office:string-value="costrowski">
            <text:p>costrowski</text:p>
          </table:table-cell>
          <table:table-cell table:formula="of:=LOWER(LEFT([.D181];1))&amp;ROUND(RAND()*60;0)&amp;RIGHT([.E181];3)&amp;ROUND(RAND()*11;0)" office:value-type="string" office:string-value="c49ski4">
            <text:p>c49ski4</text:p>
          </table:table-cell>
          <table:table-cell office:value-type="string">
            <text:p>Czesław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81]&amp;&quot;','&quot;&amp;[.C181]&amp;&quot;','&quot;&amp;[.D181]&amp;&quot;','&quot;&amp;[.E181]&amp;&quot;','&quot;&amp;[.F181]&amp;&quot;',&quot;&amp;[.G181]&amp;&quot;,'&quot;&amp;[.H181]&amp;&quot;','&quot;&amp;[.I181]&amp;&quot;','&quot;&amp;[.J181]&amp;&quot;');&quot;" office:value-type="string" office:string-value="insert into zawodnicy(login, pass, imie, nazwisko, plec, poziom, pozycja, menu, rozmiar) values ('costrowski','c49ski4','Czesław','Ostrowski','M',10,'handler','mięso','XL');">
            <text:p>insert into zawodnicy(login, pass, imie, nazwisko, plec, poziom, pozycja, menu, rozmiar) values ('costrowski','c49ski4','Czesław','Ostrowski','M',10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82])" office:value-type="float" office:value="1">
            <text:p>1</text:p>
          </table:table-cell>
          <table:table-cell table:formula="of:=SUBSTITUTE(SUBSTITUTE(SUBSTITUTE(SUBSTITUTE(SUBSTITUTE(LOWER(LEFT([.D182];1))&amp;LOWER([.E182]);&quot;ł&quot;;&quot;l&quot;);&quot;ą&quot;;&quot;a&quot;);&quot;ó&quot;;&quot;o&quot;);&quot;ń&quot;;&quot;n&quot;);&quot;ś&quot;;&quot;s&quot;)" office:value-type="string" office:string-value="wmarciniak">
            <text:p>wmarciniak</text:p>
          </table:table-cell>
          <table:table-cell table:formula="of:=LOWER(LEFT([.D182];1))&amp;ROUND(RAND()*60;0)&amp;RIGHT([.E182];3)&amp;ROUND(RAND()*11;0)" office:value-type="string" office:string-value="w58iak8">
            <text:p>w58iak8</text:p>
          </table:table-cell>
          <table:table-cell office:value-type="string">
            <text:p>Wojciech</text:p>
          </table:table-cell>
          <table:table-cell office:value-type="string">
            <text:p>Marcini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82]&amp;&quot;','&quot;&amp;[.C182]&amp;&quot;','&quot;&amp;[.D182]&amp;&quot;','&quot;&amp;[.E182]&amp;&quot;','&quot;&amp;[.F182]&amp;&quot;',&quot;&amp;[.G182]&amp;&quot;,'&quot;&amp;[.H182]&amp;&quot;','&quot;&amp;[.I182]&amp;&quot;','&quot;&amp;[.J182]&amp;&quot;');&quot;" office:value-type="string" office:string-value="insert into zawodnicy(login, pass, imie, nazwisko, plec, poziom, pozycja, menu, rozmiar) values ('wmarciniak','w58iak8','Wojciech','Marciniak','M',6,'handler','wege','L');">
            <text:p>insert into zawodnicy(login, pass, imie, nazwisko, plec, poziom, pozycja, menu, rozmiar) values ('wmarciniak','w58iak8','Wojciech','Marciniak','M',6,'handler','wege','L');</text:p>
          </table:table-cell>
          <table:table-cell table:number-columns-repeated="3"/>
        </table:table-row>
        <table:table-row table:style-name="ro1">
          <table:table-cell table:formula="of:=COUNTIF([.$B$2:.$B$300];[.B183])" office:value-type="float" office:value="1">
            <text:p>1</text:p>
          </table:table-cell>
          <table:table-cell table:formula="of:=SUBSTITUTE(SUBSTITUTE(SUBSTITUTE(SUBSTITUTE(SUBSTITUTE(LOWER(LEFT([.D183];1))&amp;LOWER([.E183]);&quot;ł&quot;;&quot;l&quot;);&quot;ą&quot;;&quot;a&quot;);&quot;ó&quot;;&quot;o&quot;);&quot;ń&quot;;&quot;n&quot;);&quot;ś&quot;;&quot;s&quot;)" office:value-type="string" office:string-value="gsobczak">
            <text:p>gsobczak</text:p>
          </table:table-cell>
          <table:table-cell table:formula="of:=LOWER(LEFT([.D183];1))&amp;ROUND(RAND()*60;0)&amp;RIGHT([.E183];3)&amp;ROUND(RAND()*11;0)" office:value-type="string" office:string-value="g47zak9">
            <text:p>g47zak9</text:p>
          </table:table-cell>
          <table:table-cell office:value-type="string">
            <text:p>Grzegorz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83]&amp;&quot;','&quot;&amp;[.C183]&amp;&quot;','&quot;&amp;[.D183]&amp;&quot;','&quot;&amp;[.E183]&amp;&quot;','&quot;&amp;[.F183]&amp;&quot;',&quot;&amp;[.G183]&amp;&quot;,'&quot;&amp;[.H183]&amp;&quot;','&quot;&amp;[.I183]&amp;&quot;','&quot;&amp;[.J183]&amp;&quot;');&quot;" office:value-type="string" office:string-value="insert into zawodnicy(login, pass, imie, nazwisko, plec, poziom, pozycja, menu, rozmiar) values ('gsobczak','g47zak9','Grzegorz','Sobczak','M',7,'cutter','wege','XL');">
            <text:p>insert into zawodnicy(login, pass, imie, nazwisko, plec, poziom, pozycja, menu, rozmiar) values ('gsobczak','g47zak9','Grzegorz','Sobczak','M',7,'cutter','wege','XL');</text:p>
          </table:table-cell>
          <table:table-cell table:number-columns-repeated="3"/>
        </table:table-row>
        <table:table-row table:style-name="ro1">
          <table:table-cell table:formula="of:=COUNTIF([.$B$2:.$B$300];[.B184])" office:value-type="float" office:value="1">
            <text:p>1</text:p>
          </table:table-cell>
          <table:table-cell table:formula="of:=SUBSTITUTE(SUBSTITUTE(SUBSTITUTE(SUBSTITUTE(SUBSTITUTE(LOWER(LEFT([.D184];1))&amp;LOWER([.E184]);&quot;ł&quot;;&quot;l&quot;);&quot;ą&quot;;&quot;a&quot;);&quot;ó&quot;;&quot;o&quot;);&quot;ń&quot;;&quot;n&quot;);&quot;ś&quot;;&quot;s&quot;)" office:value-type="string" office:string-value="tmazurek">
            <text:p>tmazurek</text:p>
          </table:table-cell>
          <table:table-cell table:formula="of:=LOWER(LEFT([.D184];1))&amp;ROUND(RAND()*60;0)&amp;RIGHT([.E184];3)&amp;ROUND(RAND()*11;0)" office:value-type="string" office:string-value="t51rek4">
            <text:p>t51rek4</text:p>
          </table:table-cell>
          <table:table-cell office:value-type="string">
            <text:p>Tomasz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84]&amp;&quot;','&quot;&amp;[.C184]&amp;&quot;','&quot;&amp;[.D184]&amp;&quot;','&quot;&amp;[.E184]&amp;&quot;','&quot;&amp;[.F184]&amp;&quot;',&quot;&amp;[.G184]&amp;&quot;,'&quot;&amp;[.H184]&amp;&quot;','&quot;&amp;[.I184]&amp;&quot;','&quot;&amp;[.J184]&amp;&quot;');&quot;" office:value-type="string" office:string-value="insert into zawodnicy(login, pass, imie, nazwisko, plec, poziom, pozycja, menu, rozmiar) values ('tmazurek','t51rek4','Tomasz','Mazurek','M',1,'cutter','mięso','XS');">
            <text:p>insert into zawodnicy(login, pass, imie, nazwisko, plec, poziom, pozycja, menu, rozmiar) values ('tmazurek','t51rek4','Tomasz','Mazurek','M',1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85])" office:value-type="float" office:value="1">
            <text:p>1</text:p>
          </table:table-cell>
          <table:table-cell table:formula="of:=SUBSTITUTE(SUBSTITUTE(SUBSTITUTE(SUBSTITUTE(SUBSTITUTE(LOWER(LEFT([.D185];1))&amp;LOWER([.E185]);&quot;ł&quot;;&quot;l&quot;);&quot;ą&quot;;&quot;a&quot;);&quot;ó&quot;;&quot;o&quot;);&quot;ń&quot;;&quot;n&quot;);&quot;ś&quot;;&quot;s&quot;)" office:value-type="string" office:string-value="ksikora">
            <text:p>ksikora</text:p>
          </table:table-cell>
          <table:table-cell table:formula="of:=LOWER(LEFT([.D185];1))&amp;ROUND(RAND()*60;0)&amp;RIGHT([.E185];3)&amp;ROUND(RAND()*11;0)" office:value-type="string" office:string-value="k54ora8">
            <text:p>k54ora8</text:p>
          </table:table-cell>
          <table:table-cell office:value-type="string">
            <text:p>Kazimier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85]&amp;&quot;','&quot;&amp;[.C185]&amp;&quot;','&quot;&amp;[.D185]&amp;&quot;','&quot;&amp;[.E185]&amp;&quot;','&quot;&amp;[.F185]&amp;&quot;',&quot;&amp;[.G185]&amp;&quot;,'&quot;&amp;[.H185]&amp;&quot;','&quot;&amp;[.I185]&amp;&quot;','&quot;&amp;[.J185]&amp;&quot;');&quot;" office:value-type="string" office:string-value="insert into zawodnicy(login, pass, imie, nazwisko, plec, poziom, pozycja, menu, rozmiar) values ('ksikora','k54ora8','Kazimierz','Sikora','M',2,'handler','mięso','L');">
            <text:p>insert into zawodnicy(login, pass, imie, nazwisko, plec, poziom, pozycja, menu, rozmiar) values ('ksikora','k54ora8','Kazimierz','Sikora','M',2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86])" office:value-type="float" office:value="1">
            <text:p>1</text:p>
          </table:table-cell>
          <table:table-cell table:formula="of:=SUBSTITUTE(SUBSTITUTE(SUBSTITUTE(SUBSTITUTE(SUBSTITUTE(LOWER(LEFT([.D186];1))&amp;LOWER([.E186]);&quot;ł&quot;;&quot;l&quot;);&quot;ą&quot;;&quot;a&quot;);&quot;ó&quot;;&quot;o&quot;);&quot;ń&quot;;&quot;n&quot;);&quot;ś&quot;;&quot;s&quot;)" office:value-type="string" office:string-value="rpiotrowski">
            <text:p>rpiotrowski</text:p>
          </table:table-cell>
          <table:table-cell table:formula="of:=LOWER(LEFT([.D186];1))&amp;ROUND(RAND()*60;0)&amp;RIGHT([.E186];3)&amp;ROUND(RAND()*11;0)" office:value-type="string" office:string-value="r51ski3">
            <text:p>r51ski3</text:p>
          </table:table-cell>
          <table:table-cell office:value-type="string">
            <text:p>Remigiusz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86]&amp;&quot;','&quot;&amp;[.C186]&amp;&quot;','&quot;&amp;[.D186]&amp;&quot;','&quot;&amp;[.E186]&amp;&quot;','&quot;&amp;[.F186]&amp;&quot;',&quot;&amp;[.G186]&amp;&quot;,'&quot;&amp;[.H186]&amp;&quot;','&quot;&amp;[.I186]&amp;&quot;','&quot;&amp;[.J186]&amp;&quot;');&quot;" office:value-type="string" office:string-value="insert into zawodnicy(login, pass, imie, nazwisko, plec, poziom, pozycja, menu, rozmiar) values ('rpiotrowski','r51ski3','Remigiusz','Piotrowski','M',7,'handler','mięso','XS');">
            <text:p>insert into zawodnicy(login, pass, imie, nazwisko, plec, poziom, pozycja, menu, rozmiar) values ('rpiotrowski','r51ski3','Remigiusz','Piotrowski','M',7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187])" office:value-type="float" office:value="1">
            <text:p>1</text:p>
          </table:table-cell>
          <table:table-cell table:formula="of:=SUBSTITUTE(SUBSTITUTE(SUBSTITUTE(SUBSTITUTE(SUBSTITUTE(LOWER(LEFT([.D187];1))&amp;LOWER([.E187]);&quot;ł&quot;;&quot;l&quot;);&quot;ą&quot;;&quot;a&quot;);&quot;ó&quot;;&quot;o&quot;);&quot;ń&quot;;&quot;n&quot;);&quot;ś&quot;;&quot;s&quot;)" office:value-type="string" office:string-value="smaciejewski">
            <text:p>smaciejewski</text:p>
          </table:table-cell>
          <table:table-cell table:formula="of:=LOWER(LEFT([.D187];1))&amp;ROUND(RAND()*60;0)&amp;RIGHT([.E187];3)&amp;ROUND(RAND()*11;0)" office:value-type="string" office:string-value="s16ski6">
            <text:p>s16ski6</text:p>
          </table:table-cell>
          <table:table-cell office:value-type="string">
            <text:p>Sławomir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87]&amp;&quot;','&quot;&amp;[.C187]&amp;&quot;','&quot;&amp;[.D187]&amp;&quot;','&quot;&amp;[.E187]&amp;&quot;','&quot;&amp;[.F187]&amp;&quot;',&quot;&amp;[.G187]&amp;&quot;,'&quot;&amp;[.H187]&amp;&quot;','&quot;&amp;[.I187]&amp;&quot;','&quot;&amp;[.J187]&amp;&quot;');&quot;" office:value-type="string" office:string-value="insert into zawodnicy(login, pass, imie, nazwisko, plec, poziom, pozycja, menu, rozmiar) values ('smaciejewski','s16ski6','Sławomir','Maciejewski','M',5,'cutter','mięso','XS');">
            <text:p>insert into zawodnicy(login, pass, imie, nazwisko, plec, poziom, pozycja, menu, rozmiar) values ('smaciejewski','s16ski6','Sławomir','Maciejewski','M',5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88])" office:value-type="float" office:value="1">
            <text:p>1</text:p>
          </table:table-cell>
          <table:table-cell table:formula="of:=SUBSTITUTE(SUBSTITUTE(SUBSTITUTE(SUBSTITUTE(SUBSTITUTE(LOWER(LEFT([.D188];1))&amp;LOWER([.E188]);&quot;ł&quot;;&quot;l&quot;);&quot;ą&quot;;&quot;a&quot;);&quot;ó&quot;;&quot;o&quot;);&quot;ń&quot;;&quot;n&quot;);&quot;ś&quot;;&quot;s&quot;)" office:value-type="string" office:string-value="aurbanski">
            <text:p>aurbanski</text:p>
          </table:table-cell>
          <table:table-cell table:formula="of:=LOWER(LEFT([.D188];1))&amp;ROUND(RAND()*60;0)&amp;RIGHT([.E188];3)&amp;ROUND(RAND()*11;0)" office:value-type="string" office:string-value="a49ski11">
            <text:p>a49ski11</text:p>
          </table:table-cell>
          <table:table-cell office:value-type="string">
            <text:p>Andrzej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88]&amp;&quot;','&quot;&amp;[.C188]&amp;&quot;','&quot;&amp;[.D188]&amp;&quot;','&quot;&amp;[.E188]&amp;&quot;','&quot;&amp;[.F188]&amp;&quot;',&quot;&amp;[.G188]&amp;&quot;,'&quot;&amp;[.H188]&amp;&quot;','&quot;&amp;[.I188]&amp;&quot;','&quot;&amp;[.J188]&amp;&quot;');&quot;" office:value-type="string" office:string-value="insert into zawodnicy(login, pass, imie, nazwisko, plec, poziom, pozycja, menu, rozmiar) values ('aurbanski','a49ski11','Andrzej','Urbański','M',4,'handler','mięso','XL');">
            <text:p>insert into zawodnicy(login, pass, imie, nazwisko, plec, poziom, pozycja, menu, rozmiar) values ('aurbanski','a49ski11','Andrzej','Urbański','M',4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89])" office:value-type="float" office:value="1">
            <text:p>1</text:p>
          </table:table-cell>
          <table:table-cell table:formula="of:=SUBSTITUTE(SUBSTITUTE(SUBSTITUTE(SUBSTITUTE(SUBSTITUTE(LOWER(LEFT([.D189];1))&amp;LOWER([.E189]);&quot;ł&quot;;&quot;l&quot;);&quot;ą&quot;;&quot;a&quot;);&quot;ó&quot;;&quot;o&quot;);&quot;ń&quot;;&quot;n&quot;);&quot;ś&quot;;&quot;s&quot;)" office:value-type="string" office:string-value="dmazur">
            <text:p>dmazur</text:p>
          </table:table-cell>
          <table:table-cell table:formula="of:=LOWER(LEFT([.D189];1))&amp;ROUND(RAND()*60;0)&amp;RIGHT([.E189];3)&amp;ROUND(RAND()*11;0)" office:value-type="string" office:string-value="d53zur6">
            <text:p>d53zur6</text:p>
          </table:table-cell>
          <table:table-cell office:value-type="string">
            <text:p>Daniel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89]&amp;&quot;','&quot;&amp;[.C189]&amp;&quot;','&quot;&amp;[.D189]&amp;&quot;','&quot;&amp;[.E189]&amp;&quot;','&quot;&amp;[.F189]&amp;&quot;',&quot;&amp;[.G189]&amp;&quot;,'&quot;&amp;[.H189]&amp;&quot;','&quot;&amp;[.I189]&amp;&quot;','&quot;&amp;[.J189]&amp;&quot;');&quot;" office:value-type="string" office:string-value="insert into zawodnicy(login, pass, imie, nazwisko, plec, poziom, pozycja, menu, rozmiar) values ('dmazur','d53zur6','Daniel','Mazur','M',3,'handler','wege','XS');">
            <text:p>insert into zawodnicy(login, pass, imie, nazwisko, plec, poziom, pozycja, menu, rozmiar) values ('dmazur','d53zur6','Daniel','Mazur','M',3,'handler','wege','XS');</text:p>
          </table:table-cell>
          <table:table-cell table:number-columns-repeated="3"/>
        </table:table-row>
        <table:table-row table:style-name="ro1">
          <table:table-cell table:formula="of:=COUNTIF([.$B$2:.$B$300];[.B190])" office:value-type="float" office:value="1">
            <text:p>1</text:p>
          </table:table-cell>
          <table:table-cell table:formula="of:=SUBSTITUTE(SUBSTITUTE(SUBSTITUTE(SUBSTITUTE(SUBSTITUTE(LOWER(LEFT([.D190];1))&amp;LOWER([.E190]);&quot;ł&quot;;&quot;l&quot;);&quot;ą&quot;;&quot;a&quot;);&quot;ó&quot;;&quot;o&quot;);&quot;ń&quot;;&quot;n&quot;);&quot;ś&quot;;&quot;s&quot;)" office:value-type="string" office:string-value="amichalski">
            <text:p>amichalski</text:p>
          </table:table-cell>
          <table:table-cell table:formula="of:=LOWER(LEFT([.D190];1))&amp;ROUND(RAND()*60;0)&amp;RIGHT([.E190];3)&amp;ROUND(RAND()*11;0)" office:value-type="string" office:string-value="a56ski4">
            <text:p>a56ski4</text:p>
          </table:table-cell>
          <table:table-cell office:value-type="string">
            <text:p>Artur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90]&amp;&quot;','&quot;&amp;[.C190]&amp;&quot;','&quot;&amp;[.D190]&amp;&quot;','&quot;&amp;[.E190]&amp;&quot;','&quot;&amp;[.F190]&amp;&quot;',&quot;&amp;[.G190]&amp;&quot;,'&quot;&amp;[.H190]&amp;&quot;','&quot;&amp;[.I190]&amp;&quot;','&quot;&amp;[.J190]&amp;&quot;');&quot;" office:value-type="string" office:string-value="insert into zawodnicy(login, pass, imie, nazwisko, plec, poziom, pozycja, menu, rozmiar) values ('amichalski','a56ski4','Artur','Michalski','M',10,'cutter','mięso','XS');">
            <text:p>insert into zawodnicy(login, pass, imie, nazwisko, plec, poziom, pozycja, menu, rozmiar) values ('amichalski','a56ski4','Artur','Michalski','M',10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91])" office:value-type="float" office:value="1">
            <text:p>1</text:p>
          </table:table-cell>
          <table:table-cell table:formula="of:=SUBSTITUTE(SUBSTITUTE(SUBSTITUTE(SUBSTITUTE(SUBSTITUTE(LOWER(LEFT([.D191];1))&amp;LOWER([.E191]);&quot;ł&quot;;&quot;l&quot;);&quot;ą&quot;;&quot;a&quot;);&quot;ó&quot;;&quot;o&quot;);&quot;ń&quot;;&quot;n&quot;);&quot;ś&quot;;&quot;s&quot;)" office:value-type="string" office:string-value="wmichalski">
            <text:p>wmichalski</text:p>
          </table:table-cell>
          <table:table-cell table:formula="of:=LOWER(LEFT([.D191];1))&amp;ROUND(RAND()*60;0)&amp;RIGHT([.E191];3)&amp;ROUND(RAND()*11;0)" office:value-type="string" office:string-value="w14ski9">
            <text:p>w14ski9</text:p>
          </table:table-cell>
          <table:table-cell office:value-type="string">
            <text:p>Władysław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91]&amp;&quot;','&quot;&amp;[.C191]&amp;&quot;','&quot;&amp;[.D191]&amp;&quot;','&quot;&amp;[.E191]&amp;&quot;','&quot;&amp;[.F191]&amp;&quot;',&quot;&amp;[.G191]&amp;&quot;,'&quot;&amp;[.H191]&amp;&quot;','&quot;&amp;[.I191]&amp;&quot;','&quot;&amp;[.J191]&amp;&quot;');&quot;" office:value-type="string" office:string-value="insert into zawodnicy(login, pass, imie, nazwisko, plec, poziom, pozycja, menu, rozmiar) values ('wmichalski','w14ski9','Władysław','Michalski','M',3,'handler','mięso','L');">
            <text:p>insert into zawodnicy(login, pass, imie, nazwisko, plec, poziom, pozycja, menu, rozmiar) values ('wmichalski','w14ski9','Władysław','Michalski','M',3,'handler','mięso','L');</text:p>
          </table:table-cell>
          <table:table-cell table:number-columns-repeated="3"/>
        </table:table-row>
        <table:table-row table:style-name="ro1">
          <table:table-cell table:formula="of:=COUNTIF([.$B$2:.$B$300];[.B192])" office:value-type="float" office:value="1">
            <text:p>1</text:p>
          </table:table-cell>
          <table:table-cell table:formula="of:=SUBSTITUTE(SUBSTITUTE(SUBSTITUTE(SUBSTITUTE(SUBSTITUTE(LOWER(LEFT([.D192];1))&amp;LOWER([.E192]);&quot;ł&quot;;&quot;l&quot;);&quot;ą&quot;;&quot;a&quot;);&quot;ó&quot;;&quot;o&quot;);&quot;ń&quot;;&quot;n&quot;);&quot;ś&quot;;&quot;s&quot;)" office:value-type="string" office:string-value="mmazurek">
            <text:p>mmazurek</text:p>
          </table:table-cell>
          <table:table-cell table:formula="of:=LOWER(LEFT([.D192];1))&amp;ROUND(RAND()*60;0)&amp;RIGHT([.E192];3)&amp;ROUND(RAND()*11;0)" office:value-type="string" office:string-value="m59rek4">
            <text:p>m59rek4</text:p>
          </table:table-cell>
          <table:table-cell office:value-type="string">
            <text:p>Marek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92]&amp;&quot;','&quot;&amp;[.C192]&amp;&quot;','&quot;&amp;[.D192]&amp;&quot;','&quot;&amp;[.E192]&amp;&quot;','&quot;&amp;[.F192]&amp;&quot;',&quot;&amp;[.G192]&amp;&quot;,'&quot;&amp;[.H192]&amp;&quot;','&quot;&amp;[.I192]&amp;&quot;','&quot;&amp;[.J192]&amp;&quot;');&quot;" office:value-type="string" office:string-value="insert into zawodnicy(login, pass, imie, nazwisko, plec, poziom, pozycja, menu, rozmiar) values ('mmazurek','m59rek4','Marek','Mazurek','M',7,'handler','mięso','S');">
            <text:p>insert into zawodnicy(login, pass, imie, nazwisko, plec, poziom, pozycja, menu, rozmiar) values ('mmazurek','m59rek4','Marek','Mazurek','M',7,'handler','mięso','S');</text:p>
          </table:table-cell>
          <table:table-cell table:number-columns-repeated="3"/>
        </table:table-row>
        <table:table-row table:style-name="ro1">
          <table:table-cell table:formula="of:=COUNTIF([.$B$2:.$B$300];[.B193])" office:value-type="float" office:value="1">
            <text:p>1</text:p>
          </table:table-cell>
          <table:table-cell table:formula="of:=SUBSTITUTE(SUBSTITUTE(SUBSTITUTE(SUBSTITUTE(SUBSTITUTE(LOWER(LEFT([.D193];1))&amp;LOWER([.E193]);&quot;ł&quot;;&quot;l&quot;);&quot;ą&quot;;&quot;a&quot;);&quot;ó&quot;;&quot;o&quot;);&quot;ń&quot;;&quot;n&quot;);&quot;ś&quot;;&quot;s&quot;)" office:value-type="string" office:string-value="hwilk">
            <text:p>hwilk</text:p>
          </table:table-cell>
          <table:table-cell table:formula="of:=LOWER(LEFT([.D193];1))&amp;ROUND(RAND()*60;0)&amp;RIGHT([.E193];3)&amp;ROUND(RAND()*11;0)" office:value-type="string" office:string-value="h48ilk7">
            <text:p>h48ilk7</text:p>
          </table:table-cell>
          <table:table-cell office:value-type="string">
            <text:p>Henryk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93]&amp;&quot;','&quot;&amp;[.C193]&amp;&quot;','&quot;&amp;[.D193]&amp;&quot;','&quot;&amp;[.E193]&amp;&quot;','&quot;&amp;[.F193]&amp;&quot;',&quot;&amp;[.G193]&amp;&quot;,'&quot;&amp;[.H193]&amp;&quot;','&quot;&amp;[.I193]&amp;&quot;','&quot;&amp;[.J193]&amp;&quot;');&quot;" office:value-type="string" office:string-value="insert into zawodnicy(login, pass, imie, nazwisko, plec, poziom, pozycja, menu, rozmiar) values ('hwilk','h48ilk7','Henryk','Wilk','M',1,'handler','mięso','M');">
            <text:p>insert into zawodnicy(login, pass, imie, nazwisko, plec, poziom, pozycja, menu, rozmiar) values ('hwilk','h48ilk7','Henryk','Wilk','M',1,'handler','mięso','M');</text:p>
          </table:table-cell>
          <table:table-cell table:number-columns-repeated="3"/>
        </table:table-row>
        <table:table-row table:style-name="ro1">
          <table:table-cell table:formula="of:=COUNTIF([.$B$2:.$B$300];[.B194])" office:value-type="float" office:value="1">
            <text:p>1</text:p>
          </table:table-cell>
          <table:table-cell table:formula="of:=SUBSTITUTE(SUBSTITUTE(SUBSTITUTE(SUBSTITUTE(SUBSTITUTE(LOWER(LEFT([.D194];1))&amp;LOWER([.E194]);&quot;ł&quot;;&quot;l&quot;);&quot;ą&quot;;&quot;a&quot;);&quot;ó&quot;;&quot;o&quot;);&quot;ń&quot;;&quot;n&quot;);&quot;ś&quot;;&quot;s&quot;)" office:value-type="string" office:string-value="pzawadzki">
            <text:p>pzawadzki</text:p>
          </table:table-cell>
          <table:table-cell table:formula="of:=LOWER(LEFT([.D194];1))&amp;ROUND(RAND()*60;0)&amp;RIGHT([.E194];3)&amp;ROUND(RAND()*11;0)" office:value-type="string" office:string-value="p19zki7">
            <text:p>p19zki7</text:p>
          </table:table-cell>
          <table:table-cell office:value-type="string">
            <text:p>Przemysław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94]&amp;&quot;','&quot;&amp;[.C194]&amp;&quot;','&quot;&amp;[.D194]&amp;&quot;','&quot;&amp;[.E194]&amp;&quot;','&quot;&amp;[.F194]&amp;&quot;',&quot;&amp;[.G194]&amp;&quot;,'&quot;&amp;[.H194]&amp;&quot;','&quot;&amp;[.I194]&amp;&quot;','&quot;&amp;[.J194]&amp;&quot;');&quot;" office:value-type="string" office:string-value="insert into zawodnicy(login, pass, imie, nazwisko, plec, poziom, pozycja, menu, rozmiar) values ('pzawadzki','p19zki7','Przemysław','Zawadzki','M',6,'handler','mięso','XL');">
            <text:p>insert into zawodnicy(login, pass, imie, nazwisko, plec, poziom, pozycja, menu, rozmiar) values ('pzawadzki','p19zki7','Przemysław','Zawadzki','M',6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195])" office:value-type="float" office:value="1">
            <text:p>1</text:p>
          </table:table-cell>
          <table:table-cell table:formula="of:=SUBSTITUTE(SUBSTITUTE(SUBSTITUTE(SUBSTITUTE(SUBSTITUTE(LOWER(LEFT([.D195];1))&amp;LOWER([.E195]);&quot;ł&quot;;&quot;l&quot;);&quot;ą&quot;;&quot;a&quot;);&quot;ó&quot;;&quot;o&quot;);&quot;ń&quot;;&quot;n&quot;);&quot;ś&quot;;&quot;s&quot;)" office:value-type="string" office:string-value="rcieslak">
            <text:p>rcieslak</text:p>
          </table:table-cell>
          <table:table-cell table:formula="of:=LOWER(LEFT([.D195];1))&amp;ROUND(RAND()*60;0)&amp;RIGHT([.E195];3)&amp;ROUND(RAND()*11;0)" office:value-type="string" office:string-value="r35lak10">
            <text:p>r35lak10</text:p>
          </table:table-cell>
          <table:table-cell office:value-type="string">
            <text:p>Roman</text:p>
          </table:table-cell>
          <table:table-cell office:value-type="string">
            <text:p>Cieśl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95]&amp;&quot;','&quot;&amp;[.C195]&amp;&quot;','&quot;&amp;[.D195]&amp;&quot;','&quot;&amp;[.E195]&amp;&quot;','&quot;&amp;[.F195]&amp;&quot;',&quot;&amp;[.G195]&amp;&quot;,'&quot;&amp;[.H195]&amp;&quot;','&quot;&amp;[.I195]&amp;&quot;','&quot;&amp;[.J195]&amp;&quot;');&quot;" office:value-type="string" office:string-value="insert into zawodnicy(login, pass, imie, nazwisko, plec, poziom, pozycja, menu, rozmiar) values ('rcieslak','r35lak10','Roman','Cieślak','M',10,'cutter','mięso','M');">
            <text:p>insert into zawodnicy(login, pass, imie, nazwisko, plec, poziom, pozycja, menu, rozmiar) values ('rcieslak','r35lak10','Roman','Cieślak','M',10,'cutter','mięso','M');</text:p>
          </table:table-cell>
          <table:table-cell table:number-columns-repeated="3"/>
        </table:table-row>
        <table:table-row table:style-name="ro1">
          <table:table-cell table:formula="of:=COUNTIF([.$B$2:.$B$300];[.B196])" office:value-type="float" office:value="1">
            <text:p>1</text:p>
          </table:table-cell>
          <table:table-cell table:formula="of:=SUBSTITUTE(SUBSTITUTE(SUBSTITUTE(SUBSTITUTE(SUBSTITUTE(LOWER(LEFT([.D196];1))&amp;LOWER([.E196]);&quot;ł&quot;;&quot;l&quot;);&quot;ą&quot;;&quot;a&quot;);&quot;ó&quot;;&quot;o&quot;);&quot;ń&quot;;&quot;n&quot;);&quot;ś&quot;;&quot;s&quot;)" office:value-type="string" office:string-value="mpiotrowski">
            <text:p>mpiotrowski</text:p>
          </table:table-cell>
          <table:table-cell table:formula="of:=LOWER(LEFT([.D196];1))&amp;ROUND(RAND()*60;0)&amp;RIGHT([.E196];3)&amp;ROUND(RAND()*11;0)" office:value-type="string" office:string-value="m1ski2">
            <text:p>m1ski2</text:p>
          </table:table-cell>
          <table:table-cell office:value-type="string">
            <text:p>Marek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96]&amp;&quot;','&quot;&amp;[.C196]&amp;&quot;','&quot;&amp;[.D196]&amp;&quot;','&quot;&amp;[.E196]&amp;&quot;','&quot;&amp;[.F196]&amp;&quot;',&quot;&amp;[.G196]&amp;&quot;,'&quot;&amp;[.H196]&amp;&quot;','&quot;&amp;[.I196]&amp;&quot;','&quot;&amp;[.J196]&amp;&quot;');&quot;" office:value-type="string" office:string-value="insert into zawodnicy(login, pass, imie, nazwisko, plec, poziom, pozycja, menu, rozmiar) values ('mpiotrowski','m1ski2','Marek','Piotrowski','M',9,'cutter','mięso','S');">
            <text:p>insert into zawodnicy(login, pass, imie, nazwisko, plec, poziom, pozycja, menu, rozmiar) values ('mpiotrowski','m1ski2','Marek','Piotrowski','M',9,'cutter','mięso','S');</text:p>
          </table:table-cell>
          <table:table-cell table:number-columns-repeated="3"/>
        </table:table-row>
        <table:table-row table:style-name="ro1">
          <table:table-cell table:formula="of:=COUNTIF([.$B$2:.$B$300];[.B197])" office:value-type="float" office:value="1">
            <text:p>1</text:p>
          </table:table-cell>
          <table:table-cell table:formula="of:=SUBSTITUTE(SUBSTITUTE(SUBSTITUTE(SUBSTITUTE(SUBSTITUTE(LOWER(LEFT([.D197];1))&amp;LOWER([.E197]);&quot;ł&quot;;&quot;l&quot;);&quot;ą&quot;;&quot;a&quot;);&quot;ó&quot;;&quot;o&quot;);&quot;ń&quot;;&quot;n&quot;);&quot;ś&quot;;&quot;s&quot;)" office:value-type="string" office:string-value="zmichalski">
            <text:p>zmichalski</text:p>
          </table:table-cell>
          <table:table-cell table:formula="of:=LOWER(LEFT([.D197];1))&amp;ROUND(RAND()*60;0)&amp;RIGHT([.E197];3)&amp;ROUND(RAND()*11;0)" office:value-type="string" office:string-value="z32ski10">
            <text:p>z32ski10</text:p>
          </table:table-cell>
          <table:table-cell office:value-type="string">
            <text:p>Zbigniew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97]&amp;&quot;','&quot;&amp;[.C197]&amp;&quot;','&quot;&amp;[.D197]&amp;&quot;','&quot;&amp;[.E197]&amp;&quot;','&quot;&amp;[.F197]&amp;&quot;',&quot;&amp;[.G197]&amp;&quot;,'&quot;&amp;[.H197]&amp;&quot;','&quot;&amp;[.I197]&amp;&quot;','&quot;&amp;[.J197]&amp;&quot;');&quot;" office:value-type="string" office:string-value="insert into zawodnicy(login, pass, imie, nazwisko, plec, poziom, pozycja, menu, rozmiar) values ('zmichalski','z32ski10','Zbigniew','Michalski','M',2,'cutter','mięso','L');">
            <text:p>insert into zawodnicy(login, pass, imie, nazwisko, plec, poziom, pozycja, menu, rozmiar) values ('zmichalski','z32ski10','Zbigniew','Michalski','M',2,'cutter','mięso','L');</text:p>
          </table:table-cell>
          <table:table-cell table:number-columns-repeated="3"/>
        </table:table-row>
        <table:table-row table:style-name="ro1">
          <table:table-cell table:formula="of:=COUNTIF([.$B$2:.$B$300];[.B198])" office:value-type="float" office:value="1">
            <text:p>1</text:p>
          </table:table-cell>
          <table:table-cell table:formula="of:=SUBSTITUTE(SUBSTITUTE(SUBSTITUTE(SUBSTITUTE(SUBSTITUTE(LOWER(LEFT([.D198];1))&amp;LOWER([.E198]);&quot;ł&quot;;&quot;l&quot;);&quot;ą&quot;;&quot;a&quot;);&quot;ó&quot;;&quot;o&quot;);&quot;ń&quot;;&quot;n&quot;);&quot;ś&quot;;&quot;s&quot;)" office:value-type="string" office:string-value="wzawadzki">
            <text:p>wzawadzki</text:p>
          </table:table-cell>
          <table:table-cell table:formula="of:=LOWER(LEFT([.D198];1))&amp;ROUND(RAND()*60;0)&amp;RIGHT([.E198];3)&amp;ROUND(RAND()*11;0)" office:value-type="string" office:string-value="w4zki0">
            <text:p>w4zki0</text:p>
          </table:table-cell>
          <table:table-cell office:value-type="string">
            <text:p>Władysław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98]&amp;&quot;','&quot;&amp;[.C198]&amp;&quot;','&quot;&amp;[.D198]&amp;&quot;','&quot;&amp;[.E198]&amp;&quot;','&quot;&amp;[.F198]&amp;&quot;',&quot;&amp;[.G198]&amp;&quot;,'&quot;&amp;[.H198]&amp;&quot;','&quot;&amp;[.I198]&amp;&quot;','&quot;&amp;[.J198]&amp;&quot;');&quot;" office:value-type="string" office:string-value="insert into zawodnicy(login, pass, imie, nazwisko, plec, poziom, pozycja, menu, rozmiar) values ('wzawadzki','w4zki0','Władysław','Zawadzki','M',3,'cutter','mięso','XS');">
            <text:p>insert into zawodnicy(login, pass, imie, nazwisko, plec, poziom, pozycja, menu, rozmiar) values ('wzawadzki','w4zki0','Władysław','Zawadzki','M',3,'cutter','mięso','XS');</text:p>
          </table:table-cell>
          <table:table-cell table:number-columns-repeated="3"/>
        </table:table-row>
        <table:table-row table:style-name="ro1">
          <table:table-cell table:formula="of:=COUNTIF([.$B$2:.$B$300];[.B199])" office:value-type="float" office:value="1">
            <text:p>1</text:p>
          </table:table-cell>
          <table:table-cell table:formula="of:=SUBSTITUTE(SUBSTITUTE(SUBSTITUTE(SUBSTITUTE(SUBSTITUTE(LOWER(LEFT([.D199];1))&amp;LOWER([.E199]);&quot;ł&quot;;&quot;l&quot;);&quot;ą&quot;;&quot;a&quot;);&quot;ó&quot;;&quot;o&quot;);&quot;ń&quot;;&quot;n&quot;);&quot;ś&quot;;&quot;s&quot;)" office:value-type="string" office:string-value="lwysocki">
            <text:p>lwysocki</text:p>
          </table:table-cell>
          <table:table-cell table:formula="of:=LOWER(LEFT([.D199];1))&amp;ROUND(RAND()*60;0)&amp;RIGHT([.E199];3)&amp;ROUND(RAND()*11;0)" office:value-type="string" office:string-value="ł31cki5">
            <text:p>ł31cki5</text:p>
          </table:table-cell>
          <table:table-cell office:value-type="string">
            <text:p>Łukasz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99]&amp;&quot;','&quot;&amp;[.C199]&amp;&quot;','&quot;&amp;[.D199]&amp;&quot;','&quot;&amp;[.E199]&amp;&quot;','&quot;&amp;[.F199]&amp;&quot;',&quot;&amp;[.G199]&amp;&quot;,'&quot;&amp;[.H199]&amp;&quot;','&quot;&amp;[.I199]&amp;&quot;','&quot;&amp;[.J199]&amp;&quot;');&quot;" office:value-type="string" office:string-value="insert into zawodnicy(login, pass, imie, nazwisko, plec, poziom, pozycja, menu, rozmiar) values ('lwysocki','ł31cki5','Łukasz','Wysocki','M',8,'handler','mięso','M');">
            <text:p>insert into zawodnicy(login, pass, imie, nazwisko, plec, poziom, pozycja, menu, rozmiar) values ('lwysocki','ł31cki5','Łukasz','Wysocki','M',8,'handler','mięso','M');</text:p>
          </table:table-cell>
          <table:table-cell table:number-columns-repeated="3"/>
        </table:table-row>
        <table:table-row table:style-name="ro1">
          <table:table-cell table:formula="of:=COUNTIF([.$B$2:.$B$300];[.B200])" office:value-type="float" office:value="1">
            <text:p>1</text:p>
          </table:table-cell>
          <table:table-cell table:formula="of:=SUBSTITUTE(SUBSTITUTE(SUBSTITUTE(SUBSTITUTE(SUBSTITUTE(LOWER(LEFT([.D200];1))&amp;LOWER([.E200]);&quot;ł&quot;;&quot;l&quot;);&quot;ą&quot;;&quot;a&quot;);&quot;ó&quot;;&quot;o&quot;);&quot;ń&quot;;&quot;n&quot;);&quot;ś&quot;;&quot;s&quot;)" office:value-type="string" office:string-value="gwitkowski">
            <text:p>gwitkowski</text:p>
          </table:table-cell>
          <table:table-cell table:formula="of:=LOWER(LEFT([.D200];1))&amp;ROUND(RAND()*60;0)&amp;RIGHT([.E200];3)&amp;ROUND(RAND()*11;0)" office:value-type="string" office:string-value="g4ski8">
            <text:p>g4ski8</text:p>
          </table:table-cell>
          <table:table-cell office:value-type="string">
            <text:p>Grzegorz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00]&amp;&quot;','&quot;&amp;[.C200]&amp;&quot;','&quot;&amp;[.D200]&amp;&quot;','&quot;&amp;[.E200]&amp;&quot;','&quot;&amp;[.F200]&amp;&quot;',&quot;&amp;[.G200]&amp;&quot;,'&quot;&amp;[.H200]&amp;&quot;','&quot;&amp;[.I200]&amp;&quot;','&quot;&amp;[.J200]&amp;&quot;');&quot;" office:value-type="string" office:string-value="insert into zawodnicy(login, pass, imie, nazwisko, plec, poziom, pozycja, menu, rozmiar) values ('gwitkowski','g4ski8','Grzegorz','Witkowski','M',3,'cutter','mięso','XL');">
            <text:p>insert into zawodnicy(login, pass, imie, nazwisko, plec, poziom, pozycja, menu, rozmiar) values ('gwitkowski','g4ski8','Grzegorz','Witkowski','M',3,'cutter','mięso','XL');</text:p>
          </table:table-cell>
          <table:table-cell table:number-columns-repeated="3"/>
        </table:table-row>
        <table:table-row table:style-name="ro1">
          <table:table-cell table:formula="of:=COUNTIF([.$B$2:.$B$300];[.B201])" office:value-type="float" office:value="1">
            <text:p>1</text:p>
          </table:table-cell>
          <table:table-cell table:formula="of:=SUBSTITUTE(SUBSTITUTE(SUBSTITUTE(SUBSTITUTE(SUBSTITUTE(LOWER(LEFT([.D201];1))&amp;LOWER([.E201]);&quot;ł&quot;;&quot;l&quot;);&quot;ą&quot;;&quot;a&quot;);&quot;ó&quot;;&quot;o&quot;);&quot;ń&quot;;&quot;n&quot;);&quot;ś&quot;;&quot;s&quot;)" office:value-type="string" office:string-value="msadowski">
            <text:p>msadowski</text:p>
          </table:table-cell>
          <table:table-cell table:formula="of:=LOWER(LEFT([.D201];1))&amp;ROUND(RAND()*60;0)&amp;RIGHT([.E201];3)&amp;ROUND(RAND()*11;0)" office:value-type="string" office:string-value="m50ski6">
            <text:p>m50ski6</text:p>
          </table:table-cell>
          <table:table-cell office:value-type="string">
            <text:p>Mateusz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201]&amp;&quot;','&quot;&amp;[.C201]&amp;&quot;','&quot;&amp;[.D201]&amp;&quot;','&quot;&amp;[.E201]&amp;&quot;','&quot;&amp;[.F201]&amp;&quot;',&quot;&amp;[.G201]&amp;&quot;,'&quot;&amp;[.H201]&amp;&quot;','&quot;&amp;[.I201]&amp;&quot;','&quot;&amp;[.J201]&amp;&quot;');&quot;" office:value-type="string" office:string-value="insert into zawodnicy(login, pass, imie, nazwisko, plec, poziom, pozycja, menu, rozmiar) values ('msadowski','m50ski6','Mateusz','Sadowski','M',7,'handler','mięso','XS');">
            <text:p>insert into zawodnicy(login, pass, imie, nazwisko, plec, poziom, pozycja, menu, rozmiar) values ('msadowski','m50ski6','Mateusz','Sadowski','M',7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202])" office:value-type="float" office:value="1">
            <text:p>1</text:p>
          </table:table-cell>
          <table:table-cell table:formula="of:=SUBSTITUTE(SUBSTITUTE(SUBSTITUTE(SUBSTITUTE(SUBSTITUTE(LOWER(LEFT([.D202];1))&amp;LOWER([.E202]);&quot;ł&quot;;&quot;l&quot;);&quot;ą&quot;;&quot;a&quot;);&quot;ó&quot;;&quot;o&quot;);&quot;ń&quot;;&quot;n&quot;);&quot;ś&quot;;&quot;s&quot;)" office:value-type="string" office:string-value="rkrawczyk">
            <text:p>rkrawczyk</text:p>
          </table:table-cell>
          <table:table-cell table:formula="of:=LOWER(LEFT([.D202];1))&amp;ROUND(RAND()*60;0)&amp;RIGHT([.E202];3)&amp;ROUND(RAND()*11;0)" office:value-type="string" office:string-value="r31zyk4">
            <text:p>r31zyk4</text:p>
          </table:table-cell>
          <table:table-cell office:value-type="string">
            <text:p>Roman</text:p>
          </table:table-cell>
          <table:table-cell office:value-type="string">
            <text:p>Krawczy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202]&amp;&quot;','&quot;&amp;[.C202]&amp;&quot;','&quot;&amp;[.D202]&amp;&quot;','&quot;&amp;[.E202]&amp;&quot;','&quot;&amp;[.F202]&amp;&quot;',&quot;&amp;[.G202]&amp;&quot;,'&quot;&amp;[.H202]&amp;&quot;','&quot;&amp;[.I202]&amp;&quot;','&quot;&amp;[.J202]&amp;&quot;');&quot;" office:value-type="string" office:string-value="insert into zawodnicy(login, pass, imie, nazwisko, plec, poziom, pozycja, menu, rozmiar) values ('rkrawczyk','r31zyk4','Roman','Krawczyk','M',7,'handler','mięso','XS');">
            <text:p>insert into zawodnicy(login, pass, imie, nazwisko, plec, poziom, pozycja, menu, rozmiar) values ('rkrawczyk','r31zyk4','Roman','Krawczyk','M',7,'handler','mięso','XS');</text:p>
          </table:table-cell>
          <table:table-cell table:number-columns-repeated="3"/>
        </table:table-row>
        <table:table-row table:style-name="ro1">
          <table:table-cell table:formula="of:=COUNTIF([.$B$2:.$B$300];[.B203])" office:value-type="float" office:value="1">
            <text:p>1</text:p>
          </table:table-cell>
          <table:table-cell table:formula="of:=SUBSTITUTE(SUBSTITUTE(SUBSTITUTE(SUBSTITUTE(SUBSTITUTE(LOWER(LEFT([.D203];1))&amp;LOWER([.E203]);&quot;ł&quot;;&quot;l&quot;);&quot;ą&quot;;&quot;a&quot;);&quot;ó&quot;;&quot;o&quot;);&quot;ń&quot;;&quot;n&quot;);&quot;ś&quot;;&quot;s&quot;)" office:value-type="string" office:string-value="ptomaszewski">
            <text:p>ptomaszewski</text:p>
          </table:table-cell>
          <table:table-cell table:formula="of:=LOWER(LEFT([.D203];1))&amp;ROUND(RAND()*60;0)&amp;RIGHT([.E203];3)&amp;ROUND(RAND()*11;0)" office:value-type="string" office:string-value="p10ski10">
            <text:p>p10ski10</text:p>
          </table:table-cell>
          <table:table-cell office:value-type="string">
            <text:p>Paweł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03]&amp;&quot;','&quot;&amp;[.C203]&amp;&quot;','&quot;&amp;[.D203]&amp;&quot;','&quot;&amp;[.E203]&amp;&quot;','&quot;&amp;[.F203]&amp;&quot;',&quot;&amp;[.G203]&amp;&quot;,'&quot;&amp;[.H203]&amp;&quot;','&quot;&amp;[.I203]&amp;&quot;','&quot;&amp;[.J203]&amp;&quot;');&quot;" office:value-type="string" office:string-value="insert into zawodnicy(login, pass, imie, nazwisko, plec, poziom, pozycja, menu, rozmiar) values ('ptomaszewski','p10ski10','Paweł','Tomaszewski','M',1,'handler','mięso','XL');">
            <text:p>insert into zawodnicy(login, pass, imie, nazwisko, plec, poziom, pozycja, menu, rozmiar) values ('ptomaszewski','p10ski10','Paweł','Tomaszewski','M',1,'handler','mięso','XL');</text:p>
          </table:table-cell>
          <table:table-cell table:number-columns-repeated="3"/>
        </table:table-row>
        <table:table-row table:style-name="ro1">
          <table:table-cell table:formula="of:=COUNTIF([.$B$2:.$B$300];[.B204])" office:value-type="float" office:value="1">
            <text:p>1</text:p>
          </table:table-cell>
          <table:table-cell table:formula="of:=SUBSTITUTE(SUBSTITUTE(SUBSTITUTE(SUBSTITUTE(SUBSTITUTE(LOWER(LEFT([.D204];1))&amp;LOWER([.E204]);&quot;ł&quot;;&quot;l&quot;);&quot;ą&quot;;&quot;a&quot;);&quot;ó&quot;;&quot;o&quot;);&quot;ń&quot;;&quot;n&quot;);&quot;ś&quot;;&quot;s&quot;)" office:value-type="string" office:string-value="gmichalski">
            <text:p>gmichalski</text:p>
          </table:table-cell>
          <table:table-cell table:formula="of:=LOWER(LEFT([.D204];1))&amp;ROUND(RAND()*60;0)&amp;RIGHT([.E204];3)&amp;ROUND(RAND()*11;0)" office:value-type="string" office:string-value="g24ski4">
            <text:p>g24ski4</text:p>
          </table:table-cell>
          <table:table-cell office:value-type="string">
            <text:p>Grzegorz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04]&amp;&quot;','&quot;&amp;[.C204]&amp;&quot;','&quot;&amp;[.D204]&amp;&quot;','&quot;&amp;[.E204]&amp;&quot;','&quot;&amp;[.F204]&amp;&quot;',&quot;&amp;[.G204]&amp;&quot;,'&quot;&amp;[.H204]&amp;&quot;','&quot;&amp;[.I204]&amp;&quot;','&quot;&amp;[.J204]&amp;&quot;');&quot;" office:value-type="string" office:string-value="insert into zawodnicy(login, pass, imie, nazwisko, plec, poziom, pozycja, menu, rozmiar) values ('gmichalski','g24ski4','Grzegorz','Michalski','M',3,'handler','mięso','S');">
            <text:p>insert into zawodnicy(login, pass, imie, nazwisko, plec, poziom, pozycja, menu, rozmiar) values ('gmichalski','g24ski4','Grzegorz','Michalski','M',3,'handler','mięso','S');</text:p>
          </table:table-cell>
          <table:table-cell table:number-columns-repeated="3"/>
        </table:table-row>
        <table:table-row table:style-name="ro1">
          <table:table-cell table:formula="of:=COUNTIF([.$B$2:.$B$300];[.B205])" office:value-type="float" office:value="1">
            <text:p>1</text:p>
          </table:table-cell>
          <table:table-cell table:formula="of:=SUBSTITUTE(SUBSTITUTE(SUBSTITUTE(SUBSTITUTE(SUBSTITUTE(LOWER(LEFT([.D205];1))&amp;LOWER([.E205]);&quot;ł&quot;;&quot;l&quot;);&quot;ą&quot;;&quot;a&quot;);&quot;ó&quot;;&quot;o&quot;);&quot;ń&quot;;&quot;n&quot;);&quot;ś&quot;;&quot;s&quot;)" office:value-type="string" office:string-value="mlis">
            <text:p>mlis</text:p>
          </table:table-cell>
          <table:table-cell table:formula="of:=LOWER(LEFT([.D205];1))&amp;ROUND(RAND()*60;0)&amp;RIGHT([.E205];3)&amp;ROUND(RAND()*11;0)" office:value-type="string" office:string-value="m35Lis9">
            <text:p>m35Lis9</text:p>
          </table:table-cell>
          <table:table-cell office:value-type="string">
            <text:p>Maciej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05]&amp;&quot;','&quot;&amp;[.C205]&amp;&quot;','&quot;&amp;[.D205]&amp;&quot;','&quot;&amp;[.E205]&amp;&quot;','&quot;&amp;[.F205]&amp;&quot;',&quot;&amp;[.G205]&amp;&quot;,'&quot;&amp;[.H205]&amp;&quot;','&quot;&amp;[.I205]&amp;&quot;','&quot;&amp;[.J205]&amp;&quot;');&quot;" office:value-type="string" office:string-value="insert into zawodnicy(login, pass, imie, nazwisko, plec, poziom, pozycja, menu, rozmiar) values ('mlis','m35Lis9','Maciej','Lis','M',10,'handler','mięso','M');">
            <text:p>insert into zawodnicy(login, pass, imie, nazwisko, plec, poziom, pozycja, menu, rozmiar) values ('mlis','m35Lis9','Maciej','Lis','M',10,'handler','mięso','M');</text:p>
          </table:table-cell>
          <table:table-cell table:number-columns-repeated="3"/>
        </table:table-row>
        <table:table-row table:style-name="ro1">
          <table:table-cell table:formula="of:=COUNTIF([.$B$2:.$B$300];[.B206])" office:value-type="float" office:value="1">
            <text:p>1</text:p>
          </table:table-cell>
          <table:table-cell table:formula="of:=SUBSTITUTE(SUBSTITUTE(SUBSTITUTE(SUBSTITUTE(SUBSTITUTE(LOWER(LEFT([.D206];1))&amp;LOWER([.E206]);&quot;ł&quot;;&quot;l&quot;);&quot;ą&quot;;&quot;a&quot;);&quot;ó&quot;;&quot;o&quot;);&quot;ń&quot;;&quot;n&quot;);&quot;ś&quot;;&quot;s&quot;)" office:value-type="string" office:string-value="molszewski">
            <text:p>molszewski</text:p>
          </table:table-cell>
          <table:table-cell table:formula="of:=LOWER(LEFT([.D206];1))&amp;ROUND(RAND()*60;0)&amp;RIGHT([.E206];3)&amp;ROUND(RAND()*11;0)" office:value-type="string" office:string-value="m48ski8">
            <text:p>m48ski8</text:p>
          </table:table-cell>
          <table:table-cell office:value-type="string">
            <text:p>Maciej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06]&amp;&quot;','&quot;&amp;[.C206]&amp;&quot;','&quot;&amp;[.D206]&amp;&quot;','&quot;&amp;[.E206]&amp;&quot;','&quot;&amp;[.F206]&amp;&quot;',&quot;&amp;[.G206]&amp;&quot;,'&quot;&amp;[.H206]&amp;&quot;','&quot;&amp;[.I206]&amp;&quot;','&quot;&amp;[.J206]&amp;&quot;');&quot;" office:value-type="string" office:string-value="insert into zawodnicy(login, pass, imie, nazwisko, plec, poziom, pozycja, menu, rozmiar) values ('molszewski','m48ski8','Maciej','Olszewski','M',4,'cutter','mięso','M');">
            <text:p>insert into zawodnicy(login, pass, imie, nazwisko, plec, poziom, pozycja, menu, rozmiar) values ('molszewski','m48ski8','Maciej','Olszewski','M',4,'cutter','mięso','M');</text:p>
          </table:table-cell>
          <table:table-cell table:number-columns-repeated="3"/>
        </table:table-row>
        <table:table-row table:style-name="ro1">
          <table:table-cell table:formula="of:=COUNTIF([.$B$2:.$B$300];[.B207])" office:value-type="float" office:value="1">
            <text:p>1</text:p>
          </table:table-cell>
          <table:table-cell table:formula="of:=SUBSTITUTE(SUBSTITUTE(SUBSTITUTE(SUBSTITUTE(SUBSTITUTE(LOWER(LEFT([.D207];1))&amp;LOWER([.E207]);&quot;ł&quot;;&quot;l&quot;);&quot;ą&quot;;&quot;a&quot;);&quot;ó&quot;;&quot;o&quot;);&quot;ń&quot;;&quot;n&quot;);&quot;ś&quot;;&quot;s&quot;)" office:value-type="string" office:string-value="mbak">
            <text:p>mbak</text:p>
          </table:table-cell>
          <table:table-cell table:formula="of:=LOWER(LEFT([.D207];1))&amp;ROUND(RAND()*60;0)&amp;RIGHT([.E207];3)&amp;ROUND(RAND()*11;0)" office:value-type="string" office:string-value="m5Bąk10">
            <text:p>m5Bąk10</text:p>
          </table:table-cell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07]&amp;&quot;','&quot;&amp;[.C207]&amp;&quot;','&quot;&amp;[.D207]&amp;&quot;','&quot;&amp;[.E207]&amp;&quot;','&quot;&amp;[.F207]&amp;&quot;',&quot;&amp;[.G207]&amp;&quot;,'&quot;&amp;[.H207]&amp;&quot;','&quot;&amp;[.I207]&amp;&quot;','&quot;&amp;[.J207]&amp;&quot;');&quot;" office:value-type="string" office:string-value="insert into zawodnicy(login, pass, imie, nazwisko, plec, poziom, pozycja, menu, rozmiar) values ('mbak','m5Bąk10','Marian','Bąk','M',2,'cutter','mięso','XL');">
            <text:p>insert into zawodnicy(login, pass, imie, nazwisko, plec, poziom, pozycja, menu, rozmiar) values ('mbak','m5Bąk10','Marian','Bąk','M',2,'cutter','mięso','XL');</text:p>
          </table:table-cell>
          <table:table-cell table:number-columns-repeated="3"/>
        </table:table-row>
        <table:table-row table:style-name="ro1">
          <table:table-cell table:formula="of:=COUNTIF([.$B$2:.$B$300];[.B208])" office:value-type="float" office:value="1">
            <text:p>1</text:p>
          </table:table-cell>
          <table:table-cell table:formula="of:=SUBSTITUTE(SUBSTITUTE(SUBSTITUTE(SUBSTITUTE(SUBSTITUTE(LOWER(LEFT([.D208];1))&amp;LOWER([.E208]);&quot;ł&quot;;&quot;l&quot;);&quot;ą&quot;;&quot;a&quot;);&quot;ó&quot;;&quot;o&quot;);&quot;ń&quot;;&quot;n&quot;);&quot;ś&quot;;&quot;s&quot;)" office:value-type="string" office:string-value="dkozlowski">
            <text:p>dkozlowski</text:p>
          </table:table-cell>
          <table:table-cell table:formula="of:=LOWER(LEFT([.D208];1))&amp;ROUND(RAND()*60;0)&amp;RIGHT([.E208];3)&amp;ROUND(RAND()*11;0)" office:value-type="string" office:string-value="d44ski5">
            <text:p>d44ski5</text:p>
          </table:table-cell>
          <table:table-cell office:value-type="string">
            <text:p>Dawid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08]&amp;&quot;','&quot;&amp;[.C208]&amp;&quot;','&quot;&amp;[.D208]&amp;&quot;','&quot;&amp;[.E208]&amp;&quot;','&quot;&amp;[.F208]&amp;&quot;',&quot;&amp;[.G208]&amp;&quot;,'&quot;&amp;[.H208]&amp;&quot;','&quot;&amp;[.I208]&amp;&quot;','&quot;&amp;[.J208]&amp;&quot;');&quot;" office:value-type="string" office:string-value="insert into zawodnicy(login, pass, imie, nazwisko, plec, poziom, pozycja, menu, rozmiar) values ('dkozlowski','d44ski5','Dawid','Kozłowski','M',2,'cutter','mięso','S');">
            <text:p>insert into zawodnicy(login, pass, imie, nazwisko, plec, poziom, pozycja, menu, rozmiar) values ('dkozlowski','d44ski5','Dawid','Kozłowski','M',2,'cutter','mięso','S');</text:p>
          </table:table-cell>
          <table:table-cell table:number-columns-repeated="3"/>
        </table:table-row>
        <table:table-row table:style-name="ro1">
          <table:table-cell table:formula="of:=COUNTIF([.$B$2:.$B$300];[.B209])" office:value-type="float" office:value="1">
            <text:p>1</text:p>
          </table:table-cell>
          <table:table-cell table:formula="of:=SUBSTITUTE(SUBSTITUTE(SUBSTITUTE(SUBSTITUTE(SUBSTITUTE(LOWER(LEFT([.D209];1))&amp;LOWER([.E209]);&quot;ł&quot;;&quot;l&quot;);&quot;ą&quot;;&quot;a&quot;);&quot;ó&quot;;&quot;o&quot;);&quot;ń&quot;;&quot;n&quot;);&quot;ś&quot;;&quot;s&quot;)" office:value-type="string" office:string-value="ktomaszewski">
            <text:p>ktomaszewski</text:p>
          </table:table-cell>
          <table:table-cell table:formula="of:=LOWER(LEFT([.D209];1))&amp;ROUND(RAND()*60;0)&amp;RIGHT([.E209];3)&amp;ROUND(RAND()*11;0)" office:value-type="string" office:string-value="k49ski1">
            <text:p>k49ski1</text:p>
          </table:table-cell>
          <table:table-cell office:value-type="string">
            <text:p>Krzysztof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209]&amp;&quot;','&quot;&amp;[.C209]&amp;&quot;','&quot;&amp;[.D209]&amp;&quot;','&quot;&amp;[.E209]&amp;&quot;','&quot;&amp;[.F209]&amp;&quot;',&quot;&amp;[.G209]&amp;&quot;,'&quot;&amp;[.H209]&amp;&quot;','&quot;&amp;[.I209]&amp;&quot;','&quot;&amp;[.J209]&amp;&quot;');&quot;" office:value-type="string" office:string-value="insert into zawodnicy(login, pass, imie, nazwisko, plec, poziom, pozycja, menu, rozmiar) values ('ktomaszewski','k49ski1','Krzysztof','Tomaszewski','M',2,'cutter','mięso','XS');">
            <text:p>insert into zawodnicy(login, pass, imie, nazwisko, plec, poziom, pozycja, menu, rozmiar) values ('ktomaszewski','k49ski1','Krzysztof','Tomaszewski','M',2,'cutter','mięso','XS');</text:p>
          </table:table-cell>
          <table:table-cell table:number-columns-repeated="3"/>
        </table:table-row>
        <table:table-row table:style-name="ro1">
          <table:table-cell table:formula="of:=COUNTIF([.$B$2:.$B$300];[.B210])" office:value-type="float" office:value="1">
            <text:p>1</text:p>
          </table:table-cell>
          <table:table-cell table:formula="of:=SUBSTITUTE(SUBSTITUTE(SUBSTITUTE(SUBSTITUTE(SUBSTITUTE(LOWER(LEFT([.D210];1))&amp;LOWER([.E210]);&quot;ł&quot;;&quot;l&quot;);&quot;ą&quot;;&quot;a&quot;);&quot;ó&quot;;&quot;o&quot;);&quot;ń&quot;;&quot;n&quot;);&quot;ś&quot;;&quot;s&quot;)" office:value-type="string" office:string-value="pwroblewski">
            <text:p>pwroblewski</text:p>
          </table:table-cell>
          <table:table-cell table:formula="of:=LOWER(LEFT([.D210];1))&amp;ROUND(RAND()*60;0)&amp;RIGHT([.E210];3)&amp;ROUND(RAND()*11;0)" office:value-type="string" office:string-value="p42ski10">
            <text:p>p42ski10</text:p>
          </table:table-cell>
          <table:table-cell office:value-type="string">
            <text:p>Paweł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10]&amp;&quot;','&quot;&amp;[.C210]&amp;&quot;','&quot;&amp;[.D210]&amp;&quot;','&quot;&amp;[.E210]&amp;&quot;','&quot;&amp;[.F210]&amp;&quot;',&quot;&amp;[.G210]&amp;&quot;,'&quot;&amp;[.H210]&amp;&quot;','&quot;&amp;[.I210]&amp;&quot;','&quot;&amp;[.J210]&amp;&quot;');&quot;" office:value-type="string" office:string-value="insert into zawodnicy(login, pass, imie, nazwisko, plec, poziom, pozycja, menu, rozmiar) values ('pwroblewski','p42ski10','Paweł','Wróblewski','M',9,'cutter','mięso','S');">
            <text:p>insert into zawodnicy(login, pass, imie, nazwisko, plec, poziom, pozycja, menu, rozmiar) values ('pwroblewski','p42ski10','Paweł','Wróblewski','M',9,'cutter','mięso','S');</text:p>
          </table:table-cell>
          <table:table-cell table:number-columns-repeated="3"/>
        </table:table-row>
        <table:table-row table:style-name="ro1">
          <table:table-cell table:formula="of:=COUNTIF([.$B$2:.$B$300];[.B211])" office:value-type="float" office:value="1">
            <text:p>1</text:p>
          </table:table-cell>
          <table:table-cell table:formula="of:=SUBSTITUTE(SUBSTITUTE(SUBSTITUTE(SUBSTITUTE(SUBSTITUTE(LOWER(LEFT([.D211];1))&amp;LOWER([.E211]);&quot;ł&quot;;&quot;l&quot;);&quot;ą&quot;;&quot;a&quot;);&quot;ó&quot;;&quot;o&quot;);&quot;ń&quot;;&quot;n&quot;);&quot;ś&quot;;&quot;s&quot;)" office:value-type="string" office:string-value="lkaczmarek">
            <text:p>lkaczmarek</text:p>
          </table:table-cell>
          <table:table-cell table:formula="of:=LOWER(LEFT([.D211];1))&amp;ROUND(RAND()*60;0)&amp;RIGHT([.E211];3)&amp;ROUND(RAND()*11;0)" office:value-type="string" office:string-value="ł57rek5">
            <text:p>ł57rek5</text:p>
          </table:table-cell>
          <table:table-cell office:value-type="string">
            <text:p>Łukasz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11]&amp;&quot;','&quot;&amp;[.C211]&amp;&quot;','&quot;&amp;[.D211]&amp;&quot;','&quot;&amp;[.E211]&amp;&quot;','&quot;&amp;[.F211]&amp;&quot;',&quot;&amp;[.G211]&amp;&quot;,'&quot;&amp;[.H211]&amp;&quot;','&quot;&amp;[.I211]&amp;&quot;','&quot;&amp;[.J211]&amp;&quot;');&quot;" office:value-type="string" office:string-value="insert into zawodnicy(login, pass, imie, nazwisko, plec, poziom, pozycja, menu, rozmiar) values ('lkaczmarek','ł57rek5','Łukasz','Kaczmarek','M',8,'handler','mięso','M');">
            <text:p>insert into zawodnicy(login, pass, imie, nazwisko, plec, poziom, pozycja, menu, rozmiar) values ('lkaczmarek','ł57rek5','Łukasz','Kaczmarek','M',8,'handler','mięso','M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12"/>
        <table:table-column table:style-name="co4" table:number-columns-repeated="3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471719978144392">
            <text:p>0,4717199781</text:p>
          </table:table-cell>
          <table:table-cell table:formula="of:=IF([.A2]&lt;0.5;ROUNDDOWN(15*RAND());15)" office:value-type="float" office:value="7">
            <text:p>7</text:p>
          </table:table-cell>
          <table:table-cell table:formula="of:=IF([.A2]&lt;0.5;15;ROUNDDOWN(15*RAND()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7, z_kim_pkt = 15 where id = 1;">
            <text:p>update mecze set kto_pkt = 7, z_kim_pkt = 15 where id = 1;</text:p>
          </table:table-cell>
        </table:table-row>
        <table:table-row table:style-name="ro1">
          <table:table-cell table:formula="of:=RAND()" office:value-type="float" office:value="0.554115873528644">
            <text:p>0,5541158735</text:p>
          </table:table-cell>
          <table:table-cell table:formula="of:=IF([.A3]&lt;0.5;ROUNDDOWN(15*RAND());15)" office:value-type="float" office:value="15">
            <text:p>15</text:p>
          </table:table-cell>
          <table:table-cell table:formula="of:=IF([.A3]&lt;0.5;15;ROUNDDOWN(15*RAND()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15, z_kim_pkt = 7 where id = 2;">
            <text:p>update mecze set kto_pkt = 15, z_kim_pkt = 7 where id = 2;</text:p>
          </table:table-cell>
        </table:table-row>
        <table:table-row table:style-name="ro1">
          <table:table-cell table:formula="of:=RAND()" office:value-type="float" office:value="0.0749919782392681">
            <text:p>0,0749919782</text:p>
          </table:table-cell>
          <table:table-cell table:formula="of:=IF([.A4]&lt;0.5;ROUNDDOWN(15*RAND());15)" office:value-type="float" office:value="5">
            <text:p>5</text:p>
          </table:table-cell>
          <table:table-cell table:formula="of:=IF([.A4]&lt;0.5;15;ROUNDDOWN(15*RAND()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5, z_kim_pkt = 15 where id = 3;">
            <text:p>update mecze set kto_pkt = 5, z_kim_pkt = 15 where id = 3;</text:p>
          </table:table-cell>
        </table:table-row>
        <table:table-row table:style-name="ro1">
          <table:table-cell table:formula="of:=RAND()" office:value-type="float" office:value="0.93296309420839">
            <text:p>0,9329630942</text:p>
          </table:table-cell>
          <table:table-cell table:formula="of:=IF([.A5]&lt;0.5;ROUNDDOWN(15*RAND());15)" office:value-type="float" office:value="15">
            <text:p>15</text:p>
          </table:table-cell>
          <table:table-cell table:formula="of:=IF([.A5]&lt;0.5;15;ROUNDDOWN(15*RAND()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15, z_kim_pkt = 2 where id = 4;">
            <text:p>update mecze set kto_pkt = 15, z_kim_pkt = 2 where id = 4;</text:p>
          </table:table-cell>
        </table:table-row>
        <table:table-row table:style-name="ro1">
          <table:table-cell table:formula="of:=RAND()" office:value-type="float" office:value="0.246146392077208">
            <text:p>0,2461463921</text:p>
          </table:table-cell>
          <table:table-cell table:formula="of:=IF([.A6]&lt;0.5;ROUNDDOWN(15*RAND());15)" office:value-type="float" office:value="5">
            <text:p>5</text:p>
          </table:table-cell>
          <table:table-cell table:formula="of:=IF([.A6]&lt;0.5;15;ROUNDDOWN(15*RAND()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5, z_kim_pkt = 15 where id = 5;">
            <text:p>update mecze set kto_pkt = 5, z_kim_pkt = 15 where id = 5;</text:p>
          </table:table-cell>
        </table:table-row>
        <table:table-row table:style-name="ro1">
          <table:table-cell table:formula="of:=RAND()" office:value-type="float" office:value="0.6353897259105">
            <text:p>0,6353897259</text:p>
          </table:table-cell>
          <table:table-cell table:formula="of:=IF([.A7]&lt;0.5;ROUNDDOWN(15*RAND());15)" office:value-type="float" office:value="15">
            <text:p>15</text:p>
          </table:table-cell>
          <table:table-cell table:formula="of:=IF([.A7]&lt;0.5;15;ROUNDDOWN(15*RAND()))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15, z_kim_pkt = 12 where id = 6;">
            <text:p>update mecze set kto_pkt = 15, z_kim_pkt = 12 where id = 6;</text:p>
          </table:table-cell>
        </table:table-row>
        <table:table-row table:style-name="ro1">
          <table:table-cell table:formula="of:=RAND()" office:value-type="float" office:value="0.465215596370399">
            <text:p>0,4652155964</text:p>
          </table:table-cell>
          <table:table-cell table:formula="of:=IF([.A8]&lt;0.5;ROUNDDOWN(15*RAND());15)" office:value-type="float" office:value="2">
            <text:p>2</text:p>
          </table:table-cell>
          <table:table-cell table:formula="of:=IF([.A8]&lt;0.5;15;ROUNDDOWN(15*RAND())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2, z_kim_pkt = 15 where id = 7;">
            <text:p>update mecze set kto_pkt = 2, z_kim_pkt = 15 where id = 7;</text:p>
          </table:table-cell>
        </table:table-row>
        <table:table-row table:style-name="ro1">
          <table:table-cell table:formula="of:=RAND()" office:value-type="float" office:value="0.148108545923606">
            <text:p>0,1481085459</text:p>
          </table:table-cell>
          <table:table-cell table:formula="of:=IF([.A9]&lt;0.5;ROUNDDOWN(15*RAND());15)" office:value-type="float" office:value="4">
            <text:p>4</text:p>
          </table:table-cell>
          <table:table-cell table:formula="of:=IF([.A9]&lt;0.5;15;ROUNDDOWN(15*RAND()))"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4, z_kim_pkt = 15 where id = 8;">
            <text:p>update mecze set kto_pkt = 4, z_kim_pkt = 15 where id = 8;</text:p>
          </table:table-cell>
        </table:table-row>
        <table:table-row table:style-name="ro1">
          <table:table-cell table:formula="of:=RAND()" office:value-type="float" office:value="0.435146855888888">
            <text:p>0,4351468559</text:p>
          </table:table-cell>
          <table:table-cell table:formula="of:=IF([.A10]&lt;0.5;ROUNDDOWN(15*RAND());15)" office:value-type="float" office:value="13">
            <text:p>13</text:p>
          </table:table-cell>
          <table:table-cell table:formula="of:=IF([.A10]&lt;0.5;15;ROUNDDOWN(15*RAND())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13, z_kim_pkt = 15 where id = 9;">
            <text:p>update mecze set kto_pkt = 13, z_kim_pkt = 15 where id = 9;</text:p>
          </table:table-cell>
        </table:table-row>
        <table:table-row table:style-name="ro1">
          <table:table-cell table:formula="of:=RAND()" office:value-type="float" office:value="0.41123726638034">
            <text:p>0,4112372664</text:p>
          </table:table-cell>
          <table:table-cell table:formula="of:=IF([.A11]&lt;0.5;ROUNDDOWN(15*RAND());15)" office:value-type="float" office:value="3">
            <text:p>3</text:p>
          </table:table-cell>
          <table:table-cell table:formula="of:=IF([.A11]&lt;0.5;15;ROUNDDOWN(15*RAND()))"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3, z_kim_pkt = 15 where id = 10;">
            <text:p>update mecze set kto_pkt = 3, z_kim_pkt = 15 where id = 10;</text:p>
          </table:table-cell>
        </table:table-row>
        <table:table-row table:style-name="ro1">
          <table:table-cell table:formula="of:=RAND()" office:value-type="float" office:value="0.724881348898634">
            <text:p>0,7248813489</text:p>
          </table:table-cell>
          <table:table-cell table:formula="of:=IF([.A12]&lt;0.5;ROUNDDOWN(15*RAND());15)" office:value-type="float" office:value="15">
            <text:p>15</text:p>
          </table:table-cell>
          <table:table-cell table:formula="of:=IF([.A12]&lt;0.5;15;ROUNDDOWN(15*RAND()))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15, z_kim_pkt = 8 where id = 11;">
            <text:p>update mecze set kto_pkt = 15, z_kim_pkt = 8 where id = 11;</text:p>
          </table:table-cell>
        </table:table-row>
        <table:table-row table:style-name="ro1">
          <table:table-cell table:formula="of:=RAND()" office:value-type="float" office:value="0.241113206837326">
            <text:p>0,2411132068</text:p>
          </table:table-cell>
          <table:table-cell table:formula="of:=IF([.A13]&lt;0.5;ROUNDDOWN(15*RAND());15)" office:value-type="float" office:value="2">
            <text:p>2</text:p>
          </table:table-cell>
          <table:table-cell table:formula="of:=IF([.A13]&lt;0.5;15;ROUNDDOWN(15*RAND()))"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2, z_kim_pkt = 15 where id = 12;">
            <text:p>update mecze set kto_pkt = 2, z_kim_pkt = 15 where id = 12;</text:p>
          </table:table-cell>
        </table:table-row>
        <table:table-row table:style-name="ro1">
          <table:table-cell table:formula="of:=RAND()" office:value-type="float" office:value="0.998923094011843">
            <text:p>0,998923094</text:p>
          </table:table-cell>
          <table:table-cell table:formula="of:=IF([.A14]&lt;0.5;ROUNDDOWN(15*RAND());15)" office:value-type="float" office:value="15">
            <text:p>15</text:p>
          </table:table-cell>
          <table:table-cell table:formula="of:=IF([.A14]&lt;0.5;15;ROUNDDOWN(15*RAND()))"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15, z_kim_pkt = 7 where id = 13;">
            <text:p>update mecze set kto_pkt = 15, z_kim_pkt = 7 where id = 13;</text:p>
          </table:table-cell>
        </table:table-row>
        <table:table-row table:style-name="ro1">
          <table:table-cell table:formula="of:=RAND()" office:value-type="float" office:value="0.231918453238904">
            <text:p>0,2319184532</text:p>
          </table:table-cell>
          <table:table-cell table:formula="of:=IF([.A15]&lt;0.5;ROUNDDOWN(15*RAND());15)" office:value-type="float" office:value="2">
            <text:p>2</text:p>
          </table:table-cell>
          <table:table-cell table:formula="of:=IF([.A15]&lt;0.5;15;ROUNDDOWN(15*RAND()))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2, z_kim_pkt = 15 where id = 14;">
            <text:p>update mecze set kto_pkt = 2, z_kim_pkt = 15 where id = 14;</text:p>
          </table:table-cell>
        </table:table-row>
        <table:table-row table:style-name="ro1">
          <table:table-cell table:formula="of:=RAND()" office:value-type="float" office:value="0.112440530676395">
            <text:p>0,1124405307</text:p>
          </table:table-cell>
          <table:table-cell table:formula="of:=IF([.A16]&lt;0.5;ROUNDDOWN(15*RAND());15)" office:value-type="float" office:value="4">
            <text:p>4</text:p>
          </table:table-cell>
          <table:table-cell table:formula="of:=IF([.A16]&lt;0.5;15;ROUNDDOWN(15*RAND()))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4, z_kim_pkt = 15 where id = 15;">
            <text:p>update mecze set kto_pkt = 4, z_kim_pkt = 15 where id = 15;</text:p>
          </table:table-cell>
        </table:table-row>
        <table:table-row table:style-name="ro1">
          <table:table-cell table:formula="of:=RAND()" office:value-type="float" office:value="0.198615428060293">
            <text:p>0,1986154281</text:p>
          </table:table-cell>
          <table:table-cell table:formula="of:=IF([.A17]&lt;0.5;ROUNDDOWN(15*RAND());15)" office:value-type="float" office:value="10">
            <text:p>10</text:p>
          </table:table-cell>
          <table:table-cell table:formula="of:=IF([.A17]&lt;0.5;15;ROUNDDOWN(15*RAND()))"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10, z_kim_pkt = 15 where id = 16;">
            <text:p>update mecze set kto_pkt = 10, z_kim_pkt = 15 where id = 16;</text:p>
          </table:table-cell>
        </table:table-row>
        <table:table-row table:style-name="ro1">
          <table:table-cell table:formula="of:=RAND()" office:value-type="float" office:value="0.671062902547419">
            <text:p>0,6710629025</text:p>
          </table:table-cell>
          <table:table-cell table:formula="of:=IF([.A18]&lt;0.5;ROUNDDOWN(15*RAND());15)" office:value-type="float" office:value="15">
            <text:p>15</text:p>
          </table:table-cell>
          <table:table-cell table:formula="of:=IF([.A18]&lt;0.5;15;ROUNDDOWN(15*RAND()))"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5, z_kim_pkt = 9 where id = 17;">
            <text:p>update mecze set kto_pkt = 15, z_kim_pkt = 9 where id = 17;</text:p>
          </table:table-cell>
        </table:table-row>
        <table:table-row table:style-name="ro1">
          <table:table-cell table:formula="of:=RAND()" office:value-type="float" office:value="0.240424734307453">
            <text:p>0,2404247343</text:p>
          </table:table-cell>
          <table:table-cell table:formula="of:=IF([.A19]&lt;0.5;ROUNDDOWN(15*RAND());15)" office:value-type="float" office:value="8">
            <text:p>8</text:p>
          </table:table-cell>
          <table:table-cell table:formula="of:=IF([.A19]&lt;0.5;15;ROUNDDOWN(15*RAND()))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8, z_kim_pkt = 15 where id = 18;">
            <text:p>update mecze set kto_pkt = 8, z_kim_pkt = 15 where id = 18;</text:p>
          </table:table-cell>
        </table:table-row>
        <table:table-row table:style-name="ro1">
          <table:table-cell table:formula="of:=RAND()" office:value-type="float" office:value="0.491000821813941">
            <text:p>0,4910008218</text:p>
          </table:table-cell>
          <table:table-cell table:formula="of:=IF([.A20]&lt;0.5;ROUNDDOWN(15*RAND());15)" office:value-type="float" office:value="10">
            <text:p>10</text:p>
          </table:table-cell>
          <table:table-cell table:formula="of:=IF([.A20]&lt;0.5;15;ROUNDDOWN(15*RAND()))"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10, z_kim_pkt = 15 where id = 19;">
            <text:p>update mecze set kto_pkt = 10, z_kim_pkt = 15 where id = 19;</text:p>
          </table:table-cell>
        </table:table-row>
        <table:table-row table:style-name="ro1">
          <table:table-cell table:formula="of:=RAND()" office:value-type="float" office:value="0.591137640876696">
            <text:p>0,5911376409</text:p>
          </table:table-cell>
          <table:table-cell table:formula="of:=IF([.A21]&lt;0.5;ROUNDDOWN(15*RAND());15)" office:value-type="float" office:value="15">
            <text:p>15</text:p>
          </table:table-cell>
          <table:table-cell table:formula="of:=IF([.A21]&lt;0.5;15;ROUNDDOWN(15*RAND())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15, z_kim_pkt = 6 where id = 20;">
            <text:p>update mecze set kto_pkt = 15, z_kim_pkt = 6 where id = 20;</text:p>
          </table:table-cell>
        </table:table-row>
        <table:table-row table:style-name="ro1">
          <table:table-cell table:formula="of:=RAND()" office:value-type="float" office:value="0.252321464940906">
            <text:p>0,2523214649</text:p>
          </table:table-cell>
          <table:table-cell table:formula="of:=IF([.A22]&lt;0.5;ROUNDDOWN(15*RAND());15)" office:value-type="float" office:value="3">
            <text:p>3</text:p>
          </table:table-cell>
          <table:table-cell table:formula="of:=IF([.A22]&lt;0.5;15;ROUNDDOWN(15*RAND()))"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3, z_kim_pkt = 15 where id = 21;">
            <text:p>update mecze set kto_pkt = 3, z_kim_pkt = 15 where id = 21;</text:p>
          </table:table-cell>
        </table:table-row>
        <table:table-row table:style-name="ro1">
          <table:table-cell table:formula="of:=RAND()" office:value-type="float" office:value="0.3780251017306">
            <text:p>0,3780251017</text:p>
          </table:table-cell>
          <table:table-cell table:formula="of:=IF([.A23]&lt;0.5;ROUNDDOWN(15*RAND());15)" office:value-type="float" office:value="10">
            <text:p>10</text:p>
          </table:table-cell>
          <table:table-cell table:formula="of:=IF([.A23]&lt;0.5;15;ROUNDDOWN(15*RAND()))"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10, z_kim_pkt = 15 where id = 22;">
            <text:p>update mecze set kto_pkt = 10, z_kim_pkt = 15 where id = 22;</text:p>
          </table:table-cell>
        </table:table-row>
        <table:table-row table:style-name="ro1">
          <table:table-cell table:formula="of:=RAND()" office:value-type="float" office:value="0.519129559863359">
            <text:p>0,5191295599</text:p>
          </table:table-cell>
          <table:table-cell table:formula="of:=IF([.A24]&lt;0.5;ROUNDDOWN(15*RAND());15)" office:value-type="float" office:value="15">
            <text:p>15</text:p>
          </table:table-cell>
          <table:table-cell table:formula="of:=IF([.A24]&lt;0.5;15;ROUNDDOWN(15*RAND()))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15, z_kim_pkt = 0 where id = 23;">
            <text:p>update mecze set kto_pkt = 15, z_kim_pkt = 0 where id = 23;</text:p>
          </table:table-cell>
        </table:table-row>
        <table:table-row table:style-name="ro1">
          <table:table-cell table:formula="of:=RAND()" office:value-type="float" office:value="0.222939431434497">
            <text:p>0,2229394314</text:p>
          </table:table-cell>
          <table:table-cell table:formula="of:=IF([.A25]&lt;0.5;ROUNDDOWN(15*RAND());15)" office:value-type="float" office:value="9">
            <text:p>9</text:p>
          </table:table-cell>
          <table:table-cell table:formula="of:=IF([.A25]&lt;0.5;15;ROUNDDOWN(15*RAND()))"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9, z_kim_pkt = 15 where id = 24;">
            <text:p>update mecze set kto_pkt = 9, z_kim_pkt = 15 where id = 24;</text:p>
          </table:table-cell>
        </table:table-row>
        <table:table-row table:style-name="ro1">
          <table:table-cell table:formula="of:=RAND()" office:value-type="float" office:value="0.21423853142187">
            <text:p>0,2142385314</text:p>
          </table:table-cell>
          <table:table-cell table:formula="of:=IF([.A26]&lt;0.5;ROUNDDOWN(15*RAND());15)" office:value-type="float" office:value="11">
            <text:p>11</text:p>
          </table:table-cell>
          <table:table-cell table:formula="of:=IF([.A26]&lt;0.5;15;ROUNDDOWN(15*RAND()))"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11, z_kim_pkt = 15 where id = 25;">
            <text:p>update mecze set kto_pkt = 11, z_kim_pkt = 15 where id = 25;</text:p>
          </table:table-cell>
        </table:table-row>
        <table:table-row table:style-name="ro1">
          <table:table-cell table:formula="of:=RAND()" office:value-type="float" office:value="0.334850831655785">
            <text:p>0,3348508317</text:p>
          </table:table-cell>
          <table:table-cell table:formula="of:=IF([.A27]&lt;0.5;ROUNDDOWN(15*RAND());15)" office:value-type="float" office:value="10">
            <text:p>10</text:p>
          </table:table-cell>
          <table:table-cell table:formula="of:=IF([.A27]&lt;0.5;15;ROUNDDOWN(15*RAND()))"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10, z_kim_pkt = 15 where id = 26;">
            <text:p>update mecze set kto_pkt = 10, z_kim_pkt = 15 where id = 26;</text:p>
          </table:table-cell>
        </table:table-row>
        <table:table-row table:style-name="ro1">
          <table:table-cell table:formula="of:=RAND()" office:value-type="float" office:value="0.983827090123668">
            <text:p>0,9838270901</text:p>
          </table:table-cell>
          <table:table-cell table:formula="of:=IF([.A28]&lt;0.5;ROUNDDOWN(15*RAND());15)" office:value-type="float" office:value="15">
            <text:p>15</text:p>
          </table:table-cell>
          <table:table-cell table:formula="of:=IF([.A28]&lt;0.5;15;ROUNDDOWN(15*RAND()))"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15, z_kim_pkt = 6 where id = 27;">
            <text:p>update mecze set kto_pkt = 15, z_kim_pkt = 6 where id = 27;</text:p>
          </table:table-cell>
        </table:table-row>
        <table:table-row table:style-name="ro1">
          <table:table-cell table:formula="of:=RAND()" office:value-type="float" office:value="0.41110166744329">
            <text:p>0,4111016674</text:p>
          </table:table-cell>
          <table:table-cell table:formula="of:=IF([.A29]&lt;0.5;ROUNDDOWN(15*RAND());15)" office:value-type="float" office:value="6">
            <text:p>6</text:p>
          </table:table-cell>
          <table:table-cell table:formula="of:=IF([.A29]&lt;0.5;15;ROUNDDOWN(15*RAND()))"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6, z_kim_pkt = 15 where id = 28;">
            <text:p>update mecze set kto_pkt = 6, z_kim_pkt = 15 where id = 28;</text:p>
          </table:table-cell>
        </table:table-row>
        <table:table-row table:style-name="ro1">
          <table:table-cell table:formula="of:=RAND()" office:value-type="float" office:value="0.738478054059669">
            <text:p>0,7384780541</text:p>
          </table:table-cell>
          <table:table-cell table:formula="of:=IF([.A30]&lt;0.5;ROUNDDOWN(15*RAND());15)" office:value-type="float" office:value="15">
            <text:p>15</text:p>
          </table:table-cell>
          <table:table-cell table:formula="of:=IF([.A30]&lt;0.5;15;ROUNDDOWN(15*RAND()))"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15, z_kim_pkt = 12 where id = 29;">
            <text:p>update mecze set kto_pkt = 15, z_kim_pkt = 12 where id = 29;</text:p>
          </table:table-cell>
        </table:table-row>
        <table:table-row table:style-name="ro1">
          <table:table-cell table:formula="of:=RAND()" office:value-type="float" office:value="0.279199204407632">
            <text:p>0,2791992044</text:p>
          </table:table-cell>
          <table:table-cell table:formula="of:=IF([.A31]&lt;0.5;ROUNDDOWN(15*RAND());15)" office:value-type="float" office:value="5">
            <text:p>5</text:p>
          </table:table-cell>
          <table:table-cell table:formula="of:=IF([.A31]&lt;0.5;15;ROUNDDOWN(15*RAND()))"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5, z_kim_pkt = 15 where id = 30;">
            <text:p>update mecze set kto_pkt = 5, z_kim_pkt = 15 where id = 30;</text:p>
          </table:table-cell>
        </table:table-row>
        <table:table-row table:style-name="ro1">
          <table:table-cell table:formula="of:=RAND()" office:value-type="float" office:value="0.889322180533782">
            <text:p>0,8893221805</text:p>
          </table:table-cell>
          <table:table-cell table:formula="of:=IF([.A32]&lt;0.5;ROUNDDOWN(15*RAND());15)" office:value-type="float" office:value="15">
            <text:p>15</text:p>
          </table:table-cell>
          <table:table-cell table:formula="of:=IF([.A32]&lt;0.5;15;ROUNDDOWN(15*RAND()))"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15, z_kim_pkt = 2 where id = 31;">
            <text:p>update mecze set kto_pkt = 15, z_kim_pkt = 2 where id = 31;</text:p>
          </table:table-cell>
        </table:table-row>
        <table:table-row table:style-name="ro1">
          <table:table-cell table:formula="of:=RAND()" office:value-type="float" office:value="0.0359756904654205">
            <text:p>0,0359756905</text:p>
          </table:table-cell>
          <table:table-cell table:formula="of:=IF([.A33]&lt;0.5;ROUNDDOWN(15*RAND());15)" office:value-type="float" office:value="2">
            <text:p>2</text:p>
          </table:table-cell>
          <table:table-cell table:formula="of:=IF([.A33]&lt;0.5;15;ROUNDDOWN(15*RAND()))"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2, z_kim_pkt = 15 where id = 32;">
            <text:p>update mecze set kto_pkt = 2, z_kim_pkt = 15 where id = 32;</text:p>
          </table:table-cell>
        </table:table-row>
      </table:table>
      <table:table table:name="systemy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[.F2]+[.H2]+[.I2]+[.J2]" office:value-type="float" office:value="8">
            <text:p>8</text:p>
          </table:table-cell>
          <table:table-cell table:formula="of:=[.G2]+[.H2]+[.I2]+[.J2]" office:value-type="float" office:value="14">
            <text:p>14</text:p>
          </table:table-cell>
          <table:table-cell table:formula="of:=2*[.O2]/[.A2]" office:value-type="float" office:value="4">
            <text:p>4</text:p>
          </table:table-cell>
          <table:table-cell table:formula="of:=2*[.P2]/[.A2]" office:value-type="float" office:value="7">
            <text:p>7</text:p>
          </table:table-cell>
          <table:table-cell table:formula="of:=[.R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ilosc_cwierc, ilosc_pol, ilosc_final, rewanze) values(4,1,0,0,2,1);">
            <text:p>insert into systemy(ilosc_druz, ilosc_gr, ilosc_cwierc, ilosc_pol, ilosc_final, rewanze) values(4,1,0,0,2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[.F3]+[.H3]+[.I3]+[.J3]" office:value-type="float" office:value="12">
            <text:p>12</text:p>
          </table:table-cell>
          <table:table-cell table:formula="of:=[.G3]+[.H3]+[.I3]+[.J3]" office:value-type="float" office:value="22">
            <text:p>22</text:p>
          </table:table-cell>
          <table:table-cell table:formula="of:=2*[.O3]/[.A3]" office:value-type="float" office:value="4.8">
            <text:p>4,8</text:p>
          </table:table-cell>
          <table:table-cell table:formula="of:=2*[.P3]/[.A3]" office:value-type="float" office:value="8.8">
            <text:p>8,8</text:p>
          </table:table-cell>
          <table:table-cell table:formula="of:=[.R3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ilosc_cwierc, ilosc_pol, ilosc_final, rewanze) values(5,1,0,0,2,1);">
            <text:p>insert into systemy(ilosc_druz, ilosc_gr, ilosc_cwierc, ilosc_pol, ilosc_final, rewanze) values(5,1,0,0,2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[.F4]+[.H4]+[.I4]+[.J4]" office:value-type="float" office:value="18">
            <text:p>18</text:p>
          </table:table-cell>
          <table:table-cell table:formula="of:=[.G4]+[.H4]+[.I4]+[.J4]" office:value-type="float" office:value="33">
            <text:p>33</text:p>
          </table:table-cell>
          <table:table-cell table:style-name="ce1" table:formula="of:=2*[.O4]/[.A4]" office:value-type="float" office:value="6">
            <text:p>6</text:p>
          </table:table-cell>
          <table:table-cell table:style-name="Default" table:formula="of:=2*[.P4]/[.A4]" office:value-type="float" office:value="11">
            <text:p>11</text:p>
          </table:table-cell>
          <table:table-cell table:formula="of:=[.Q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ilosc_cwierc, ilosc_pol, ilosc_final, rewanze) values(6,1,0,0,3,0);">
            <text:p>insert into systemy(ilosc_druz, ilosc_gr, ilosc_cwierc, ilosc_pol, ilosc_final, rewanze) values(6,1,0,0,3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[.F5]+[.H5]+[.I5]+[.J5]" office:value-type="float" office:value="9">
            <text:p>9</text:p>
          </table:table-cell>
          <table:table-cell table:formula="of:=[.G5]+[.H5]+[.I5]+[.J5]" office:value-type="float" office:value="15">
            <text:p>15</text:p>
          </table:table-cell>
          <table:table-cell table:formula="of:=2*[.O5]/[.A5]" office:value-type="float" office:value="3">
            <text:p>3</text:p>
          </table:table-cell>
          <table:table-cell table:formula="of:=2*[.P5]/[.A5]" office:value-type="float" office:value="5">
            <text:p>5</text:p>
          </table:table-cell>
          <table:table-cell table:formula="of:=[.R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ilosc_cwierc, ilosc_pol, ilosc_final, rewanze) values(6,2,0,0,3,1);">
            <text:p>insert into systemy(ilosc_druz, ilosc_gr, ilosc_cwierc, ilosc_pol, ilosc_final, rewanze) values(6,2,0,0,3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[.F6]+[.H6]+[.I6]+[.J6]" office:value-type="float" office:value="20">
            <text:p>20</text:p>
          </table:table-cell>
          <table:table-cell table:formula="of:=[.G6]+[.H6]+[.I6]+[.J6]" office:value-type="float" office:value="32">
            <text:p>32</text:p>
          </table:table-cell>
          <table:table-cell table:formula="of:=2*[.O6]/[.A6]" office:value-type="float" office:value="5">
            <text:p>5</text:p>
          </table:table-cell>
          <table:table-cell table:formula="of:=2*[.P6]/[.A6]" office:value-type="float" office:value="8">
            <text:p>8</text:p>
          </table:table-cell>
          <table:table-cell table:formula="of:=[.R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ilosc_cwierc, ilosc_pol, ilosc_final, rewanze) values(8,2,0,4,4,1);">
            <text:p>insert into systemy(ilosc_druz, ilosc_gr, ilosc_cwierc, ilosc_pol, ilosc_final, rewanze) values(8,2,0,4,4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[.F7]+[.H7]+[.I7]+[.J7]" office:value-type="float" office:value="17">
            <text:p>17</text:p>
          </table:table-cell>
          <table:table-cell table:formula="of:=[.G7]+[.H7]+[.I7]+[.J7]" office:value-type="float" office:value="26">
            <text:p>26</text:p>
          </table:table-cell>
          <table:table-cell table:formula="of:=2*[.O7]/[.A7]" office:value-type="float" office:value="3.77777777777778">
            <text:p>3,7777777778</text:p>
          </table:table-cell>
          <table:table-cell table:formula="of:=2*[.P7]/[.A7]" office:value-type="float" office:value="5.77777777777778">
            <text:p>5,7777777778</text:p>
          </table:table-cell>
          <table:table-cell table:formula="of:=[.R7]" office:value-type="float" office:value="5.77777777777778">
            <text:p>5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ilosc_cwierc, ilosc_pol, ilosc_final, rewanze) values(9,3,0,4,4,1);">
            <text:p>insert into systemy(ilosc_druz, ilosc_gr, ilosc_cwierc, ilosc_pol, ilosc_final, rewanze) values(9,3,0,4,4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[.F8]+[.H8]+[.I8]+[.J8]" office:value-type="float" office:value="29">
            <text:p>29</text:p>
          </table:table-cell>
          <table:table-cell table:formula="of:=[.G8]+[.H8]+[.I8]+[.J8]" office:value-type="float" office:value="49">
            <text:p>49</text:p>
          </table:table-cell>
          <table:table-cell table:formula="of:=2*[.O8]/[.A8]" office:value-type="float" office:value="5.8">
            <text:p>5,8</text:p>
          </table:table-cell>
          <table:table-cell table:formula="of:=2*[.P8]/[.A8]" office:value-type="float" office:value="9.8">
            <text:p>9,8</text:p>
          </table:table-cell>
          <table:table-cell table:formula="of:=[.R8]" office:value-type="float" office:value="9.8">
            <text:p>9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ilosc_cwierc, ilosc_pol, ilosc_final, rewanze) values(10,2,0,4,5,1);">
            <text:p>insert into systemy(ilosc_druz, ilosc_gr, ilosc_cwierc, ilosc_pol, ilosc_final, rewanze) values(10,2,0,4,5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[.F9]+[.H9]+[.I9]+[.J9]" office:value-type="float" office:value="42">
            <text:p>42</text:p>
          </table:table-cell>
          <table:table-cell table:formula="of:=[.G9]+[.H9]+[.I9]+[.J9]" office:value-type="float" office:value="72">
            <text:p>72</text:p>
          </table:table-cell>
          <table:table-cell table:style-name="ce1" table:formula="of:=2*[.O9]/[.A9]" office:value-type="float" office:value="7">
            <text:p>7</text:p>
          </table:table-cell>
          <table:table-cell table:style-name="Default" table:formula="of:=2*[.P9]/[.A9]" office:value-type="float" office:value="12">
            <text:p>12</text:p>
          </table:table-cell>
          <table:table-cell table:formula="of:=[.Q9]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ilosc_cwierc, ilosc_pol, ilosc_final, rewanze) values(12,2,0,6,6,0);">
            <text:p>insert into systemy(ilosc_druz, ilosc_gr, ilosc_cwierc, ilosc_pol, ilosc_final, rewanze) values(12,2,0,6,6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[.F10]+[.H10]+[.I10]+[.J10]" office:value-type="float" office:value="34">
            <text:p>34</text:p>
          </table:table-cell>
          <table:table-cell table:formula="of:=[.G10]+[.H10]+[.I10]+[.J10]" office:value-type="float" office:value="52">
            <text:p>52</text:p>
          </table:table-cell>
          <table:table-cell table:formula="of:=2*[.O10]/[.A10]" office:value-type="float" office:value="5.66666666666667">
            <text:p>5,6666666667</text:p>
          </table:table-cell>
          <table:table-cell table:formula="of:=2*[.P10]/[.A10]" office:value-type="float" office:value="8.66666666666667">
            <text:p>8,6666666667</text:p>
          </table:table-cell>
          <table:table-cell table:formula="of:=[.R10]" office:value-type="float" office:value="8.66666666666667">
            <text:p>8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ilosc_cwierc, ilosc_pol, ilosc_final, rewanze) values(12,3,4,6,6,1);">
            <text:p>insert into systemy(ilosc_druz, ilosc_gr, ilosc_cwierc, ilosc_pol, ilosc_final, rewanze) values(12,3,4,6,6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[.F11]+[.H11]+[.I11]+[.J11]" office:value-type="float" office:value="28">
            <text:p>28</text:p>
          </table:table-cell>
          <table:table-cell table:formula="of:=[.G11]+[.H11]+[.I11]+[.J11]" office:value-type="float" office:value="40">
            <text:p>40</text:p>
          </table:table-cell>
          <table:table-cell table:formula="of:=2*[.O11]/[.A11]" office:value-type="float" office:value="4.66666666666667">
            <text:p>4,6666666667</text:p>
          </table:table-cell>
          <table:table-cell table:formula="of:=2*[.P11]/[.A11]" office:value-type="float" office:value="6.66666666666667">
            <text:p>6,6666666667</text:p>
          </table:table-cell>
          <table:table-cell table:formula="of:=[.R11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ilosc_cwierc, ilosc_pol, ilosc_final, rewanze) values(12,4,4,6,6,1);">
            <text:p>insert into systemy(ilosc_druz, ilosc_gr, ilosc_cwierc, ilosc_pol, ilosc_final, rewanze) values(12,4,4,6,6,1);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2]/[.B12]" office:value-type="float" office:value="7">
            <text:p>7</text:p>
          </table:table-cell>
          <table:table-cell table:formula="of:=([.C12]^2-[.C12])/2" office:value-type="float" office:value="21">
            <text:p>21</text:p>
          </table:table-cell>
          <table:table-cell table:formula="of:=[.D12]*2" office:value-type="float" office:value="42">
            <text:p>42</text:p>
          </table:table-cell>
          <table:table-cell table:formula="of:=[.B12]*[.D12]" office:value-type="float" office:value="42">
            <text:p>42</text:p>
          </table:table-cell>
          <table:table-cell table:formula="of:=[.F12]*2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4">
            <text:p>4</text:p>
          </table:table-cell>
          <table:table-cell table:formula="of:=[.L12]-[.M12]*[.B12]" office:value-type="float" office:value="0">
            <text:p>0</text:p>
          </table:table-cell>
          <table:table-cell table:formula="of:=[.F12]+[.H12]+[.I12]+[.J12]" office:value-type="float" office:value="59">
            <text:p>59</text:p>
          </table:table-cell>
          <table:table-cell table:formula="of:=[.G12]+[.H12]+[.I12]+[.J12]" office:value-type="float" office:value="101">
            <text:p>101</text:p>
          </table:table-cell>
          <table:table-cell table:style-name="ce1" table:formula="of:=2*[.O12]/[.A12]" office:value-type="float" office:value="8.42857142857143">
            <text:p>8,4285714286</text:p>
          </table:table-cell>
          <table:table-cell table:style-name="Default" table:formula="of:=2*[.P12]/[.A12]" office:value-type="float" office:value="14.4285714285714">
            <text:p>14,4285714286</text:p>
          </table:table-cell>
          <table:table-cell table:formula="of:=[.Q12]" office:value-type="float" office:value="8.42857142857143">
            <text:p>8,428571428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ilosc_cwierc, ilosc_pol, ilosc_final, rewanze) values(14,2,4,6,7,0);">
            <text:p>insert into systemy(ilosc_druz, ilosc_gr, ilosc_cwierc, ilosc_pol, ilosc_final, rewanze) values(14,2,4,6,7,0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3]/[.B13]" office:value-type="float" office:value="5">
            <text:p>5</text:p>
          </table:table-cell>
          <table:table-cell table:formula="of:=([.C13]^2-[.C13])/2" office:value-type="float" office:value="10">
            <text:p>10</text:p>
          </table:table-cell>
          <table:table-cell table:formula="of:=[.D13]*2" office:value-type="float" office:value="20">
            <text:p>20</text:p>
          </table:table-cell>
          <table:table-cell table:formula="of:=[.B13]*[.D13]" office:value-type="float" office:value="30">
            <text:p>30</text:p>
          </table:table-cell>
          <table:table-cell table:formula="of:=[.F13]*2"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2">
            <text:p>2</text:p>
          </table:table-cell>
          <table:table-cell table:formula="of:=[.F13]+[.H13]+[.I13]+[.J13]" office:value-type="float" office:value="48">
            <text:p>48</text:p>
          </table:table-cell>
          <table:table-cell table:formula="of:=[.G13]+[.H13]+[.I13]+[.J13]" office:value-type="float" office:value="78">
            <text:p>78</text:p>
          </table:table-cell>
          <table:table-cell table:formula="of:=2*[.O13]/[.A13]" office:value-type="float" office:value="6.4">
            <text:p>6,4</text:p>
          </table:table-cell>
          <table:table-cell table:style-name="Default" table:formula="of:=2*[.P13]/[.A13]" office:value-type="float" office:value="10.4">
            <text:p>10,4</text:p>
          </table:table-cell>
          <table:table-cell table:formula="of:=[.Q13]" office:value-type="float" office:value="6.4">
            <text:p>6,4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ilosc_cwierc, ilosc_pol, ilosc_final, rewanze) values(15,3,4,7,7,0);">
            <text:p>insert into systemy(ilosc_druz, ilosc_gr, ilosc_cwierc, ilosc_pol, ilosc_final, rewanze) values(15,3,4,7,7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4]/[.B14]" office:value-type="float" office:value="4">
            <text:p>4</text:p>
          </table:table-cell>
          <table:table-cell table:formula="of:=([.C14]^2-[.C14])/2" office:value-type="float" office:value="6">
            <text:p>6</text:p>
          </table:table-cell>
          <table:table-cell table:formula="of:=[.D14]*2" office:value-type="float" office:value="12">
            <text:p>12</text:p>
          </table:table-cell>
          <table:table-cell table:formula="of:=[.B14]*[.D14]" office:value-type="float" office:value="24">
            <text:p>24</text:p>
          </table:table-cell>
          <table:table-cell table:formula="of:=[.F14]*2" office:value-type="float" office:value="48">
            <text:p>48</text:p>
          </table:table-cell>
          <table:table-cell table:number-columns-repeated="3" office:value-type="float" office:value="8">
            <text:p>8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2">
            <text:p>2</text:p>
          </table:table-cell>
          <table:table-cell table:formula="of:=[.L14]-[.M14]*[.B14]" office:value-type="float" office:value="0">
            <text:p>0</text:p>
          </table:table-cell>
          <table:table-cell table:formula="of:=[.F14]+[.H14]+[.I14]+[.J14]" office:value-type="float" office:value="48">
            <text:p>48</text:p>
          </table:table-cell>
          <table:table-cell table:formula="of:=[.G14]+[.H14]+[.I14]+[.J14]" office:value-type="float" office:value="72">
            <text:p>72</text:p>
          </table:table-cell>
          <table:table-cell table:formula="of:=2*[.O14]/[.A14]" office:value-type="float" office:value="6">
            <text:p>6</text:p>
          </table:table-cell>
          <table:table-cell table:formula="of:=2*[.P14]/[.A14]" office:value-type="float" office:value="9">
            <text:p>9</text:p>
          </table:table-cell>
          <table:table-cell table:formula="of:=[.R14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ilosc_cwierc, ilosc_pol, ilosc_final, rewanze) values(16,4,8,8,8,1);">
            <text:p>insert into systemy(ilosc_druz, ilosc_gr, ilosc_cwierc, ilosc_pol, ilosc_final, rewanze) values(16,4,8,8,8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5]/[.B15]" office:value-type="float" office:value="3">
            <text:p>3</text:p>
          </table:table-cell>
          <table:table-cell table:formula="of:=([.C15]^2-[.C15])/2" office:value-type="float" office:value="3">
            <text:p>3</text:p>
          </table:table-cell>
          <table:table-cell table:formula="of:=[.D15]*2" office:value-type="float" office:value="6">
            <text:p>6</text:p>
          </table:table-cell>
          <table:table-cell table:formula="of:=[.B15]*[.D15]" office:value-type="float" office:value="18">
            <text:p>18</text:p>
          </table:table-cell>
          <table:table-cell table:formula="of:=[.F15]*2"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1">
            <text:p>1</text:p>
          </table:table-cell>
          <table:table-cell table:formula="of:=[.L15]-[.M15]*[.B15]" office:value-type="float" office:value="2">
            <text:p>2</text:p>
          </table:table-cell>
          <table:table-cell table:formula="of:=[.F15]+[.H15]+[.I15]+[.J15]" office:value-type="float" office:value="43">
            <text:p>43</text:p>
          </table:table-cell>
          <table:table-cell table:formula="of:=[.G15]+[.H15]+[.I15]+[.J15]" office:value-type="float" office:value="61">
            <text:p>61</text:p>
          </table:table-cell>
          <table:table-cell table:formula="of:=2*[.O15]/[.A15]" office:value-type="float" office:value="4.77777777777778">
            <text:p>4,7777777778</text:p>
          </table:table-cell>
          <table:table-cell table:formula="of:=2*[.P15]/[.A15]" office:value-type="float" office:value="6.77777777777778">
            <text:p>6,7777777778</text:p>
          </table:table-cell>
          <table:table-cell table:formula="of:=[.R15]" office:value-type="float" office:value="6.77777777777778">
            <text:p>6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ilosc_cwierc, ilosc_pol, ilosc_final, rewanze) values(18,6,8,8,9,1);">
            <text:p>insert into systemy(ilosc_druz, ilosc_gr, ilosc_cwierc, ilosc_pol, ilosc_final, rewanze) values(18,6,8,8,9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6]/[.B16]" office:value-type="float" office:value="5">
            <text:p>5</text:p>
          </table:table-cell>
          <table:table-cell table:formula="of:=([.C16]^2-[.C16])/2" office:value-type="float" office:value="10">
            <text:p>10</text:p>
          </table:table-cell>
          <table:table-cell table:formula="of:=[.D16]*2" office:value-type="float" office:value="20">
            <text:p>20</text:p>
          </table:table-cell>
          <table:table-cell table:formula="of:=[.B16]*[.D16]" office:value-type="float" office:value="40">
            <text:p>40</text:p>
          </table:table-cell>
          <table:table-cell table:formula="of:=[.F16]*2"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2">
            <text:p>2</text:p>
          </table:table-cell>
          <table:table-cell table:formula="of:=[.L16]-[.M16]*[.B16]" office:value-type="float" office:value="0">
            <text:p>0</text:p>
          </table:table-cell>
          <table:table-cell table:formula="of:=[.F16]+[.H16]+[.I16]+[.J16]" office:value-type="float" office:value="68">
            <text:p>68</text:p>
          </table:table-cell>
          <table:table-cell table:formula="of:=[.G16]+[.H16]+[.I16]+[.J16]" office:value-type="float" office:value="108">
            <text:p>108</text:p>
          </table:table-cell>
          <table:table-cell table:formula="of:=2*[.O16]/[.A16]" office:value-type="float" office:value="6.8">
            <text:p>6,8</text:p>
          </table:table-cell>
          <table:table-cell table:style-name="Default" table:formula="of:=2*[.P16]/[.A16]" office:value-type="float" office:value="10.8">
            <text:p>10,8</text:p>
          </table:table-cell>
          <table:table-cell table:formula="of:=[.Q16]" office:value-type="float" office:value="6.8">
            <text:p>6,8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ilosc_cwierc, ilosc_pol, ilosc_final, rewanze) values(20,4,8,10,10,0);">
            <text:p>insert into systemy(ilosc_druz, ilosc_gr, ilosc_cwierc, ilosc_pol, ilosc_final, rewanze) values(20,4,8,10,10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7]/[.B17]" office:value-type="float" office:value="4">
            <text:p>4</text:p>
          </table:table-cell>
          <table:table-cell table:formula="of:=([.C17]^2-[.C17])/2" office:value-type="float" office:value="6">
            <text:p>6</text:p>
          </table:table-cell>
          <table:table-cell table:formula="of:=[.D17]*2" office:value-type="float" office:value="12">
            <text:p>12</text:p>
          </table:table-cell>
          <table:table-cell table:formula="of:=[.B17]*[.D17]" office:value-type="float" office:value="30">
            <text:p>30</text:p>
          </table:table-cell>
          <table:table-cell table:formula="of:=[.F17]*2"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3">
            <text:p>3</text:p>
          </table:table-cell>
          <table:table-cell table:formula="of:=[.F17]+[.H17]+[.I17]+[.J17]" office:value-type="float" office:value="58">
            <text:p>58</text:p>
          </table:table-cell>
          <table:table-cell table:formula="of:=[.G17]+[.H17]+[.I17]+[.J17]" office:value-type="float" office:value="88">
            <text:p>88</text:p>
          </table:table-cell>
          <table:table-cell table:formula="of:=2*[.O17]/[.A17]" office:value-type="float" office:value="5.8">
            <text:p>5,8</text:p>
          </table:table-cell>
          <table:table-cell table:formula="of:=2*[.P17]/[.A17]" office:value-type="float" office:value="8.8">
            <text:p>8,8</text:p>
          </table:table-cell>
          <table:table-cell table:formula="of:=[.R17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ilosc_cwierc, ilosc_pol, ilosc_final, rewanze) values(20,5,8,10,10,1);">
            <text:p>insert into systemy(ilosc_druz, ilosc_gr, ilosc_cwierc, ilosc_pol, ilosc_final, rewanze) values(20,5,8,10,10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8]/[.B18]" office:value-type="float" office:value="3">
            <text:p>3</text:p>
          </table:table-cell>
          <table:table-cell table:formula="of:=([.C18]^2-[.C18])/2" office:value-type="float" office:value="3">
            <text:p>3</text:p>
          </table:table-cell>
          <table:table-cell table:formula="of:=[.D18]*2" office:value-type="float" office:value="6">
            <text:p>6</text:p>
          </table:table-cell>
          <table:table-cell table:formula="of:=[.B18]*[.D18]" office:value-type="float" office:value="21">
            <text:p>21</text:p>
          </table:table-cell>
          <table:table-cell table:formula="of:=[.F18]*2"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8]=0;IF([.I18]=0;&quot;finał&quot;;&quot;półfinał&quot;);&quot;ćwierćfinał&quot;)" office:value-type="string" office:string-value="ćwierćfinał">
            <text:p>ćwierćfinał</text:p>
          </table:table-cell>
          <table:table-cell table:formula="of:=IF([.K18]=&quot;finał&quot;;2;IF([.K18]=&quot;półfinał&quot;;4;8))" office:value-type="float" office:value="8">
            <text:p>8</text:p>
          </table:table-cell>
          <table:table-cell table:formula="of:=ROUNDDOWN([.L18]/[.B18])" office:value-type="float" office:value="1">
            <text:p>1</text:p>
          </table:table-cell>
          <table:table-cell table:formula="of:=[.L18]-[.M18]*[.B18]" office:value-type="float" office:value="1">
            <text:p>1</text:p>
          </table:table-cell>
          <table:table-cell table:formula="of:=[.F18]+[.H18]+[.I18]+[.J18]" office:value-type="float" office:value="49">
            <text:p>49</text:p>
          </table:table-cell>
          <table:table-cell table:formula="of:=[.G18]+[.H18]+[.I18]+[.J18]" office:value-type="float" office:value="70">
            <text:p>70</text:p>
          </table:table-cell>
          <table:table-cell table:formula="of:=2*[.O18]/[.A18]" office:value-type="float" office:value="4.66666666666667">
            <text:p>4,6666666667</text:p>
          </table:table-cell>
          <table:table-cell table:formula="of:=2*[.P18]/[.A18]" office:value-type="float" office:value="6.66666666666667">
            <text:p>6,6666666667</text:p>
          </table:table-cell>
          <table:table-cell table:formula="of:=[.R18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8]&amp;&quot;,&quot;&amp;[.B18]&amp;&quot;,&quot;&amp;[.H18]&amp;&quot;,&quot;&amp;[.I18]&amp;&quot;,&quot;&amp;[.J18]&amp;&quot;,&quot;&amp;[.T18]&amp;&quot;);&quot;" office:value-type="string" office:string-value="insert into systemy(ilosc_druz, ilosc_gr, ilosc_cwierc, ilosc_pol, ilosc_final, rewanze) values(21,7,8,10,10,1);">
            <text:p>insert into systemy(ilosc_druz, ilosc_gr, ilosc_cwierc, ilosc_pol, ilosc_final, rewanze) values(21,7,8,10,10,1);</text:p>
          </table:table-cell>
          <table:table-cell table:number-columns-repeated="1003"/>
        </table:table-row>
      </table:table>
      <table:table table:name="systemy_uproszczone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4*[.F2]+2*[.H2]+[.I2]+[.J2]" office:value-type="float" office:value="25">
            <text:p>25</text:p>
          </table:table-cell>
          <table:table-cell table:formula="of:=[.G2]+4*[.H2]+2*[.I2]+[.J2]" office:value-type="float" office:value="13">
            <text:p>13</text:p>
          </table:table-cell>
          <table:table-cell table:formula="of:=2*[.O2]/[.A2]" office:value-type="float" office:value="12.5">
            <text:p>12,5</text:p>
          </table:table-cell>
          <table:table-cell table:formula="of:=2*[.P2]/[.A2]" office:value-type="float" office:value="6.5">
            <text:p>6,5</text:p>
          </table:table-cell>
          <table:table-cell table:formula="of:=[.R2]" office:value-type="float" office:value="6.5">
            <text:p>6,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cwierc, pol, final, rewanze) values(4,1,0,0,1,1);">
            <text:p>insert into systemy(ilosc_druz, ilosc_gr, cwierc, pol, final, rewanze) values(4,1,0,0,1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4*[.F3]+2*[.H3]+[.I3]+[.J3]" office:value-type="float" office:value="41">
            <text:p>41</text:p>
          </table:table-cell>
          <table:table-cell table:formula="of:=[.G3]+4*[.H3]+2*[.I3]+[.J3]" office:value-type="float" office:value="21">
            <text:p>21</text:p>
          </table:table-cell>
          <table:table-cell table:formula="of:=2*[.O3]/[.A3]" office:value-type="float" office:value="16.4">
            <text:p>16,4</text:p>
          </table:table-cell>
          <table:table-cell table:formula="of:=2*[.P3]/[.A3]" office:value-type="float" office:value="8.4">
            <text:p>8,4</text:p>
          </table:table-cell>
          <table:table-cell table:formula="of:=[.R3]" office:value-type="float" office:value="8.4">
            <text:p>8,4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cwierc, pol, final, rewanze) values(5,1,0,0,1,1);">
            <text:p>insert into systemy(ilosc_druz, ilosc_gr, cwierc, pol, final, rewanze) values(5,1,0,0,1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4*[.F4]+2*[.H4]+[.I4]+[.J4]" office:value-type="float" office:value="61">
            <text:p>61</text:p>
          </table:table-cell>
          <table:table-cell table:formula="of:=[.G4]+4*[.H4]+2*[.I4]+[.J4]" office:value-type="float" office:value="31">
            <text:p>31</text:p>
          </table:table-cell>
          <table:table-cell table:style-name="ce1" table:formula="of:=2*[.O4]/[.A4]" office:value-type="float" office:value="20.3333333333333">
            <text:p>20,3333333333</text:p>
          </table:table-cell>
          <table:table-cell table:style-name="Default" table:formula="of:=2*[.P4]/[.A4]" office:value-type="float" office:value="10.3333333333333">
            <text:p>10,3333333333</text:p>
          </table:table-cell>
          <table:table-cell table:formula="of:=[.Q4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cwierc, pol, final, rewanze) values(6,1,0,0,1,0);">
            <text:p>insert into systemy(ilosc_druz, ilosc_gr, cwierc, pol, final, rewanze) values(6,1,0,0,1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4*[.F5]+2*[.H5]+[.I5]+[.J5]" office:value-type="float" office:value="25">
            <text:p>25</text:p>
          </table:table-cell>
          <table:table-cell table:formula="of:=[.G5]+4*[.H5]+2*[.I5]+[.J5]" office:value-type="float" office:value="13">
            <text:p>13</text:p>
          </table:table-cell>
          <table:table-cell table:formula="of:=2*[.O5]/[.A5]" office:value-type="float" office:value="8.33333333333333">
            <text:p>8,3333333333</text:p>
          </table:table-cell>
          <table:table-cell table:formula="of:=2*[.P5]/[.A5]" office:value-type="float" office:value="4.33333333333333">
            <text:p>4,3333333333</text:p>
          </table:table-cell>
          <table:table-cell table:formula="of:=[.R5]"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cwierc, pol, final, rewanze) values(6,2,0,0,1,1);">
            <text:p>insert into systemy(ilosc_druz, ilosc_gr, cwierc, pol, final, rewanze) values(6,2,0,0,1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4*[.F6]+2*[.H6]+[.I6]+[.J6]" office:value-type="float" office:value="50">
            <text:p>50</text:p>
          </table:table-cell>
          <table:table-cell table:formula="of:=[.G6]+4*[.H6]+2*[.I6]+[.J6]" office:value-type="float" office:value="27">
            <text:p>27</text:p>
          </table:table-cell>
          <table:table-cell table:formula="of:=2*[.O6]/[.A6]" office:value-type="float" office:value="12.5">
            <text:p>12,5</text:p>
          </table:table-cell>
          <table:table-cell table:formula="of:=2*[.P6]/[.A6]" office:value-type="float" office:value="6.75">
            <text:p>6,75</text:p>
          </table:table-cell>
          <table:table-cell table:formula="of:=[.R6]" office:value-type="float" office:value="6.75">
            <text:p>6,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cwierc, pol, final, rewanze) values(8,2,0,1,1,1);">
            <text:p>insert into systemy(ilosc_druz, ilosc_gr, cwierc, pol, final, rewanze) values(8,2,0,1,1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4*[.F7]+2*[.H7]+[.I7]+[.J7]" office:value-type="float" office:value="38">
            <text:p>38</text:p>
          </table:table-cell>
          <table:table-cell table:formula="of:=[.G7]+4*[.H7]+2*[.I7]+[.J7]" office:value-type="float" office:value="21">
            <text:p>21</text:p>
          </table:table-cell>
          <table:table-cell table:formula="of:=2*[.O7]/[.A7]" office:value-type="float" office:value="8.44444444444444">
            <text:p>8,4444444444</text:p>
          </table:table-cell>
          <table:table-cell table:formula="of:=2*[.P7]/[.A7]" office:value-type="float" office:value="4.66666666666667">
            <text:p>4,6666666667</text:p>
          </table:table-cell>
          <table:table-cell table:formula="of:=[.R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cwierc, pol, final, rewanze) values(9,3,0,1,1,1);">
            <text:p>insert into systemy(ilosc_druz, ilosc_gr, cwierc, pol, final, rewanze) values(9,3,0,1,1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4*[.F8]+2*[.H8]+[.I8]+[.J8]" office:value-type="float" office:value="82">
            <text:p>82</text:p>
          </table:table-cell>
          <table:table-cell table:formula="of:=[.G8]+4*[.H8]+2*[.I8]+[.J8]" office:value-type="float" office:value="43">
            <text:p>43</text:p>
          </table:table-cell>
          <table:table-cell table:formula="of:=2*[.O8]/[.A8]" office:value-type="float" office:value="16.4">
            <text:p>16,4</text:p>
          </table:table-cell>
          <table:table-cell table:formula="of:=2*[.P8]/[.A8]" office:value-type="float" office:value="8.6">
            <text:p>8,6</text:p>
          </table:table-cell>
          <table:table-cell table:formula="of:=[.R8]" office:value-type="float" office:value="8.6">
            <text:p>8,6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cwierc, pol, final, rewanze) values(10,2,0,1,1,1);">
            <text:p>insert into systemy(ilosc_druz, ilosc_gr, cwierc, pol, final, rewanze) values(10,2,0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4*[.F9]+2*[.H9]+[.I9]+[.J9]" office:value-type="float" office:value="122">
            <text:p>122</text:p>
          </table:table-cell>
          <table:table-cell table:formula="of:=[.G9]+4*[.H9]+2*[.I9]+[.J9]" office:value-type="float" office:value="63">
            <text:p>63</text:p>
          </table:table-cell>
          <table:table-cell table:style-name="ce1" table:formula="of:=2*[.O9]/[.A9]" office:value-type="float" office:value="20.3333333333333">
            <text:p>20,3333333333</text:p>
          </table:table-cell>
          <table:table-cell table:style-name="Default" table:formula="of:=2*[.P9]/[.A9]" office:value-type="float" office:value="10.5">
            <text:p>10,5</text:p>
          </table:table-cell>
          <table:table-cell table:formula="of:=[.Q9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cwierc, pol, final, rewanze) values(12,2,0,1,1,0);">
            <text:p>insert into systemy(ilosc_druz, ilosc_gr, cwierc, pol, final, rewanze) values(12,2,0,1,1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4*[.F10]+2*[.H10]+[.I10]+[.J10]" office:value-type="float" office:value="76">
            <text:p>76</text:p>
          </table:table-cell>
          <table:table-cell table:formula="of:=[.G10]+4*[.H10]+2*[.I10]+[.J10]" office:value-type="float" office:value="43">
            <text:p>43</text:p>
          </table:table-cell>
          <table:table-cell table:formula="of:=2*[.O10]/[.A10]" office:value-type="float" office:value="12.6666666666667">
            <text:p>12,6666666667</text:p>
          </table:table-cell>
          <table:table-cell table:formula="of:=2*[.P10]/[.A10]" office:value-type="float" office:value="7.16666666666667">
            <text:p>7,1666666667</text:p>
          </table:table-cell>
          <table:table-cell table:formula="of:=[.R10]" office:value-type="float" office:value="7.16666666666667">
            <text:p>7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cwierc, pol, final, rewanze) values(12,3,1,1,1,1);">
            <text:p>insert into systemy(ilosc_druz, ilosc_gr, cwierc, pol, final, rewanze) values(12,3,1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4*[.F11]+2*[.H11]+[.I11]+[.J11]" office:value-type="float" office:value="52">
            <text:p>52</text:p>
          </table:table-cell>
          <table:table-cell table:formula="of:=[.G11]+4*[.H11]+2*[.I11]+[.J11]" office:value-type="float" office:value="31">
            <text:p>31</text:p>
          </table:table-cell>
          <table:table-cell table:formula="of:=2*[.O11]/[.A11]" office:value-type="float" office:value="8.66666666666667">
            <text:p>8,6666666667</text:p>
          </table:table-cell>
          <table:table-cell table:formula="of:=2*[.P11]/[.A11]" office:value-type="float" office:value="5.16666666666667">
            <text:p>5,1666666667</text:p>
          </table:table-cell>
          <table:table-cell table:formula="of:=[.R11]" office:value-type="float" office:value="5.16666666666667">
            <text:p>5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cwierc, pol, final, rewanze) values(12,4,1,1,1,1);">
            <text:p>insert into systemy(ilosc_druz, ilosc_gr, cwierc, pol, final, rewanze) values(12,4,1,1,1,1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2]/[.B12]" office:value-type="float" office:value="5">
            <text:p>5</text:p>
          </table:table-cell>
          <table:table-cell table:formula="of:=([.C12]^2-[.C12])/2" office:value-type="float" office:value="10">
            <text:p>10</text:p>
          </table:table-cell>
          <table:table-cell table:formula="of:=[.D12]*2" office:value-type="float" office:value="20">
            <text:p>20</text:p>
          </table:table-cell>
          <table:table-cell table:formula="of:=[.B12]*[.D12]" office:value-type="float" office:value="30">
            <text:p>30</text:p>
          </table:table-cell>
          <table:table-cell table:formula="of:=[.F12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2">
            <text:p>2</text:p>
          </table:table-cell>
          <table:table-cell table:formula="of:=[.L12]-[.M12]*[.B12]" office:value-type="float" office:value="2">
            <text:p>2</text:p>
          </table:table-cell>
          <table:table-cell table:formula="of:=4*[.F12]+2*[.H12]+[.I12]+[.J12]" office:value-type="float" office:value="124">
            <text:p>124</text:p>
          </table:table-cell>
          <table:table-cell table:formula="of:=[.G12]+4*[.H12]+2*[.I12]+[.J12]" office:value-type="float" office:value="67">
            <text:p>67</text:p>
          </table:table-cell>
          <table:table-cell table:formula="of:=2*[.O12]/[.A12]" office:value-type="float" office:value="16.5333333333333">
            <text:p>16,5333333333</text:p>
          </table:table-cell>
          <table:table-cell table:style-name="Default" table:formula="of:=2*[.P12]/[.A12]" office:value-type="float" office:value="8.93333333333333">
            <text:p>8,9333333333</text:p>
          </table:table-cell>
          <table:table-cell table:formula="of:=[.Q12]" office:value-type="float" office:value="16.5333333333333">
            <text:p>16,5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cwierc, pol, final, rewanze) values(15,3,1,1,1,0);">
            <text:p>insert into systemy(ilosc_druz, ilosc_gr, cwierc, pol, final, rewanze) values(15,3,1,1,1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3]/[.B13]" office:value-type="float" office:value="4">
            <text:p>4</text:p>
          </table:table-cell>
          <table:table-cell table:formula="of:=([.C13]^2-[.C13])/2" office:value-type="float" office:value="6">
            <text:p>6</text:p>
          </table:table-cell>
          <table:table-cell table:formula="of:=[.D13]*2" office:value-type="float" office:value="12">
            <text:p>12</text:p>
          </table:table-cell>
          <table:table-cell table:formula="of:=[.B13]*[.D13]" office:value-type="float" office:value="24">
            <text:p>24</text:p>
          </table:table-cell>
          <table:table-cell table:formula="of:=[.F13]*2"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0">
            <text:p>0</text:p>
          </table:table-cell>
          <table:table-cell table:formula="of:=4*[.F13]+2*[.H13]+[.I13]+[.J13]" office:value-type="float" office:value="100">
            <text:p>100</text:p>
          </table:table-cell>
          <table:table-cell table:formula="of:=[.G13]+4*[.H13]+2*[.I13]+[.J13]" office:value-type="float" office:value="55">
            <text:p>55</text:p>
          </table:table-cell>
          <table:table-cell table:formula="of:=2*[.O13]/[.A13]" office:value-type="float" office:value="12.5">
            <text:p>12,5</text:p>
          </table:table-cell>
          <table:table-cell table:formula="of:=2*[.P13]/[.A13]" office:value-type="float" office:value="6.875">
            <text:p>6,875</text:p>
          </table:table-cell>
          <table:table-cell table:formula="of:=[.R13]" office:value-type="float" office:value="6.875">
            <text:p>6,8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cwierc, pol, final, rewanze) values(16,4,1,1,1,1);">
            <text:p>insert into systemy(ilosc_druz, ilosc_gr, cwierc, pol, final, rewanze) values(16,4,1,1,1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4]/[.B14]" office:value-type="float" office:value="3">
            <text:p>3</text:p>
          </table:table-cell>
          <table:table-cell table:formula="of:=([.C14]^2-[.C14])/2" office:value-type="float" office:value="3">
            <text:p>3</text:p>
          </table:table-cell>
          <table:table-cell table:formula="of:=[.D14]*2" office:value-type="float" office:value="6">
            <text:p>6</text:p>
          </table:table-cell>
          <table:table-cell table:formula="of:=[.B14]*[.D14]" office:value-type="float" office:value="18">
            <text:p>18</text:p>
          </table:table-cell>
          <table:table-cell table:formula="of:=[.F14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1">
            <text:p>1</text:p>
          </table:table-cell>
          <table:table-cell table:formula="of:=[.L14]-[.M14]*[.B14]" office:value-type="float" office:value="2">
            <text:p>2</text:p>
          </table:table-cell>
          <table:table-cell table:formula="of:=4*[.F14]+2*[.H14]+[.I14]+[.J14]" office:value-type="float" office:value="76">
            <text:p>76</text:p>
          </table:table-cell>
          <table:table-cell table:formula="of:=[.G14]+4*[.H14]+2*[.I14]+[.J14]" office:value-type="float" office:value="43">
            <text:p>43</text:p>
          </table:table-cell>
          <table:table-cell table:formula="of:=2*[.O14]/[.A14]" office:value-type="float" office:value="8.44444444444444">
            <text:p>8,4444444444</text:p>
          </table:table-cell>
          <table:table-cell table:formula="of:=2*[.P14]/[.A14]" office:value-type="float" office:value="4.77777777777778">
            <text:p>4,7777777778</text:p>
          </table:table-cell>
          <table:table-cell table:formula="of:=[.R14]" office:value-type="float" office:value="4.77777777777778">
            <text:p>4,7777777778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cwierc, pol, final, rewanze) values(18,6,1,1,1,1);">
            <text:p>insert into systemy(ilosc_druz, ilosc_gr, cwierc, pol, final, rewanze) values(18,6,1,1,1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5]/[.B15]" office:value-type="float" office:value="5">
            <text:p>5</text:p>
          </table:table-cell>
          <table:table-cell table:formula="of:=([.C15]^2-[.C15])/2" office:value-type="float" office:value="10">
            <text:p>10</text:p>
          </table:table-cell>
          <table:table-cell table:formula="of:=[.D15]*2" office:value-type="float" office:value="20">
            <text:p>20</text:p>
          </table:table-cell>
          <table:table-cell table:formula="of:=[.B15]*[.D15]" office:value-type="float" office:value="40">
            <text:p>40</text:p>
          </table:table-cell>
          <table:table-cell table:formula="of:=[.F15]*2"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2">
            <text:p>2</text:p>
          </table:table-cell>
          <table:table-cell table:formula="of:=[.L15]-[.M15]*[.B15]" office:value-type="float" office:value="0">
            <text:p>0</text:p>
          </table:table-cell>
          <table:table-cell table:formula="of:=4*[.F15]+2*[.H15]+[.I15]+[.J15]" office:value-type="float" office:value="164">
            <text:p>164</text:p>
          </table:table-cell>
          <table:table-cell table:formula="of:=[.G15]+4*[.H15]+2*[.I15]+[.J15]" office:value-type="float" office:value="87">
            <text:p>87</text:p>
          </table:table-cell>
          <table:table-cell table:formula="of:=2*[.O15]/[.A15]" office:value-type="float" office:value="16.4">
            <text:p>16,4</text:p>
          </table:table-cell>
          <table:table-cell table:style-name="Default" table:formula="of:=2*[.P15]/[.A15]" office:value-type="float" office:value="8.7">
            <text:p>8,7</text:p>
          </table:table-cell>
          <table:table-cell table:formula="of:=[.Q15]" office:value-type="float" office:value="16.4">
            <text:p>16,4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cwierc, pol, final, rewanze) values(20,4,1,1,1,0);">
            <text:p>insert into systemy(ilosc_druz, ilosc_gr, cwierc, pol, final, rewanze) values(20,4,1,1,1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6]/[.B16]" office:value-type="float" office:value="4">
            <text:p>4</text:p>
          </table:table-cell>
          <table:table-cell table:formula="of:=([.C16]^2-[.C16])/2" office:value-type="float" office:value="6">
            <text:p>6</text:p>
          </table:table-cell>
          <table:table-cell table:formula="of:=[.D16]*2" office:value-type="float" office:value="12">
            <text:p>12</text:p>
          </table:table-cell>
          <table:table-cell table:formula="of:=[.B16]*[.D16]" office:value-type="float" office:value="30">
            <text:p>30</text:p>
          </table:table-cell>
          <table:table-cell table:formula="of:=[.F16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1">
            <text:p>1</text:p>
          </table:table-cell>
          <table:table-cell table:formula="of:=[.L16]-[.M16]*[.B16]" office:value-type="float" office:value="3">
            <text:p>3</text:p>
          </table:table-cell>
          <table:table-cell table:formula="of:=4*[.F16]+2*[.H16]+[.I16]+[.J16]" office:value-type="float" office:value="124">
            <text:p>124</text:p>
          </table:table-cell>
          <table:table-cell table:formula="of:=[.G16]+4*[.H16]+2*[.I16]+[.J16]" office:value-type="float" office:value="67">
            <text:p>67</text:p>
          </table:table-cell>
          <table:table-cell table:formula="of:=2*[.O16]/[.A16]" office:value-type="float" office:value="12.4">
            <text:p>12,4</text:p>
          </table:table-cell>
          <table:table-cell table:formula="of:=2*[.P16]/[.A16]" office:value-type="float" office:value="6.7">
            <text:p>6,7</text:p>
          </table:table-cell>
          <table:table-cell table:formula="of:=[.R16]" office:value-type="float" office:value="6.7">
            <text:p>6,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cwierc, pol, final, rewanze) values(20,5,1,1,1,1);">
            <text:p>insert into systemy(ilosc_druz, ilosc_gr, cwierc, pol, final, rewanze) values(20,5,1,1,1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7]/[.B17]" office:value-type="float" office:value="3">
            <text:p>3</text:p>
          </table:table-cell>
          <table:table-cell table:formula="of:=([.C17]^2-[.C17])/2" office:value-type="float" office:value="3">
            <text:p>3</text:p>
          </table:table-cell>
          <table:table-cell table:formula="of:=[.D17]*2" office:value-type="float" office:value="6">
            <text:p>6</text:p>
          </table:table-cell>
          <table:table-cell table:formula="of:=[.B17]*[.D17]" office:value-type="float" office:value="21">
            <text:p>21</text:p>
          </table:table-cell>
          <table:table-cell table:formula="of:=[.F17]*2"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1">
            <text:p>1</text:p>
          </table:table-cell>
          <table:table-cell table:formula="of:=4*[.F17]+2*[.H17]+[.I17]+[.J17]" office:value-type="float" office:value="88">
            <text:p>88</text:p>
          </table:table-cell>
          <table:table-cell table:formula="of:=[.G17]+4*[.H17]+2*[.I17]+[.J17]" office:value-type="float" office:value="49">
            <text:p>49</text:p>
          </table:table-cell>
          <table:table-cell table:formula="of:=2*[.O17]/[.A17]" office:value-type="float" office:value="8.38095238095238">
            <text:p>8,380952381</text:p>
          </table:table-cell>
          <table:table-cell table:formula="of:=2*[.P17]/[.A17]" office:value-type="float" office:value="4.66666666666667">
            <text:p>4,6666666667</text:p>
          </table:table-cell>
          <table:table-cell table:formula="of:=[.R1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cwierc, pol, final, rewanze) values(21,7,1,1,1,1);">
            <text:p>insert into systemy(ilosc_druz, ilosc_gr, cwierc, pol, final, rewanze) values(21,7,1,1,1,1);</text:p>
          </table:table-cell>
          <table:table-cell table:number-columns-repeated="1003"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IN([.S2:.S17])" office:value-type="float" office:value="4.33333333333333">
            <text:p>4,3333333333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AX([.S2:.S17])" office:value-type="float" office:value="20.3333333333333">
            <text:p>20,3333333333</text:p>
          </table:table-cell>
          <table:table-cell table:style-name="Default"/>
          <table:table-cell table:number-columns-repeated="1004"/>
        </table:table-row>
      </table:table>
      <table:database-ranges>
        <table:database-range table:name="__Anonymous_Sheet_DB__1" table:target-range-address="Arkusz1.A1:Arkusz1.K2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5.12.2017</text:date>, <text:time>23:5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2-05T23:52:01.84</dc:date>
    <dc:creator>Łukasz Janicki</dc:creator>
    <meta:editing-duration>PT12H17M18S</meta:editing-duration>
    <meta:editing-cycles>15</meta:editing-cycles>
    <meta:generator>OpenOffice/4.1.4$Win32 OpenOffice.org_project/414m5$Build-9788</meta:generator>
    <meta:document-statistic meta:table-count="4" meta:cell-count="3237" meta:object-count="0"/>
  </office:meta>
</office:document-meta>
</file>